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float" office:value="-0.27313" calcext:value-type="float">
            <text:p>-0.27313</text:p>
          </table:table-cell>
          <table:table-cell office:value-type="float" office:value="0.374841" calcext:value-type="float">
            <text:p>0.374841</text:p>
          </table:table-cell>
          <table:table-cell office:value-type="float" office:value="-0.927313" calcext:value-type="float">
            <text:p>-0.9273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671821" calcext:value-type="float">
            <text:p>-0.671821</text:p>
          </table:table-cell>
          <table:table-cell office:value-type="float" office:value="-0.33287" calcext:value-type="float">
            <text:p>-0.33287</text:p>
          </table:table-cell>
          <table:table-cell office:value-type="float" office:value="-0.095093" calcext:value-type="float">
            <text:p>-0.095093</text:p>
          </table:table-cell>
          <table:table-cell office:value-type="float" office:value="0.002824" calcext:value-type="float">
            <text:p>0.002824</text:p>
          </table:table-cell>
          <table:table-cell office:value-type="float" office:value="0.026925" calcext:value-type="float">
            <text:p>0.026925</text:p>
          </table:table-cell>
          <table:table-cell office:value-type="float" office:value="0.161675" calcext:value-type="float">
            <text:p>0.161675</text:p>
          </table:table-cell>
          <table:table-cell office:value-type="float" office:value="0.328921" calcext:value-type="float">
            <text:p>0.328921</text:p>
          </table:table-cell>
          <table:table-cell office:value-type="float" office:value="0.499917" calcext:value-type="float">
            <text:p>0.499917</text:p>
          </table:table-cell>
          <table:table-cell office:value-type="float" office:value="-0.357944" calcext:value-type="float">
            <text:p>-0.3579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924266" calcext:value-type="float">
            <text:p>-0.924266</text:p>
          </table:table-cell>
          <table:table-cell office:value-type="float" office:value="-0.336429" calcext:value-type="float">
            <text:p>-0.336429</text:p>
          </table:table-cell>
          <table:table-cell office:value-type="float" office:value="-0.092318" calcext:value-type="float">
            <text:p>-0.092318</text:p>
          </table:table-cell>
          <table:table-cell office:value-type="float" office:value="-0.003839" calcext:value-type="float">
            <text:p>-0.003839</text:p>
          </table:table-cell>
          <table:table-cell office:value-type="float" office:value="0.027587" calcext:value-type="float">
            <text:p>0.027587</text:p>
          </table:table-cell>
          <table:table-cell office:value-type="float" office:value="0.133533" calcext:value-type="float">
            <text:p>0.133533</text:p>
          </table:table-cell>
          <table:table-cell office:value-type="float" office:value="0.250013" calcext:value-type="float">
            <text:p>0.250013</text:p>
          </table:table-cell>
          <table:table-cell office:value-type="float" office:value="0.398468" calcext:value-type="float">
            <text:p>0.398468</text:p>
          </table:table-cell>
          <table:table-cell office:value-type="float" office:value="0.499917" calcext:value-type="float">
            <text:p>0.499917</text:p>
          </table:table-cell>
          <table:table-cell office:value-type="float" office:value="-0.254725" calcext:value-type="float">
            <text:p>-0.254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782812" calcext:value-type="float">
            <text:p>-0.782812</text:p>
          </table:table-cell>
          <table:table-cell office:value-type="float" office:value="-0.115353" calcext:value-type="float">
            <text:p>-0.115353</text:p>
          </table:table-cell>
          <table:table-cell office:value-type="float" office:value="-0.001442" calcext:value-type="float">
            <text:p>-0.001442</text:p>
          </table:table-cell>
          <table:table-cell office:value-type="float" office:value="0.034219" calcext:value-type="float">
            <text:p>0.034219</text:p>
          </table:table-cell>
          <table:table-cell office:value-type="float" office:value="0.154995" calcext:value-type="float">
            <text:p>0.154995</text:p>
          </table:table-cell>
          <table:table-cell office:value-type="float" office:value="0.24406" calcext:value-type="float">
            <text:p>0.24406</text:p>
          </table:table-cell>
          <table:table-cell office:value-type="float" office:value="0.341653" calcext:value-type="float">
            <text:p>0.341653</text:p>
          </table:table-cell>
          <table:table-cell office:value-type="float" office:value="0.436275" calcext:value-type="float">
            <text:p>0.436275</text:p>
          </table:table-cell>
          <table:table-cell office:value-type="float" office:value="0.524091" calcext:value-type="float">
            <text:p>0.524091</text:p>
          </table:table-cell>
          <table:table-cell office:value-type="float" office:value="-0.16884" calcext:value-type="float">
            <text:p>-0.1688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709751" calcext:value-type="float">
            <text:p>-0.709751</text:p>
          </table:table-cell>
          <table:table-cell office:value-type="float" office:value="-0.062502" calcext:value-type="float">
            <text:p>-0.062502</text:p>
          </table:table-cell>
          <table:table-cell office:value-type="float" office:value="0.011856" calcext:value-type="float">
            <text:p>0.011856</text:p>
          </table:table-cell>
          <table:table-cell office:value-type="float" office:value="0.088871" calcext:value-type="float">
            <text:p>0.088871</text:p>
          </table:table-cell>
          <table:table-cell office:value-type="float" office:value="0.179338" calcext:value-type="float">
            <text:p>0.179338</text:p>
          </table:table-cell>
          <table:table-cell office:value-type="float" office:value="0.253205" calcext:value-type="float">
            <text:p>0.253205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43126" calcext:value-type="float">
            <text:p>0.443126</text:p>
          </table:table-cell>
          <table:table-cell office:value-type="float" office:value="0.524091" calcext:value-type="float">
            <text:p>0.524091</text:p>
          </table:table-cell>
          <table:table-cell office:value-type="float" office:value="-0.144716" calcext:value-type="float">
            <text:p>-0.1447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975349" calcext:value-type="float">
            <text:p>-0.975349</text:p>
          </table:table-cell>
          <table:table-cell office:value-type="float" office:value="-0.085418" calcext:value-type="float">
            <text:p>-0.085418</text:p>
          </table:table-cell>
          <table:table-cell office:value-type="float" office:value="0.018191" calcext:value-type="float">
            <text:p>0.018191</text:p>
          </table:table-cell>
          <table:table-cell office:value-type="float" office:value="0.103674" calcext:value-type="float">
            <text:p>0.103674</text:p>
          </table:table-cell>
          <table:table-cell office:value-type="float" office:value="0.183269" calcext:value-type="float">
            <text:p>0.183269</text:p>
          </table:table-cell>
          <table:table-cell office:value-type="float" office:value="0.243653" calcext:value-type="float">
            <text:p>0.243653</text:p>
          </table:table-cell>
          <table:table-cell office:value-type="float" office:value="0.325459" calcext:value-type="float">
            <text:p>0.325459</text:p>
          </table:table-cell>
          <table:table-cell office:value-type="float" office:value="0.387897" calcext:value-type="float">
            <text:p>0.387897</text:p>
          </table:table-cell>
          <table:table-cell office:value-type="float" office:value="0.53347" calcext:value-type="float">
            <text:p>0.53347</text:p>
          </table:table-cell>
          <table:table-cell office:value-type="float" office:value="0.843252" calcext:value-type="float">
            <text:p>0.843252</text:p>
          </table:table-cell>
          <table:table-cell office:value-type="float" office:value="-0.026515" calcext:value-type="float">
            <text:p>-0.0265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749986" calcext:value-type="float">
            <text:p>-0.749986</text:p>
          </table:table-cell>
          <table:table-cell office:value-type="float" office:value="-0.035641" calcext:value-type="float">
            <text:p>-0.035641</text:p>
          </table:table-cell>
          <table:table-cell office:value-type="float" office:value="0.070446" calcext:value-type="float">
            <text:p>0.070446</text:p>
          </table:table-cell>
          <table:table-cell office:value-type="float" office:value="0.164158" calcext:value-type="float">
            <text:p>0.164158</text:p>
          </table:table-cell>
          <table:table-cell office:value-type="float" office:value="0.231595" calcext:value-type="float">
            <text:p>0.231595</text:p>
          </table:table-cell>
          <table:table-cell office:value-type="float" office:value="0.316261" calcext:value-type="float">
            <text:p>0.316261</text:p>
          </table:table-cell>
          <table:table-cell office:value-type="float" office:value="0.403581" calcext:value-type="float">
            <text:p>0.403581</text:p>
          </table:table-cell>
          <table:table-cell office:value-type="float" office:value="0.562474" calcext:value-type="float">
            <text:p>0.562474</text:p>
          </table:table-cell>
          <table:table-cell office:value-type="float" office:value="0.843252" calcext:value-type="float">
            <text:p>0.843252</text:p>
          </table:table-cell>
          <table:table-cell office:value-type="float" office:value="-0.103711" calcext:value-type="float">
            <text:p>-0.10371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623707" calcext:value-type="float">
            <text:p>-0.623707</text:p>
          </table:table-cell>
          <table:table-cell office:value-type="float" office:value="-0.010739" calcext:value-type="float">
            <text:p>-0.010739</text:p>
          </table:table-cell>
          <table:table-cell office:value-type="float" office:value="0.089262" calcext:value-type="float">
            <text:p>0.089262</text:p>
          </table:table-cell>
          <table:table-cell office:value-type="float" office:value="0.167629" calcext:value-type="float">
            <text:p>0.167629</text:p>
          </table:table-cell>
          <table:table-cell office:value-type="float" office:value="0.251043" calcext:value-type="float">
            <text:p>0.251043</text:p>
          </table:table-cell>
          <table:table-cell office:value-type="float" office:value="0.354804" calcext:value-type="float">
            <text:p>0.354804</text:p>
          </table:table-cell>
          <table:table-cell office:value-type="float" office:value="0.439792" calcext:value-type="float">
            <text:p>0.439792</text:p>
          </table:table-cell>
          <table:table-cell office:value-type="float" office:value="0.660215" calcext:value-type="float">
            <text:p>0.660215</text:p>
          </table:table-cell>
          <table:table-cell office:value-type="float" office:value="0.843252" calcext:value-type="float">
            <text:p>0.843252</text:p>
          </table:table-cell>
          <table:table-cell office:value-type="float" office:value="-0.06717" calcext:value-type="float">
            <text:p>-0.0671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43465" calcext:value-type="float">
            <text:p>-0.843465</text:p>
          </table:table-cell>
          <table:table-cell office:value-type="float" office:value="-0.018161" calcext:value-type="float">
            <text:p>-0.018161</text:p>
          </table:table-cell>
          <table:table-cell office:value-type="float" office:value="0.093046" calcext:value-type="float">
            <text:p>0.093046</text:p>
          </table:table-cell>
          <table:table-cell office:value-type="float" office:value="0.18695" calcext:value-type="float">
            <text:p>0.18695</text:p>
          </table:table-cell>
          <table:table-cell office:value-type="float" office:value="0.282832" calcext:value-type="float">
            <text:p>0.282832</text:p>
          </table:table-cell>
          <table:table-cell office:value-type="float" office:value="0.363169" calcext:value-type="float">
            <text:p>0.363169</text:p>
          </table:table-cell>
          <table:table-cell office:value-type="float" office:value="0.43312" calcext:value-type="float">
            <text:p>0.43312</text:p>
          </table:table-cell>
          <table:table-cell office:value-type="float" office:value="0.492067" calcext:value-type="float">
            <text:p>0.492067</text:p>
          </table:table-cell>
          <table:table-cell office:value-type="float" office:value="0.730375" calcext:value-type="float">
            <text:p>0.730375</text:p>
          </table:table-cell>
          <table:table-cell office:value-type="float" office:value="0.843252" calcext:value-type="float">
            <text:p>0.843252</text:p>
          </table:table-cell>
          <table:table-cell office:value-type="float" office:value="0.071993" calcext:value-type="float">
            <text:p>0.07199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965918" calcext:value-type="float">
            <text:p>-0.965918</text:p>
          </table:table-cell>
          <table:table-cell office:value-type="float" office:value="-0.070838" calcext:value-type="float">
            <text:p>-0.070838</text:p>
          </table:table-cell>
          <table:table-cell office:value-type="float" office:value="0.097342" calcext:value-type="float">
            <text:p>0.097342</text:p>
          </table:table-cell>
          <table:table-cell office:value-type="float" office:value="0.236369" calcext:value-type="float">
            <text:p>0.236369</text:p>
          </table:table-cell>
          <table:table-cell office:value-type="float" office:value="0.32081" calcext:value-type="float">
            <text:p>0.32081</text:p>
          </table:table-cell>
          <table:table-cell office:value-type="float" office:value="0.373432" calcext:value-type="float">
            <text:p>0.373432</text:p>
          </table:table-cell>
          <table:table-cell office:value-type="float" office:value="0.43903" calcext:value-type="float">
            <text:p>0.43903</text:p>
          </table:table-cell>
          <table:table-cell office:value-type="float" office:value="0.48466" calcext:value-type="float">
            <text:p>0.48466</text:p>
          </table:table-cell>
          <table:table-cell office:value-type="float" office:value="0.721153" calcext:value-type="float">
            <text:p>0.721153</text:p>
          </table:table-cell>
          <table:table-cell office:value-type="float" office:value="0.843252" calcext:value-type="float">
            <text:p>0.843252</text:p>
          </table:table-cell>
          <table:table-cell office:value-type="float" office:value="0.063604" calcext:value-type="float">
            <text:p>0.06360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34989" calcext:value-type="float">
            <text:p>-0.434989</text:p>
          </table:table-cell>
          <table:table-cell office:value-type="float" office:value="0.060994" calcext:value-type="float">
            <text:p>0.060994</text:p>
          </table:table-cell>
          <table:table-cell office:value-type="float" office:value="0.173427" calcext:value-type="float">
            <text:p>0.173427</text:p>
          </table:table-cell>
          <table:table-cell office:value-type="float" office:value="0.267691" calcext:value-type="float">
            <text:p>0.267691</text:p>
          </table:table-cell>
          <table:table-cell office:value-type="float" office:value="0.333473" calcext:value-type="float">
            <text:p>0.333473</text:p>
          </table:table-cell>
          <table:table-cell office:value-type="float" office:value="0.378799" calcext:value-type="float">
            <text:p>0.378799</text:p>
          </table:table-cell>
          <table:table-cell office:value-type="float" office:value="0.438559" calcext:value-type="float">
            <text:p>0.438559</text:p>
          </table:table-cell>
          <table:table-cell office:value-type="float" office:value="0.494383" calcext:value-type="float">
            <text:p>0.494383</text:p>
          </table:table-cell>
          <table:table-cell office:value-type="float" office:value="0.727272" calcext:value-type="float">
            <text:p>0.727272</text:p>
          </table:table-cell>
          <table:table-cell office:value-type="float" office:value="0.843252" calcext:value-type="float">
            <text:p>0.843252</text:p>
          </table:table-cell>
          <table:table-cell office:value-type="float" office:value="0.143961" calcext:value-type="float">
            <text:p>0.14396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33993" calcext:value-type="float">
            <text:p>-0.533993</text:p>
          </table:table-cell>
          <table:table-cell office:value-type="float" office:value="0.059701" calcext:value-type="float">
            <text:p>0.059701</text:p>
          </table:table-cell>
          <table:table-cell office:value-type="float" office:value="0.158681" calcext:value-type="float">
            <text:p>0.158681</text:p>
          </table:table-cell>
          <table:table-cell office:value-type="float" office:value="0.261039" calcext:value-type="float">
            <text:p>0.261039</text:p>
          </table:table-cell>
          <table:table-cell office:value-type="float" office:value="0.343403" calcext:value-type="float">
            <text:p>0.343403</text:p>
          </table:table-cell>
          <table:table-cell office:value-type="float" office:value="0.399668" calcext:value-type="float">
            <text:p>0.399668</text:p>
          </table:table-cell>
          <table:table-cell office:value-type="float" office:value="0.473432" calcext:value-type="float">
            <text:p>0.473432</text:p>
          </table:table-cell>
          <table:table-cell office:value-type="float" office:value="0.524611" calcext:value-type="float">
            <text:p>0.524611</text:p>
          </table:table-cell>
          <table:table-cell office:value-type="float" office:value="0.77826" calcext:value-type="float">
            <text:p>0.77826</text:p>
          </table:table-cell>
          <table:table-cell office:value-type="float" office:value="0.843252" calcext:value-type="float">
            <text:p>0.843252</text:p>
          </table:table-cell>
          <table:table-cell office:value-type="float" office:value="0.14648" calcext:value-type="float">
            <text:p>0.1464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19672" calcext:value-type="float">
            <text:p>-0.319672</text:p>
          </table:table-cell>
          <table:table-cell office:value-type="float" office:value="0.105445" calcext:value-type="float">
            <text:p>0.105445</text:p>
          </table:table-cell>
          <table:table-cell office:value-type="float" office:value="0.187499" calcext:value-type="float">
            <text:p>0.187499</text:p>
          </table:table-cell>
          <table:table-cell office:value-type="float" office:value="0.300162" calcext:value-type="float">
            <text:p>0.300162</text:p>
          </table:table-cell>
          <table:table-cell office:value-type="float" office:value="0.36882" calcext:value-type="float">
            <text:p>0.36882</text:p>
          </table:table-cell>
          <table:table-cell office:value-type="float" office:value="0.43543" calcext:value-type="float">
            <text:p>0.43543</text:p>
          </table:table-cell>
          <table:table-cell office:value-type="float" office:value="0.490478" calcext:value-type="float">
            <text:p>0.490478</text:p>
          </table:table-cell>
          <table:table-cell office:value-type="float" office:value="0.567235" calcext:value-type="float">
            <text:p>0.567235</text:p>
          </table:table-cell>
          <table:table-cell office:value-type="float" office:value="0.789113" calcext:value-type="float">
            <text:p>0.789113</text:p>
          </table:table-cell>
          <table:table-cell office:value-type="float" office:value="0.843252" calcext:value-type="float">
            <text:p>0.843252</text:p>
          </table:table-cell>
          <table:table-cell office:value-type="float" office:value="0.192451" calcext:value-type="float">
            <text:p>0.1924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-0.968255" calcext:value-type="float">
            <text:p>-0.968255</text:p>
          </table:table-cell>
          <table:table-cell office:value-type="float" office:value="0.062726" calcext:value-type="float">
            <text:p>0.062726</text:p>
          </table:table-cell>
          <table:table-cell office:value-type="float" office:value="0.15515" calcext:value-type="float">
            <text:p>0.15515</text:p>
          </table:table-cell>
          <table:table-cell office:value-type="float" office:value="0.246217" calcext:value-type="float">
            <text:p>0.246217</text:p>
          </table:table-cell>
          <table:table-cell office:value-type="float" office:value="0.34523" calcext:value-type="float">
            <text:p>0.34523</text:p>
          </table:table-cell>
          <table:table-cell office:value-type="float" office:value="0.428246" calcext:value-type="float">
            <text:p>0.428246</text:p>
          </table:table-cell>
          <table:table-cell office:value-type="float" office:value="0.480948" calcext:value-type="float">
            <text:p>0.480948</text:p>
          </table:table-cell>
          <table:table-cell office:value-type="float" office:value="0.530574" calcext:value-type="float">
            <text:p>0.530574</text:p>
          </table:table-cell>
          <table:table-cell office:value-type="float" office:value="0.621975" calcext:value-type="float">
            <text:p>0.621975</text:p>
          </table:table-cell>
          <table:table-cell office:value-type="float" office:value="0.79156" calcext:value-type="float">
            <text:p>0.79156</text:p>
          </table:table-cell>
          <table:table-cell office:value-type="float" office:value="0.843252" calcext:value-type="float">
            <text:p>0.843252</text:p>
          </table:table-cell>
          <table:table-cell office:value-type="float" office:value="0.269437" calcext:value-type="float">
            <text:p>0.26943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0.798123" calcext:value-type="float">
            <text:p>-0.798123</text:p>
          </table:table-cell>
          <table:table-cell office:value-type="float" office:value="0.062496" calcext:value-type="float">
            <text:p>0.062496</text:p>
          </table:table-cell>
          <table:table-cell office:value-type="float" office:value="0.17225" calcext:value-type="float">
            <text:p>0.17225</text:p>
          </table:table-cell>
          <table:table-cell office:value-type="float" office:value="0.280751" calcext:value-type="float">
            <text:p>0.280751</text:p>
          </table:table-cell>
          <table:table-cell office:value-type="float" office:value="0.358632" calcext:value-type="float">
            <text:p>0.358632</text:p>
          </table:table-cell>
          <table:table-cell office:value-type="float" office:value="0.42709" calcext:value-type="float">
            <text:p>0.42709</text:p>
          </table:table-cell>
          <table:table-cell office:value-type="float" office:value="0.476102" calcext:value-type="float">
            <text:p>0.476102</text:p>
          </table:table-cell>
          <table:table-cell office:value-type="float" office:value="0.536199" calcext:value-type="float">
            <text:p>0.536199</text:p>
          </table:table-cell>
          <table:table-cell office:value-type="float" office:value="0.654613" calcext:value-type="float">
            <text:p>0.654613</text:p>
          </table:table-cell>
          <table:table-cell office:value-type="float" office:value="0.795412" calcext:value-type="float">
            <text:p>0.795412</text:p>
          </table:table-cell>
          <table:table-cell office:value-type="float" office:value="0.843252" calcext:value-type="float">
            <text:p>0.843252</text:p>
          </table:table-cell>
          <table:table-cell office:value-type="float" office:value="0.296542" calcext:value-type="float">
            <text:p>0.29654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949781" calcext:value-type="float">
            <text:p>-0.949781</text:p>
          </table:table-cell>
          <table:table-cell office:value-type="float" office:value="0.062671" calcext:value-type="float">
            <text:p>0.062671</text:p>
          </table:table-cell>
          <table:table-cell office:value-type="float" office:value="0.19136" calcext:value-type="float">
            <text:p>0.19136</text:p>
          </table:table-cell>
          <table:table-cell office:value-type="float" office:value="0.299902" calcext:value-type="float">
            <text:p>0.299902</text:p>
          </table:table-cell>
          <table:table-cell office:value-type="float" office:value="0.379716" calcext:value-type="float">
            <text:p>0.379716</text:p>
          </table:table-cell>
          <table:table-cell office:value-type="float" office:value="0.443667" calcext:value-type="float">
            <text:p>0.443667</text:p>
          </table:table-cell>
          <table:table-cell office:value-type="float" office:value="0.49121" calcext:value-type="float">
            <text:p>0.49121</text:p>
          </table:table-cell>
          <table:table-cell office:value-type="float" office:value="0.546012" calcext:value-type="float">
            <text:p>0.546012</text:p>
          </table:table-cell>
          <table:table-cell office:value-type="float" office:value="0.64189" calcext:value-type="float">
            <text:p>0.64189</text:p>
          </table:table-cell>
          <table:table-cell office:value-type="float" office:value="0.797583" calcext:value-type="float">
            <text:p>0.797583</text:p>
          </table:table-cell>
          <table:table-cell office:value-type="float" office:value="0.843252" calcext:value-type="float">
            <text:p>0.843252</text:p>
          </table:table-cell>
          <table:table-cell office:value-type="float" office:value="0.290423" calcext:value-type="float">
            <text:p>0.29042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848092" calcext:value-type="float">
            <text:p>-0.848092</text:p>
          </table:table-cell>
          <table:table-cell office:value-type="float" office:value="0.087553" calcext:value-type="float">
            <text:p>0.087553</text:p>
          </table:table-cell>
          <table:table-cell office:value-type="float" office:value="0.220724" calcext:value-type="float">
            <text:p>0.220724</text:p>
          </table:table-cell>
          <table:table-cell office:value-type="float" office:value="0.338831" calcext:value-type="float">
            <text:p>0.338831</text:p>
          </table:table-cell>
          <table:table-cell office:value-type="float" office:value="0.409136" calcext:value-type="float">
            <text:p>0.409136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515183" calcext:value-type="float">
            <text:p>0.515183</text:p>
          </table:table-cell>
          <table:table-cell office:value-type="float" office:value="0.562954" calcext:value-type="float">
            <text:p>0.562954</text:p>
          </table:table-cell>
          <table:table-cell office:value-type="float" office:value="0.682803" calcext:value-type="float">
            <text:p>0.682803</text:p>
          </table:table-cell>
          <table:table-cell office:value-type="float" office:value="0.820839" calcext:value-type="float">
            <text:p>0.820839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325089" calcext:value-type="float">
            <text:p>0.32508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643637" calcext:value-type="float">
            <text:p>-0.643637</text:p>
          </table:table-cell>
          <table:table-cell office:value-type="float" office:value="0.14354" calcext:value-type="float">
            <text:p>0.14354</text:p>
          </table:table-cell>
          <table:table-cell office:value-type="float" office:value="0.316555" calcext:value-type="float">
            <text:p>0.316555</text:p>
          </table:table-cell>
          <table:table-cell office:value-type="float" office:value="0.395523" calcext:value-type="float">
            <text:p>0.395523</text:p>
          </table:table-cell>
          <table:table-cell office:value-type="float" office:value="0.453726" calcext:value-type="float">
            <text:p>0.453726</text:p>
          </table:table-cell>
          <table:table-cell office:value-type="float" office:value="0.50645" calcext:value-type="float">
            <text:p>0.50645</text:p>
          </table:table-cell>
          <table:table-cell office:value-type="float" office:value="0.556199" calcext:value-type="float">
            <text:p>0.556199</text:p>
          </table:table-cell>
          <table:table-cell office:value-type="float" office:value="0.633738" calcext:value-type="float">
            <text:p>0.633738</text:p>
          </table:table-cell>
          <table:table-cell office:value-type="float" office:value="0.760143" calcext:value-type="float">
            <text:p>0.760143</text:p>
          </table:table-cell>
          <table:table-cell office:value-type="float" office:value="0.837821" calcext:value-type="float">
            <text:p>0.837821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396006" calcext:value-type="float">
            <text:p>0.39600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738895" calcext:value-type="float">
            <text:p>-0.738895</text:p>
          </table:table-cell>
          <table:table-cell office:value-type="float" office:value="0.185821" calcext:value-type="float">
            <text:p>0.185821</text:p>
          </table:table-cell>
          <table:table-cell office:value-type="float" office:value="0.338542" calcext:value-type="float">
            <text:p>0.338542</text:p>
          </table:table-cell>
          <table:table-cell office:value-type="float" office:value="0.411782" calcext:value-type="float">
            <text:p>0.411782</text:p>
          </table:table-cell>
          <table:table-cell office:value-type="float" office:value="0.464536" calcext:value-type="float">
            <text:p>0.464536</text:p>
          </table:table-cell>
          <table:table-cell office:value-type="float" office:value="0.50795" calcext:value-type="float">
            <text:p>0.50795</text:p>
          </table:table-cell>
          <table:table-cell office:value-type="float" office:value="0.562724" calcext:value-type="float">
            <text:p>0.562724</text:p>
          </table:table-cell>
          <table:table-cell office:value-type="float" office:value="0.643036" calcext:value-type="float">
            <text:p>0.643036</text:p>
          </table:table-cell>
          <table:table-cell office:value-type="float" office:value="0.756768" calcext:value-type="float">
            <text:p>0.756768</text:p>
          </table:table-cell>
          <table:table-cell office:value-type="float" office:value="0.837072" calcext:value-type="float">
            <text:p>0.837072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396934" calcext:value-type="float">
            <text:p>0.39693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532578" calcext:value-type="float">
            <text:p>-0.532578</text:p>
          </table:table-cell>
          <table:table-cell office:value-type="float" office:value="0.159095" calcext:value-type="float">
            <text:p>0.159095</text:p>
          </table:table-cell>
          <table:table-cell office:value-type="float" office:value="0.327581" calcext:value-type="float">
            <text:p>0.327581</text:p>
          </table:table-cell>
          <table:table-cell office:value-type="float" office:value="0.418337" calcext:value-type="float">
            <text:p>0.418337</text:p>
          </table:table-cell>
          <table:table-cell office:value-type="float" office:value="0.482385" calcext:value-type="float">
            <text:p>0.482385</text:p>
          </table:table-cell>
          <table:table-cell office:value-type="float" office:value="0.524966" calcext:value-type="float">
            <text:p>0.524966</text:p>
          </table:table-cell>
          <table:table-cell office:value-type="float" office:value="0.591479" calcext:value-type="float">
            <text:p>0.591479</text:p>
          </table:table-cell>
          <table:table-cell office:value-type="float" office:value="0.70584" calcext:value-type="float">
            <text:p>0.70584</text:p>
          </table:table-cell>
          <table:table-cell office:value-type="float" office:value="0.777194" calcext:value-type="float">
            <text:p>0.777194</text:p>
          </table:table-cell>
          <table:table-cell office:value-type="float" office:value="0.84447" calcext:value-type="float">
            <text:p>0.84447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429877" calcext:value-type="float">
            <text:p>0.42987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182836" calcext:value-type="float">
            <text:p>-0.182836</text:p>
          </table:table-cell>
          <table:table-cell office:value-type="float" office:value="0.272916" calcext:value-type="float">
            <text:p>0.272916</text:p>
          </table:table-cell>
          <table:table-cell office:value-type="float" office:value="0.408954" calcext:value-type="float">
            <text:p>0.408954</text:p>
          </table:table-cell>
          <table:table-cell office:value-type="float" office:value="0.480039" calcext:value-type="float">
            <text:p>0.480039</text:p>
          </table:table-cell>
          <table:table-cell office:value-type="float" office:value="0.53508" calcext:value-type="float">
            <text:p>0.53508</text:p>
          </table:table-cell>
          <table:table-cell office:value-type="float" office:value="0.58838" calcext:value-type="float">
            <text:p>0.58838</text:p>
          </table:table-cell>
          <table:table-cell office:value-type="float" office:value="0.664314" calcext:value-type="float">
            <text:p>0.664314</text:p>
          </table:table-cell>
          <table:table-cell office:value-type="float" office:value="0.738038" calcext:value-type="float">
            <text:p>0.738038</text:p>
          </table:table-cell>
          <table:table-cell office:value-type="float" office:value="0.796318" calcext:value-type="float">
            <text:p>0.796318</text:p>
          </table:table-cell>
          <table:table-cell office:value-type="float" office:value="0.854176" calcext:value-type="float">
            <text:p>0.854176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515538" calcext:value-type="float">
            <text:p>0.51553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53829" calcext:value-type="float">
            <text:p>-0.53829</text:p>
          </table:table-cell>
          <table:table-cell office:value-type="float" office:value="0.126127" calcext:value-type="float">
            <text:p>0.126127</text:p>
          </table:table-cell>
          <table:table-cell office:value-type="float" office:value="0.326891" calcext:value-type="float">
            <text:p>0.326891</text:p>
          </table:table-cell>
          <table:table-cell office:value-type="float" office:value="0.438803" calcext:value-type="float">
            <text:p>0.438803</text:p>
          </table:table-cell>
          <table:table-cell office:value-type="float" office:value="0.493511" calcext:value-type="float">
            <text:p>0.493511</text:p>
          </table:table-cell>
          <table:table-cell office:value-type="float" office:value="0.556723" calcext:value-type="float">
            <text:p>0.556723</text:p>
          </table:table-cell>
          <table:table-cell office:value-type="float" office:value="0.618823" calcext:value-type="float">
            <text:p>0.618823</text:p>
          </table:table-cell>
          <table:table-cell office:value-type="float" office:value="0.717696" calcext:value-type="float">
            <text:p>0.717696</text:p>
          </table:table-cell>
          <table:table-cell office:value-type="float" office:value="0.779858" calcext:value-type="float">
            <text:p>0.779858</text:p>
          </table:table-cell>
          <table:table-cell office:value-type="float" office:value="0.849324" calcext:value-type="float">
            <text:p>0.849324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436946" calcext:value-type="float">
            <text:p>0.43694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297434" calcext:value-type="float">
            <text:p>-0.297434</text:p>
          </table:table-cell>
          <table:table-cell office:value-type="float" office:value="0.227363" calcext:value-type="float">
            <text:p>0.227363</text:p>
          </table:table-cell>
          <table:table-cell office:value-type="float" office:value="0.375697" calcext:value-type="float">
            <text:p>0.375697</text:p>
          </table:table-cell>
          <table:table-cell office:value-type="float" office:value="0.45956" calcext:value-type="float">
            <text:p>0.45956</text:p>
          </table:table-cell>
          <table:table-cell office:value-type="float" office:value="0.52374" calcext:value-type="float">
            <text:p>0.52374</text:p>
          </table:table-cell>
          <table:table-cell office:value-type="float" office:value="0.57756" calcext:value-type="float">
            <text:p>0.57756</text:p>
          </table:table-cell>
          <table:table-cell office:value-type="float" office:value="0.626699" calcext:value-type="float">
            <text:p>0.626699</text:p>
          </table:table-cell>
          <table:table-cell office:value-type="float" office:value="0.718039" calcext:value-type="float">
            <text:p>0.718039</text:p>
          </table:table-cell>
          <table:table-cell office:value-type="float" office:value="0.782774" calcext:value-type="float">
            <text:p>0.782774</text:p>
          </table:table-cell>
          <table:table-cell office:value-type="float" office:value="0.85102" calcext:value-type="float">
            <text:p>0.85102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484502" calcext:value-type="float">
            <text:p>0.48450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0.067413" calcext:value-type="float">
            <text:p>0.067413</text:p>
          </table:table-cell>
          <table:table-cell office:value-type="float" office:value="0.331506" calcext:value-type="float">
            <text:p>0.331506</text:p>
          </table:table-cell>
          <table:table-cell office:value-type="float" office:value="0.416596" calcext:value-type="float">
            <text:p>0.416596</text:p>
          </table:table-cell>
          <table:table-cell office:value-type="float" office:value="0.487056" calcext:value-type="float">
            <text:p>0.487056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583468" calcext:value-type="float">
            <text:p>0.583468</text:p>
          </table:table-cell>
          <table:table-cell office:value-type="float" office:value="0.630033" calcext:value-type="float">
            <text:p>0.630033</text:p>
          </table:table-cell>
          <table:table-cell office:value-type="float" office:value="0.738934" calcext:value-type="float">
            <text:p>0.738934</text:p>
          </table:table-cell>
          <table:table-cell office:value-type="float" office:value="0.787533" calcext:value-type="float">
            <text:p>0.787533</text:p>
          </table:table-cell>
          <table:table-cell office:value-type="float" office:value="0.856031" calcext:value-type="float">
            <text:p>0.856031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544447" calcext:value-type="float">
            <text:p>0.5444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443082" calcext:value-type="float">
            <text:p>-0.443082</text:p>
          </table:table-cell>
          <table:table-cell office:value-type="float" office:value="0.345018" calcext:value-type="float">
            <text:p>0.345018</text:p>
          </table:table-cell>
          <table:table-cell office:value-type="float" office:value="0.454762" calcext:value-type="float">
            <text:p>0.454762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571575" calcext:value-type="float">
            <text:p>0.571575</text:p>
          </table:table-cell>
          <table:table-cell office:value-type="float" office:value="0.602462" calcext:value-type="float">
            <text:p>0.602462</text:p>
          </table:table-cell>
          <table:table-cell office:value-type="float" office:value="0.667998" calcext:value-type="float">
            <text:p>0.667998</text:p>
          </table:table-cell>
          <table:table-cell office:value-type="float" office:value="0.757227" calcext:value-type="float">
            <text:p>0.757227</text:p>
          </table:table-cell>
          <table:table-cell office:value-type="float" office:value="0.803837" calcext:value-type="float">
            <text:p>0.803837</text:p>
          </table:table-cell>
          <table:table-cell office:value-type="float" office:value="0.860257" calcext:value-type="float">
            <text:p>0.860257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514888" calcext:value-type="float">
            <text:p>0.51488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111274" calcext:value-type="float">
            <text:p>-0.111274</text:p>
          </table:table-cell>
          <table:table-cell office:value-type="float" office:value="0.449503" calcext:value-type="float">
            <text:p>0.449503</text:p>
          </table:table-cell>
          <table:table-cell office:value-type="float" office:value="0.51777" calcext:value-type="float">
            <text:p>0.51777</text:p>
          </table:table-cell>
          <table:table-cell office:value-type="float" office:value="0.554768" calcext:value-type="float">
            <text:p>0.554768</text:p>
          </table:table-cell>
          <table:table-cell office:value-type="float" office:value="0.59829" calcext:value-type="float">
            <text:p>0.59829</text:p>
          </table:table-cell>
          <table:table-cell office:value-type="float" office:value="0.648568" calcext:value-type="float">
            <text:p>0.648568</text:p>
          </table:table-cell>
          <table:table-cell office:value-type="float" office:value="0.724457" calcext:value-type="float">
            <text:p>0.724457</text:p>
          </table:table-cell>
          <table:table-cell office:value-type="float" office:value="0.778322" calcext:value-type="float">
            <text:p>0.778322</text:p>
          </table:table-cell>
          <table:table-cell office:value-type="float" office:value="0.820616" calcext:value-type="float">
            <text:p>0.820616</text:p>
          </table:table-cell>
          <table:table-cell office:value-type="float" office:value="0.859677" calcext:value-type="float">
            <text:p>0.859677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58407" calcext:value-type="float">
            <text:p>0.5840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139639" calcext:value-type="float">
            <text:p>-0.139639</text:p>
          </table:table-cell>
          <table:table-cell office:value-type="float" office:value="0.433723" calcext:value-type="float">
            <text:p>0.433723</text:p>
          </table:table-cell>
          <table:table-cell office:value-type="float" office:value="0.517892" calcext:value-type="float">
            <text:p>0.517892</text:p>
          </table:table-cell>
          <table:table-cell office:value-type="float" office:value="0.562734" calcext:value-type="float">
            <text:p>0.562734</text:p>
          </table:table-cell>
          <table:table-cell office:value-type="float" office:value="0.602044" calcext:value-type="float">
            <text:p>0.602044</text:p>
          </table:table-cell>
          <table:table-cell office:value-type="float" office:value="0.670166" calcext:value-type="float">
            <text:p>0.670166</text:p>
          </table:table-cell>
          <table:table-cell office:value-type="float" office:value="0.744137" calcext:value-type="float">
            <text:p>0.744137</text:p>
          </table:table-cell>
          <table:table-cell office:value-type="float" office:value="0.775263" calcext:value-type="float">
            <text:p>0.775263</text:p>
          </table:table-cell>
          <table:table-cell office:value-type="float" office:value="0.810335" calcext:value-type="float">
            <text:p>0.810335</text:p>
          </table:table-cell>
          <table:table-cell office:value-type="float" office:value="0.852269" calcext:value-type="float">
            <text:p>0.852269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582892" calcext:value-type="float">
            <text:p>0.58289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097103" calcext:value-type="float">
            <text:p>-0.097103</text:p>
          </table:table-cell>
          <table:table-cell office:value-type="float" office:value="0.475365" calcext:value-type="float">
            <text:p>0.475365</text:p>
          </table:table-cell>
          <table:table-cell office:value-type="float" office:value="0.560772" calcext:value-type="float">
            <text:p>0.560772</text:p>
          </table:table-cell>
          <table:table-cell office:value-type="float" office:value="0.59545" calcext:value-type="float">
            <text:p>0.59545</text:p>
          </table:table-cell>
          <table:table-cell office:value-type="float" office:value="0.655497" calcext:value-type="float">
            <text:p>0.655497</text:p>
          </table:table-cell>
          <table:table-cell office:value-type="float" office:value="0.714148" calcext:value-type="float">
            <text:p>0.714148</text:p>
          </table:table-cell>
          <table:table-cell office:value-type="float" office:value="0.755463" calcext:value-type="float">
            <text:p>0.755463</text:p>
          </table:table-cell>
          <table:table-cell office:value-type="float" office:value="0.788383" calcext:value-type="float">
            <text:p>0.788383</text:p>
          </table:table-cell>
          <table:table-cell office:value-type="float" office:value="0.822446" calcext:value-type="float">
            <text:p>0.822446</text:p>
          </table:table-cell>
          <table:table-cell office:value-type="float" office:value="0.852203" calcext:value-type="float">
            <text:p>0.852203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612262" calcext:value-type="float">
            <text:p>0.61226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0.167012" calcext:value-type="float">
            <text:p>0.167012</text:p>
          </table:table-cell>
          <table:table-cell office:value-type="float" office:value="0.524991" calcext:value-type="float">
            <text:p>0.524991</text:p>
          </table:table-cell>
          <table:table-cell office:value-type="float" office:value="0.573254" calcext:value-type="float">
            <text:p>0.573254</text:p>
          </table:table-cell>
          <table:table-cell office:value-type="float" office:value="0.621004" calcext:value-type="float">
            <text:p>0.621004</text:p>
          </table:table-cell>
          <table:table-cell office:value-type="float" office:value="0.699394" calcext:value-type="float">
            <text:p>0.699394</text:p>
          </table:table-cell>
          <table:table-cell office:value-type="float" office:value="0.744475" calcext:value-type="float">
            <text:p>0.744475</text:p>
          </table:table-cell>
          <table:table-cell office:value-type="float" office:value="0.783624" calcext:value-type="float">
            <text:p>0.783624</text:p>
          </table:table-cell>
          <table:table-cell office:value-type="float" office:value="0.808383" calcext:value-type="float">
            <text:p>0.808383</text:p>
          </table:table-cell>
          <table:table-cell office:value-type="float" office:value="0.837239" calcext:value-type="float">
            <text:p>0.837239</text:p>
          </table:table-cell>
          <table:table-cell office:value-type="float" office:value="0.858283" calcext:value-type="float">
            <text:p>0.858283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661766" calcext:value-type="float">
            <text:p>0.66176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13913" calcext:value-type="float">
            <text:p>-0.13913</text:p>
          </table:table-cell>
          <table:table-cell office:value-type="float" office:value="0.503093" calcext:value-type="float">
            <text:p>0.503093</text:p>
          </table:table-cell>
          <table:table-cell office:value-type="float" office:value="0.603158" calcext:value-type="float">
            <text:p>0.603158</text:p>
          </table:table-cell>
          <table:table-cell office:value-type="float" office:value="0.670357" calcext:value-type="float">
            <text:p>0.670357</text:p>
          </table:table-cell>
          <table:table-cell office:value-type="float" office:value="0.74268" calcext:value-type="float">
            <text:p>0.74268</text:p>
          </table:table-cell>
          <table:table-cell office:value-type="float" office:value="0.778149" calcext:value-type="float">
            <text:p>0.778149</text:p>
          </table:table-cell>
          <table:table-cell office:value-type="float" office:value="0.79673" calcext:value-type="float">
            <text:p>0.79673</text:p>
          </table:table-cell>
          <table:table-cell office:value-type="float" office:value="0.82393" calcext:value-type="float">
            <text:p>0.82393</text:p>
          </table:table-cell>
          <table:table-cell office:value-type="float" office:value="0.837038" calcext:value-type="float">
            <text:p>0.837038</text:p>
          </table:table-cell>
          <table:table-cell office:value-type="float" office:value="0.85812" calcext:value-type="float">
            <text:p>0.85812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647413" calcext:value-type="float">
            <text:p>0.64741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0.095259" calcext:value-type="float">
            <text:p>0.095259</text:p>
          </table:table-cell>
          <table:table-cell office:value-type="float" office:value="0.532703" calcext:value-type="float">
            <text:p>0.532703</text:p>
          </table:table-cell>
          <table:table-cell office:value-type="float" office:value="0.613585" calcext:value-type="float">
            <text:p>0.613585</text:p>
          </table:table-cell>
          <table:table-cell office:value-type="float" office:value="0.665192" calcext:value-type="float">
            <text:p>0.665192</text:p>
          </table:table-cell>
          <table:table-cell office:value-type="float" office:value="0.73208" calcext:value-type="float">
            <text:p>0.73208</text:p>
          </table:table-cell>
          <table:table-cell office:value-type="float" office:value="0.778953" calcext:value-type="float">
            <text:p>0.778953</text:p>
          </table:table-cell>
          <table:table-cell office:value-type="float" office:value="0.796881" calcext:value-type="float">
            <text:p>0.796881</text:p>
          </table:table-cell>
          <table:table-cell office:value-type="float" office:value="0.817713" calcext:value-type="float">
            <text:p>0.817713</text:p>
          </table:table-cell>
          <table:table-cell office:value-type="float" office:value="0.837502" calcext:value-type="float">
            <text:p>0.837502</text:p>
          </table:table-cell>
          <table:table-cell office:value-type="float" office:value="0.861548" calcext:value-type="float">
            <text:p>0.861548</text:p>
          </table:table-cell>
          <table:table-cell office:value-type="float" office:value="0.879051" calcext:value-type="float">
            <text:p>0.879051</text:p>
          </table:table-cell>
          <table:table-cell office:value-type="float" office:value="0.673142" calcext:value-type="float">
            <text:p>0.67314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0.198465" calcext:value-type="float">
            <text:p>0.198465</text:p>
          </table:table-cell>
          <table:table-cell office:value-type="float" office:value="0.552156" calcext:value-type="float">
            <text:p>0.552156</text:p>
          </table:table-cell>
          <table:table-cell office:value-type="float" office:value="0.624401" calcext:value-type="float">
            <text:p>0.624401</text:p>
          </table:table-cell>
          <table:table-cell office:value-type="float" office:value="0.669151" calcext:value-type="float">
            <text:p>0.669151</text:p>
          </table:table-cell>
          <table:table-cell office:value-type="float" office:value="0.731673" calcext:value-type="float">
            <text:p>0.731673</text:p>
          </table:table-cell>
          <table:table-cell office:value-type="float" office:value="0.769806" calcext:value-type="float">
            <text:p>0.769806</text:p>
          </table:table-cell>
          <table:table-cell office:value-type="float" office:value="0.796606" calcext:value-type="float">
            <text:p>0.796606</text:p>
          </table:table-cell>
          <table:table-cell office:value-type="float" office:value="0.826527" calcext:value-type="float">
            <text:p>0.826527</text:p>
          </table:table-cell>
          <table:table-cell office:value-type="float" office:value="0.837836" calcext:value-type="float">
            <text:p>0.837836</text:p>
          </table:table-cell>
          <table:table-cell office:value-type="float" office:value="0.862285" calcext:value-type="float">
            <text:p>0.862285</text:p>
          </table:table-cell>
          <table:table-cell office:value-type="float" office:value="0.879051" calcext:value-type="float">
            <text:p>0.879051</text:p>
          </table:table-cell>
          <table:table-cell office:value-type="float" office:value="0.686891" calcext:value-type="float">
            <text:p>0.68689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0.265358" calcext:value-type="float">
            <text:p>0.265358</text:p>
          </table:table-cell>
          <table:table-cell office:value-type="float" office:value="0.538417" calcext:value-type="float">
            <text:p>0.538417</text:p>
          </table:table-cell>
          <table:table-cell office:value-type="float" office:value="0.596497" calcext:value-type="float">
            <text:p>0.596497</text:p>
          </table:table-cell>
          <table:table-cell office:value-type="float" office:value="0.646118" calcext:value-type="float">
            <text:p>0.646118</text:p>
          </table:table-cell>
          <table:table-cell office:value-type="float" office:value="0.699297" calcext:value-type="float">
            <text:p>0.699297</text:p>
          </table:table-cell>
          <table:table-cell office:value-type="float" office:value="0.75645" calcext:value-type="float">
            <text:p>0.75645</text:p>
          </table:table-cell>
          <table:table-cell office:value-type="float" office:value="0.792927" calcext:value-type="float">
            <text:p>0.792927</text:p>
          </table:table-cell>
          <table:table-cell office:value-type="float" office:value="0.809018" calcext:value-type="float">
            <text:p>0.809018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54372" calcext:value-type="float">
            <text:p>0.854372</text:p>
          </table:table-cell>
          <table:table-cell office:value-type="float" office:value="0.879051" calcext:value-type="float">
            <text:p>0.879051</text:p>
          </table:table-cell>
          <table:table-cell office:value-type="float" office:value="0.67947" calcext:value-type="float">
            <text:p>0.6794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33564" calcext:value-type="float">
            <text:p>0.233564</text:p>
          </table:table-cell>
          <table:table-cell office:value-type="float" office:value="0.427105" calcext:value-type="float">
            <text:p>0.427105</text:p>
          </table:table-cell>
          <table:table-cell office:value-type="float" office:value="0.555892" calcext:value-type="float">
            <text:p>0.555892</text:p>
          </table:table-cell>
          <table:table-cell office:value-type="float" office:value="0.617295" calcext:value-type="float">
            <text:p>0.617295</text:p>
          </table:table-cell>
          <table:table-cell office:value-type="float" office:value="0.669012" calcext:value-type="float">
            <text:p>0.669012</text:p>
          </table:table-cell>
          <table:table-cell office:value-type="float" office:value="0.749029" calcext:value-type="float">
            <text:p>0.749029</text:p>
          </table:table-cell>
          <table:table-cell office:value-type="float" office:value="0.784638" calcext:value-type="float">
            <text:p>0.784638</text:p>
          </table:table-cell>
          <table:table-cell office:value-type="float" office:value="0.801312" calcext:value-type="float">
            <text:p>0.801312</text:p>
          </table:table-cell>
          <table:table-cell office:value-type="float" office:value="0.834685" calcext:value-type="float">
            <text:p>0.834685</text:p>
          </table:table-cell>
          <table:table-cell office:value-type="float" office:value="0.838611" calcext:value-type="float">
            <text:p>0.838611</text:p>
          </table:table-cell>
          <table:table-cell office:value-type="float" office:value="0.859438" calcext:value-type="float">
            <text:p>0.859438</text:p>
          </table:table-cell>
          <table:table-cell office:value-type="float" office:value="0.879051" calcext:value-type="float">
            <text:p>0.879051</text:p>
          </table:table-cell>
          <table:table-cell office:value-type="float" office:value="0.713702" calcext:value-type="float">
            <text:p>0.71370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0.133896" calcext:value-type="float">
            <text:p>0.133896</text:p>
          </table:table-cell>
          <table:table-cell office:value-type="float" office:value="0.568511" calcext:value-type="float">
            <text:p>0.568511</text:p>
          </table:table-cell>
          <table:table-cell office:value-type="float" office:value="0.647529" calcext:value-type="float">
            <text:p>0.647529</text:p>
          </table:table-cell>
          <table:table-cell office:value-type="float" office:value="0.708943" calcext:value-type="float">
            <text:p>0.708943</text:p>
          </table:table-cell>
          <table:table-cell office:value-type="float" office:value="0.756344" calcext:value-type="float">
            <text:p>0.756344</text:p>
          </table:table-cell>
          <table:table-cell office:value-type="float" office:value="0.784347" calcext:value-type="float">
            <text:p>0.784347</text:p>
          </table:table-cell>
          <table:table-cell office:value-type="float" office:value="0.802566" calcext:value-type="float">
            <text:p>0.802566</text:p>
          </table:table-cell>
          <table:table-cell office:value-type="float" office:value="0.835263" calcext:value-type="float">
            <text:p>0.835263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858484" calcext:value-type="float">
            <text:p>0.858484</text:p>
          </table:table-cell>
          <table:table-cell office:value-type="float" office:value="0.879051" calcext:value-type="float">
            <text:p>0.879051</text:p>
          </table:table-cell>
          <table:table-cell office:value-type="float" office:value="0.693438" calcext:value-type="float">
            <text:p>0.69343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0.412806" calcext:value-type="float">
            <text:p>0.412806</text:p>
          </table:table-cell>
          <table:table-cell office:value-type="float" office:value="0.586134" calcext:value-type="float">
            <text:p>0.586134</text:p>
          </table:table-cell>
          <table:table-cell office:value-type="float" office:value="0.682732" calcext:value-type="float">
            <text:p>0.682732</text:p>
          </table:table-cell>
          <table:table-cell office:value-type="float" office:value="0.739096" calcext:value-type="float">
            <text:p>0.739096</text:p>
          </table:table-cell>
          <table:table-cell office:value-type="float" office:value="0.769353" calcext:value-type="float">
            <text:p>0.769353</text:p>
          </table:table-cell>
          <table:table-cell office:value-type="float" office:value="0.793587" calcext:value-type="float">
            <text:p>0.793587</text:p>
          </table:table-cell>
          <table:table-cell office:value-type="float" office:value="0.809465" calcext:value-type="float">
            <text:p>0.809465</text:p>
          </table:table-cell>
          <table:table-cell office:value-type="float" office:value="0.834486" calcext:value-type="float">
            <text:p>0.834486</text:p>
          </table:table-cell>
          <table:table-cell office:value-type="float" office:value="0.838091" calcext:value-type="float">
            <text:p>0.838091</text:p>
          </table:table-cell>
          <table:table-cell office:value-type="float" office:value="0.861497" calcext:value-type="float">
            <text:p>0.861497</text:p>
          </table:table-cell>
          <table:table-cell office:value-type="float" office:value="0.879051" calcext:value-type="float">
            <text:p>0.879051</text:p>
          </table:table-cell>
          <table:table-cell office:value-type="float" office:value="0.732725" calcext:value-type="float">
            <text:p>0.73272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0.428781" calcext:value-type="float">
            <text:p>0.428781</text:p>
          </table:table-cell>
          <table:table-cell office:value-type="float" office:value="0.632771" calcext:value-type="float">
            <text:p>0.632771</text:p>
          </table:table-cell>
          <table:table-cell office:value-type="float" office:value="0.729161" calcext:value-type="float">
            <text:p>0.729161</text:p>
          </table:table-cell>
          <table:table-cell office:value-type="float" office:value="0.760323" calcext:value-type="float">
            <text:p>0.760323</text:p>
          </table:table-cell>
          <table:table-cell office:value-type="float" office:value="0.785345" calcext:value-type="float">
            <text:p>0.785345</text:p>
          </table:table-cell>
          <table:table-cell office:value-type="float" office:value="0.797749" calcext:value-type="float">
            <text:p>0.797749</text:p>
          </table:table-cell>
          <table:table-cell office:value-type="float" office:value="0.81723" calcext:value-type="float">
            <text:p>0.81723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38098" calcext:value-type="float">
            <text:p>0.838098</text:p>
          </table:table-cell>
          <table:table-cell office:value-type="float" office:value="0.861818" calcext:value-type="float">
            <text:p>0.861818</text:p>
          </table:table-cell>
          <table:table-cell office:value-type="float" office:value="0.879051" calcext:value-type="float">
            <text:p>0.879051</text:p>
          </table:table-cell>
          <table:table-cell office:value-type="float" office:value="0.748752" calcext:value-type="float">
            <text:p>0.74875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55943" calcext:value-type="float">
            <text:p>0.355943</text:p>
          </table:table-cell>
          <table:table-cell office:value-type="float" office:value="0.490302" calcext:value-type="float">
            <text:p>0.490302</text:p>
          </table:table-cell>
          <table:table-cell office:value-type="float" office:value="0.632895" calcext:value-type="float">
            <text:p>0.632895</text:p>
          </table:table-cell>
          <table:table-cell office:value-type="float" office:value="0.733516" calcext:value-type="float">
            <text:p>0.733516</text:p>
          </table:table-cell>
          <table:table-cell office:value-type="float" office:value="0.771785" calcext:value-type="float">
            <text:p>0.771785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801136" calcext:value-type="float">
            <text:p>0.801136</text:p>
          </table:table-cell>
          <table:table-cell office:value-type="float" office:value="0.824905" calcext:value-type="float">
            <text:p>0.824905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38658" calcext:value-type="float">
            <text:p>0.838658</text:p>
          </table:table-cell>
          <table:table-cell office:value-type="float" office:value="0.860428" calcext:value-type="float">
            <text:p>0.860428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757808" calcext:value-type="float">
            <text:p>0.75780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24955" calcext:value-type="float">
            <text:p>0.324955</text:p>
          </table:table-cell>
          <table:table-cell office:value-type="float" office:value="0.491696" calcext:value-type="float">
            <text:p>0.491696</text:p>
          </table:table-cell>
          <table:table-cell office:value-type="float" office:value="0.625219" calcext:value-type="float">
            <text:p>0.625219</text:p>
          </table:table-cell>
          <table:table-cell office:value-type="float" office:value="0.720696" calcext:value-type="float">
            <text:p>0.720696</text:p>
          </table:table-cell>
          <table:table-cell office:value-type="float" office:value="0.767489" calcext:value-type="float">
            <text:p>0.767489</text:p>
          </table:table-cell>
          <table:table-cell office:value-type="float" office:value="0.787888" calcext:value-type="float">
            <text:p>0.787888</text:p>
          </table:table-cell>
          <table:table-cell office:value-type="float" office:value="0.804326" calcext:value-type="float">
            <text:p>0.804326</text:p>
          </table:table-cell>
          <table:table-cell office:value-type="float" office:value="0.831598" calcext:value-type="float">
            <text:p>0.831598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43063" calcext:value-type="float">
            <text:p>0.843063</text:p>
          </table:table-cell>
          <table:table-cell office:value-type="float" office:value="0.862957" calcext:value-type="float">
            <text:p>0.862957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757118" calcext:value-type="float">
            <text:p>0.75711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72683" calcext:value-type="float">
            <text:p>0.172683</text:p>
          </table:table-cell>
          <table:table-cell office:value-type="float" office:value="0.527153" calcext:value-type="float">
            <text:p>0.527153</text:p>
          </table:table-cell>
          <table:table-cell office:value-type="float" office:value="0.677942" calcext:value-type="float">
            <text:p>0.677942</text:p>
          </table:table-cell>
          <table:table-cell office:value-type="float" office:value="0.754329" calcext:value-type="float">
            <text:p>0.754329</text:p>
          </table:table-cell>
          <table:table-cell office:value-type="float" office:value="0.779922" calcext:value-type="float">
            <text:p>0.779922</text:p>
          </table:table-cell>
          <table:table-cell office:value-type="float" office:value="0.796112" calcext:value-type="float">
            <text:p>0.796112</text:p>
          </table:table-cell>
          <table:table-cell office:value-type="float" office:value="0.812601" calcext:value-type="float">
            <text:p>0.812601</text:p>
          </table:table-cell>
          <table:table-cell office:value-type="float" office:value="0.833484" calcext:value-type="float">
            <text:p>0.833484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43638" calcext:value-type="float">
            <text:p>0.843638</text:p>
          </table:table-cell>
          <table:table-cell office:value-type="float" office:value="0.863199" calcext:value-type="float">
            <text:p>0.863199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772463" calcext:value-type="float">
            <text:p>0.77246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65748" calcext:value-type="float">
            <text:p>0.165748</text:p>
          </table:table-cell>
          <table:table-cell office:value-type="float" office:value="0.474617" calcext:value-type="float">
            <text:p>0.474617</text:p>
          </table:table-cell>
          <table:table-cell office:value-type="float" office:value="0.612624" calcext:value-type="float">
            <text:p>0.612624</text:p>
          </table:table-cell>
          <table:table-cell office:value-type="float" office:value="0.717519" calcext:value-type="float">
            <text:p>0.717519</text:p>
          </table:table-cell>
          <table:table-cell office:value-type="float" office:value="0.771587" calcext:value-type="float">
            <text:p>0.771587</text:p>
          </table:table-cell>
          <table:table-cell office:value-type="float" office:value="0.794155" calcext:value-type="float">
            <text:p>0.794155</text:p>
          </table:table-cell>
          <table:table-cell office:value-type="float" office:value="0.814252" calcext:value-type="float">
            <text:p>0.814252</text:p>
          </table:table-cell>
          <table:table-cell office:value-type="float" office:value="0.833802" calcext:value-type="float">
            <text:p>0.833802</text:p>
          </table:table-cell>
          <table:table-cell office:value-type="float" office:value="0.837457" calcext:value-type="float">
            <text:p>0.837457</text:p>
          </table:table-cell>
          <table:table-cell office:value-type="float" office:value="0.85139" calcext:value-type="float">
            <text:p>0.85139</text:p>
          </table:table-cell>
          <table:table-cell office:value-type="float" office:value="0.866662" calcext:value-type="float">
            <text:p>0.866662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757407" calcext:value-type="float">
            <text:p>0.75740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0.409869" calcext:value-type="float">
            <text:p>0.409869</text:p>
          </table:table-cell>
          <table:table-cell office:value-type="float" office:value="0.591131" calcext:value-type="float">
            <text:p>0.591131</text:p>
          </table:table-cell>
          <table:table-cell office:value-type="float" office:value="0.695225" calcext:value-type="float">
            <text:p>0.695225</text:p>
          </table:table-cell>
          <table:table-cell office:value-type="float" office:value="0.768807" calcext:value-type="float">
            <text:p>0.768807</text:p>
          </table:table-cell>
          <table:table-cell office:value-type="float" office:value="0.789404" calcext:value-type="float">
            <text:p>0.789404</text:p>
          </table:table-cell>
          <table:table-cell office:value-type="float" office:value="0.811789" calcext:value-type="float">
            <text:p>0.811789</text:p>
          </table:table-cell>
          <table:table-cell office:value-type="float" office:value="0.832942" calcext:value-type="float">
            <text:p>0.832942</text:p>
          </table:table-cell>
          <table:table-cell office:value-type="float" office:value="0.83957" calcext:value-type="float">
            <text:p>0.83957</text:p>
          </table:table-cell>
          <table:table-cell office:value-type="float" office:value="0.852545" calcext:value-type="float">
            <text:p>0.852545</text:p>
          </table:table-cell>
          <table:table-cell office:value-type="float" office:value="0.864918" calcext:value-type="float">
            <text:p>0.864918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74562" calcext:value-type="float">
            <text:p>0.7456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0.365339" calcext:value-type="float">
            <text:p>0.365339</text:p>
          </table:table-cell>
          <table:table-cell office:value-type="float" office:value="0.623912" calcext:value-type="float">
            <text:p>0.623912</text:p>
          </table:table-cell>
          <table:table-cell office:value-type="float" office:value="0.72221" calcext:value-type="float">
            <text:p>0.72221</text:p>
          </table:table-cell>
          <table:table-cell office:value-type="float" office:value="0.775776" calcext:value-type="float">
            <text:p>0.775776</text:p>
          </table:table-cell>
          <table:table-cell office:value-type="float" office:value="0.792946" calcext:value-type="float">
            <text:p>0.792946</text:p>
          </table:table-cell>
          <table:table-cell office:value-type="float" office:value="0.809685" calcext:value-type="float">
            <text:p>0.809685</text:p>
          </table:table-cell>
          <table:table-cell office:value-type="float" office:value="0.832496" calcext:value-type="float">
            <text:p>0.832496</text:p>
          </table:table-cell>
          <table:table-cell office:value-type="float" office:value="0.838294" calcext:value-type="float">
            <text:p>0.838294</text:p>
          </table:table-cell>
          <table:table-cell office:value-type="float" office:value="0.851901" calcext:value-type="float">
            <text:p>0.851901</text:p>
          </table:table-cell>
          <table:table-cell office:value-type="float" office:value="0.863574" calcext:value-type="float">
            <text:p>0.863574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747613" calcext:value-type="float">
            <text:p>0.74761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0.445039" calcext:value-type="float">
            <text:p>0.445039</text:p>
          </table:table-cell>
          <table:table-cell office:value-type="float" office:value="0.668467" calcext:value-type="float">
            <text:p>0.668467</text:p>
          </table:table-cell>
          <table:table-cell office:value-type="float" office:value="0.772016" calcext:value-type="float">
            <text:p>0.772016</text:p>
          </table:table-cell>
          <table:table-cell office:value-type="float" office:value="0.789044" calcext:value-type="float">
            <text:p>0.789044</text:p>
          </table:table-cell>
          <table:table-cell office:value-type="float" office:value="0.804928" calcext:value-type="float">
            <text:p>0.804928</text:p>
          </table:table-cell>
          <table:table-cell office:value-type="float" office:value="0.824712" calcext:value-type="float">
            <text:p>0.824712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39648" calcext:value-type="float">
            <text:p>0.839648</text:p>
          </table:table-cell>
          <table:table-cell office:value-type="float" office:value="0.852498" calcext:value-type="float">
            <text:p>0.852498</text:p>
          </table:table-cell>
          <table:table-cell office:value-type="float" office:value="0.864931" calcext:value-type="float">
            <text:p>0.864931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769753" calcext:value-type="float">
            <text:p>0.76975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0.446619" calcext:value-type="float">
            <text:p>0.446619</text:p>
          </table:table-cell>
          <table:table-cell office:value-type="float" office:value="0.694361" calcext:value-type="float">
            <text:p>0.694361</text:p>
          </table:table-cell>
          <table:table-cell office:value-type="float" office:value="0.773888" calcext:value-type="float">
            <text:p>0.773888</text:p>
          </table:table-cell>
          <table:table-cell office:value-type="float" office:value="0.794744" calcext:value-type="float">
            <text:p>0.794744</text:p>
          </table:table-cell>
          <table:table-cell office:value-type="float" office:value="0.810168" calcext:value-type="float">
            <text:p>0.810168</text:p>
          </table:table-cell>
          <table:table-cell office:value-type="float" office:value="0.827502" calcext:value-type="float">
            <text:p>0.827502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38687" calcext:value-type="float">
            <text:p>0.838687</text:p>
          </table:table-cell>
          <table:table-cell office:value-type="float" office:value="0.850251" calcext:value-type="float">
            <text:p>0.850251</text:p>
          </table:table-cell>
          <table:table-cell office:value-type="float" office:value="0.864884" calcext:value-type="float">
            <text:p>0.864884</text:p>
          </table:table-cell>
          <table:table-cell office:value-type="float" office:value="0.870624" calcext:value-type="float">
            <text:p>0.870624</text:p>
          </table:table-cell>
          <table:table-cell office:value-type="float" office:value="0.773735" calcext:value-type="float">
            <text:p>0.77373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45813" calcext:value-type="float">
            <text:p>0.245813</text:p>
          </table:table-cell>
          <table:table-cell office:value-type="float" office:value="0.518327" calcext:value-type="float">
            <text:p>0.518327</text:p>
          </table:table-cell>
          <table:table-cell office:value-type="float" office:value="0.692049" calcext:value-type="float">
            <text:p>0.692049</text:p>
          </table:table-cell>
          <table:table-cell office:value-type="float" office:value="0.77059" calcext:value-type="float">
            <text:p>0.77059</text:p>
          </table:table-cell>
          <table:table-cell office:value-type="float" office:value="0.785908" calcext:value-type="float">
            <text:p>0.785908</text:p>
          </table:table-cell>
          <table:table-cell office:value-type="float" office:value="0.798708" calcext:value-type="float">
            <text:p>0.798708</text:p>
          </table:table-cell>
          <table:table-cell office:value-type="float" office:value="0.813057" calcext:value-type="float">
            <text:p>0.813057</text:p>
          </table:table-cell>
          <table:table-cell office:value-type="float" office:value="0.834181" calcext:value-type="float">
            <text:p>0.834181</text:p>
          </table:table-cell>
          <table:table-cell office:value-type="float" office:value="0.837991" calcext:value-type="float">
            <text:p>0.837991</text:p>
          </table:table-cell>
          <table:table-cell office:value-type="float" office:value="0.851537" calcext:value-type="float">
            <text:p>0.851537</text:p>
          </table:table-cell>
          <table:table-cell office:value-type="float" office:value="0.864936" calcext:value-type="float">
            <text:p>0.864936</text:p>
          </table:table-cell>
          <table:table-cell office:value-type="float" office:value="0.870624" calcext:value-type="float">
            <text:p>0.870624</text:p>
          </table:table-cell>
          <table:table-cell office:value-type="float" office:value="0.776728" calcext:value-type="float">
            <text:p>0.77672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45813" calcext:value-type="float">
            <text:p>0.245813</text:p>
          </table:table-cell>
          <table:table-cell office:value-type="float" office:value="0.535719" calcext:value-type="float">
            <text:p>0.535719</text:p>
          </table:table-cell>
          <table:table-cell office:value-type="float" office:value="0.728557" calcext:value-type="float">
            <text:p>0.728557</text:p>
          </table:table-cell>
          <table:table-cell office:value-type="float" office:value="0.775407" calcext:value-type="float">
            <text:p>0.775407</text:p>
          </table:table-cell>
          <table:table-cell office:value-type="float" office:value="0.789795" calcext:value-type="float">
            <text:p>0.789795</text:p>
          </table:table-cell>
          <table:table-cell office:value-type="float" office:value="0.801192" calcext:value-type="float">
            <text:p>0.801192</text:p>
          </table:table-cell>
          <table:table-cell office:value-type="float" office:value="0.818847" calcext:value-type="float">
            <text:p>0.818847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41493" calcext:value-type="float">
            <text:p>0.841493</text:p>
          </table:table-cell>
          <table:table-cell office:value-type="float" office:value="0.853796" calcext:value-type="float">
            <text:p>0.853796</text:p>
          </table:table-cell>
          <table:table-cell office:value-type="float" office:value="0.865767" calcext:value-type="float">
            <text:p>0.865767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784682" calcext:value-type="float">
            <text:p>0.78468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24871" calcext:value-type="float">
            <text:p>0.524871</text:p>
          </table:table-cell>
          <table:table-cell office:value-type="float" office:value="0.661665" calcext:value-type="float">
            <text:p>0.661665</text:p>
          </table:table-cell>
          <table:table-cell office:value-type="float" office:value="0.776137" calcext:value-type="float">
            <text:p>0.776137</text:p>
          </table:table-cell>
          <table:table-cell office:value-type="float" office:value="0.791002" calcext:value-type="float">
            <text:p>0.791002</text:p>
          </table:table-cell>
          <table:table-cell office:value-type="float" office:value="0.80198" calcext:value-type="float">
            <text:p>0.80198</text:p>
          </table:table-cell>
          <table:table-cell office:value-type="float" office:value="0.818607" calcext:value-type="float">
            <text:p>0.818607</text:p>
          </table:table-cell>
          <table:table-cell office:value-type="float" office:value="0.835747" calcext:value-type="float">
            <text:p>0.835747</text:p>
          </table:table-cell>
          <table:table-cell office:value-type="float" office:value="0.83637" calcext:value-type="float">
            <text:p>0.83637</text:p>
          </table:table-cell>
          <table:table-cell office:value-type="float" office:value="0.843457" calcext:value-type="float">
            <text:p>0.843457</text:p>
          </table:table-cell>
          <table:table-cell office:value-type="float" office:value="0.856547" calcext:value-type="float">
            <text:p>0.856547</text:p>
          </table:table-cell>
          <table:table-cell office:value-type="float" office:value="0.867036" calcext:value-type="float">
            <text:p>0.867036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808855" calcext:value-type="float">
            <text:p>0.80885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0.433086" calcext:value-type="float">
            <text:p>0.433086</text:p>
          </table:table-cell>
          <table:table-cell office:value-type="float" office:value="0.77212" calcext:value-type="float">
            <text:p>0.77212</text:p>
          </table:table-cell>
          <table:table-cell office:value-type="float" office:value="0.787052" calcext:value-type="float">
            <text:p>0.787052</text:p>
          </table:table-cell>
          <table:table-cell office:value-type="float" office:value="0.798065" calcext:value-type="float">
            <text:p>0.798065</text:p>
          </table:table-cell>
          <table:table-cell office:value-type="float" office:value="0.809863" calcext:value-type="float">
            <text:p>0.809863</text:p>
          </table:table-cell>
          <table:table-cell office:value-type="float" office:value="0.831552" calcext:value-type="float">
            <text:p>0.831552</text:p>
          </table:table-cell>
          <table:table-cell office:value-type="float" office:value="0.836535" calcext:value-type="float">
            <text:p>0.836535</text:p>
          </table:table-cell>
          <table:table-cell office:value-type="float" office:value="0.842589" calcext:value-type="float">
            <text:p>0.842589</text:p>
          </table:table-cell>
          <table:table-cell office:value-type="float" office:value="0.857876" calcext:value-type="float">
            <text:p>0.857876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783621" calcext:value-type="float">
            <text:p>0.78362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0.571799" calcext:value-type="float">
            <text:p>0.571799</text:p>
          </table:table-cell>
          <table:table-cell office:value-type="float" office:value="0.770859" calcext:value-type="float">
            <text:p>0.770859</text:p>
          </table:table-cell>
          <table:table-cell office:value-type="float" office:value="0.788347" calcext:value-type="float">
            <text:p>0.788347</text:p>
          </table:table-cell>
          <table:table-cell office:value-type="float" office:value="0.799147" calcext:value-type="float">
            <text:p>0.799147</text:p>
          </table:table-cell>
          <table:table-cell office:value-type="float" office:value="0.815513" calcext:value-type="float">
            <text:p>0.815513</text:p>
          </table:table-cell>
          <table:table-cell office:value-type="float" office:value="0.83417" calcext:value-type="float">
            <text:p>0.83417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842662" calcext:value-type="float">
            <text:p>0.842662</text:p>
          </table:table-cell>
          <table:table-cell office:value-type="float" office:value="0.859003" calcext:value-type="float">
            <text:p>0.859003</text:p>
          </table:table-cell>
          <table:table-cell office:value-type="float" office:value="0.867787" calcext:value-type="float">
            <text:p>0.867787</text:p>
          </table:table-cell>
          <table:table-cell office:value-type="float" office:value="0.870624" calcext:value-type="float">
            <text:p>0.870624</text:p>
          </table:table-cell>
          <table:table-cell office:value-type="float" office:value="0.798569" calcext:value-type="float">
            <text:p>0.79856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0.590946" calcext:value-type="float">
            <text:p>0.590946</text:p>
          </table:table-cell>
          <table:table-cell office:value-type="float" office:value="0.775464" calcext:value-type="float">
            <text:p>0.775464</text:p>
          </table:table-cell>
          <table:table-cell office:value-type="float" office:value="0.793847" calcext:value-type="float">
            <text:p>0.793847</text:p>
          </table:table-cell>
          <table:table-cell office:value-type="float" office:value="0.804664" calcext:value-type="float">
            <text:p>0.804664</text:p>
          </table:table-cell>
          <table:table-cell office:value-type="float" office:value="0.821234" calcext:value-type="float">
            <text:p>0.821234</text:p>
          </table:table-cell>
          <table:table-cell office:value-type="float" office:value="0.835046" calcext:value-type="float">
            <text:p>0.835046</text:p>
          </table:table-cell>
          <table:table-cell office:value-type="float" office:value="0.836936" calcext:value-type="float">
            <text:p>0.836936</text:p>
          </table:table-cell>
          <table:table-cell office:value-type="float" office:value="0.845659" calcext:value-type="float">
            <text:p>0.845659</text:p>
          </table:table-cell>
          <table:table-cell office:value-type="float" office:value="0.862304" calcext:value-type="float">
            <text:p>0.862304</text:p>
          </table:table-cell>
          <table:table-cell office:value-type="float" office:value="0.867849" calcext:value-type="float">
            <text:p>0.867849</text:p>
          </table:table-cell>
          <table:table-cell office:value-type="float" office:value="0.870624" calcext:value-type="float">
            <text:p>0.870624</text:p>
          </table:table-cell>
          <table:table-cell office:value-type="float" office:value="0.803395" calcext:value-type="float">
            <text:p>0.80339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0.601189" calcext:value-type="float">
            <text:p>0.601189</text:p>
          </table:table-cell>
          <table:table-cell office:value-type="float" office:value="0.777115" calcext:value-type="float">
            <text:p>0.777115</text:p>
          </table:table-cell>
          <table:table-cell office:value-type="float" office:value="0.794871" calcext:value-type="float">
            <text:p>0.794871</text:p>
          </table:table-cell>
          <table:table-cell office:value-type="float" office:value="0.80684" calcext:value-type="float">
            <text:p>0.80684</text:p>
          </table:table-cell>
          <table:table-cell office:value-type="float" office:value="0.822985" calcext:value-type="float">
            <text:p>0.822985</text:p>
          </table:table-cell>
          <table:table-cell office:value-type="float" office:value="0.835403" calcext:value-type="float">
            <text:p>0.835403</text:p>
          </table:table-cell>
          <table:table-cell office:value-type="float" office:value="0.836423" calcext:value-type="float">
            <text:p>0.836423</text:p>
          </table:table-cell>
          <table:table-cell office:value-type="float" office:value="0.843007" calcext:value-type="float">
            <text:p>0.843007</text:p>
          </table:table-cell>
          <table:table-cell office:value-type="float" office:value="0.853498" calcext:value-type="float">
            <text:p>0.853498</text:p>
          </table:table-cell>
          <table:table-cell office:value-type="float" office:value="0.867787" calcext:value-type="float">
            <text:p>0.867787</text:p>
          </table:table-cell>
          <table:table-cell office:value-type="float" office:value="0.870624" calcext:value-type="float">
            <text:p>0.870624</text:p>
          </table:table-cell>
          <table:table-cell office:value-type="float" office:value="0.803912" calcext:value-type="float">
            <text:p>0.80391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0.639608" calcext:value-type="float">
            <text:p>0.639608</text:p>
          </table:table-cell>
          <table:table-cell office:value-type="float" office:value="0.77883" calcext:value-type="float">
            <text:p>0.77883</text:p>
          </table:table-cell>
          <table:table-cell office:value-type="float" office:value="0.796175" calcext:value-type="float">
            <text:p>0.796175</text:p>
          </table:table-cell>
          <table:table-cell office:value-type="float" office:value="0.808038" calcext:value-type="float">
            <text:p>0.808038</text:p>
          </table:table-cell>
          <table:table-cell office:value-type="float" office:value="0.824173" calcext:value-type="float">
            <text:p>0.824173</text:p>
          </table:table-cell>
          <table:table-cell office:value-type="float" office:value="0.835549" calcext:value-type="float">
            <text:p>0.835549</text:p>
          </table:table-cell>
          <table:table-cell office:value-type="float" office:value="0.83867" calcext:value-type="float">
            <text:p>0.83867</text:p>
          </table:table-cell>
          <table:table-cell office:value-type="float" office:value="0.846855" calcext:value-type="float">
            <text:p>0.846855</text:p>
          </table:table-cell>
          <table:table-cell office:value-type="float" office:value="0.858595" calcext:value-type="float">
            <text:p>0.858595</text:p>
          </table:table-cell>
          <table:table-cell office:value-type="float" office:value="0.867787" calcext:value-type="float">
            <text:p>0.867787</text:p>
          </table:table-cell>
          <table:table-cell office:value-type="float" office:value="0.870624" calcext:value-type="float">
            <text:p>0.870624</text:p>
          </table:table-cell>
          <table:table-cell office:value-type="float" office:value="0.809428" calcext:value-type="float">
            <text:p>0.80942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91544" calcext:value-type="float">
            <text:p>0.591544</text:p>
          </table:table-cell>
          <table:table-cell office:value-type="float" office:value="0.73535" calcext:value-type="float">
            <text:p>0.73535</text:p>
          </table:table-cell>
          <table:table-cell office:value-type="float" office:value="0.787242" calcext:value-type="float">
            <text:p>0.787242</text:p>
          </table:table-cell>
          <table:table-cell office:value-type="float" office:value="0.802072" calcext:value-type="float">
            <text:p>0.802072</text:p>
          </table:table-cell>
          <table:table-cell office:value-type="float" office:value="0.814844" calcext:value-type="float">
            <text:p>0.814844</text:p>
          </table:table-cell>
          <table:table-cell office:value-type="float" office:value="0.829319" calcext:value-type="float">
            <text:p>0.829319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42025" calcext:value-type="float">
            <text:p>0.842025</text:p>
          </table:table-cell>
          <table:table-cell office:value-type="float" office:value="0.847842" calcext:value-type="float">
            <text:p>0.847842</text:p>
          </table:table-cell>
          <table:table-cell office:value-type="float" office:value="0.858171" calcext:value-type="float">
            <text:p>0.858171</text:p>
          </table:table-cell>
          <table:table-cell office:value-type="float" office:value="0.867787" calcext:value-type="float">
            <text:p>0.867787</text:p>
          </table:table-cell>
          <table:table-cell office:value-type="float" office:value="0.870624" calcext:value-type="float">
            <text:p>0.870624</text:p>
          </table:table-cell>
          <table:table-cell office:value-type="float" office:value="0.82209" calcext:value-type="float">
            <text:p>0.8220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0.662193" calcext:value-type="float">
            <text:p>0.662193</text:p>
          </table:table-cell>
          <table:table-cell office:value-type="float" office:value="0.784089" calcext:value-type="float">
            <text:p>0.784089</text:p>
          </table:table-cell>
          <table:table-cell office:value-type="float" office:value="0.79629" calcext:value-type="float">
            <text:p>0.79629</text:p>
          </table:table-cell>
          <table:table-cell office:value-type="float" office:value="0.808016" calcext:value-type="float">
            <text:p>0.808016</text:p>
          </table:table-cell>
          <table:table-cell office:value-type="float" office:value="0.820775" calcext:value-type="float">
            <text:p>0.820775</text:p>
          </table:table-cell>
          <table:table-cell office:value-type="float" office:value="0.831391" calcext:value-type="float">
            <text:p>0.831391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42053" calcext:value-type="float">
            <text:p>0.842053</text:p>
          </table:table-cell>
          <table:table-cell office:value-type="float" office:value="0.852728" calcext:value-type="float">
            <text:p>0.852728</text:p>
          </table:table-cell>
          <table:table-cell office:value-type="float" office:value="0.864578" calcext:value-type="float">
            <text:p>0.864578</text:p>
          </table:table-cell>
          <table:table-cell office:value-type="float" office:value="0.870624" calcext:value-type="float">
            <text:p>0.870624</text:p>
          </table:table-cell>
          <table:table-cell office:value-type="float" office:value="0.809836" calcext:value-type="float">
            <text:p>0.80983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0.62822" calcext:value-type="float">
            <text:p>0.62822</text:p>
          </table:table-cell>
          <table:table-cell office:value-type="float" office:value="0.778169" calcext:value-type="float">
            <text:p>0.778169</text:p>
          </table:table-cell>
          <table:table-cell office:value-type="float" office:value="0.793579" calcext:value-type="float">
            <text:p>0.793579</text:p>
          </table:table-cell>
          <table:table-cell office:value-type="float" office:value="0.807409" calcext:value-type="float">
            <text:p>0.807409</text:p>
          </table:table-cell>
          <table:table-cell office:value-type="float" office:value="0.820711" calcext:value-type="float">
            <text:p>0.820711</text:p>
          </table:table-cell>
          <table:table-cell office:value-type="float" office:value="0.832275" calcext:value-type="float">
            <text:p>0.832275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40485" calcext:value-type="float">
            <text:p>0.840485</text:p>
          </table:table-cell>
          <table:table-cell office:value-type="float" office:value="0.850592" calcext:value-type="float">
            <text:p>0.850592</text:p>
          </table:table-cell>
          <table:table-cell office:value-type="float" office:value="0.865229" calcext:value-type="float">
            <text:p>0.865229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805292" calcext:value-type="float">
            <text:p>0.80529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94041" calcext:value-type="float">
            <text:p>0.494041</text:p>
          </table:table-cell>
          <table:table-cell office:value-type="float" office:value="0.694545" calcext:value-type="float">
            <text:p>0.694545</text:p>
          </table:table-cell>
          <table:table-cell office:value-type="float" office:value="0.772215" calcext:value-type="float">
            <text:p>0.772215</text:p>
          </table:table-cell>
          <table:table-cell office:value-type="float" office:value="0.788449" calcext:value-type="float">
            <text:p>0.788449</text:p>
          </table:table-cell>
          <table:table-cell office:value-type="float" office:value="0.79559" calcext:value-type="float">
            <text:p>0.79559</text:p>
          </table:table-cell>
          <table:table-cell office:value-type="float" office:value="0.810371" calcext:value-type="float">
            <text:p>0.810371</text:p>
          </table:table-cell>
          <table:table-cell office:value-type="float" office:value="0.821715" calcext:value-type="float">
            <text:p>0.821715</text:p>
          </table:table-cell>
          <table:table-cell office:value-type="float" office:value="0.83364" calcext:value-type="float">
            <text:p>0.83364</text:p>
          </table:table-cell>
          <table:table-cell office:value-type="float" office:value="0.839762" calcext:value-type="float">
            <text:p>0.839762</text:p>
          </table:table-cell>
          <table:table-cell office:value-type="float" office:value="0.85088" calcext:value-type="float">
            <text:p>0.85088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07464" calcext:value-type="float">
            <text:p>0.80746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0.619431" calcext:value-type="float">
            <text:p>0.619431</text:p>
          </table:table-cell>
          <table:table-cell office:value-type="float" office:value="0.775775" calcext:value-type="float">
            <text:p>0.775775</text:p>
          </table:table-cell>
          <table:table-cell office:value-type="float" office:value="0.792687" calcext:value-type="float">
            <text:p>0.792687</text:p>
          </table:table-cell>
          <table:table-cell office:value-type="float" office:value="0.80342" calcext:value-type="float">
            <text:p>0.80342</text:p>
          </table:table-cell>
          <table:table-cell office:value-type="float" office:value="0.820605" calcext:value-type="float">
            <text:p>0.820605</text:p>
          </table:table-cell>
          <table:table-cell office:value-type="float" office:value="0.82692" calcext:value-type="float">
            <text:p>0.82692</text:p>
          </table:table-cell>
          <table:table-cell office:value-type="float" office:value="0.836732" calcext:value-type="float">
            <text:p>0.836732</text:p>
          </table:table-cell>
          <table:table-cell office:value-type="float" office:value="0.845828" calcext:value-type="float">
            <text:p>0.845828</text:p>
          </table:table-cell>
          <table:table-cell office:value-type="float" office:value="0.854556" calcext:value-type="float">
            <text:p>0.854556</text:p>
          </table:table-cell>
          <table:table-cell office:value-type="float" office:value="0.867534" calcext:value-type="float">
            <text:p>0.867534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804349" calcext:value-type="float">
            <text:p>0.80434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82586" calcext:value-type="float">
            <text:p>0.482586</text:p>
          </table:table-cell>
          <table:table-cell office:value-type="float" office:value="0.697728" calcext:value-type="float">
            <text:p>0.697728</text:p>
          </table:table-cell>
          <table:table-cell office:value-type="float" office:value="0.774465" calcext:value-type="float">
            <text:p>0.774465</text:p>
          </table:table-cell>
          <table:table-cell office:value-type="float" office:value="0.792228" calcext:value-type="float">
            <text:p>0.792228</text:p>
          </table:table-cell>
          <table:table-cell office:value-type="float" office:value="0.80039" calcext:value-type="float">
            <text:p>0.80039</text:p>
          </table:table-cell>
          <table:table-cell office:value-type="float" office:value="0.815346" calcext:value-type="float">
            <text:p>0.815346</text:p>
          </table:table-cell>
          <table:table-cell office:value-type="float" office:value="0.826334" calcext:value-type="float">
            <text:p>0.826334</text:p>
          </table:table-cell>
          <table:table-cell office:value-type="float" office:value="0.836343" calcext:value-type="float">
            <text:p>0.836343</text:p>
          </table:table-cell>
          <table:table-cell office:value-type="float" office:value="0.846072" calcext:value-type="float">
            <text:p>0.846072</text:p>
          </table:table-cell>
          <table:table-cell office:value-type="float" office:value="0.859953" calcext:value-type="float">
            <text:p>0.859953</text:p>
          </table:table-cell>
          <table:table-cell office:value-type="float" office:value="0.867692" calcext:value-type="float">
            <text:p>0.867692</text:p>
          </table:table-cell>
          <table:table-cell office:value-type="float" office:value="0.870624" calcext:value-type="float">
            <text:p>0.870624</text:p>
          </table:table-cell>
          <table:table-cell office:value-type="float" office:value="0.811655" calcext:value-type="float">
            <text:p>0.81165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0.601921" calcext:value-type="float">
            <text:p>0.601921</text:p>
          </table:table-cell>
          <table:table-cell office:value-type="float" office:value="0.772214" calcext:value-type="float">
            <text:p>0.772214</text:p>
          </table:table-cell>
          <table:table-cell office:value-type="float" office:value="0.791478" calcext:value-type="float">
            <text:p>0.791478</text:p>
          </table:table-cell>
          <table:table-cell office:value-type="float" office:value="0.807062" calcext:value-type="float">
            <text:p>0.807062</text:p>
          </table:table-cell>
          <table:table-cell office:value-type="float" office:value="0.821057" calcext:value-type="float">
            <text:p>0.821057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841286" calcext:value-type="float">
            <text:p>0.841286</text:p>
          </table:table-cell>
          <table:table-cell office:value-type="float" office:value="0.851152" calcext:value-type="float">
            <text:p>0.851152</text:p>
          </table:table-cell>
          <table:table-cell office:value-type="float" office:value="0.862613" calcext:value-type="float">
            <text:p>0.862613</text:p>
          </table:table-cell>
          <table:table-cell office:value-type="float" office:value="0.867787" calcext:value-type="float">
            <text:p>0.867787</text:p>
          </table:table-cell>
          <table:table-cell office:value-type="float" office:value="0.870624" calcext:value-type="float">
            <text:p>0.870624</text:p>
          </table:table-cell>
          <table:table-cell office:value-type="float" office:value="0.805087" calcext:value-type="float">
            <text:p>0.80508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94041" calcext:value-type="float">
            <text:p>0.494041</text:p>
          </table:table-cell>
          <table:table-cell office:value-type="float" office:value="0.691374" calcext:value-type="float">
            <text:p>0.691374</text:p>
          </table:table-cell>
          <table:table-cell office:value-type="float" office:value="0.773223" calcext:value-type="float">
            <text:p>0.773223</text:p>
          </table:table-cell>
          <table:table-cell office:value-type="float" office:value="0.790251" calcext:value-type="float">
            <text:p>0.790251</text:p>
          </table:table-cell>
          <table:table-cell office:value-type="float" office:value="0.80846" calcext:value-type="float">
            <text:p>0.80846</text:p>
          </table:table-cell>
          <table:table-cell office:value-type="float" office:value="0.822153" calcext:value-type="float">
            <text:p>0.822153</text:p>
          </table:table-cell>
          <table:table-cell office:value-type="float" office:value="0.834484" calcext:value-type="float">
            <text:p>0.834484</text:p>
          </table:table-cell>
          <table:table-cell office:value-type="float" office:value="0.838214" calcext:value-type="float">
            <text:p>0.838214</text:p>
          </table:table-cell>
          <table:table-cell office:value-type="float" office:value="0.849139" calcext:value-type="float">
            <text:p>0.849139</text:p>
          </table:table-cell>
          <table:table-cell office:value-type="float" office:value="0.861067" calcext:value-type="float">
            <text:p>0.861067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13584" calcext:value-type="float">
            <text:p>0.81358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0.648836" calcext:value-type="float">
            <text:p>0.648836</text:p>
          </table:table-cell>
          <table:table-cell office:value-type="float" office:value="0.776282" calcext:value-type="float">
            <text:p>0.776282</text:p>
          </table:table-cell>
          <table:table-cell office:value-type="float" office:value="0.792649" calcext:value-type="float">
            <text:p>0.792649</text:p>
          </table:table-cell>
          <table:table-cell office:value-type="float" office:value="0.80803" calcext:value-type="float">
            <text:p>0.80803</text:p>
          </table:table-cell>
          <table:table-cell office:value-type="float" office:value="0.821572" calcext:value-type="float">
            <text:p>0.821572</text:p>
          </table:table-cell>
          <table:table-cell office:value-type="float" office:value="0.834874" calcext:value-type="float">
            <text:p>0.834874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854938" calcext:value-type="float">
            <text:p>0.854938</text:p>
          </table:table-cell>
          <table:table-cell office:value-type="float" office:value="0.86442" calcext:value-type="float">
            <text:p>0.86442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11157" calcext:value-type="float">
            <text:p>0.81115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6774" calcext:value-type="float">
            <text:p>0.66774</text:p>
          </table:table-cell>
          <table:table-cell office:value-type="float" office:value="0.747716" calcext:value-type="float">
            <text:p>0.747716</text:p>
          </table:table-cell>
          <table:table-cell office:value-type="float" office:value="0.779667" calcext:value-type="float">
            <text:p>0.779667</text:p>
          </table:table-cell>
          <table:table-cell office:value-type="float" office:value="0.797062" calcext:value-type="float">
            <text:p>0.797062</text:p>
          </table:table-cell>
          <table:table-cell office:value-type="float" office:value="0.814513" calcext:value-type="float">
            <text:p>0.814513</text:p>
          </table:table-cell>
          <table:table-cell office:value-type="float" office:value="0.823456" calcext:value-type="float">
            <text:p>0.823456</text:p>
          </table:table-cell>
          <table:table-cell office:value-type="float" office:value="0.834975" calcext:value-type="float">
            <text:p>0.834975</text:p>
          </table:table-cell>
          <table:table-cell office:value-type="float" office:value="0.843795" calcext:value-type="float">
            <text:p>0.843795</text:p>
          </table:table-cell>
          <table:table-cell office:value-type="float" office:value="0.855858" calcext:value-type="float">
            <text:p>0.855858</text:p>
          </table:table-cell>
          <table:table-cell office:value-type="float" office:value="0.864856" calcext:value-type="float">
            <text:p>0.864856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22937" calcext:value-type="float">
            <text:p>0.82293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36101" calcext:value-type="float">
            <text:p>0.236101</text:p>
          </table:table-cell>
          <table:table-cell office:value-type="float" office:value="0.724912" calcext:value-type="float">
            <text:p>0.724912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95495" calcext:value-type="float">
            <text:p>0.795495</text:p>
          </table:table-cell>
          <table:table-cell office:value-type="float" office:value="0.812398" calcext:value-type="float">
            <text:p>0.812398</text:p>
          </table:table-cell>
          <table:table-cell office:value-type="float" office:value="0.823219" calcext:value-type="float">
            <text:p>0.823219</text:p>
          </table:table-cell>
          <table:table-cell office:value-type="float" office:value="0.835397" calcext:value-type="float">
            <text:p>0.835397</text:p>
          </table:table-cell>
          <table:table-cell office:value-type="float" office:value="0.847004" calcext:value-type="float">
            <text:p>0.847004</text:p>
          </table:table-cell>
          <table:table-cell office:value-type="float" office:value="0.855455" calcext:value-type="float">
            <text:p>0.855455</text:p>
          </table:table-cell>
          <table:table-cell office:value-type="float" office:value="0.862486" calcext:value-type="float">
            <text:p>0.862486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20444" calcext:value-type="float">
            <text:p>0.82044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0.481868" calcext:value-type="float">
            <text:p>0.481868</text:p>
          </table:table-cell>
          <table:table-cell office:value-type="float" office:value="0.774733" calcext:value-type="float">
            <text:p>0.774733</text:p>
          </table:table-cell>
          <table:table-cell office:value-type="float" office:value="0.785349" calcext:value-type="float">
            <text:p>0.785349</text:p>
          </table:table-cell>
          <table:table-cell office:value-type="float" office:value="0.804957" calcext:value-type="float">
            <text:p>0.804957</text:p>
          </table:table-cell>
          <table:table-cell office:value-type="float" office:value="0.822853" calcext:value-type="float">
            <text:p>0.822853</text:p>
          </table:table-cell>
          <table:table-cell office:value-type="float" office:value="0.835059" calcext:value-type="float">
            <text:p>0.835059</text:p>
          </table:table-cell>
          <table:table-cell office:value-type="float" office:value="0.851257" calcext:value-type="float">
            <text:p>0.851257</text:p>
          </table:table-cell>
          <table:table-cell office:value-type="float" office:value="0.856783" calcext:value-type="float">
            <text:p>0.856783</text:p>
          </table:table-cell>
          <table:table-cell office:value-type="float" office:value="0.863548" calcext:value-type="float">
            <text:p>0.863548</text:p>
          </table:table-cell>
          <table:table-cell office:value-type="float" office:value="0.86763" calcext:value-type="float">
            <text:p>0.86763</text:p>
          </table:table-cell>
          <table:table-cell office:value-type="float" office:value="0.870624" calcext:value-type="float">
            <text:p>0.870624</text:p>
          </table:table-cell>
          <table:table-cell office:value-type="float" office:value="0.794404" calcext:value-type="float">
            <text:p>0.79440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0.547992" calcext:value-type="float">
            <text:p>0.547992</text:p>
          </table:table-cell>
          <table:table-cell office:value-type="float" office:value="0.776614" calcext:value-type="float">
            <text:p>0.776614</text:p>
          </table:table-cell>
          <table:table-cell office:value-type="float" office:value="0.78793" calcext:value-type="float">
            <text:p>0.78793</text:p>
          </table:table-cell>
          <table:table-cell office:value-type="float" office:value="0.809306" calcext:value-type="float">
            <text:p>0.809306</text:p>
          </table:table-cell>
          <table:table-cell office:value-type="float" office:value="0.824282" calcext:value-type="float">
            <text:p>0.824282</text:p>
          </table:table-cell>
          <table:table-cell office:value-type="float" office:value="0.837528" calcext:value-type="float">
            <text:p>0.837528</text:p>
          </table:table-cell>
          <table:table-cell office:value-type="float" office:value="0.852201" calcext:value-type="float">
            <text:p>0.852201</text:p>
          </table:table-cell>
          <table:table-cell office:value-type="float" office:value="0.855898" calcext:value-type="float">
            <text:p>0.855898</text:p>
          </table:table-cell>
          <table:table-cell office:value-type="float" office:value="0.861014" calcext:value-type="float">
            <text:p>0.861014</text:p>
          </table:table-cell>
          <table:table-cell office:value-type="float" office:value="0.867534" calcext:value-type="float">
            <text:p>0.867534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80203" calcext:value-type="float">
            <text:p>0.8020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" calcext:value-type="float">
            <text:p>-1</text:p>
          </table:table-cell>
          <table:table-cell office:value-type="float" office:value="0.645125" calcext:value-type="float">
            <text:p>0.645125</text:p>
          </table:table-cell>
          <table:table-cell office:value-type="float" office:value="0.778106" calcext:value-type="float">
            <text:p>0.778106</text:p>
          </table:table-cell>
          <table:table-cell office:value-type="float" office:value="0.792582" calcext:value-type="float">
            <text:p>0.792582</text:p>
          </table:table-cell>
          <table:table-cell office:value-type="float" office:value="0.805661" calcext:value-type="float">
            <text:p>0.805661</text:p>
          </table:table-cell>
          <table:table-cell office:value-type="float" office:value="0.822052" calcext:value-type="float">
            <text:p>0.822052</text:p>
          </table:table-cell>
          <table:table-cell office:value-type="float" office:value="0.833447" calcext:value-type="float">
            <text:p>0.833447</text:p>
          </table:table-cell>
          <table:table-cell office:value-type="float" office:value="0.849901" calcext:value-type="float">
            <text:p>0.849901</text:p>
          </table:table-cell>
          <table:table-cell office:value-type="float" office:value="0.855718" calcext:value-type="float">
            <text:p>0.855718</text:p>
          </table:table-cell>
          <table:table-cell office:value-type="float" office:value="0.858911" calcext:value-type="float">
            <text:p>0.858911</text:p>
          </table:table-cell>
          <table:table-cell office:value-type="float" office:value="0.867534" calcext:value-type="float">
            <text:p>0.867534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810904" calcext:value-type="float">
            <text:p>0.81090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0.516317" calcext:value-type="float">
            <text:p>0.516317</text:p>
          </table:table-cell>
          <table:table-cell office:value-type="float" office:value="0.769958" calcext:value-type="float">
            <text:p>0.769958</text:p>
          </table:table-cell>
          <table:table-cell office:value-type="float" office:value="0.785213" calcext:value-type="float">
            <text:p>0.785213</text:p>
          </table:table-cell>
          <table:table-cell office:value-type="float" office:value="0.797958" calcext:value-type="float">
            <text:p>0.797958</text:p>
          </table:table-cell>
          <table:table-cell office:value-type="float" office:value="0.816129" calcext:value-type="float">
            <text:p>0.816129</text:p>
          </table:table-cell>
          <table:table-cell office:value-type="float" office:value="0.827537" calcext:value-type="float">
            <text:p>0.827537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50452" calcext:value-type="float">
            <text:p>0.850452</text:p>
          </table:table-cell>
          <table:table-cell office:value-type="float" office:value="0.858842" calcext:value-type="float">
            <text:p>0.858842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792613" calcext:value-type="float">
            <text:p>0.79261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48153" calcext:value-type="float">
            <text:p>0.448153</text:p>
          </table:table-cell>
          <table:table-cell office:value-type="float" office:value="0.709308" calcext:value-type="float">
            <text:p>0.709308</text:p>
          </table:table-cell>
          <table:table-cell office:value-type="float" office:value="0.778133" calcext:value-type="float">
            <text:p>0.778133</text:p>
          </table:table-cell>
          <table:table-cell office:value-type="float" office:value="0.793268" calcext:value-type="float">
            <text:p>0.793268</text:p>
          </table:table-cell>
          <table:table-cell office:value-type="float" office:value="0.803588" calcext:value-type="float">
            <text:p>0.803588</text:p>
          </table:table-cell>
          <table:table-cell office:value-type="float" office:value="0.821148" calcext:value-type="float">
            <text:p>0.821148</text:p>
          </table:table-cell>
          <table:table-cell office:value-type="float" office:value="0.830794" calcext:value-type="float">
            <text:p>0.830794</text:p>
          </table:table-cell>
          <table:table-cell office:value-type="float" office:value="0.839453" calcext:value-type="float">
            <text:p>0.839453</text:p>
          </table:table-cell>
          <table:table-cell office:value-type="float" office:value="0.854321" calcext:value-type="float">
            <text:p>0.854321</text:p>
          </table:table-cell>
          <table:table-cell office:value-type="float" office:value="0.859557" calcext:value-type="float">
            <text:p>0.859557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15704" calcext:value-type="float">
            <text:p>0.81570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36369" calcext:value-type="float">
            <text:p>0.436369</text:p>
          </table:table-cell>
          <table:table-cell office:value-type="float" office:value="0.73434" calcext:value-type="float">
            <text:p>0.73434</text:p>
          </table:table-cell>
          <table:table-cell office:value-type="float" office:value="0.786627" calcext:value-type="float">
            <text:p>0.786627</text:p>
          </table:table-cell>
          <table:table-cell office:value-type="float" office:value="0.798552" calcext:value-type="float">
            <text:p>0.798552</text:p>
          </table:table-cell>
          <table:table-cell office:value-type="float" office:value="0.814133" calcext:value-type="float">
            <text:p>0.814133</text:p>
          </table:table-cell>
          <table:table-cell office:value-type="float" office:value="0.824263" calcext:value-type="float">
            <text:p>0.824263</text:p>
          </table:table-cell>
          <table:table-cell office:value-type="float" office:value="0.835354" calcext:value-type="float">
            <text:p>0.835354</text:p>
          </table:table-cell>
          <table:table-cell office:value-type="float" office:value="0.844527" calcext:value-type="float">
            <text:p>0.844527</text:p>
          </table:table-cell>
          <table:table-cell office:value-type="float" office:value="0.855519" calcext:value-type="float">
            <text:p>0.855519</text:p>
          </table:table-cell>
          <table:table-cell office:value-type="float" office:value="0.861585" calcext:value-type="float">
            <text:p>0.861585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22237" calcext:value-type="float">
            <text:p>0.82223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565689" calcext:value-type="float">
            <text:p>0.565689</text:p>
          </table:table-cell>
          <table:table-cell office:value-type="float" office:value="0.784523" calcext:value-type="float">
            <text:p>0.784523</text:p>
          </table:table-cell>
          <table:table-cell office:value-type="float" office:value="0.796449" calcext:value-type="float">
            <text:p>0.796449</text:p>
          </table:table-cell>
          <table:table-cell office:value-type="float" office:value="0.811546" calcext:value-type="float">
            <text:p>0.811546</text:p>
          </table:table-cell>
          <table:table-cell office:value-type="float" office:value="0.822973" calcext:value-type="float">
            <text:p>0.822973</text:p>
          </table:table-cell>
          <table:table-cell office:value-type="float" office:value="0.831587" calcext:value-type="float">
            <text:p>0.831587</text:p>
          </table:table-cell>
          <table:table-cell office:value-type="float" office:value="0.839822" calcext:value-type="float">
            <text:p>0.839822</text:p>
          </table:table-cell>
          <table:table-cell office:value-type="float" office:value="0.853251" calcext:value-type="float">
            <text:p>0.853251</text:p>
          </table:table-cell>
          <table:table-cell office:value-type="float" office:value="0.860571" calcext:value-type="float">
            <text:p>0.860571</text:p>
          </table:table-cell>
          <table:table-cell office:value-type="float" office:value="0.867534" calcext:value-type="float">
            <text:p>0.867534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803394" calcext:value-type="float">
            <text:p>0.80339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61019" calcext:value-type="float">
            <text:p>0.461019</text:p>
          </table:table-cell>
          <table:table-cell office:value-type="float" office:value="0.671768" calcext:value-type="float">
            <text:p>0.671768</text:p>
          </table:table-cell>
          <table:table-cell office:value-type="float" office:value="0.775785" calcext:value-type="float">
            <text:p>0.775785</text:p>
          </table:table-cell>
          <table:table-cell office:value-type="float" office:value="0.793501" calcext:value-type="float">
            <text:p>0.793501</text:p>
          </table:table-cell>
          <table:table-cell office:value-type="float" office:value="0.805634" calcext:value-type="float">
            <text:p>0.805634</text:p>
          </table:table-cell>
          <table:table-cell office:value-type="float" office:value="0.821019" calcext:value-type="float">
            <text:p>0.821019</text:p>
          </table:table-cell>
          <table:table-cell office:value-type="float" office:value="0.830322" calcext:value-type="float">
            <text:p>0.830322</text:p>
          </table:table-cell>
          <table:table-cell office:value-type="float" office:value="0.840639" calcext:value-type="float">
            <text:p>0.840639</text:p>
          </table:table-cell>
          <table:table-cell office:value-type="float" office:value="0.856015" calcext:value-type="float">
            <text:p>0.856015</text:p>
          </table:table-cell>
          <table:table-cell office:value-type="float" office:value="0.865728" calcext:value-type="float">
            <text:p>0.865728</text:p>
          </table:table-cell>
          <table:table-cell office:value-type="float" office:value="0.867547" calcext:value-type="float">
            <text:p>0.867547</text:p>
          </table:table-cell>
          <table:table-cell office:value-type="float" office:value="0.868713" calcext:value-type="float">
            <text:p>0.868713</text:p>
          </table:table-cell>
          <table:table-cell office:value-type="float" office:value="0.812796" calcext:value-type="float">
            <text:p>0.81279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0.552434" calcext:value-type="float">
            <text:p>0.552434</text:p>
          </table:table-cell>
          <table:table-cell office:value-type="float" office:value="0.774424" calcext:value-type="float">
            <text:p>0.774424</text:p>
          </table:table-cell>
          <table:table-cell office:value-type="float" office:value="0.793618" calcext:value-type="float">
            <text:p>0.793618</text:p>
          </table:table-cell>
          <table:table-cell office:value-type="float" office:value="0.80637" calcext:value-type="float">
            <text:p>0.80637</text:p>
          </table:table-cell>
          <table:table-cell office:value-type="float" office:value="0.82137" calcext:value-type="float">
            <text:p>0.82137</text:p>
          </table:table-cell>
          <table:table-cell office:value-type="float" office:value="0.83011" calcext:value-type="float">
            <text:p>0.83011</text:p>
          </table:table-cell>
          <table:table-cell office:value-type="float" office:value="0.838574" calcext:value-type="float">
            <text:p>0.838574</text:p>
          </table:table-cell>
          <table:table-cell office:value-type="float" office:value="0.855194" calcext:value-type="float">
            <text:p>0.855194</text:p>
          </table:table-cell>
          <table:table-cell office:value-type="float" office:value="0.864856" calcext:value-type="float">
            <text:p>0.864856</text:p>
          </table:table-cell>
          <table:table-cell office:value-type="float" office:value="0.867485" calcext:value-type="float">
            <text:p>0.867485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00444" calcext:value-type="float">
            <text:p>0.80044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  <table:table-cell office:value-type="float" office:value="0.338691" calcext:value-type="float">
            <text:p>0.338691</text:p>
          </table:table-cell>
          <table:table-cell office:value-type="float" office:value="0.757157" calcext:value-type="float">
            <text:p>0.757157</text:p>
          </table:table-cell>
          <table:table-cell office:value-type="float" office:value="0.780698" calcext:value-type="float">
            <text:p>0.780698</text:p>
          </table:table-cell>
          <table:table-cell office:value-type="float" office:value="0.797111" calcext:value-type="float">
            <text:p>0.797111</text:p>
          </table:table-cell>
          <table:table-cell office:value-type="float" office:value="0.81555" calcext:value-type="float">
            <text:p>0.81555</text:p>
          </table:table-cell>
          <table:table-cell office:value-type="float" office:value="0.827173" calcext:value-type="float">
            <text:p>0.827173</text:p>
          </table:table-cell>
          <table:table-cell office:value-type="float" office:value="0.839849" calcext:value-type="float">
            <text:p>0.839849</text:p>
          </table:table-cell>
          <table:table-cell office:value-type="float" office:value="0.857549" calcext:value-type="float">
            <text:p>0.857549</text:p>
          </table:table-cell>
          <table:table-cell office:value-type="float" office:value="0.86442" calcext:value-type="float">
            <text:p>0.86442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774567" calcext:value-type="float">
            <text:p>0.77456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office:value-type="float" office:value="0.382803" calcext:value-type="float">
            <text:p>0.382803</text:p>
          </table:table-cell>
          <table:table-cell office:value-type="float" office:value="0.725293" calcext:value-type="float">
            <text:p>0.725293</text:p>
          </table:table-cell>
          <table:table-cell office:value-type="float" office:value="0.775198" calcext:value-type="float">
            <text:p>0.775198</text:p>
          </table:table-cell>
          <table:table-cell office:value-type="float" office:value="0.792973" calcext:value-type="float">
            <text:p>0.792973</text:p>
          </table:table-cell>
          <table:table-cell office:value-type="float" office:value="0.811626" calcext:value-type="float">
            <text:p>0.811626</text:p>
          </table:table-cell>
          <table:table-cell office:value-type="float" office:value="0.825018" calcext:value-type="float">
            <text:p>0.825018</text:p>
          </table:table-cell>
          <table:table-cell office:value-type="float" office:value="0.836747" calcext:value-type="float">
            <text:p>0.836747</text:p>
          </table:table-cell>
          <table:table-cell office:value-type="float" office:value="0.851939" calcext:value-type="float">
            <text:p>0.851939</text:p>
          </table:table-cell>
          <table:table-cell office:value-type="float" office:value="0.863112" calcext:value-type="float">
            <text:p>0.863112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773218" calcext:value-type="float">
            <text:p>0.77321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0.44941" calcext:value-type="float">
            <text:p>0.44941</text:p>
          </table:table-cell>
          <table:table-cell office:value-type="float" office:value="0.74105" calcext:value-type="float">
            <text:p>0.74105</text:p>
          </table:table-cell>
          <table:table-cell office:value-type="float" office:value="0.776811" calcext:value-type="float">
            <text:p>0.776811</text:p>
          </table:table-cell>
          <table:table-cell office:value-type="float" office:value="0.787717" calcext:value-type="float">
            <text:p>0.787717</text:p>
          </table:table-cell>
          <table:table-cell office:value-type="float" office:value="0.803475" calcext:value-type="float">
            <text:p>0.803475</text:p>
          </table:table-cell>
          <table:table-cell office:value-type="float" office:value="0.820663" calcext:value-type="float">
            <text:p>0.820663</text:p>
          </table:table-cell>
          <table:table-cell office:value-type="float" office:value="0.830382" calcext:value-type="float">
            <text:p>0.830382</text:p>
          </table:table-cell>
          <table:table-cell office:value-type="float" office:value="0.845281" calcext:value-type="float">
            <text:p>0.845281</text:p>
          </table:table-cell>
          <table:table-cell office:value-type="float" office:value="0.863008" calcext:value-type="float">
            <text:p>0.863008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778527" calcext:value-type="float">
            <text:p>0.77852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" calcext:value-type="float">
            <text:p>-1</text:p>
          </table:table-cell>
          <table:table-cell office:value-type="float" office:value="0.501966" calcext:value-type="float">
            <text:p>0.501966</text:p>
          </table:table-cell>
          <table:table-cell office:value-type="float" office:value="0.762702" calcext:value-type="float">
            <text:p>0.762702</text:p>
          </table:table-cell>
          <table:table-cell office:value-type="float" office:value="0.780632" calcext:value-type="float">
            <text:p>0.780632</text:p>
          </table:table-cell>
          <table:table-cell office:value-type="float" office:value="0.795565" calcext:value-type="float">
            <text:p>0.795565</text:p>
          </table:table-cell>
          <table:table-cell office:value-type="float" office:value="0.816912" calcext:value-type="float">
            <text:p>0.816912</text:p>
          </table:table-cell>
          <table:table-cell office:value-type="float" office:value="0.828619" calcext:value-type="float">
            <text:p>0.828619</text:p>
          </table:table-cell>
          <table:table-cell office:value-type="float" office:value="0.840415" calcext:value-type="float">
            <text:p>0.840415</text:p>
          </table:table-cell>
          <table:table-cell office:value-type="float" office:value="0.855061" calcext:value-type="float">
            <text:p>0.855061</text:p>
          </table:table-cell>
          <table:table-cell office:value-type="float" office:value="0.867036" calcext:value-type="float">
            <text:p>0.867036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791638" calcext:value-type="float">
            <text:p>0.79163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73798" calcext:value-type="float">
            <text:p>0.273798</text:p>
          </table:table-cell>
          <table:table-cell office:value-type="float" office:value="0.611763" calcext:value-type="float">
            <text:p>0.611763</text:p>
          </table:table-cell>
          <table:table-cell office:value-type="float" office:value="0.767587" calcext:value-type="float">
            <text:p>0.767587</text:p>
          </table:table-cell>
          <table:table-cell office:value-type="float" office:value="0.782667" calcext:value-type="float">
            <text:p>0.782667</text:p>
          </table:table-cell>
          <table:table-cell office:value-type="float" office:value="0.798201" calcext:value-type="float">
            <text:p>0.798201</text:p>
          </table:table-cell>
          <table:table-cell office:value-type="float" office:value="0.81718" calcext:value-type="float">
            <text:p>0.81718</text:p>
          </table:table-cell>
          <table:table-cell office:value-type="float" office:value="0.827518" calcext:value-type="float">
            <text:p>0.827518</text:p>
          </table:table-cell>
          <table:table-cell office:value-type="float" office:value="0.839393" calcext:value-type="float">
            <text:p>0.839393</text:p>
          </table:table-cell>
          <table:table-cell office:value-type="float" office:value="0.85439" calcext:value-type="float">
            <text:p>0.85439</text:p>
          </table:table-cell>
          <table:table-cell office:value-type="float" office:value="0.8666" calcext:value-type="float">
            <text:p>0.8666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03277" calcext:value-type="float">
            <text:p>0.8032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float" office:value="0.526004" calcext:value-type="float">
            <text:p>0.526004</text:p>
          </table:table-cell>
          <table:table-cell office:value-type="float" office:value="0.774262" calcext:value-type="float">
            <text:p>0.774262</text:p>
          </table:table-cell>
          <table:table-cell office:value-type="float" office:value="0.784662" calcext:value-type="float">
            <text:p>0.784662</text:p>
          </table:table-cell>
          <table:table-cell office:value-type="float" office:value="0.801151" calcext:value-type="float">
            <text:p>0.801151</text:p>
          </table:table-cell>
          <table:table-cell office:value-type="float" office:value="0.819138" calcext:value-type="float">
            <text:p>0.819138</text:p>
          </table:table-cell>
          <table:table-cell office:value-type="float" office:value="0.82738" calcext:value-type="float">
            <text:p>0.82738</text:p>
          </table:table-cell>
          <table:table-cell office:value-type="float" office:value="0.841491" calcext:value-type="float">
            <text:p>0.841491</text:p>
          </table:table-cell>
          <table:table-cell office:value-type="float" office:value="0.857641" calcext:value-type="float">
            <text:p>0.857641</text:p>
          </table:table-cell>
          <table:table-cell office:value-type="float" office:value="0.867036" calcext:value-type="float">
            <text:p>0.867036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796624" calcext:value-type="float">
            <text:p>0.79662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0.523408" calcext:value-type="float">
            <text:p>0.523408</text:p>
          </table:table-cell>
          <table:table-cell office:value-type="float" office:value="0.77444" calcext:value-type="float">
            <text:p>0.77444</text:p>
          </table:table-cell>
          <table:table-cell office:value-type="float" office:value="0.788892" calcext:value-type="float">
            <text:p>0.788892</text:p>
          </table:table-cell>
          <table:table-cell office:value-type="float" office:value="0.807262" calcext:value-type="float">
            <text:p>0.807262</text:p>
          </table:table-cell>
          <table:table-cell office:value-type="float" office:value="0.820102" calcext:value-type="float">
            <text:p>0.820102</text:p>
          </table:table-cell>
          <table:table-cell office:value-type="float" office:value="0.829728" calcext:value-type="float">
            <text:p>0.829728</text:p>
          </table:table-cell>
          <table:table-cell office:value-type="float" office:value="0.84098" calcext:value-type="float">
            <text:p>0.84098</text:p>
          </table:table-cell>
          <table:table-cell office:value-type="float" office:value="0.855384" calcext:value-type="float">
            <text:p>0.855384</text:p>
          </table:table-cell>
          <table:table-cell office:value-type="float" office:value="0.865728" calcext:value-type="float">
            <text:p>0.865728</text:p>
          </table:table-cell>
          <table:table-cell office:value-type="float" office:value="0.86763" calcext:value-type="float">
            <text:p>0.86763</text:p>
          </table:table-cell>
          <table:table-cell office:value-type="float" office:value="0.870624" calcext:value-type="float">
            <text:p>0.870624</text:p>
          </table:table-cell>
          <table:table-cell office:value-type="float" office:value="0.797355" calcext:value-type="float">
            <text:p>0.79735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0.608857" calcext:value-type="float">
            <text:p>0.608857</text:p>
          </table:table-cell>
          <table:table-cell office:value-type="float" office:value="0.770766" calcext:value-type="float">
            <text:p>0.770766</text:p>
          </table:table-cell>
          <table:table-cell office:value-type="float" office:value="0.780612" calcext:value-type="float">
            <text:p>0.780612</text:p>
          </table:table-cell>
          <table:table-cell office:value-type="float" office:value="0.799048" calcext:value-type="float">
            <text:p>0.799048</text:p>
          </table:table-cell>
          <table:table-cell office:value-type="float" office:value="0.814742" calcext:value-type="float">
            <text:p>0.814742</text:p>
          </table:table-cell>
          <table:table-cell office:value-type="float" office:value="0.824369" calcext:value-type="float">
            <text:p>0.824369</text:p>
          </table:table-cell>
          <table:table-cell office:value-type="float" office:value="0.838712" calcext:value-type="float">
            <text:p>0.838712</text:p>
          </table:table-cell>
          <table:table-cell office:value-type="float" office:value="0.854907" calcext:value-type="float">
            <text:p>0.854907</text:p>
          </table:table-cell>
          <table:table-cell office:value-type="float" office:value="0.86442" calcext:value-type="float">
            <text:p>0.86442</text:p>
          </table:table-cell>
          <table:table-cell office:value-type="float" office:value="0.867958" calcext:value-type="float">
            <text:p>0.867958</text:p>
          </table:table-cell>
          <table:table-cell office:value-type="float" office:value="0.870624" calcext:value-type="float">
            <text:p>0.870624</text:p>
          </table:table-cell>
          <table:table-cell office:value-type="float" office:value="0.802439" calcext:value-type="float">
            <text:p>0.80243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" calcext:value-type="float">
            <text:p>-1</text:p>
          </table:table-cell>
          <table:table-cell office:value-type="float" office:value="0.497056" calcext:value-type="float">
            <text:p>0.497056</text:p>
          </table:table-cell>
          <table:table-cell office:value-type="float" office:value="0.776869" calcext:value-type="float">
            <text:p>0.776869</text:p>
          </table:table-cell>
          <table:table-cell office:value-type="float" office:value="0.79106" calcext:value-type="float">
            <text:p>0.79106</text:p>
          </table:table-cell>
          <table:table-cell office:value-type="float" office:value="0.808238" calcext:value-type="float">
            <text:p>0.808238</text:p>
          </table:table-cell>
          <table:table-cell office:value-type="float" office:value="0.818986" calcext:value-type="float">
            <text:p>0.818986</text:p>
          </table:table-cell>
          <table:table-cell office:value-type="float" office:value="0.83088" calcext:value-type="float">
            <text:p>0.83088</text:p>
          </table:table-cell>
          <table:table-cell office:value-type="float" office:value="0.841919" calcext:value-type="float">
            <text:p>0.841919</text:p>
          </table:table-cell>
          <table:table-cell office:value-type="float" office:value="0.857659" calcext:value-type="float">
            <text:p>0.857659</text:p>
          </table:table-cell>
          <table:table-cell office:value-type="float" office:value="0.864856" calcext:value-type="float">
            <text:p>0.864856</text:p>
          </table:table-cell>
          <table:table-cell office:value-type="float" office:value="0.867656" calcext:value-type="float">
            <text:p>0.867656</text:p>
          </table:table-cell>
          <table:table-cell office:value-type="float" office:value="0.870624" calcext:value-type="float">
            <text:p>0.870624</text:p>
          </table:table-cell>
          <table:table-cell office:value-type="float" office:value="0.795518" calcext:value-type="float">
            <text:p>0.79551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0.615777" calcext:value-type="float">
            <text:p>0.615777</text:p>
          </table:table-cell>
          <table:table-cell office:value-type="float" office:value="0.787001" calcext:value-type="float">
            <text:p>0.787001</text:p>
          </table:table-cell>
          <table:table-cell office:value-type="float" office:value="0.80084" calcext:value-type="float">
            <text:p>0.80084</text:p>
          </table:table-cell>
          <table:table-cell office:value-type="float" office:value="0.818314" calcext:value-type="float">
            <text:p>0.818314</text:p>
          </table:table-cell>
          <table:table-cell office:value-type="float" office:value="0.821125" calcext:value-type="float">
            <text:p>0.821125</text:p>
          </table:table-cell>
          <table:table-cell office:value-type="float" office:value="0.835802" calcext:value-type="float">
            <text:p>0.835802</text:p>
          </table:table-cell>
          <table:table-cell office:value-type="float" office:value="0.85028" calcext:value-type="float">
            <text:p>0.85028</text:p>
          </table:table-cell>
          <table:table-cell office:value-type="float" office:value="0.857342" calcext:value-type="float">
            <text:p>0.857342</text:p>
          </table:table-cell>
          <table:table-cell office:value-type="float" office:value="0.867036" calcext:value-type="float">
            <text:p>0.867036</text:p>
          </table:table-cell>
          <table:table-cell office:value-type="float" office:value="0.86763" calcext:value-type="float">
            <text:p>0.86763</text:p>
          </table:table-cell>
          <table:table-cell office:value-type="float" office:value="0.870624" calcext:value-type="float">
            <text:p>0.870624</text:p>
          </table:table-cell>
          <table:table-cell office:value-type="float" office:value="0.812115" calcext:value-type="float">
            <text:p>0.81211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96963" calcext:value-type="float">
            <text:p>0.196963</text:p>
          </table:table-cell>
          <table:table-cell office:value-type="float" office:value="0.737132" calcext:value-type="float">
            <text:p>0.737132</text:p>
          </table:table-cell>
          <table:table-cell office:value-type="float" office:value="0.782604" calcext:value-type="float">
            <text:p>0.782604</text:p>
          </table:table-cell>
          <table:table-cell office:value-type="float" office:value="0.799876" calcext:value-type="float">
            <text:p>0.799876</text:p>
          </table:table-cell>
          <table:table-cell office:value-type="float" office:value="0.817809" calcext:value-type="float">
            <text:p>0.817809</text:p>
          </table:table-cell>
          <table:table-cell office:value-type="float" office:value="0.823098" calcext:value-type="float">
            <text:p>0.823098</text:p>
          </table:table-cell>
          <table:table-cell office:value-type="float" office:value="0.835371" calcext:value-type="float">
            <text:p>0.835371</text:p>
          </table:table-cell>
          <table:table-cell office:value-type="float" office:value="0.851017" calcext:value-type="float">
            <text:p>0.851017</text:p>
          </table:table-cell>
          <table:table-cell office:value-type="float" office:value="0.857898" calcext:value-type="float">
            <text:p>0.857898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23975" calcext:value-type="float">
            <text:p>0.82397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  <table:table-cell office:value-type="float" office:value="0.587628" calcext:value-type="float">
            <text:p>0.587628</text:p>
          </table:table-cell>
          <table:table-cell office:value-type="float" office:value="0.782058" calcext:value-type="float">
            <text:p>0.782058</text:p>
          </table:table-cell>
          <table:table-cell office:value-type="float" office:value="0.798846" calcext:value-type="float">
            <text:p>0.798846</text:p>
          </table:table-cell>
          <table:table-cell office:value-type="float" office:value="0.818394" calcext:value-type="float">
            <text:p>0.818394</text:p>
          </table:table-cell>
          <table:table-cell office:value-type="float" office:value="0.827674" calcext:value-type="float">
            <text:p>0.827674</text:p>
          </table:table-cell>
          <table:table-cell office:value-type="float" office:value="0.838854" calcext:value-type="float">
            <text:p>0.838854</text:p>
          </table:table-cell>
          <table:table-cell office:value-type="float" office:value="0.851785" calcext:value-type="float">
            <text:p>0.851785</text:p>
          </table:table-cell>
          <table:table-cell office:value-type="float" office:value="0.858412" calcext:value-type="float">
            <text:p>0.858412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09859" calcext:value-type="float">
            <text:p>0.80985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25682" calcext:value-type="float">
            <text:p>0.725682</text:p>
          </table:table-cell>
          <table:table-cell office:value-type="float" office:value="0.763092" calcext:value-type="float">
            <text:p>0.763092</text:p>
          </table:table-cell>
          <table:table-cell office:value-type="float" office:value="0.78156" calcext:value-type="float">
            <text:p>0.78156</text:p>
          </table:table-cell>
          <table:table-cell office:value-type="float" office:value="0.80355" calcext:value-type="float">
            <text:p>0.80355</text:p>
          </table:table-cell>
          <table:table-cell office:value-type="float" office:value="0.819311" calcext:value-type="float">
            <text:p>0.819311</text:p>
          </table:table-cell>
          <table:table-cell office:value-type="float" office:value="0.831333" calcext:value-type="float">
            <text:p>0.831333</text:p>
          </table:table-cell>
          <table:table-cell office:value-type="float" office:value="0.839317" calcext:value-type="float">
            <text:p>0.839317</text:p>
          </table:table-cell>
          <table:table-cell office:value-type="float" office:value="0.852347" calcext:value-type="float">
            <text:p>0.852347</text:p>
          </table:table-cell>
          <table:table-cell office:value-type="float" office:value="0.858357" calcext:value-type="float">
            <text:p>0.858357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28381" calcext:value-type="float">
            <text:p>0.82838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0.662753" calcext:value-type="float">
            <text:p>0.662753</text:p>
          </table:table-cell>
          <table:table-cell office:value-type="float" office:value="0.778904" calcext:value-type="float">
            <text:p>0.778904</text:p>
          </table:table-cell>
          <table:table-cell office:value-type="float" office:value="0.7927" calcext:value-type="float">
            <text:p>0.7927</text:p>
          </table:table-cell>
          <table:table-cell office:value-type="float" office:value="0.810631" calcext:value-type="float">
            <text:p>0.810631</text:p>
          </table:table-cell>
          <table:table-cell office:value-type="float" office:value="0.81879" calcext:value-type="float">
            <text:p>0.81879</text:p>
          </table:table-cell>
          <table:table-cell office:value-type="float" office:value="0.835156" calcext:value-type="float">
            <text:p>0.835156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855675" calcext:value-type="float">
            <text:p>0.855675</text:p>
          </table:table-cell>
          <table:table-cell office:value-type="float" office:value="0.863548" calcext:value-type="float">
            <text:p>0.863548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13033" calcext:value-type="float">
            <text:p>0.81303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  <table:table-cell office:value-type="float" office:value="0.551725" calcext:value-type="float">
            <text:p>0.551725</text:p>
          </table:table-cell>
          <table:table-cell office:value-type="float" office:value="0.782221" calcext:value-type="float">
            <text:p>0.782221</text:p>
          </table:table-cell>
          <table:table-cell office:value-type="float" office:value="0.803458" calcext:value-type="float">
            <text:p>0.803458</text:p>
          </table:table-cell>
          <table:table-cell office:value-type="float" office:value="0.818314" calcext:value-type="float">
            <text:p>0.818314</text:p>
          </table:table-cell>
          <table:table-cell office:value-type="float" office:value="0.82744" calcext:value-type="float">
            <text:p>0.82744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44883" calcext:value-type="float">
            <text:p>0.844883</text:p>
          </table:table-cell>
          <table:table-cell office:value-type="float" office:value="0.856516" calcext:value-type="float">
            <text:p>0.856516</text:p>
          </table:table-cell>
          <table:table-cell office:value-type="float" office:value="0.8666" calcext:value-type="float">
            <text:p>0.8666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05488" calcext:value-type="float">
            <text:p>0.80548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" calcext:value-type="float">
            <text:p>-1</text:p>
          </table:table-cell>
          <table:table-cell office:value-type="float" office:value="0.442542" calcext:value-type="float">
            <text:p>0.442542</text:p>
          </table:table-cell>
          <table:table-cell office:value-type="float" office:value="0.77868" calcext:value-type="float">
            <text:p>0.77868</text:p>
          </table:table-cell>
          <table:table-cell office:value-type="float" office:value="0.80186" calcext:value-type="float">
            <text:p>0.80186</text:p>
          </table:table-cell>
          <table:table-cell office:value-type="float" office:value="0.817117" calcext:value-type="float">
            <text:p>0.817117</text:p>
          </table:table-cell>
          <table:table-cell office:value-type="float" office:value="0.831752" calcext:value-type="float">
            <text:p>0.831752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46457" calcext:value-type="float">
            <text:p>0.846457</text:p>
          </table:table-cell>
          <table:table-cell office:value-type="float" office:value="0.85849" calcext:value-type="float">
            <text:p>0.85849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794809" calcext:value-type="float">
            <text:p>0.79480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office:value-type="float" office:value="0.595979" calcext:value-type="float">
            <text:p>0.595979</text:p>
          </table:table-cell>
          <table:table-cell office:value-type="float" office:value="0.794638" calcext:value-type="float">
            <text:p>0.794638</text:p>
          </table:table-cell>
          <table:table-cell office:value-type="float" office:value="0.808929" calcext:value-type="float">
            <text:p>0.808929</text:p>
          </table:table-cell>
          <table:table-cell office:value-type="float" office:value="0.823435" calcext:value-type="float">
            <text:p>0.823435</text:p>
          </table:table-cell>
          <table:table-cell table:number-columns-repeated="2" office:value-type="float" office:value="0.836247" calcext:value-type="float">
            <text:p>0.836247</text:p>
          </table:table-cell>
          <table:table-cell office:value-type="float" office:value="0.844464" calcext:value-type="float">
            <text:p>0.844464</text:p>
          </table:table-cell>
          <table:table-cell office:value-type="float" office:value="0.858664" calcext:value-type="float">
            <text:p>0.858664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13355" calcext:value-type="float">
            <text:p>0.81335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12798" calcext:value-type="float">
            <text:p>0.512798</text:p>
          </table:table-cell>
          <table:table-cell office:value-type="float" office:value="0.755606" calcext:value-type="float">
            <text:p>0.755606</text:p>
          </table:table-cell>
          <table:table-cell office:value-type="float" office:value="0.799385" calcext:value-type="float">
            <text:p>0.799385</text:p>
          </table:table-cell>
          <table:table-cell office:value-type="float" office:value="0.815826" calcext:value-type="float">
            <text:p>0.815826</text:p>
          </table:table-cell>
          <table:table-cell office:value-type="float" office:value="0.828951" calcext:value-type="float">
            <text:p>0.828951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38903" calcext:value-type="float">
            <text:p>0.838903</text:p>
          </table:table-cell>
          <table:table-cell office:value-type="float" office:value="0.852879" calcext:value-type="float">
            <text:p>0.852879</text:p>
          </table:table-cell>
          <table:table-cell office:value-type="float" office:value="0.861661" calcext:value-type="float">
            <text:p>0.861661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3244" calcext:value-type="float">
            <text:p>0.8324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0.649855" calcext:value-type="float">
            <text:p>0.649855</text:p>
          </table:table-cell>
          <table:table-cell office:value-type="float" office:value="0.791696" calcext:value-type="float">
            <text:p>0.791696</text:p>
          </table:table-cell>
          <table:table-cell office:value-type="float" office:value="0.807805" calcext:value-type="float">
            <text:p>0.807805</text:p>
          </table:table-cell>
          <table:table-cell office:value-type="float" office:value="0.821864" calcext:value-type="float">
            <text:p>0.821864</text:p>
          </table:table-cell>
          <table:table-cell office:value-type="float" office:value="0.835901" calcext:value-type="float">
            <text:p>0.835901</text:p>
          </table:table-cell>
          <table:table-cell office:value-type="float" office:value="0.839061" calcext:value-type="float">
            <text:p>0.839061</text:p>
          </table:table-cell>
          <table:table-cell office:value-type="float" office:value="0.855262" calcext:value-type="float">
            <text:p>0.855262</text:p>
          </table:table-cell>
          <table:table-cell office:value-type="float" office:value="0.863025" calcext:value-type="float">
            <text:p>0.863025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19941" calcext:value-type="float">
            <text:p>0.81994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" calcext:value-type="float">
            <text:p>-1</text:p>
          </table:table-cell>
          <table:table-cell office:value-type="float" office:value="0.537226" calcext:value-type="float">
            <text:p>0.537226</text:p>
          </table:table-cell>
          <table:table-cell office:value-type="float" office:value="0.793402" calcext:value-type="float">
            <text:p>0.793402</text:p>
          </table:table-cell>
          <table:table-cell office:value-type="float" office:value="0.813307" calcext:value-type="float">
            <text:p>0.813307</text:p>
          </table:table-cell>
          <table:table-cell office:value-type="float" office:value="0.82861" calcext:value-type="float">
            <text:p>0.82861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37512" calcext:value-type="float">
            <text:p>0.837512</text:p>
          </table:table-cell>
          <table:table-cell office:value-type="float" office:value="0.852091" calcext:value-type="float">
            <text:p>0.852091</text:p>
          </table:table-cell>
          <table:table-cell office:value-type="float" office:value="0.857792" calcext:value-type="float">
            <text:p>0.857792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09113" calcext:value-type="float">
            <text:p>0.80911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12788" calcext:value-type="float">
            <text:p>0.212788</text:p>
          </table:table-cell>
          <table:table-cell office:value-type="float" office:value="0.716855" calcext:value-type="float">
            <text:p>0.716855</text:p>
          </table:table-cell>
          <table:table-cell office:value-type="float" office:value="0.810366" calcext:value-type="float">
            <text:p>0.810366</text:p>
          </table:table-cell>
          <table:table-cell office:value-type="float" office:value="0.825172" calcext:value-type="float">
            <text:p>0.825172</text:p>
          </table:table-cell>
          <table:table-cell table:number-columns-repeated="2" office:value-type="float" office:value="0.836247" calcext:value-type="float">
            <text:p>0.836247</text:p>
          </table:table-cell>
          <table:table-cell office:value-type="float" office:value="0.846242" calcext:value-type="float">
            <text:p>0.846242</text:p>
          </table:table-cell>
          <table:table-cell office:value-type="float" office:value="0.855611" calcext:value-type="float">
            <text:p>0.855611</text:p>
          </table:table-cell>
          <table:table-cell office:value-type="float" office:value="0.86224" calcext:value-type="float">
            <text:p>0.86224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32393" calcext:value-type="float">
            <text:p>0.83239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19483" calcext:value-type="float">
            <text:p>0.519483</text:p>
          </table:table-cell>
          <table:table-cell office:value-type="float" office:value="0.767517" calcext:value-type="float">
            <text:p>0.767517</text:p>
          </table:table-cell>
          <table:table-cell office:value-type="float" office:value="0.816345" calcext:value-type="float">
            <text:p>0.816345</text:p>
          </table:table-cell>
          <table:table-cell office:value-type="float" office:value="0.832391" calcext:value-type="float">
            <text:p>0.832391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41889" calcext:value-type="float">
            <text:p>0.841889</text:p>
          </table:table-cell>
          <table:table-cell office:value-type="float" office:value="0.855262" calcext:value-type="float">
            <text:p>0.855262</text:p>
          </table:table-cell>
          <table:table-cell office:value-type="float" office:value="0.856658" calcext:value-type="float">
            <text:p>0.856658</text:p>
          </table:table-cell>
          <table:table-cell office:value-type="float" office:value="0.8666" calcext:value-type="float">
            <text:p>0.8666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40786" calcext:value-type="float">
            <text:p>0.84078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0.695141" calcext:value-type="float">
            <text:p>0.695141</text:p>
          </table:table-cell>
          <table:table-cell office:value-type="float" office:value="0.818235" calcext:value-type="float">
            <text:p>0.818235</text:p>
          </table:table-cell>
          <table:table-cell office:value-type="float" office:value="0.83326" calcext:value-type="float">
            <text:p>0.83326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50853" calcext:value-type="float">
            <text:p>0.850853</text:p>
          </table:table-cell>
          <table:table-cell office:value-type="float" office:value="0.855262" calcext:value-type="float">
            <text:p>0.855262</text:p>
          </table:table-cell>
          <table:table-cell office:value-type="float" office:value="0.855786" calcext:value-type="float">
            <text:p>0.855786</text:p>
          </table:table-cell>
          <table:table-cell office:value-type="float" office:value="0.863548" calcext:value-type="float">
            <text:p>0.863548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34328" calcext:value-type="float">
            <text:p>0.83432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" calcext:value-type="float">
            <text:p>-1</text:p>
          </table:table-cell>
          <table:table-cell office:value-type="float" office:value="0.597307" calcext:value-type="float">
            <text:p>0.597307</text:p>
          </table:table-cell>
          <table:table-cell office:value-type="float" office:value="0.818904" calcext:value-type="float">
            <text:p>0.818904</text:p>
          </table:table-cell>
          <table:table-cell office:value-type="float" office:value="0.836161" calcext:value-type="float">
            <text:p>0.836161</text:p>
          </table:table-cell>
          <table:table-cell office:value-type="float" office:value="0.838014" calcext:value-type="float">
            <text:p>0.838014</text:p>
          </table:table-cell>
          <table:table-cell office:value-type="float" office:value="0.853388" calcext:value-type="float">
            <text:p>0.853388</text:p>
          </table:table-cell>
          <table:table-cell office:value-type="float" office:value="0.855262" calcext:value-type="float">
            <text:p>0.855262</text:p>
          </table:table-cell>
          <table:table-cell office:value-type="float" office:value="0.855786" calcext:value-type="float">
            <text:p>0.855786</text:p>
          </table:table-cell>
          <table:table-cell office:value-type="float" office:value="0.864856" calcext:value-type="float">
            <text:p>0.864856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25462" calcext:value-type="float">
            <text:p>0.82546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" calcext:value-type="float">
            <text:p>-1</text:p>
          </table:table-cell>
          <table:table-cell office:value-type="float" office:value="0.611479" calcext:value-type="float">
            <text:p>0.611479</text:p>
          </table:table-cell>
          <table:table-cell office:value-type="float" office:value="0.818314" calcext:value-type="float">
            <text:p>0.818314</text:p>
          </table:table-cell>
          <table:table-cell office:value-type="float" office:value="0.834334" calcext:value-type="float">
            <text:p>0.834334</text:p>
          </table:table-cell>
          <table:table-cell office:value-type="float" office:value="0.843005" calcext:value-type="float">
            <text:p>0.843005</text:p>
          </table:table-cell>
          <table:table-cell table:number-columns-repeated="2" office:value-type="float" office:value="0.855262" calcext:value-type="float">
            <text:p>0.855262</text:p>
          </table:table-cell>
          <table:table-cell office:value-type="float" office:value="0.857705" calcext:value-type="float">
            <text:p>0.857705</text:p>
          </table:table-cell>
          <table:table-cell office:value-type="float" office:value="0.8666" calcext:value-type="float">
            <text:p>0.8666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27691" calcext:value-type="float">
            <text:p>0.82769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0.614188" calcext:value-type="float">
            <text:p>0.614188</text:p>
          </table:table-cell>
          <table:table-cell office:value-type="float" office:value="0.817795" calcext:value-type="float">
            <text:p>0.817795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38814" calcext:value-type="float">
            <text:p>0.838814</text:p>
          </table:table-cell>
          <table:table-cell table:number-columns-repeated="2" office:value-type="float" office:value="0.855262" calcext:value-type="float">
            <text:p>0.855262</text:p>
          </table:table-cell>
          <table:table-cell office:value-type="float" office:value="0.858054" calcext:value-type="float">
            <text:p>0.858054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27804" calcext:value-type="float">
            <text:p>0.82780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764659" calcext:value-type="float">
            <text:p>0.764659</text:p>
          </table:table-cell>
          <table:table-cell office:value-type="float" office:value="0.79098" calcext:value-type="float">
            <text:p>0.79098</text:p>
          </table:table-cell>
          <table:table-cell office:value-type="float" office:value="0.816598" calcext:value-type="float">
            <text:p>0.816598</text:p>
          </table:table-cell>
          <table:table-cell office:value-type="float" office:value="0.835268" calcext:value-type="float">
            <text:p>0.835268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42308" calcext:value-type="float">
            <text:p>0.842308</text:p>
          </table:table-cell>
          <table:table-cell office:value-type="float" office:value="0.855262" calcext:value-type="float">
            <text:p>0.855262</text:p>
          </table:table-cell>
          <table:table-cell office:value-type="float" office:value="0.85788" calcext:value-type="float">
            <text:p>0.85788</text:p>
          </table:table-cell>
          <table:table-cell office:value-type="float" office:value="0.866164" calcext:value-type="float">
            <text:p>0.866164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43565" calcext:value-type="float">
            <text:p>0.84356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521585" calcext:value-type="float">
            <text:p>0.521585</text:p>
          </table:table-cell>
          <table:table-cell office:value-type="float" office:value="0.814709" calcext:value-type="float">
            <text:p>0.814709</text:p>
          </table:table-cell>
          <table:table-cell office:value-type="float" office:value="0.831784" calcext:value-type="float">
            <text:p>0.831784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44321" calcext:value-type="float">
            <text:p>0.844321</text:p>
          </table:table-cell>
          <table:table-cell office:value-type="float" office:value="0.855262" calcext:value-type="float">
            <text:p>0.855262</text:p>
          </table:table-cell>
          <table:table-cell office:value-type="float" office:value="0.857531" calcext:value-type="float">
            <text:p>0.857531</text:p>
          </table:table-cell>
          <table:table-cell office:value-type="float" office:value="0.8666" calcext:value-type="float">
            <text:p>0.8666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16298" calcext:value-type="float">
            <text:p>0.81629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float" office:value="0.570399" calcext:value-type="float">
            <text:p>0.570399</text:p>
          </table:table-cell>
          <table:table-cell office:value-type="float" office:value="0.813417" calcext:value-type="float">
            <text:p>0.813417</text:p>
          </table:table-cell>
          <table:table-cell office:value-type="float" office:value="0.825535" calcext:value-type="float">
            <text:p>0.825535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41183" calcext:value-type="float">
            <text:p>0.841183</text:p>
          </table:table-cell>
          <table:table-cell office:value-type="float" office:value="0.853202" calcext:value-type="float">
            <text:p>0.853202</text:p>
          </table:table-cell>
          <table:table-cell office:value-type="float" office:value="0.857007" calcext:value-type="float">
            <text:p>0.857007</text:p>
          </table:table-cell>
          <table:table-cell office:value-type="float" office:value="0.865728" calcext:value-type="float">
            <text:p>0.865728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19766" calcext:value-type="float">
            <text:p>0.81976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float" office:value="0.696748" calcext:value-type="float">
            <text:p>0.696748</text:p>
          </table:table-cell>
          <table:table-cell office:value-type="float" office:value="0.821072" calcext:value-type="float">
            <text:p>0.821072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39329" calcext:value-type="float">
            <text:p>0.839329</text:p>
          </table:table-cell>
          <table:table-cell office:value-type="float" office:value="0.851643" calcext:value-type="float">
            <text:p>0.851643</text:p>
          </table:table-cell>
          <table:table-cell office:value-type="float" office:value="0.856484" calcext:value-type="float">
            <text:p>0.856484</text:p>
          </table:table-cell>
          <table:table-cell office:value-type="float" office:value="0.863548" calcext:value-type="float">
            <text:p>0.863548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67485" calcext:value-type="float">
            <text:p>0.867485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3675" calcext:value-type="float">
            <text:p>0.8367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float" office:value="0.554564" calcext:value-type="float">
            <text:p>0.554564</text:p>
          </table:table-cell>
          <table:table-cell office:value-type="float" office:value="0.82186" calcext:value-type="float">
            <text:p>0.82186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42022" calcext:value-type="float">
            <text:p>0.842022</text:p>
          </table:table-cell>
          <table:table-cell office:value-type="float" office:value="0.854528" calcext:value-type="float">
            <text:p>0.854528</text:p>
          </table:table-cell>
          <table:table-cell office:value-type="float" office:value="0.861019" calcext:value-type="float">
            <text:p>0.861019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524" calcext:value-type="float">
            <text:p>0.867524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24018" calcext:value-type="float">
            <text:p>0.82401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776692" calcext:value-type="float">
            <text:p>0.776692</text:p>
          </table:table-cell>
          <table:table-cell office:value-type="float" office:value="0.798174" calcext:value-type="float">
            <text:p>0.798174</text:p>
          </table:table-cell>
          <table:table-cell office:value-type="float" office:value="0.834462" calcext:value-type="float">
            <text:p>0.834462</text:p>
          </table:table-cell>
          <table:table-cell office:value-type="float" office:value="0.840557" calcext:value-type="float">
            <text:p>0.840557</text:p>
          </table:table-cell>
          <table:table-cell office:value-type="float" office:value="0.853659" calcext:value-type="float">
            <text:p>0.853659</text:p>
          </table:table-cell>
          <table:table-cell office:value-type="float" office:value="0.856309" calcext:value-type="float">
            <text:p>0.856309</text:p>
          </table:table-cell>
          <table:table-cell office:value-type="float" office:value="0.86224" calcext:value-type="float">
            <text:p>0.86224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55" calcext:value-type="float">
            <text:p>0.86755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51537" calcext:value-type="float">
            <text:p>0.85153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office:value-type="float" office:value="0.709583" calcext:value-type="float">
            <text:p>0.709583</text:p>
          </table:table-cell>
          <table:table-cell office:value-type="float" office:value="0.831962" calcext:value-type="float">
            <text:p>0.831962</text:p>
          </table:table-cell>
          <table:table-cell office:value-type="float" office:value="0.838402" calcext:value-type="float">
            <text:p>0.838402</text:p>
          </table:table-cell>
          <table:table-cell office:value-type="float" office:value="0.853614" calcext:value-type="float">
            <text:p>0.853614</text:p>
          </table:table-cell>
          <table:table-cell office:value-type="float" office:value="0.857182" calcext:value-type="float">
            <text:p>0.857182</text:p>
          </table:table-cell>
          <table:table-cell office:value-type="float" office:value="0.863112" calcext:value-type="float">
            <text:p>0.863112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511" calcext:value-type="float">
            <text:p>0.867511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42378" calcext:value-type="float">
            <text:p>0.84237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" calcext:value-type="float">
            <text:p>-1</text:p>
          </table:table-cell>
          <table:table-cell office:value-type="float" office:value="0.707911" calcext:value-type="float">
            <text:p>0.707911</text:p>
          </table:table-cell>
          <table:table-cell office:value-type="float" office:value="0.834462" calcext:value-type="float">
            <text:p>0.834462</text:p>
          </table:table-cell>
          <table:table-cell office:value-type="float" office:value="0.840602" calcext:value-type="float">
            <text:p>0.840602</text:p>
          </table:table-cell>
          <table:table-cell office:value-type="float" office:value="0.855262" calcext:value-type="float">
            <text:p>0.855262</text:p>
          </table:table-cell>
          <table:table-cell office:value-type="float" office:value="0.858054" calcext:value-type="float">
            <text:p>0.858054</text:p>
          </table:table-cell>
          <table:table-cell office:value-type="float" office:value="0.86224" calcext:value-type="float">
            <text:p>0.86224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537" calcext:value-type="float">
            <text:p>0.867537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42849" calcext:value-type="float">
            <text:p>0.84284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" calcext:value-type="float">
            <text:p>-1</text:p>
          </table:table-cell>
          <table:table-cell office:value-type="float" office:value="0.673028" calcext:value-type="float">
            <text:p>0.673028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41254" calcext:value-type="float">
            <text:p>0.841254</text:p>
          </table:table-cell>
          <table:table-cell office:value-type="float" office:value="0.855611" calcext:value-type="float">
            <text:p>0.855611</text:p>
          </table:table-cell>
          <table:table-cell office:value-type="float" office:value="0.858752" calcext:value-type="float">
            <text:p>0.858752</text:p>
          </table:table-cell>
          <table:table-cell office:value-type="float" office:value="0.8666" calcext:value-type="float">
            <text:p>0.8666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576" calcext:value-type="float">
            <text:p>0.867576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40149" calcext:value-type="float">
            <text:p>0.84014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" calcext:value-type="float">
            <text:p>-1</text:p>
          </table:table-cell>
          <table:table-cell office:value-type="float" office:value="0.626741" calcext:value-type="float">
            <text:p>0.626741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51929" calcext:value-type="float">
            <text:p>0.851929</text:p>
          </table:table-cell>
          <table:table-cell office:value-type="float" office:value="0.857356" calcext:value-type="float">
            <text:p>0.857356</text:p>
          </table:table-cell>
          <table:table-cell office:value-type="float" office:value="0.861804" calcext:value-type="float">
            <text:p>0.861804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67537" calcext:value-type="float">
            <text:p>0.867537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3715" calcext:value-type="float">
            <text:p>0.837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" calcext:value-type="float">
            <text:p>-1</text:p>
          </table:table-cell>
          <table:table-cell office:value-type="float" office:value="0.71257" calcext:value-type="float">
            <text:p>0.71257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41838" calcext:value-type="float">
            <text:p>0.841838</text:p>
          </table:table-cell>
          <table:table-cell office:value-type="float" office:value="0.856135" calcext:value-type="float">
            <text:p>0.856135</text:p>
          </table:table-cell>
          <table:table-cell office:value-type="float" office:value="0.861368" calcext:value-type="float">
            <text:p>0.861368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67511" calcext:value-type="float">
            <text:p>0.867511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44556" calcext:value-type="float">
            <text:p>0.84455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57589" calcext:value-type="float">
            <text:p>0.757589</text:p>
          </table:table-cell>
          <table:table-cell office:value-type="float" office:value="0.806587" calcext:value-type="float">
            <text:p>0.806587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42143" calcext:value-type="float">
            <text:p>0.842143</text:p>
          </table:table-cell>
          <table:table-cell office:value-type="float" office:value="0.855786" calcext:value-type="float">
            <text:p>0.855786</text:p>
          </table:table-cell>
          <table:table-cell office:value-type="float" office:value="0.863548" calcext:value-type="float">
            <text:p>0.863548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6755" calcext:value-type="float">
            <text:p>0.86755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54175" calcext:value-type="float">
            <text:p>0.85417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office:value-type="float" office:value="0.668016" calcext:value-type="float">
            <text:p>0.668016</text:p>
          </table:table-cell>
          <table:table-cell office:value-type="float" office:value="0.835837" calcext:value-type="float">
            <text:p>0.835837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52924" calcext:value-type="float">
            <text:p>0.852924</text:p>
          </table:table-cell>
          <table:table-cell office:value-type="float" office:value="0.857182" calcext:value-type="float">
            <text:p>0.857182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67498" calcext:value-type="float">
            <text:p>0.867498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38759" calcext:value-type="float">
            <text:p>0.83875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0.631796" calcext:value-type="float">
            <text:p>0.631796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48044" calcext:value-type="float">
            <text:p>0.848044</text:p>
          </table:table-cell>
          <table:table-cell office:value-type="float" office:value="0.85596" calcext:value-type="float">
            <text:p>0.85596</text:p>
          </table:table-cell>
          <table:table-cell office:value-type="float" office:value="0.86006" calcext:value-type="float">
            <text:p>0.86006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67485" calcext:value-type="float">
            <text:p>0.867485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36948" calcext:value-type="float">
            <text:p>0.83694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766058" calcext:value-type="float">
            <text:p>0.766058</text:p>
          </table:table-cell>
          <table:table-cell office:value-type="float" office:value="0.820822" calcext:value-type="float">
            <text:p>0.820822</text:p>
          </table:table-cell>
          <table:table-cell office:value-type="float" office:value="0.849811" calcext:value-type="float">
            <text:p>0.849811</text:p>
          </table:table-cell>
          <table:table-cell office:value-type="float" office:value="0.855262" calcext:value-type="float">
            <text:p>0.855262</text:p>
          </table:table-cell>
          <table:table-cell office:value-type="float" office:value="0.857705" calcext:value-type="float">
            <text:p>0.857705</text:p>
          </table:table-cell>
          <table:table-cell office:value-type="float" office:value="0.866164" calcext:value-type="float">
            <text:p>0.866164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58713" calcext:value-type="float">
            <text:p>0.85871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float" office:value="0.728236" calcext:value-type="float">
            <text:p>0.728236</text:p>
          </table:table-cell>
          <table:table-cell office:value-type="float" office:value="0.845057" calcext:value-type="float">
            <text:p>0.845057</text:p>
          </table:table-cell>
          <table:table-cell office:value-type="float" office:value="0.855262" calcext:value-type="float">
            <text:p>0.855262</text:p>
          </table:table-cell>
          <table:table-cell office:value-type="float" office:value="0.858752" calcext:value-type="float">
            <text:p>0.858752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49214" calcext:value-type="float">
            <text:p>0.84921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" calcext:value-type="float">
            <text:p>-1</text:p>
          </table:table-cell>
          <table:table-cell office:value-type="float" office:value="0.704928" calcext:value-type="float">
            <text:p>0.704928</text:p>
          </table:table-cell>
          <table:table-cell office:value-type="float" office:value="0.845881" calcext:value-type="float">
            <text:p>0.845881</text:p>
          </table:table-cell>
          <table:table-cell office:value-type="float" office:value="0.855262" calcext:value-type="float">
            <text:p>0.855262</text:p>
          </table:table-cell>
          <table:table-cell office:value-type="float" office:value="0.858578" calcext:value-type="float">
            <text:p>0.858578</text:p>
          </table:table-cell>
          <table:table-cell office:value-type="float" office:value="0.86442" calcext:value-type="float">
            <text:p>0.86442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46643" calcext:value-type="float">
            <text:p>0.84664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.413893" calcext:value-type="float">
            <text:p>0.413893</text:p>
          </table:table-cell>
          <table:table-cell office:value-type="float" office:value="0.844519" calcext:value-type="float">
            <text:p>0.844519</text:p>
          </table:table-cell>
          <table:table-cell office:value-type="float" office:value="0.855437" calcext:value-type="float">
            <text:p>0.855437</text:p>
          </table:table-cell>
          <table:table-cell office:value-type="float" office:value="0.861804" calcext:value-type="float">
            <text:p>0.861804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18049" calcext:value-type="float">
            <text:p>0.81804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0.587663" calcext:value-type="float">
            <text:p>0.587663</text:p>
          </table:table-cell>
          <table:table-cell office:value-type="float" office:value="0.841842" calcext:value-type="float">
            <text:p>0.841842</text:p>
          </table:table-cell>
          <table:table-cell office:value-type="float" office:value="0.855262" calcext:value-type="float">
            <text:p>0.855262</text:p>
          </table:table-cell>
          <table:table-cell office:value-type="float" office:value="0.858054" calcext:value-type="float">
            <text:p>0.858054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34766" calcext:value-type="float">
            <text:p>0.83476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0.672918" calcext:value-type="float">
            <text:p>0.672918</text:p>
          </table:table-cell>
          <table:table-cell office:value-type="float" office:value="0.845881" calcext:value-type="float">
            <text:p>0.845881</text:p>
          </table:table-cell>
          <table:table-cell office:value-type="float" office:value="0.857356" calcext:value-type="float">
            <text:p>0.857356</text:p>
          </table:table-cell>
          <table:table-cell office:value-type="float" office:value="0.863112" calcext:value-type="float">
            <text:p>0.863112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4441" calcext:value-type="float">
            <text:p>0.8444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  <table:table-cell office:value-type="float" office:value="0.619731" calcext:value-type="float">
            <text:p>0.619731</text:p>
          </table:table-cell>
          <table:table-cell office:value-type="float" office:value="0.849146" calcext:value-type="float">
            <text:p>0.849146</text:p>
          </table:table-cell>
          <table:table-cell office:value-type="float" office:value="0.85788" calcext:value-type="float">
            <text:p>0.85788</text:p>
          </table:table-cell>
          <table:table-cell office:value-type="float" office:value="0.863548" calcext:value-type="float">
            <text:p>0.863548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39514" calcext:value-type="float">
            <text:p>0.83951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.596868" calcext:value-type="float">
            <text:p>0.596868</text:p>
          </table:table-cell>
          <table:table-cell office:value-type="float" office:value="0.836247" calcext:value-type="float">
            <text:p>0.836247</text:p>
          </table:table-cell>
          <table:table-cell office:value-type="float" office:value="0.85201" calcext:value-type="float">
            <text:p>0.85201</text:p>
          </table:table-cell>
          <table:table-cell office:value-type="float" office:value="0.858752" calcext:value-type="float">
            <text:p>0.858752</text:p>
          </table:table-cell>
          <table:table-cell office:value-type="float" office:value="0.867036" calcext:value-type="float">
            <text:p>0.867036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34828" calcext:value-type="float">
            <text:p>0.83482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" calcext:value-type="float">
            <text:p>-1</text:p>
          </table:table-cell>
          <table:table-cell office:value-type="float" office:value="0.708623" calcext:value-type="float">
            <text:p>0.708623</text:p>
          </table:table-cell>
          <table:table-cell office:value-type="float" office:value="0.836937" calcext:value-type="float">
            <text:p>0.836937</text:p>
          </table:table-cell>
          <table:table-cell office:value-type="float" office:value="0.856258" calcext:value-type="float">
            <text:p>0.856258</text:p>
          </table:table-cell>
          <table:table-cell office:value-type="float" office:value="0.861368" calcext:value-type="float">
            <text:p>0.861368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46802" calcext:value-type="float">
            <text:p>0.84680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0.658984" calcext:value-type="float">
            <text:p>0.658984</text:p>
          </table:table-cell>
          <table:table-cell office:value-type="float" office:value="0.835728" calcext:value-type="float">
            <text:p>0.835728</text:p>
          </table:table-cell>
          <table:table-cell office:value-type="float" office:value="0.853239" calcext:value-type="float">
            <text:p>0.853239</text:p>
          </table:table-cell>
          <table:table-cell office:value-type="float" office:value="0.860496" calcext:value-type="float">
            <text:p>0.860496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41328" calcext:value-type="float">
            <text:p>0.84132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  <table:table-cell office:value-type="float" office:value="0.727726" calcext:value-type="float">
            <text:p>0.727726</text:p>
          </table:table-cell>
          <table:table-cell office:value-type="float" office:value="0.841262" calcext:value-type="float">
            <text:p>0.841262</text:p>
          </table:table-cell>
          <table:table-cell office:value-type="float" office:value="0.857776" calcext:value-type="float">
            <text:p>0.857776</text:p>
          </table:table-cell>
          <table:table-cell office:value-type="float" office:value="0.861804" calcext:value-type="float">
            <text:p>0.861804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4934" calcext:value-type="float">
            <text:p>0.8493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float" office:value="0.685607" calcext:value-type="float">
            <text:p>0.685607</text:p>
          </table:table-cell>
          <table:table-cell office:value-type="float" office:value="0.844914" calcext:value-type="float">
            <text:p>0.844914</text:p>
          </table:table-cell>
          <table:table-cell office:value-type="float" office:value="0.858752" calcext:value-type="float">
            <text:p>0.858752</text:p>
          </table:table-cell>
          <table:table-cell office:value-type="float" office:value="0.8666" calcext:value-type="float">
            <text:p>0.8666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46071" calcext:value-type="float">
            <text:p>0.84607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office:value-type="float" office:value="0.647977" calcext:value-type="float">
            <text:p>0.647977</text:p>
          </table:table-cell>
          <table:table-cell office:value-type="float" office:value="0.840004" calcext:value-type="float">
            <text:p>0.840004</text:p>
          </table:table-cell>
          <table:table-cell office:value-type="float" office:value="0.856658" calcext:value-type="float">
            <text:p>0.856658</text:p>
          </table:table-cell>
          <table:table-cell office:value-type="float" office:value="0.863112" calcext:value-type="float">
            <text:p>0.863112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41259" calcext:value-type="float">
            <text:p>0.84125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0.716613" calcext:value-type="float">
            <text:p>0.716613</text:p>
          </table:table-cell>
          <table:table-cell office:value-type="float" office:value="0.840974" calcext:value-type="float">
            <text:p>0.840974</text:p>
          </table:table-cell>
          <table:table-cell office:value-type="float" office:value="0.857356" calcext:value-type="float">
            <text:p>0.857356</text:p>
          </table:table-cell>
          <table:table-cell office:value-type="float" office:value="0.863112" calcext:value-type="float">
            <text:p>0.863112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48289" calcext:value-type="float">
            <text:p>0.84828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office:value-type="float" office:value="0.722116" calcext:value-type="float">
            <text:p>0.722116</text:p>
          </table:table-cell>
          <table:table-cell office:value-type="float" office:value="0.838676" calcext:value-type="float">
            <text:p>0.838676</text:p>
          </table:table-cell>
          <table:table-cell office:value-type="float" office:value="0.858054" calcext:value-type="float">
            <text:p>0.858054</text:p>
          </table:table-cell>
          <table:table-cell office:value-type="float" office:value="0.8666" calcext:value-type="float">
            <text:p>0.8666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49028" calcext:value-type="float">
            <text:p>0.84902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58284" calcext:value-type="float">
            <text:p>0.658284</text:p>
          </table:table-cell>
          <table:table-cell office:value-type="float" office:value="0.798587" calcext:value-type="float">
            <text:p>0.798587</text:p>
          </table:table-cell>
          <table:table-cell office:value-type="float" office:value="0.841593" calcext:value-type="float">
            <text:p>0.841593</text:p>
          </table:table-cell>
          <table:table-cell office:value-type="float" office:value="0.858054" calcext:value-type="float">
            <text:p>0.858054</text:p>
          </table:table-cell>
          <table:table-cell office:value-type="float" office:value="0.86442" calcext:value-type="float">
            <text:p>0.86442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56749" calcext:value-type="float">
            <text:p>0.85674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0.551519" calcext:value-type="float">
            <text:p>0.551519</text:p>
          </table:table-cell>
          <table:table-cell office:value-type="float" office:value="0.849242" calcext:value-type="float">
            <text:p>0.849242</text:p>
          </table:table-cell>
          <table:table-cell office:value-type="float" office:value="0.860496" calcext:value-type="float">
            <text:p>0.860496</text:p>
          </table:table-cell>
          <table:table-cell table:number-columns-repeated="8" office:value-type="float" office:value="0.867472" calcext:value-type="float">
            <text:p>0.867472</text:p>
          </table:table-cell>
          <table:table-cell office:value-type="float" office:value="0.833356" calcext:value-type="float">
            <text:p>0.83335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office:value-type="float" office:value="0.736938" calcext:value-type="float">
            <text:p>0.736938</text:p>
          </table:table-cell>
          <table:table-cell office:value-type="float" office:value="0.856358" calcext:value-type="float">
            <text:p>0.856358</text:p>
          </table:table-cell>
          <table:table-cell office:value-type="float" office:value="0.863112" calcext:value-type="float">
            <text:p>0.863112</text:p>
          </table:table-cell>
          <table:table-cell table:number-columns-repeated="8" office:value-type="float" office:value="0.867472" calcext:value-type="float">
            <text:p>0.867472</text:p>
          </table:table-cell>
          <table:table-cell office:value-type="float" office:value="0.852871" calcext:value-type="float">
            <text:p>0.85287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office:value-type="float" office:value="0.52059" calcext:value-type="float">
            <text:p>0.52059</text:p>
          </table:table-cell>
          <table:table-cell office:value-type="float" office:value="0.84493" calcext:value-type="float">
            <text:p>0.84493</text:p>
          </table:table-cell>
          <table:table-cell office:value-type="float" office:value="0.858752" calcext:value-type="float">
            <text:p>0.858752</text:p>
          </table:table-cell>
          <table:table-cell office:value-type="float" office:value="0.865728" calcext:value-type="float">
            <text:p>0.865728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67485" calcext:value-type="float">
            <text:p>0.867485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29485" calcext:value-type="float">
            <text:p>0.82948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" calcext:value-type="float">
            <text:p>-1</text:p>
          </table:table-cell>
          <table:table-cell office:value-type="float" office:value="0.724648" calcext:value-type="float">
            <text:p>0.724648</text:p>
          </table:table-cell>
          <table:table-cell office:value-type="float" office:value="0.837604" calcext:value-type="float">
            <text:p>0.837604</text:p>
          </table:table-cell>
          <table:table-cell office:value-type="float" office:value="0.859624" calcext:value-type="float">
            <text:p>0.859624</text:p>
          </table:table-cell>
          <table:table-cell table:number-columns-repeated="8" office:value-type="float" office:value="0.867472" calcext:value-type="float">
            <text:p>0.867472</text:p>
          </table:table-cell>
          <table:table-cell office:value-type="float" office:value="0.849418" calcext:value-type="float">
            <text:p>0.84941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" calcext:value-type="float">
            <text:p>-1</text:p>
          </table:table-cell>
          <table:table-cell office:value-type="float" office:value="0.718655" calcext:value-type="float">
            <text:p>0.718655</text:p>
          </table:table-cell>
          <table:table-cell office:value-type="float" office:value="0.826854" calcext:value-type="float">
            <text:p>0.826854</text:p>
          </table:table-cell>
          <table:table-cell office:value-type="float" office:value="0.856336" calcext:value-type="float">
            <text:p>0.856336</text:p>
          </table:table-cell>
          <table:table-cell table:number-columns-repeated="8" office:value-type="float" office:value="0.867472" calcext:value-type="float">
            <text:p>0.867472</text:p>
          </table:table-cell>
          <table:table-cell office:value-type="float" office:value="0.847415" calcext:value-type="float">
            <text:p>0.84741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19483" calcext:value-type="float">
            <text:p>0.519483</text:p>
          </table:table-cell>
          <table:table-cell office:value-type="float" office:value="0.796693" calcext:value-type="float">
            <text:p>0.796693</text:p>
          </table:table-cell>
          <table:table-cell office:value-type="float" office:value="0.830832" calcext:value-type="float">
            <text:p>0.830832</text:p>
          </table:table-cell>
          <table:table-cell office:value-type="float" office:value="0.863112" calcext:value-type="float">
            <text:p>0.863112</text:p>
          </table:table-cell>
          <table:table-cell table:number-columns-repeated="8" office:value-type="float" office:value="0.867472" calcext:value-type="float">
            <text:p>0.867472</text:p>
          </table:table-cell>
          <table:table-cell office:value-type="float" office:value="0.856294" calcext:value-type="float">
            <text:p>0.85629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0.681516" calcext:value-type="float">
            <text:p>0.681516</text:p>
          </table:table-cell>
          <table:table-cell office:value-type="float" office:value="0.829119" calcext:value-type="float">
            <text:p>0.829119</text:p>
          </table:table-cell>
          <table:table-cell office:value-type="float" office:value="0.858229" calcext:value-type="float">
            <text:p>0.858229</text:p>
          </table:table-cell>
          <table:table-cell table:number-columns-repeated="8" office:value-type="float" office:value="0.867472" calcext:value-type="float">
            <text:p>0.867472</text:p>
          </table:table-cell>
          <table:table-cell office:value-type="float" office:value="0.844117" calcext:value-type="float">
            <text:p>0.84411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office:value-type="float" office:value="0.390192" calcext:value-type="float">
            <text:p>0.390192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51261" calcext:value-type="float">
            <text:p>0.851261</text:p>
          </table:table-cell>
          <table:table-cell table:number-columns-repeated="8" office:value-type="float" office:value="0.867472" calcext:value-type="float">
            <text:p>0.867472</text:p>
          </table:table-cell>
          <table:table-cell office:value-type="float" office:value="0.813826" calcext:value-type="float">
            <text:p>0.81382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70627" calcext:value-type="float">
            <text:p>0.170627</text:p>
          </table:table-cell>
          <table:table-cell office:value-type="float" office:value="0.769824" calcext:value-type="float">
            <text:p>0.769824</text:p>
          </table:table-cell>
          <table:table-cell office:value-type="float" office:value="0.844008" calcext:value-type="float">
            <text:p>0.844008</text:p>
          </table:table-cell>
          <table:table-cell office:value-type="float" office:value="0.860932" calcext:value-type="float">
            <text:p>0.860932</text:p>
          </table:table-cell>
          <table:table-cell table:number-columns-repeated="8" office:value-type="float" office:value="0.867472" calcext:value-type="float">
            <text:p>0.867472</text:p>
          </table:table-cell>
          <table:table-cell office:value-type="float" office:value="0.854707" calcext:value-type="float">
            <text:p>0.85470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519483" calcext:value-type="float">
            <text:p>0.519483</text:p>
          </table:table-cell>
          <table:table-cell office:value-type="float" office:value="0.780648" calcext:value-type="float">
            <text:p>0.780648</text:p>
          </table:table-cell>
          <table:table-cell office:value-type="float" office:value="0.838112" calcext:value-type="float">
            <text:p>0.838112</text:p>
          </table:table-cell>
          <table:table-cell office:value-type="float" office:value="0.860932" calcext:value-type="float">
            <text:p>0.860932</text:p>
          </table:table-cell>
          <table:table-cell table:number-columns-repeated="8" office:value-type="float" office:value="0.867472" calcext:value-type="float">
            <text:p>0.867472</text:p>
          </table:table-cell>
          <table:table-cell office:value-type="float" office:value="0.8552" calcext:value-type="float">
            <text:p>0.855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" calcext:value-type="float">
            <text:p>-1</text:p>
          </table:table-cell>
          <table:table-cell office:value-type="float" office:value="0.63793" calcext:value-type="float">
            <text:p>0.63793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53721" calcext:value-type="float">
            <text:p>0.853721</text:p>
          </table:table-cell>
          <table:table-cell office:value-type="float" office:value="0.8666" calcext:value-type="float">
            <text:p>0.8666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38759" calcext:value-type="float">
            <text:p>0.83875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office:value-type="float" office:value="0.498251" calcext:value-type="float">
            <text:p>0.498251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35286" calcext:value-type="float">
            <text:p>0.835286</text:p>
          </table:table-cell>
          <table:table-cell office:value-type="float" office:value="0.859275" calcext:value-type="float">
            <text:p>0.859275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22215" calcext:value-type="float">
            <text:p>0.82221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  <table:table-cell office:value-type="float" office:value="0.628705" calcext:value-type="float">
            <text:p>0.628705</text:p>
          </table:table-cell>
          <table:table-cell office:value-type="float" office:value="0.825006" calcext:value-type="float">
            <text:p>0.825006</text:p>
          </table:table-cell>
          <table:table-cell office:value-type="float" office:value="0.848136" calcext:value-type="float">
            <text:p>0.848136</text:p>
          </table:table-cell>
          <table:table-cell office:value-type="float" office:value="0.860932" calcext:value-type="float">
            <text:p>0.860932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36761" calcext:value-type="float">
            <text:p>0.83676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" calcext:value-type="float">
            <text:p>-1</text:p>
          </table:table-cell>
          <table:table-cell office:value-type="float" office:value="0.699795" calcext:value-type="float">
            <text:p>0.699795</text:p>
          </table:table-cell>
          <table:table-cell office:value-type="float" office:value="0.826508" calcext:value-type="float">
            <text:p>0.826508</text:p>
          </table:table-cell>
          <table:table-cell office:value-type="float" office:value="0.849203" calcext:value-type="float">
            <text:p>0.849203</text:p>
          </table:table-cell>
          <table:table-cell office:value-type="float" office:value="0.86006" calcext:value-type="float">
            <text:p>0.86006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67485" calcext:value-type="float">
            <text:p>0.867485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44041" calcext:value-type="float">
            <text:p>0.84404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58727" calcext:value-type="float">
            <text:p>0.558727</text:p>
          </table:table-cell>
          <table:table-cell office:value-type="float" office:value="0.772016" calcext:value-type="float">
            <text:p>0.772016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42161" calcext:value-type="float">
            <text:p>0.842161</text:p>
          </table:table-cell>
          <table:table-cell office:value-type="float" office:value="0.858752" calcext:value-type="float">
            <text:p>0.858752</text:p>
          </table:table-cell>
          <table:table-cell office:value-type="float" office:value="0.86442" calcext:value-type="float">
            <text:p>0.86442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49922" calcext:value-type="float">
            <text:p>0.84992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" calcext:value-type="float">
            <text:p>-1</text:p>
          </table:table-cell>
          <table:table-cell office:value-type="float" office:value="0.691692" calcext:value-type="float">
            <text:p>0.691692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6508" calcext:value-type="float">
            <text:p>0.826508</text:p>
          </table:table-cell>
          <table:table-cell office:value-type="float" office:value="0.843842" calcext:value-type="float">
            <text:p>0.843842</text:p>
          </table:table-cell>
          <table:table-cell office:value-type="float" office:value="0.861804" calcext:value-type="float">
            <text:p>0.861804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38571" calcext:value-type="float">
            <text:p>0.83857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" calcext:value-type="float">
            <text:p>-1</text:p>
          </table:table-cell>
          <table:table-cell office:value-type="float" office:value="0.681745" calcext:value-type="float">
            <text:p>0.681745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579" calcext:value-type="float">
            <text:p>0.824579</text:p>
          </table:table-cell>
          <table:table-cell office:value-type="float" office:value="0.835272" calcext:value-type="float">
            <text:p>0.835272</text:p>
          </table:table-cell>
          <table:table-cell office:value-type="float" office:value="0.859955" calcext:value-type="float">
            <text:p>0.859955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36342" calcext:value-type="float">
            <text:p>0.83634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" calcext:value-type="float">
            <text:p>-1</text:p>
          </table:table-cell>
          <table:table-cell office:value-type="float" office:value="0.527307" calcext:value-type="float">
            <text:p>0.527307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6007" calcext:value-type="float">
            <text:p>0.826007</text:p>
          </table:table-cell>
          <table:table-cell office:value-type="float" office:value="0.84488" calcext:value-type="float">
            <text:p>0.84488</text:p>
          </table:table-cell>
          <table:table-cell office:value-type="float" office:value="0.863112" calcext:value-type="float">
            <text:p>0.863112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22317" calcext:value-type="float">
            <text:p>0.82231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" calcext:value-type="float">
            <text:p>-1</text:p>
          </table:table-cell>
          <table:table-cell office:value-type="float" office:value="0.707772" calcext:value-type="float">
            <text:p>0.707772</text:p>
          </table:table-cell>
          <table:table-cell table:number-columns-repeated="2" office:value-type="float" office:value="0.824506" calcext:value-type="float">
            <text:p>0.824506</text:p>
          </table:table-cell>
          <table:table-cell office:value-type="float" office:value="0.836685" calcext:value-type="float">
            <text:p>0.836685</text:p>
          </table:table-cell>
          <table:table-cell office:value-type="float" office:value="0.862676" calcext:value-type="float">
            <text:p>0.862676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39351" calcext:value-type="float">
            <text:p>0.83935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office:value-type="float" office:value="0.621531" calcext:value-type="float">
            <text:p>0.621531</text:p>
          </table:table-cell>
          <table:table-cell table:number-columns-repeated="2" office:value-type="float" office:value="0.824506" calcext:value-type="float">
            <text:p>0.824506</text:p>
          </table:table-cell>
          <table:table-cell office:value-type="float" office:value="0.832123" calcext:value-type="float">
            <text:p>0.832123</text:p>
          </table:table-cell>
          <table:table-cell office:value-type="float" office:value="0.862676" calcext:value-type="float">
            <text:p>0.862676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3027" calcext:value-type="float">
            <text:p>0.8302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 office:value-type="float" office:value="0.635161" calcext:value-type="float">
            <text:p>0.635161</text:p>
          </table:table-cell>
          <table:table-cell table:number-columns-repeated="2" office:value-type="float" office:value="0.824506" calcext:value-type="float">
            <text:p>0.824506</text:p>
          </table:table-cell>
          <table:table-cell office:value-type="float" office:value="0.829731" calcext:value-type="float">
            <text:p>0.829731</text:p>
          </table:table-cell>
          <table:table-cell office:value-type="float" office:value="0.85625" calcext:value-type="float">
            <text:p>0.85625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30752" calcext:value-type="float">
            <text:p>0.83075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67979" calcext:value-type="float">
            <text:p>0.767979</text:p>
          </table:table-cell>
          <table:table-cell office:value-type="float" office:value="0.811399" calcext:value-type="float">
            <text:p>0.811399</text:p>
          </table:table-cell>
          <table:table-cell table:number-columns-repeated="2" office:value-type="float" office:value="0.824506" calcext:value-type="float">
            <text:p>0.824506</text:p>
          </table:table-cell>
          <table:table-cell office:value-type="float" office:value="0.830158" calcext:value-type="float">
            <text:p>0.830158</text:p>
          </table:table-cell>
          <table:table-cell office:value-type="float" office:value="0.846634" calcext:value-type="float">
            <text:p>0.846634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47456" calcext:value-type="float">
            <text:p>0.84745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  <table:table-cell office:value-type="float" office:value="0.720216" calcext:value-type="float">
            <text:p>0.720216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799" calcext:value-type="float">
            <text:p>0.824799</text:p>
          </table:table-cell>
          <table:table-cell office:value-type="float" office:value="0.832807" calcext:value-type="float">
            <text:p>0.832807</text:p>
          </table:table-cell>
          <table:table-cell office:value-type="float" office:value="0.848029" calcext:value-type="float">
            <text:p>0.848029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38772" calcext:value-type="float">
            <text:p>0.83877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office:value-type="float" office:value="0.718024" calcext:value-type="float">
            <text:p>0.718024</text:p>
          </table:table-cell>
          <table:table-cell table:number-columns-repeated="2" office:value-type="float" office:value="0.824506" calcext:value-type="float">
            <text:p>0.824506</text:p>
          </table:table-cell>
          <table:table-cell office:value-type="float" office:value="0.825239" calcext:value-type="float">
            <text:p>0.825239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60007" calcext:value-type="float">
            <text:p>0.860007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35669" calcext:value-type="float">
            <text:p>0.83566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" calcext:value-type="float">
            <text:p>-1</text:p>
          </table:table-cell>
          <table:table-cell office:value-type="float" office:value="0.603023" calcext:value-type="float">
            <text:p>0.603023</text:p>
          </table:table-cell>
          <table:table-cell table:number-columns-repeated="2" office:value-type="float" office:value="0.824506" calcext:value-type="float">
            <text:p>0.824506</text:p>
          </table:table-cell>
          <table:table-cell office:value-type="float" office:value="0.827815" calcext:value-type="float">
            <text:p>0.827815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54023" calcext:value-type="float">
            <text:p>0.854023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23828" calcext:value-type="float">
            <text:p>0.82382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" calcext:value-type="float">
            <text:p>-1</text:p>
          </table:table-cell>
          <table:table-cell office:value-type="float" office:value="0.714261" calcext:value-type="float">
            <text:p>0.714261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873" calcext:value-type="float">
            <text:p>0.824873</text:p>
          </table:table-cell>
          <table:table-cell office:value-type="float" office:value="0.830671" calcext:value-type="float">
            <text:p>0.830671</text:p>
          </table:table-cell>
          <table:table-cell office:value-type="float" office:value="0.834689" calcext:value-type="float">
            <text:p>0.834689</text:p>
          </table:table-cell>
          <table:table-cell office:value-type="float" office:value="0.859059" calcext:value-type="float">
            <text:p>0.859059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35795" calcext:value-type="float">
            <text:p>0.83579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office:value-type="float" office:value="0.695439" calcext:value-type="float">
            <text:p>0.695439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5313" calcext:value-type="float">
            <text:p>0.825313</text:p>
          </table:table-cell>
          <table:table-cell office:value-type="float" office:value="0.829817" calcext:value-type="float">
            <text:p>0.829817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58627" calcext:value-type="float">
            <text:p>0.858627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33811" calcext:value-type="float">
            <text:p>0.83381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94041" calcext:value-type="float">
            <text:p>0.494041</text:p>
          </table:table-cell>
          <table:table-cell office:value-type="float" office:value="0.769791" calcext:value-type="float">
            <text:p>0.769791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5533" calcext:value-type="float">
            <text:p>0.825533</text:p>
          </table:table-cell>
          <table:table-cell office:value-type="float" office:value="0.82939" calcext:value-type="float">
            <text:p>0.82939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49893" calcext:value-type="float">
            <text:p>0.849893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40352" calcext:value-type="float">
            <text:p>0.84035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" calcext:value-type="float">
            <text:p>-1</text:p>
          </table:table-cell>
          <table:table-cell office:value-type="float" office:value="0.518309" calcext:value-type="float">
            <text:p>0.518309</text:p>
          </table:table-cell>
          <table:table-cell office:value-type="float" office:value="0.82379" calcext:value-type="float">
            <text:p>0.82379</text:p>
          </table:table-cell>
          <table:table-cell office:value-type="float" office:value="0.825166" calcext:value-type="float">
            <text:p>0.825166</text:p>
          </table:table-cell>
          <table:table-cell office:value-type="float" office:value="0.82939" calcext:value-type="float">
            <text:p>0.82939</text:p>
          </table:table-cell>
          <table:table-cell office:value-type="float" office:value="0.834862" calcext:value-type="float">
            <text:p>0.834862</text:p>
          </table:table-cell>
          <table:table-cell office:value-type="float" office:value="0.858385" calcext:value-type="float">
            <text:p>0.858385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15979" calcext:value-type="float">
            <text:p>0.81597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" calcext:value-type="float">
            <text:p>-1</text:p>
          </table:table-cell>
          <table:table-cell office:value-type="float" office:value="0.592282" calcext:value-type="float">
            <text:p>0.592282</text:p>
          </table:table-cell>
          <table:table-cell office:value-type="float" office:value="0.812303" calcext:value-type="float">
            <text:p>0.812303</text:p>
          </table:table-cell>
          <table:table-cell office:value-type="float" office:value="0.824726" calcext:value-type="float">
            <text:p>0.824726</text:p>
          </table:table-cell>
          <table:table-cell office:value-type="float" office:value="0.827254" calcext:value-type="float">
            <text:p>0.827254</text:p>
          </table:table-cell>
          <table:table-cell office:value-type="float" office:value="0.834689" calcext:value-type="float">
            <text:p>0.834689</text:p>
          </table:table-cell>
          <table:table-cell office:value-type="float" office:value="0.851679" calcext:value-type="float">
            <text:p>0.851679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21282" calcext:value-type="float">
            <text:p>0.82128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office:value-type="float" office:value="0.673859" calcext:value-type="float">
            <text:p>0.673859</text:p>
          </table:table-cell>
          <table:table-cell office:value-type="float" office:value="0.794928" calcext:value-type="float">
            <text:p>0.794928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5753" calcext:value-type="float">
            <text:p>0.825753</text:p>
          </table:table-cell>
          <table:table-cell office:value-type="float" office:value="0.831526" calcext:value-type="float">
            <text:p>0.831526</text:p>
          </table:table-cell>
          <table:table-cell office:value-type="float" office:value="0.838407" calcext:value-type="float">
            <text:p>0.838407</text:p>
          </table:table-cell>
          <table:table-cell office:value-type="float" office:value="0.86388" calcext:value-type="float">
            <text:p>0.86388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25528" calcext:value-type="float">
            <text:p>0.82552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67979" calcext:value-type="float">
            <text:p>0.767979</text:p>
          </table:table-cell>
          <table:table-cell office:value-type="float" office:value="0.784533" calcext:value-type="float">
            <text:p>0.784533</text:p>
          </table:table-cell>
          <table:table-cell office:value-type="float" office:value="0.810713" calcext:value-type="float">
            <text:p>0.810713</text:p>
          </table:table-cell>
          <table:table-cell office:value-type="float" office:value="0.825239" calcext:value-type="float">
            <text:p>0.825239</text:p>
          </table:table-cell>
          <table:table-cell office:value-type="float" office:value="0.82939" calcext:value-type="float">
            <text:p>0.82939</text:p>
          </table:table-cell>
          <table:table-cell office:value-type="float" office:value="0.835382" calcext:value-type="float">
            <text:p>0.835382</text:p>
          </table:table-cell>
          <table:table-cell office:value-type="float" office:value="0.85981" calcext:value-type="float">
            <text:p>0.85981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41496" calcext:value-type="float">
            <text:p>0.84149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office:value-type="float" office:value="0.602971" calcext:value-type="float">
            <text:p>0.602971</text:p>
          </table:table-cell>
          <table:table-cell office:value-type="float" office:value="0.816518" calcext:value-type="float">
            <text:p>0.816518</text:p>
          </table:table-cell>
          <table:table-cell office:value-type="float" office:value="0.825313" calcext:value-type="float">
            <text:p>0.825313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46913" calcext:value-type="float">
            <text:p>0.846913</text:p>
          </table:table-cell>
          <table:table-cell office:value-type="float" office:value="0.866164" calcext:value-type="float">
            <text:p>0.866164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22121" calcext:value-type="float">
            <text:p>0.82212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" calcext:value-type="float">
            <text:p>-1</text:p>
          </table:table-cell>
          <table:table-cell office:value-type="float" office:value="0.497092" calcext:value-type="float">
            <text:p>0.497092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5753" calcext:value-type="float">
            <text:p>0.825753</text:p>
          </table:table-cell>
          <table:table-cell office:value-type="float" office:value="0.830203" calcext:value-type="float">
            <text:p>0.830203</text:p>
          </table:table-cell>
          <table:table-cell office:value-type="float" office:value="0.834602" calcext:value-type="float">
            <text:p>0.834602</text:p>
          </table:table-cell>
          <table:table-cell office:value-type="float" office:value="0.846586" calcext:value-type="float">
            <text:p>0.846586</text:p>
          </table:table-cell>
          <table:table-cell office:value-type="float" office:value="0.866393" calcext:value-type="float">
            <text:p>0.866393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12755" calcext:value-type="float">
            <text:p>0.81275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73874" calcext:value-type="float">
            <text:p>0.073874</text:p>
          </table:table-cell>
          <table:table-cell office:value-type="float" office:value="0.71456" calcext:value-type="float">
            <text:p>0.71456</text:p>
          </table:table-cell>
          <table:table-cell office:value-type="float" office:value="0.824799" calcext:value-type="float">
            <text:p>0.824799</text:p>
          </table:table-cell>
          <table:table-cell office:value-type="float" office:value="0.826359" calcext:value-type="float">
            <text:p>0.826359</text:p>
          </table:table-cell>
          <table:table-cell office:value-type="float" office:value="0.834474" calcext:value-type="float">
            <text:p>0.834474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44473" calcext:value-type="float">
            <text:p>0.844473</text:p>
          </table:table-cell>
          <table:table-cell office:value-type="float" office:value="0.863585" calcext:value-type="float">
            <text:p>0.863585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34518" calcext:value-type="float">
            <text:p>0.83451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73874" calcext:value-type="float">
            <text:p>0.073874</text:p>
          </table:table-cell>
          <table:table-cell office:value-type="float" office:value="0.660203" calcext:value-type="float">
            <text:p>0.660203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568" calcext:value-type="float">
            <text:p>0.82568</text:p>
          </table:table-cell>
          <table:table-cell office:value-type="float" office:value="0.831484" calcext:value-type="float">
            <text:p>0.831484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42589" calcext:value-type="float">
            <text:p>0.842589</text:p>
          </table:table-cell>
          <table:table-cell office:value-type="float" office:value="0.86165" calcext:value-type="float">
            <text:p>0.86165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28304" calcext:value-type="float">
            <text:p>0.82830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office:value-type="float" office:value="0.542545" calcext:value-type="float">
            <text:p>0.542545</text:p>
          </table:table-cell>
          <table:table-cell office:value-type="float" office:value="0.821967" calcext:value-type="float">
            <text:p>0.821967</text:p>
          </table:table-cell>
          <table:table-cell office:value-type="float" office:value="0.824726" calcext:value-type="float">
            <text:p>0.824726</text:p>
          </table:table-cell>
          <table:table-cell office:value-type="float" office:value="0.830244" calcext:value-type="float">
            <text:p>0.830244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41977" calcext:value-type="float">
            <text:p>0.841977</text:p>
          </table:table-cell>
          <table:table-cell office:value-type="float" office:value="0.860429" calcext:value-type="float">
            <text:p>0.860429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15882" calcext:value-type="float">
            <text:p>0.81588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" calcext:value-type="float">
            <text:p>-1</text:p>
          </table:table-cell>
          <table:table-cell office:value-type="float" office:value="0.472701" calcext:value-type="float">
            <text:p>0.472701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825239" calcext:value-type="float">
            <text:p>0.825239</text:p>
          </table:table-cell>
          <table:table-cell office:value-type="float" office:value="0.83238" calcext:value-type="float">
            <text:p>0.83238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42125" calcext:value-type="float">
            <text:p>0.842125</text:p>
          </table:table-cell>
          <table:table-cell office:value-type="float" office:value="0.858805" calcext:value-type="float">
            <text:p>0.858805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09263" calcext:value-type="float">
            <text:p>0.80926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" calcext:value-type="float">
            <text:p>-1</text:p>
          </table:table-cell>
          <table:table-cell office:value-type="float" office:value="0.580457" calcext:value-type="float">
            <text:p>0.580457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5019" calcext:value-type="float">
            <text:p>0.825019</text:p>
          </table:table-cell>
          <table:table-cell office:value-type="float" office:value="0.831953" calcext:value-type="float">
            <text:p>0.831953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42783" calcext:value-type="float">
            <text:p>0.842783</text:p>
          </table:table-cell>
          <table:table-cell office:value-type="float" office:value="0.859922" calcext:value-type="float">
            <text:p>0.859922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20157" calcext:value-type="float">
            <text:p>0.82015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" calcext:value-type="float">
            <text:p>-1</text:p>
          </table:table-cell>
          <table:table-cell office:value-type="float" office:value="0.645642" calcext:value-type="float">
            <text:p>0.645642</text:p>
          </table:table-cell>
          <table:table-cell office:value-type="float" office:value="0.824215" calcext:value-type="float">
            <text:p>0.824215</text:p>
          </table:table-cell>
          <table:table-cell office:value-type="float" office:value="0.825093" calcext:value-type="float">
            <text:p>0.825093</text:p>
          </table:table-cell>
          <table:table-cell office:value-type="float" office:value="0.833661" calcext:value-type="float">
            <text:p>0.833661</text:p>
          </table:table-cell>
          <table:table-cell office:value-type="float" office:value="0.834949" calcext:value-type="float">
            <text:p>0.834949</text:p>
          </table:table-cell>
          <table:table-cell office:value-type="float" office:value="0.85045" calcext:value-type="float">
            <text:p>0.85045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2839" calcext:value-type="float">
            <text:p>0.8283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" calcext:value-type="float">
            <text:p>-1</text:p>
          </table:table-cell>
          <table:table-cell office:value-type="float" office:value="0.583648" calcext:value-type="float">
            <text:p>0.583648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8596" calcext:value-type="float">
            <text:p>0.828596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35269" calcext:value-type="float">
            <text:p>0.835269</text:p>
          </table:table-cell>
          <table:table-cell office:value-type="float" office:value="0.85078" calcext:value-type="float">
            <text:p>0.85078</text:p>
          </table:table-cell>
          <table:table-cell office:value-type="float" office:value="0.86503" calcext:value-type="float">
            <text:p>0.86503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67485" calcext:value-type="float">
            <text:p>0.867485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22477" calcext:value-type="float">
            <text:p>0.82247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 office:value-type="float" office:value="0.412715" calcext:value-type="float">
            <text:p>0.412715</text:p>
          </table:table-cell>
          <table:table-cell office:value-type="float" office:value="0.824726" calcext:value-type="float">
            <text:p>0.824726</text:p>
          </table:table-cell>
          <table:table-cell office:value-type="float" office:value="0.832807" calcext:value-type="float">
            <text:p>0.832807</text:p>
          </table:table-cell>
          <table:table-cell office:value-type="float" office:value="0.834775" calcext:value-type="float">
            <text:p>0.834775</text:p>
          </table:table-cell>
          <table:table-cell office:value-type="float" office:value="0.843324" calcext:value-type="float">
            <text:p>0.843324</text:p>
          </table:table-cell>
          <table:table-cell office:value-type="float" office:value="0.855262" calcext:value-type="float">
            <text:p>0.855262</text:p>
          </table:table-cell>
          <table:table-cell office:value-type="float" office:value="0.867036" calcext:value-type="float">
            <text:p>0.867036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07306" calcext:value-type="float">
            <text:p>0.80730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" calcext:value-type="float">
            <text:p>-1</text:p>
          </table:table-cell>
          <table:table-cell office:value-type="float" office:value="0.629967" calcext:value-type="float">
            <text:p>0.629967</text:p>
          </table:table-cell>
          <table:table-cell office:value-type="float" office:value="0.825239" calcext:value-type="float">
            <text:p>0.825239</text:p>
          </table:table-cell>
          <table:table-cell office:value-type="float" office:value="0.834089" calcext:value-type="float">
            <text:p>0.834089</text:p>
          </table:table-cell>
          <table:table-cell office:value-type="float" office:value="0.835122" calcext:value-type="float">
            <text:p>0.835122</text:p>
          </table:table-cell>
          <table:table-cell office:value-type="float" office:value="0.847543" calcext:value-type="float">
            <text:p>0.847543</text:p>
          </table:table-cell>
          <table:table-cell office:value-type="float" office:value="0.858664" calcext:value-type="float">
            <text:p>0.858664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30051" calcext:value-type="float">
            <text:p>0.83005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" calcext:value-type="float">
            <text:p>-1</text:p>
          </table:table-cell>
          <table:table-cell office:value-type="float" office:value="0.443964" calcext:value-type="float">
            <text:p>0.443964</text:p>
          </table:table-cell>
          <table:table-cell office:value-type="float" office:value="0.824726" calcext:value-type="float">
            <text:p>0.824726</text:p>
          </table:table-cell>
          <table:table-cell office:value-type="float" office:value="0.832807" calcext:value-type="float">
            <text:p>0.832807</text:p>
          </table:table-cell>
          <table:table-cell office:value-type="float" office:value="0.837724" calcext:value-type="float">
            <text:p>0.837724</text:p>
          </table:table-cell>
          <table:table-cell office:value-type="float" office:value="0.851254" calcext:value-type="float">
            <text:p>0.851254</text:p>
          </table:table-cell>
          <table:table-cell office:value-type="float" office:value="0.857094" calcext:value-type="float">
            <text:p>0.857094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11746" calcext:value-type="float">
            <text:p>0.81174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0.528867" calcext:value-type="float">
            <text:p>0.528867</text:p>
          </table:table-cell>
          <table:table-cell office:value-type="float" office:value="0.826301" calcext:value-type="float">
            <text:p>0.826301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40338" calcext:value-type="float">
            <text:p>0.840338</text:p>
          </table:table-cell>
          <table:table-cell office:value-type="float" office:value="0.854372" calcext:value-type="float">
            <text:p>0.854372</text:p>
          </table:table-cell>
          <table:table-cell office:value-type="float" office:value="0.858315" calcext:value-type="float">
            <text:p>0.858315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2126" calcext:value-type="float">
            <text:p>0.8212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office:value-type="float" office:value="0.523489" calcext:value-type="float">
            <text:p>0.523489</text:p>
          </table:table-cell>
          <table:table-cell office:value-type="float" office:value="0.82873" calcext:value-type="float">
            <text:p>0.82873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42404" calcext:value-type="float">
            <text:p>0.842404</text:p>
          </table:table-cell>
          <table:table-cell office:value-type="float" office:value="0.855262" calcext:value-type="float">
            <text:p>0.855262</text:p>
          </table:table-cell>
          <table:table-cell office:value-type="float" office:value="0.863199" calcext:value-type="float">
            <text:p>0.863199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21749" calcext:value-type="float">
            <text:p>0.82174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office:value-type="float" office:value="0.708641" calcext:value-type="float">
            <text:p>0.708641</text:p>
          </table:table-cell>
          <table:table-cell office:value-type="float" office:value="0.829804" calcext:value-type="float">
            <text:p>0.829804</text:p>
          </table:table-cell>
          <table:table-cell office:value-type="float" office:value="0.835066" calcext:value-type="float">
            <text:p>0.835066</text:p>
          </table:table-cell>
          <table:table-cell office:value-type="float" office:value="0.849859" calcext:value-type="float">
            <text:p>0.849859</text:p>
          </table:table-cell>
          <table:table-cell office:value-type="float" office:value="0.857704" calcext:value-type="float">
            <text:p>0.857704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41844" calcext:value-type="float">
            <text:p>0.84184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" calcext:value-type="float">
            <text:p>-1</text:p>
          </table:table-cell>
          <table:table-cell office:value-type="float" office:value="0.621983" calcext:value-type="float">
            <text:p>0.621983</text:p>
          </table:table-cell>
          <table:table-cell office:value-type="float" office:value="0.830451" calcext:value-type="float">
            <text:p>0.830451</text:p>
          </table:table-cell>
          <table:table-cell office:value-type="float" office:value="0.837699" calcext:value-type="float">
            <text:p>0.837699</text:p>
          </table:table-cell>
          <table:table-cell office:value-type="float" office:value="0.85259" calcext:value-type="float">
            <text:p>0.85259</text:p>
          </table:table-cell>
          <table:table-cell office:value-type="float" office:value="0.86442" calcext:value-type="float">
            <text:p>0.86442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3445" calcext:value-type="float">
            <text:p>0.8344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0.728276" calcext:value-type="float">
            <text:p>0.728276</text:p>
          </table:table-cell>
          <table:table-cell office:value-type="float" office:value="0.833234" calcext:value-type="float">
            <text:p>0.833234</text:p>
          </table:table-cell>
          <table:table-cell office:value-type="float" office:value="0.842149" calcext:value-type="float">
            <text:p>0.842149</text:p>
          </table:table-cell>
          <table:table-cell office:value-type="float" office:value="0.8591" calcext:value-type="float">
            <text:p>0.8591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46759" calcext:value-type="float">
            <text:p>0.84675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" calcext:value-type="float">
            <text:p>-1</text:p>
          </table:table-cell>
          <table:table-cell office:value-type="float" office:value="0.542842" calcext:value-type="float">
            <text:p>0.542842</text:p>
          </table:table-cell>
          <table:table-cell office:value-type="float" office:value="0.824579" calcext:value-type="float">
            <text:p>0.824579</text:p>
          </table:table-cell>
          <table:table-cell office:value-type="float" office:value="0.834496" calcext:value-type="float">
            <text:p>0.834496</text:p>
          </table:table-cell>
          <table:table-cell office:value-type="float" office:value="0.85263" calcext:value-type="float">
            <text:p>0.85263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25938" calcext:value-type="float">
            <text:p>0.82593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" calcext:value-type="float">
            <text:p>-1</text:p>
          </table:table-cell>
          <table:table-cell office:value-type="float" office:value="0.548586" calcext:value-type="float">
            <text:p>0.548586</text:p>
          </table:table-cell>
          <table:table-cell office:value-type="float" office:value="0.831659" calcext:value-type="float">
            <text:p>0.831659</text:p>
          </table:table-cell>
          <table:table-cell office:value-type="float" office:value="0.835819" calcext:value-type="float">
            <text:p>0.835819</text:p>
          </table:table-cell>
          <table:table-cell office:value-type="float" office:value="0.853514" calcext:value-type="float">
            <text:p>0.853514</text:p>
          </table:table-cell>
          <table:table-cell office:value-type="float" office:value="0.865554" calcext:value-type="float">
            <text:p>0.865554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27249" calcext:value-type="float">
            <text:p>0.82724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0.62831" calcext:value-type="float">
            <text:p>0.62831</text:p>
          </table:table-cell>
          <table:table-cell office:value-type="float" office:value="0.829731" calcext:value-type="float">
            <text:p>0.829731</text:p>
          </table:table-cell>
          <table:table-cell office:value-type="float" office:value="0.839542" calcext:value-type="float">
            <text:p>0.839542</text:p>
          </table:table-cell>
          <table:table-cell office:value-type="float" office:value="0.854579" calcext:value-type="float">
            <text:p>0.854579</text:p>
          </table:table-cell>
          <table:table-cell office:value-type="float" office:value="0.867036" calcext:value-type="float">
            <text:p>0.867036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35656" calcext:value-type="float">
            <text:p>0.83565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" calcext:value-type="float">
            <text:p>-1</text:p>
          </table:table-cell>
          <table:table-cell office:value-type="float" office:value="0.585614" calcext:value-type="float">
            <text:p>0.585614</text:p>
          </table:table-cell>
          <table:table-cell office:value-type="float" office:value="0.827729" calcext:value-type="float">
            <text:p>0.827729</text:p>
          </table:table-cell>
          <table:table-cell office:value-type="float" office:value="0.846017" calcext:value-type="float">
            <text:p>0.846017</text:p>
          </table:table-cell>
          <table:table-cell office:value-type="float" office:value="0.85596" calcext:value-type="float">
            <text:p>0.85596</text:p>
          </table:table-cell>
          <table:table-cell office:value-type="float" office:value="0.865728" calcext:value-type="float">
            <text:p>0.865728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31841" calcext:value-type="float">
            <text:p>0.83184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58783" calcext:value-type="float">
            <text:p>0.658783</text:p>
          </table:table-cell>
          <table:table-cell office:value-type="float" office:value="0.808205" calcext:value-type="float">
            <text:p>0.808205</text:p>
          </table:table-cell>
          <table:table-cell office:value-type="float" office:value="0.827802" calcext:value-type="float">
            <text:p>0.827802</text:p>
          </table:table-cell>
          <table:table-cell office:value-type="float" office:value="0.843658" calcext:value-type="float">
            <text:p>0.843658</text:p>
          </table:table-cell>
          <table:table-cell office:value-type="float" office:value="0.856484" calcext:value-type="float">
            <text:p>0.856484</text:p>
          </table:table-cell>
          <table:table-cell office:value-type="float" office:value="0.8666" calcext:value-type="float">
            <text:p>0.8666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54011" calcext:value-type="float">
            <text:p>0.85401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  <table:table-cell office:value-type="float" office:value="0.522996" calcext:value-type="float">
            <text:p>0.522996</text:p>
          </table:table-cell>
          <table:table-cell office:value-type="float" office:value="0.828683" calcext:value-type="float">
            <text:p>0.828683</text:p>
          </table:table-cell>
          <table:table-cell office:value-type="float" office:value="0.841269" calcext:value-type="float">
            <text:p>0.841269</text:p>
          </table:table-cell>
          <table:table-cell office:value-type="float" office:value="0.856309" calcext:value-type="float">
            <text:p>0.856309</text:p>
          </table:table-cell>
          <table:table-cell office:value-type="float" office:value="0.865292" calcext:value-type="float">
            <text:p>0.865292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25191" calcext:value-type="float">
            <text:p>0.82519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" calcext:value-type="float">
            <text:p>-1</text:p>
          </table:table-cell>
          <table:table-cell office:value-type="float" office:value="0.615466" calcext:value-type="float">
            <text:p>0.615466</text:p>
          </table:table-cell>
          <table:table-cell office:value-type="float" office:value="0.831545" calcext:value-type="float">
            <text:p>0.831545</text:p>
          </table:table-cell>
          <table:table-cell office:value-type="float" office:value="0.850518" calcext:value-type="float">
            <text:p>0.850518</text:p>
          </table:table-cell>
          <table:table-cell office:value-type="float" office:value="0.861368" calcext:value-type="float">
            <text:p>0.861368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36373" calcext:value-type="float">
            <text:p>0.83637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" calcext:value-type="float">
            <text:p>-1</text:p>
          </table:table-cell>
          <table:table-cell office:value-type="float" office:value="0.512855" calcext:value-type="float">
            <text:p>0.512855</text:p>
          </table:table-cell>
          <table:table-cell office:value-type="float" office:value="0.829008" calcext:value-type="float">
            <text:p>0.829008</text:p>
          </table:table-cell>
          <table:table-cell office:value-type="float" office:value="0.842855" calcext:value-type="float">
            <text:p>0.842855</text:p>
          </table:table-cell>
          <table:table-cell office:value-type="float" office:value="0.857181" calcext:value-type="float">
            <text:p>0.857181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24673" calcext:value-type="float">
            <text:p>0.82467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0.675309" calcext:value-type="float">
            <text:p>0.675309</text:p>
          </table:table-cell>
          <table:table-cell office:value-type="float" office:value="0.822074" calcext:value-type="float">
            <text:p>0.822074</text:p>
          </table:table-cell>
          <table:table-cell office:value-type="float" office:value="0.838387" calcext:value-type="float">
            <text:p>0.838387</text:p>
          </table:table-cell>
          <table:table-cell office:value-type="float" office:value="0.853926" calcext:value-type="float">
            <text:p>0.853926</text:p>
          </table:table-cell>
          <table:table-cell office:value-type="float" office:value="0.863722" calcext:value-type="float">
            <text:p>0.863722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39078" calcext:value-type="float">
            <text:p>0.839078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726504" calcext:value-type="float">
            <text:p>0.726504</text:p>
          </table:table-cell>
          <table:table-cell office:value-type="float" office:value="0.824281" calcext:value-type="float">
            <text:p>0.824281</text:p>
          </table:table-cell>
          <table:table-cell office:value-type="float" office:value="0.841045" calcext:value-type="float">
            <text:p>0.841045</text:p>
          </table:table-cell>
          <table:table-cell office:value-type="float" office:value="0.855262" calcext:value-type="float">
            <text:p>0.855262</text:p>
          </table:table-cell>
          <table:table-cell office:value-type="float" office:value="0.864158" calcext:value-type="float">
            <text:p>0.864158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44861" calcext:value-type="float">
            <text:p>0.84486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" calcext:value-type="float">
            <text:p>-1</text:p>
          </table:table-cell>
          <table:table-cell office:value-type="float" office:value="0.585735" calcext:value-type="float">
            <text:p>0.585735</text:p>
          </table:table-cell>
          <table:table-cell office:value-type="float" office:value="0.81313" calcext:value-type="float">
            <text:p>0.81313</text:p>
          </table:table-cell>
          <table:table-cell office:value-type="float" office:value="0.837595" calcext:value-type="float">
            <text:p>0.837595</text:p>
          </table:table-cell>
          <table:table-cell office:value-type="float" office:value="0.853993" calcext:value-type="float">
            <text:p>0.853993</text:p>
          </table:table-cell>
          <table:table-cell office:value-type="float" office:value="0.863548" calcext:value-type="float">
            <text:p>0.863548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29136" calcext:value-type="float">
            <text:p>0.82913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" calcext:value-type="float">
            <text:p>-1</text:p>
          </table:table-cell>
          <table:table-cell office:value-type="float" office:value="0.240523" calcext:value-type="float">
            <text:p>0.240523</text:p>
          </table:table-cell>
          <table:table-cell office:value-type="float" office:value="0.829843" calcext:value-type="float">
            <text:p>0.829843</text:p>
          </table:table-cell>
          <table:table-cell office:value-type="float" office:value="0.842077" calcext:value-type="float">
            <text:p>0.842077</text:p>
          </table:table-cell>
          <table:table-cell office:value-type="float" office:value="0.855262" calcext:value-type="float">
            <text:p>0.855262</text:p>
          </table:table-cell>
          <table:table-cell office:value-type="float" office:value="0.865411" calcext:value-type="float">
            <text:p>0.865411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797048" calcext:value-type="float">
            <text:p>0.79704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9105" calcext:value-type="float">
            <text:p>0.69105</text:p>
          </table:table-cell>
          <table:table-cell office:value-type="float" office:value="0.757893" calcext:value-type="float">
            <text:p>0.757893</text:p>
          </table:table-cell>
          <table:table-cell office:value-type="float" office:value="0.829875" calcext:value-type="float">
            <text:p>0.829875</text:p>
          </table:table-cell>
          <table:table-cell office:value-type="float" office:value="0.839902" calcext:value-type="float">
            <text:p>0.839902</text:p>
          </table:table-cell>
          <table:table-cell office:value-type="float" office:value="0.853581" calcext:value-type="float">
            <text:p>0.853581</text:p>
          </table:table-cell>
          <table:table-cell office:value-type="float" office:value="0.857911" calcext:value-type="float">
            <text:p>0.857911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47652" calcext:value-type="float">
            <text:p>0.84765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" calcext:value-type="float">
            <text:p>-1</text:p>
          </table:table-cell>
          <table:table-cell office:value-type="float" office:value="0.539693" calcext:value-type="float">
            <text:p>0.539693</text:p>
          </table:table-cell>
          <table:table-cell office:value-type="float" office:value="0.825212" calcext:value-type="float">
            <text:p>0.825212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49598" calcext:value-type="float">
            <text:p>0.849598</text:p>
          </table:table-cell>
          <table:table-cell office:value-type="float" office:value="0.855262" calcext:value-type="float">
            <text:p>0.855262</text:p>
          </table:table-cell>
          <table:table-cell office:value-type="float" office:value="0.862969" calcext:value-type="float">
            <text:p>0.862969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23714" calcext:value-type="float">
            <text:p>0.82371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  <table:table-cell office:value-type="float" office:value="0.705937" calcext:value-type="float">
            <text:p>0.705937</text:p>
          </table:table-cell>
          <table:table-cell office:value-type="float" office:value="0.833403" calcext:value-type="float">
            <text:p>0.833403</text:p>
          </table:table-cell>
          <table:table-cell office:value-type="float" office:value="0.836658" calcext:value-type="float">
            <text:p>0.836658</text:p>
          </table:table-cell>
          <table:table-cell office:value-type="float" office:value="0.85043" calcext:value-type="float">
            <text:p>0.85043</text:p>
          </table:table-cell>
          <table:table-cell office:value-type="float" office:value="0.855437" calcext:value-type="float">
            <text:p>0.855437</text:p>
          </table:table-cell>
          <table:table-cell office:value-type="float" office:value="0.8666" calcext:value-type="float">
            <text:p>0.8666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41836" calcext:value-type="float">
            <text:p>0.84183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" calcext:value-type="float">
            <text:p>-1</text:p>
          </table:table-cell>
          <table:table-cell office:value-type="float" office:value="0.72036" calcext:value-type="float">
            <text:p>0.72036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437" calcext:value-type="float">
            <text:p>0.8437</text:p>
          </table:table-cell>
          <table:table-cell office:value-type="float" office:value="0.853614" calcext:value-type="float">
            <text:p>0.853614</text:p>
          </table:table-cell>
          <table:table-cell office:value-type="float" office:value="0.856047" calcext:value-type="float">
            <text:p>0.856047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4456" calcext:value-type="float">
            <text:p>0.8445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519483" calcext:value-type="float">
            <text:p>0.519483</text:p>
          </table:table-cell>
          <table:table-cell office:value-type="float" office:value="0.797547" calcext:value-type="float">
            <text:p>0.797547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42487" calcext:value-type="float">
            <text:p>0.842487</text:p>
          </table:table-cell>
          <table:table-cell office:value-type="float" office:value="0.855262" calcext:value-type="float">
            <text:p>0.855262</text:p>
          </table:table-cell>
          <table:table-cell office:value-type="float" office:value="0.863199" calcext:value-type="float">
            <text:p>0.863199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53037" calcext:value-type="float">
            <text:p>0.85303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0.603784" calcext:value-type="float">
            <text:p>0.603784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38787" calcext:value-type="float">
            <text:p>0.838787</text:p>
          </table:table-cell>
          <table:table-cell office:value-type="float" office:value="0.853036" calcext:value-type="float">
            <text:p>0.853036</text:p>
          </table:table-cell>
          <table:table-cell office:value-type="float" office:value="0.858315" calcext:value-type="float">
            <text:p>0.858315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3258" calcext:value-type="float">
            <text:p>0.8325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770365" calcext:value-type="float">
            <text:p>0.770365</text:p>
          </table:table-cell>
          <table:table-cell office:value-type="float" office:value="0.818391" calcext:value-type="float">
            <text:p>0.818391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38236" calcext:value-type="float">
            <text:p>0.838236</text:p>
          </table:table-cell>
          <table:table-cell office:value-type="float" office:value="0.853926" calcext:value-type="float">
            <text:p>0.853926</text:p>
          </table:table-cell>
          <table:table-cell office:value-type="float" office:value="0.86442" calcext:value-type="float">
            <text:p>0.86442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54685" calcext:value-type="float">
            <text:p>0.85468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83815" calcext:value-type="float">
            <text:p>0.483815</text:p>
          </table:table-cell>
          <table:table-cell office:value-type="float" office:value="0.786364" calcext:value-type="float">
            <text:p>0.786364</text:p>
          </table:table-cell>
          <table:table-cell office:value-type="float" office:value="0.833959" calcext:value-type="float">
            <text:p>0.833959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45061" calcext:value-type="float">
            <text:p>0.845061</text:p>
          </table:table-cell>
          <table:table-cell office:value-type="float" office:value="0.862588" calcext:value-type="float">
            <text:p>0.862588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49985" calcext:value-type="float">
            <text:p>0.84998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" calcext:value-type="float">
            <text:p>-1</text:p>
          </table:table-cell>
          <table:table-cell office:value-type="float" office:value="0.56024" calcext:value-type="float">
            <text:p>0.56024</text:p>
          </table:table-cell>
          <table:table-cell table:number-columns-repeated="2" office:value-type="float" office:value="0.834516" calcext:value-type="float">
            <text:p>0.834516</text:p>
          </table:table-cell>
          <table:table-cell office:value-type="float" office:value="0.838655" calcext:value-type="float">
            <text:p>0.838655</text:p>
          </table:table-cell>
          <table:table-cell office:value-type="float" office:value="0.853884" calcext:value-type="float">
            <text:p>0.853884</text:p>
          </table:table-cell>
          <table:table-cell office:value-type="float" office:value="0.86503" calcext:value-type="float">
            <text:p>0.86503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25673" calcext:value-type="float">
            <text:p>0.82567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office:value-type="float" office:value="0.721503" calcext:value-type="float">
            <text:p>0.721503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44627" calcext:value-type="float">
            <text:p>0.844627</text:p>
          </table:table-cell>
          <table:table-cell office:value-type="float" office:value="0.855262" calcext:value-type="float">
            <text:p>0.855262</text:p>
          </table:table-cell>
          <table:table-cell office:value-type="float" office:value="0.86503" calcext:value-type="float">
            <text:p>0.86503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4583" calcext:value-type="float">
            <text:p>0.8458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.533024" calcext:value-type="float">
            <text:p>0.533024</text:p>
          </table:table-cell>
          <table:table-cell office:value-type="float" office:value="0.834689" calcext:value-type="float">
            <text:p>0.834689</text:p>
          </table:table-cell>
          <table:table-cell office:value-type="float" office:value="0.846212" calcext:value-type="float">
            <text:p>0.846212</text:p>
          </table:table-cell>
          <table:table-cell office:value-type="float" office:value="0.856483" calcext:value-type="float">
            <text:p>0.856483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27524" calcext:value-type="float">
            <text:p>0.82752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483815" calcext:value-type="float">
            <text:p>0.483815</text:p>
          </table:table-cell>
          <table:table-cell office:value-type="float" office:value="0.811019" calcext:value-type="float">
            <text:p>0.811019</text:p>
          </table:table-cell>
          <table:table-cell office:value-type="float" office:value="0.834689" calcext:value-type="float">
            <text:p>0.834689</text:p>
          </table:table-cell>
          <table:table-cell office:value-type="float" office:value="0.845375" calcext:value-type="float">
            <text:p>0.845375</text:p>
          </table:table-cell>
          <table:table-cell office:value-type="float" office:value="0.856483" calcext:value-type="float">
            <text:p>0.856483</text:p>
          </table:table-cell>
          <table:table-cell table:number-columns-repeated="7" office:value-type="float" office:value="0.867472" calcext:value-type="float">
            <text:p>0.867472</text:p>
          </table:table-cell>
          <table:table-cell office:value-type="float" office:value="0.85524" calcext:value-type="float">
            <text:p>0.8552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0.715755" calcext:value-type="float">
            <text:p>0.715755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35994" calcext:value-type="float">
            <text:p>0.835994</text:p>
          </table:table-cell>
          <table:table-cell office:value-type="float" office:value="0.850336" calcext:value-type="float">
            <text:p>0.850336</text:p>
          </table:table-cell>
          <table:table-cell office:value-type="float" office:value="0.861367" calcext:value-type="float">
            <text:p>0.861367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43533" calcext:value-type="float">
            <text:p>0.843533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750557" calcext:value-type="float">
            <text:p>0.750557</text:p>
          </table:table-cell>
          <table:table-cell office:value-type="float" office:value="0.820557" calcext:value-type="float">
            <text:p>0.820557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35426" calcext:value-type="float">
            <text:p>0.835426</text:p>
          </table:table-cell>
          <table:table-cell office:value-type="float" office:value="0.846772" calcext:value-type="float">
            <text:p>0.846772</text:p>
          </table:table-cell>
          <table:table-cell office:value-type="float" office:value="0.858925" calcext:value-type="float">
            <text:p>0.858925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67485" calcext:value-type="float">
            <text:p>0.867485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53357" calcext:value-type="float">
            <text:p>0.85335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29324" calcext:value-type="float">
            <text:p>0.629324</text:p>
          </table:table-cell>
          <table:table-cell office:value-type="float" office:value="0.792511" calcext:value-type="float">
            <text:p>0.792511</text:p>
          </table:table-cell>
          <table:table-cell table:number-columns-repeated="2" office:value-type="float" office:value="0.834516" calcext:value-type="float">
            <text:p>0.834516</text:p>
          </table:table-cell>
          <table:table-cell office:value-type="float" office:value="0.838223" calcext:value-type="float">
            <text:p>0.838223</text:p>
          </table:table-cell>
          <table:table-cell office:value-type="float" office:value="0.848944" calcext:value-type="float">
            <text:p>0.848944</text:p>
          </table:table-cell>
          <table:table-cell office:value-type="float" office:value="0.860146" calcext:value-type="float">
            <text:p>0.860146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498" calcext:value-type="float">
            <text:p>0.867498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47877" calcext:value-type="float">
            <text:p>0.84787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  <table:table-cell office:value-type="float" office:value="0.628195" calcext:value-type="float">
            <text:p>0.628195</text:p>
          </table:table-cell>
          <table:table-cell office:value-type="float" office:value="0.832935" calcext:value-type="float">
            <text:p>0.832935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40745" calcext:value-type="float">
            <text:p>0.840745</text:p>
          </table:table-cell>
          <table:table-cell office:value-type="float" office:value="0.849751" calcext:value-type="float">
            <text:p>0.849751</text:p>
          </table:table-cell>
          <table:table-cell office:value-type="float" office:value="0.858315" calcext:value-type="float">
            <text:p>0.858315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524" calcext:value-type="float">
            <text:p>0.867524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3144" calcext:value-type="float">
            <text:p>0.8314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" calcext:value-type="float">
            <text:p>-1</text:p>
          </table:table-cell>
          <table:table-cell office:value-type="float" office:value="0.615943" calcext:value-type="float">
            <text:p>0.615943</text:p>
          </table:table-cell>
          <table:table-cell table:number-columns-repeated="2" office:value-type="float" office:value="0.834516" calcext:value-type="float">
            <text:p>0.834516</text:p>
          </table:table-cell>
          <table:table-cell office:value-type="float" office:value="0.840146" calcext:value-type="float">
            <text:p>0.840146</text:p>
          </table:table-cell>
          <table:table-cell office:value-type="float" office:value="0.848944" calcext:value-type="float">
            <text:p>0.848944</text:p>
          </table:table-cell>
          <table:table-cell office:value-type="float" office:value="0.855873" calcext:value-type="float">
            <text:p>0.855873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29983" calcext:value-type="float">
            <text:p>0.82998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" calcext:value-type="float">
            <text:p>-1</text:p>
          </table:table-cell>
          <table:table-cell office:value-type="float" office:value="0.69602" calcext:value-type="float">
            <text:p>0.69602</text:p>
          </table:table-cell>
          <table:table-cell table:number-columns-repeated="2" office:value-type="float" office:value="0.834516" calcext:value-type="float">
            <text:p>0.834516</text:p>
          </table:table-cell>
          <table:table-cell office:value-type="float" office:value="0.838947" calcext:value-type="float">
            <text:p>0.838947</text:p>
          </table:table-cell>
          <table:table-cell office:value-type="float" office:value="0.848583" calcext:value-type="float">
            <text:p>0.848583</text:p>
          </table:table-cell>
          <table:table-cell office:value-type="float" office:value="0.858925" calcext:value-type="float">
            <text:p>0.858925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3814" calcext:value-type="float">
            <text:p>0.8381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 office:value-type="float" office:value="0.718068" calcext:value-type="float">
            <text:p>0.718068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34867" calcext:value-type="float">
            <text:p>0.834867</text:p>
          </table:table-cell>
          <table:table-cell office:value-type="float" office:value="0.84481" calcext:value-type="float">
            <text:p>0.84481</text:p>
          </table:table-cell>
          <table:table-cell office:value-type="float" office:value="0.8517" calcext:value-type="float">
            <text:p>0.8517</text:p>
          </table:table-cell>
          <table:table-cell office:value-type="float" office:value="0.862588" calcext:value-type="float">
            <text:p>0.862588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485" calcext:value-type="float">
            <text:p>0.867485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41645" calcext:value-type="float">
            <text:p>0.84164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" calcext:value-type="float">
            <text:p>-1</text:p>
          </table:table-cell>
          <table:table-cell office:value-type="float" office:value="0.596998" calcext:value-type="float">
            <text:p>0.596998</text:p>
          </table:table-cell>
          <table:table-cell office:value-type="float" office:value="0.834433" calcext:value-type="float">
            <text:p>0.834433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37992" calcext:value-type="float">
            <text:p>0.837992</text:p>
          </table:table-cell>
          <table:table-cell office:value-type="float" office:value="0.849919" calcext:value-type="float">
            <text:p>0.849919</text:p>
          </table:table-cell>
          <table:table-cell office:value-type="float" office:value="0.858315" calcext:value-type="float">
            <text:p>0.858315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498" calcext:value-type="float">
            <text:p>0.867498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28209" calcext:value-type="float">
            <text:p>0.82820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float" office:value="0.666119" calcext:value-type="float">
            <text:p>0.666119</text:p>
          </table:table-cell>
          <table:table-cell office:value-type="float" office:value="0.831926" calcext:value-type="float">
            <text:p>0.831926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4345" calcext:value-type="float">
            <text:p>0.84345</text:p>
          </table:table-cell>
          <table:table-cell office:value-type="float" office:value="0.854372" calcext:value-type="float">
            <text:p>0.854372</text:p>
          </table:table-cell>
          <table:table-cell office:value-type="float" office:value="0.863199" calcext:value-type="float">
            <text:p>0.863199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524" calcext:value-type="float">
            <text:p>0.867524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36352" calcext:value-type="float">
            <text:p>0.83635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95149" calcext:value-type="float">
            <text:p>0.495149</text:p>
          </table:table-cell>
          <table:table-cell office:value-type="float" office:value="0.74384" calcext:value-type="float">
            <text:p>0.74384</text:p>
          </table:table-cell>
          <table:table-cell office:value-type="float" office:value="0.831498" calcext:value-type="float">
            <text:p>0.831498</text:p>
          </table:table-cell>
          <table:table-cell office:value-type="float" office:value="0.834602" calcext:value-type="float">
            <text:p>0.834602</text:p>
          </table:table-cell>
          <table:table-cell office:value-type="float" office:value="0.844233" calcext:value-type="float">
            <text:p>0.844233</text:p>
          </table:table-cell>
          <table:table-cell office:value-type="float" office:value="0.855923" calcext:value-type="float">
            <text:p>0.855923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67485" calcext:value-type="float">
            <text:p>0.867485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44747" calcext:value-type="float">
            <text:p>0.84474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float" office:value="0.35706" calcext:value-type="float">
            <text:p>0.35706</text:p>
          </table:table-cell>
          <table:table-cell office:value-type="float" office:value="0.827381" calcext:value-type="float">
            <text:p>0.827381</text:p>
          </table:table-cell>
          <table:table-cell office:value-type="float" office:value="0.835095" calcext:value-type="float">
            <text:p>0.835095</text:p>
          </table:table-cell>
          <table:table-cell office:value-type="float" office:value="0.846146" calcext:value-type="float">
            <text:p>0.846146</text:p>
          </table:table-cell>
          <table:table-cell office:value-type="float" office:value="0.861367" calcext:value-type="float">
            <text:p>0.861367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06441" calcext:value-type="float">
            <text:p>0.80644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" calcext:value-type="float">
            <text:p>-1</text:p>
          </table:table-cell>
          <table:table-cell office:value-type="float" office:value="0.662584" calcext:value-type="float">
            <text:p>0.662584</text:p>
          </table:table-cell>
          <table:table-cell office:value-type="float" office:value="0.83266" calcext:value-type="float">
            <text:p>0.83266</text:p>
          </table:table-cell>
          <table:table-cell office:value-type="float" office:value="0.83779" calcext:value-type="float">
            <text:p>0.83779</text:p>
          </table:table-cell>
          <table:table-cell office:value-type="float" office:value="0.845277" calcext:value-type="float">
            <text:p>0.845277</text:p>
          </table:table-cell>
          <table:table-cell office:value-type="float" office:value="0.859536" calcext:value-type="float">
            <text:p>0.859536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37521" calcext:value-type="float">
            <text:p>0.83752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0.675174" calcext:value-type="float">
            <text:p>0.675174</text:p>
          </table:table-cell>
          <table:table-cell office:value-type="float" office:value="0.833588" calcext:value-type="float">
            <text:p>0.833588</text:p>
          </table:table-cell>
          <table:table-cell office:value-type="float" office:value="0.836142" calcext:value-type="float">
            <text:p>0.836142</text:p>
          </table:table-cell>
          <table:table-cell office:value-type="float" office:value="0.843779" calcext:value-type="float">
            <text:p>0.843779</text:p>
          </table:table-cell>
          <table:table-cell office:value-type="float" office:value="0.849551" calcext:value-type="float">
            <text:p>0.849551</text:p>
          </table:table-cell>
          <table:table-cell office:value-type="float" office:value="0.866251" calcext:value-type="float">
            <text:p>0.866251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37437" calcext:value-type="float">
            <text:p>0.83743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0.52979" calcext:value-type="float">
            <text:p>0.52979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36921" calcext:value-type="float">
            <text:p>0.836921</text:p>
          </table:table-cell>
          <table:table-cell office:value-type="float" office:value="0.843779" calcext:value-type="float">
            <text:p>0.843779</text:p>
          </table:table-cell>
          <table:table-cell office:value-type="float" office:value="0.847121" calcext:value-type="float">
            <text:p>0.847121</text:p>
          </table:table-cell>
          <table:table-cell office:value-type="float" office:value="0.859536" calcext:value-type="float">
            <text:p>0.859536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22155" calcext:value-type="float">
            <text:p>0.82215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0.636017" calcext:value-type="float">
            <text:p>0.636017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34867" calcext:value-type="float">
            <text:p>0.834867</text:p>
          </table:table-cell>
          <table:table-cell office:value-type="float" office:value="0.842882" calcext:value-type="float">
            <text:p>0.842882</text:p>
          </table:table-cell>
          <table:table-cell office:value-type="float" office:value="0.845946" calcext:value-type="float">
            <text:p>0.845946</text:p>
          </table:table-cell>
          <table:table-cell office:value-type="float" office:value="0.856699" calcext:value-type="float">
            <text:p>0.856699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32082" calcext:value-type="float">
            <text:p>0.832082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office:value-type="float" office:value="0.628524" calcext:value-type="float">
            <text:p>0.628524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34633" calcext:value-type="float">
            <text:p>0.834633</text:p>
          </table:table-cell>
          <table:table-cell office:value-type="float" office:value="0.842882" calcext:value-type="float">
            <text:p>0.842882</text:p>
          </table:table-cell>
          <table:table-cell office:value-type="float" office:value="0.845946" calcext:value-type="float">
            <text:p>0.845946</text:p>
          </table:table-cell>
          <table:table-cell office:value-type="float" office:value="0.853366" calcext:value-type="float">
            <text:p>0.853366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30976" calcext:value-type="float">
            <text:p>0.83097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" calcext:value-type="float">
            <text:p>-1</text:p>
          </table:table-cell>
          <table:table-cell office:value-type="float" office:value="0.700106" calcext:value-type="float">
            <text:p>0.700106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3976" calcext:value-type="float">
            <text:p>0.83976</text:p>
          </table:table-cell>
          <table:table-cell office:value-type="float" office:value="0.845157" calcext:value-type="float">
            <text:p>0.845157</text:p>
          </table:table-cell>
          <table:table-cell office:value-type="float" office:value="0.85231" calcext:value-type="float">
            <text:p>0.85231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40921" calcext:value-type="float">
            <text:p>0.84092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0.529063" calcext:value-type="float">
            <text:p>0.529063</text:p>
          </table:table-cell>
          <table:table-cell office:value-type="float" office:value="0.834392" calcext:value-type="float">
            <text:p>0.834392</text:p>
          </table:table-cell>
          <table:table-cell office:value-type="float" office:value="0.837355" calcext:value-type="float">
            <text:p>0.837355</text:p>
          </table:table-cell>
          <table:table-cell office:value-type="float" office:value="0.843821" calcext:value-type="float">
            <text:p>0.843821</text:p>
          </table:table-cell>
          <table:table-cell office:value-type="float" office:value="0.852641" calcext:value-type="float">
            <text:p>0.852641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23463" calcext:value-type="float">
            <text:p>0.82346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09263" calcext:value-type="float">
            <text:p>0.509263</text:p>
          </table:table-cell>
          <table:table-cell office:value-type="float" office:value="0.776312" calcext:value-type="float">
            <text:p>0.776312</text:p>
          </table:table-cell>
          <table:table-cell office:value-type="float" office:value="0.834392" calcext:value-type="float">
            <text:p>0.834392</text:p>
          </table:table-cell>
          <table:table-cell office:value-type="float" office:value="0.839526" calcext:value-type="float">
            <text:p>0.839526</text:p>
          </table:table-cell>
          <table:table-cell office:value-type="float" office:value="0.843779" calcext:value-type="float">
            <text:p>0.843779</text:p>
          </table:table-cell>
          <table:table-cell office:value-type="float" office:value="0.848902" calcext:value-type="float">
            <text:p>0.848902</text:p>
          </table:table-cell>
          <table:table-cell office:value-type="float" office:value="0.86442" calcext:value-type="float">
            <text:p>0.86442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47722" calcext:value-type="float">
            <text:p>0.84772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" calcext:value-type="float">
            <text:p>-1</text:p>
          </table:table-cell>
          <table:table-cell office:value-type="float" office:value="0.635107" calcext:value-type="float">
            <text:p>0.635107</text:p>
          </table:table-cell>
          <table:table-cell office:value-type="float" office:value="0.834516" calcext:value-type="float">
            <text:p>0.834516</text:p>
          </table:table-cell>
          <table:table-cell office:value-type="float" office:value="0.842998" calcext:value-type="float">
            <text:p>0.842998</text:p>
          </table:table-cell>
          <table:table-cell office:value-type="float" office:value="0.845978" calcext:value-type="float">
            <text:p>0.845978</text:p>
          </table:table-cell>
          <table:table-cell office:value-type="float" office:value="0.853036" calcext:value-type="float">
            <text:p>0.853036</text:p>
          </table:table-cell>
          <table:table-cell office:value-type="float" office:value="0.86503" calcext:value-type="float">
            <text:p>0.86503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34655" calcext:value-type="float">
            <text:p>0.83465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06536" calcext:value-type="float">
            <text:p>0.506536</text:p>
          </table:table-cell>
          <table:table-cell office:value-type="float" office:value="0.796697" calcext:value-type="float">
            <text:p>0.796697</text:p>
          </table:table-cell>
          <table:table-cell office:value-type="float" office:value="0.834433" calcext:value-type="float">
            <text:p>0.834433</text:p>
          </table:table-cell>
          <table:table-cell office:value-type="float" office:value="0.839136" calcext:value-type="float">
            <text:p>0.839136</text:p>
          </table:table-cell>
          <table:table-cell office:value-type="float" office:value="0.84401" calcext:value-type="float">
            <text:p>0.84401</text:p>
          </table:table-cell>
          <table:table-cell office:value-type="float" office:value="0.850725" calcext:value-type="float">
            <text:p>0.850725</text:p>
          </table:table-cell>
          <table:table-cell office:value-type="float" office:value="0.862588" calcext:value-type="float">
            <text:p>0.862588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49748" calcext:value-type="float">
            <text:p>0.84974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0.711242" calcext:value-type="float">
            <text:p>0.711242</text:p>
          </table:table-cell>
          <table:table-cell office:value-type="float" office:value="0.831498" calcext:value-type="float">
            <text:p>0.831498</text:p>
          </table:table-cell>
          <table:table-cell office:value-type="float" office:value="0.838975" calcext:value-type="float">
            <text:p>0.838975</text:p>
          </table:table-cell>
          <table:table-cell office:value-type="float" office:value="0.84369" calcext:value-type="float">
            <text:p>0.84369</text:p>
          </table:table-cell>
          <table:table-cell office:value-type="float" office:value="0.855198" calcext:value-type="float">
            <text:p>0.855198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41796" calcext:value-type="float">
            <text:p>0.84179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office:value-type="float" office:value="0.607216" calcext:value-type="float">
            <text:p>0.607216</text:p>
          </table:table-cell>
          <table:table-cell office:value-type="float" office:value="0.828228" calcext:value-type="float">
            <text:p>0.828228</text:p>
          </table:table-cell>
          <table:table-cell office:value-type="float" office:value="0.839378" calcext:value-type="float">
            <text:p>0.839378</text:p>
          </table:table-cell>
          <table:table-cell office:value-type="float" office:value="0.843663" calcext:value-type="float">
            <text:p>0.843663</text:p>
          </table:table-cell>
          <table:table-cell office:value-type="float" office:value="0.854388" calcext:value-type="float">
            <text:p>0.854388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31023" calcext:value-type="float">
            <text:p>0.83102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0.71145" calcext:value-type="float">
            <text:p>0.71145</text:p>
          </table:table-cell>
          <table:table-cell office:value-type="float" office:value="0.834602" calcext:value-type="float">
            <text:p>0.834602</text:p>
          </table:table-cell>
          <table:table-cell office:value-type="float" office:value="0.843199" calcext:value-type="float">
            <text:p>0.843199</text:p>
          </table:table-cell>
          <table:table-cell office:value-type="float" office:value="0.844089" calcext:value-type="float">
            <text:p>0.844089</text:p>
          </table:table-cell>
          <table:table-cell office:value-type="float" office:value="0.854587" calcext:value-type="float">
            <text:p>0.854587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42529" calcext:value-type="float">
            <text:p>0.84252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217363" calcext:value-type="float">
            <text:p>0.217363</text:p>
          </table:table-cell>
          <table:table-cell office:value-type="float" office:value="0.767482" calcext:value-type="float">
            <text:p>0.767482</text:p>
          </table:table-cell>
          <table:table-cell office:value-type="float" office:value="0.833876" calcext:value-type="float">
            <text:p>0.833876</text:p>
          </table:table-cell>
          <table:table-cell office:value-type="float" office:value="0.843199" calcext:value-type="float">
            <text:p>0.843199</text:p>
          </table:table-cell>
          <table:table-cell office:value-type="float" office:value="0.844905" calcext:value-type="float">
            <text:p>0.844905</text:p>
          </table:table-cell>
          <table:table-cell office:value-type="float" office:value="0.857029" calcext:value-type="float">
            <text:p>0.857029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48385" calcext:value-type="float">
            <text:p>0.84838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0.547097" calcext:value-type="float">
            <text:p>0.547097</text:p>
          </table:table-cell>
          <table:table-cell office:value-type="float" office:value="0.826917" calcext:value-type="float">
            <text:p>0.826917</text:p>
          </table:table-cell>
          <table:table-cell office:value-type="float" office:value="0.841549" calcext:value-type="float">
            <text:p>0.841549</text:p>
          </table:table-cell>
          <table:table-cell office:value-type="float" office:value="0.84442" calcext:value-type="float">
            <text:p>0.84442</text:p>
          </table:table-cell>
          <table:table-cell office:value-type="float" office:value="0.858608" calcext:value-type="float">
            <text:p>0.858608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25595" calcext:value-type="float">
            <text:p>0.82559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0.589795" calcext:value-type="float">
            <text:p>0.589795</text:p>
          </table:table-cell>
          <table:table-cell office:value-type="float" office:value="0.830171" calcext:value-type="float">
            <text:p>0.830171</text:p>
          </table:table-cell>
          <table:table-cell office:value-type="float" office:value="0.839582" calcext:value-type="float">
            <text:p>0.839582</text:p>
          </table:table-cell>
          <table:table-cell office:value-type="float" office:value="0.844578" calcext:value-type="float">
            <text:p>0.844578</text:p>
          </table:table-cell>
          <table:table-cell office:value-type="float" office:value="0.864585" calcext:value-type="float">
            <text:p>0.864585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30607" calcext:value-type="float">
            <text:p>0.83060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0.684081" calcext:value-type="float">
            <text:p>0.684081</text:p>
          </table:table-cell>
          <table:table-cell office:value-type="float" office:value="0.828615" calcext:value-type="float">
            <text:p>0.828615</text:p>
          </table:table-cell>
          <table:table-cell office:value-type="float" office:value="0.837901" calcext:value-type="float">
            <text:p>0.837901</text:p>
          </table:table-cell>
          <table:table-cell office:value-type="float" office:value="0.844146" calcext:value-type="float">
            <text:p>0.844146</text:p>
          </table:table-cell>
          <table:table-cell office:value-type="float" office:value="0.865273" calcext:value-type="float">
            <text:p>0.865273</text:p>
          </table:table-cell>
          <table:table-cell table:number-columns-repeated="6" office:value-type="float" office:value="0.867472" calcext:value-type="float">
            <text:p>0.867472</text:p>
          </table:table-cell>
          <table:table-cell office:value-type="float" office:value="0.839738" calcext:value-type="float">
            <text:p>0.83973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0.710718" calcext:value-type="float">
            <text:p>0.710718</text:p>
          </table:table-cell>
          <table:table-cell office:value-type="float" office:value="0.823293" calcext:value-type="float">
            <text:p>0.823293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851797" calcext:value-type="float">
            <text:p>0.851797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67485" calcext:value-type="float">
            <text:p>0.867485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43095" calcext:value-type="float">
            <text:p>0.84309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0.606198" calcext:value-type="float">
            <text:p>0.606198</text:p>
          </table:table-cell>
          <table:table-cell office:value-type="float" office:value="0.823966" calcext:value-type="float">
            <text:p>0.823966</text:p>
          </table:table-cell>
          <table:table-cell office:value-type="float" office:value="0.839551" calcext:value-type="float">
            <text:p>0.839551</text:p>
          </table:table-cell>
          <table:table-cell office:value-type="float" office:value="0.845904" calcext:value-type="float">
            <text:p>0.845904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67524" calcext:value-type="float">
            <text:p>0.867524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32051" calcext:value-type="float">
            <text:p>0.8320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0.595522" calcext:value-type="float">
            <text:p>0.595522</text:p>
          </table:table-cell>
          <table:table-cell office:value-type="float" office:value="0.826526" calcext:value-type="float">
            <text:p>0.826526</text:p>
          </table:table-cell>
          <table:table-cell office:value-type="float" office:value="0.839982" calcext:value-type="float">
            <text:p>0.839982</text:p>
          </table:table-cell>
          <table:table-cell office:value-type="float" office:value="0.851579" calcext:value-type="float">
            <text:p>0.851579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67602" calcext:value-type="float">
            <text:p>0.867602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31857" calcext:value-type="float">
            <text:p>0.83185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0.667408" calcext:value-type="float">
            <text:p>0.667408</text:p>
          </table:table-cell>
          <table:table-cell office:value-type="float" office:value="0.827561" calcext:value-type="float">
            <text:p>0.827561</text:p>
          </table:table-cell>
          <table:table-cell office:value-type="float" office:value="0.838905" calcext:value-type="float">
            <text:p>0.838905</text:p>
          </table:table-cell>
          <table:table-cell office:value-type="float" office:value="0.848383" calcext:value-type="float">
            <text:p>0.848383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67654" calcext:value-type="float">
            <text:p>0.867654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38727" calcext:value-type="float">
            <text:p>0.83872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731904" calcext:value-type="float">
            <text:p>0.731904</text:p>
          </table:table-cell>
          <table:table-cell office:value-type="float" office:value="0.788178" calcext:value-type="float">
            <text:p>0.788178</text:p>
          </table:table-cell>
          <table:table-cell office:value-type="float" office:value="0.825119" calcext:value-type="float">
            <text:p>0.825119</text:p>
          </table:table-cell>
          <table:table-cell office:value-type="float" office:value="0.836094" calcext:value-type="float">
            <text:p>0.836094</text:p>
          </table:table-cell>
          <table:table-cell office:value-type="float" office:value="0.842658" calcext:value-type="float">
            <text:p>0.842658</text:p>
          </table:table-cell>
          <table:table-cell office:value-type="float" office:value="0.857805" calcext:value-type="float">
            <text:p>0.857805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67693" calcext:value-type="float">
            <text:p>0.867693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48744" calcext:value-type="float">
            <text:p>0.84874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0.667635" calcext:value-type="float">
            <text:p>0.667635</text:p>
          </table:table-cell>
          <table:table-cell office:value-type="float" office:value="0.824512" calcext:value-type="float">
            <text:p>0.824512</text:p>
          </table:table-cell>
          <table:table-cell office:value-type="float" office:value="0.833584" calcext:value-type="float">
            <text:p>0.833584</text:p>
          </table:table-cell>
          <table:table-cell office:value-type="float" office:value="0.842144" calcext:value-type="float">
            <text:p>0.842144</text:p>
          </table:table-cell>
          <table:table-cell office:value-type="float" office:value="0.85797" calcext:value-type="float">
            <text:p>0.85797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67719" calcext:value-type="float">
            <text:p>0.867719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36345" calcext:value-type="float">
            <text:p>0.83634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0.63428" calcext:value-type="float">
            <text:p>0.63428</text:p>
          </table:table-cell>
          <table:table-cell office:value-type="float" office:value="0.824512" calcext:value-type="float">
            <text:p>0.824512</text:p>
          </table:table-cell>
          <table:table-cell office:value-type="float" office:value="0.833577" calcext:value-type="float">
            <text:p>0.833577</text:p>
          </table:table-cell>
          <table:table-cell office:value-type="float" office:value="0.842014" calcext:value-type="float">
            <text:p>0.842014</text:p>
          </table:table-cell>
          <table:table-cell office:value-type="float" office:value="0.862028" calcext:value-type="float">
            <text:p>0.862028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498" calcext:value-type="float">
            <text:p>0.867498</text:p>
          </table:table-cell>
          <table:table-cell table:number-columns-repeated="2" office:value-type="float" office:value="0.867732" calcext:value-type="float">
            <text:p>0.867732</text:p>
          </table:table-cell>
          <table:table-cell office:value-type="float" office:value="0.833406" calcext:value-type="float">
            <text:p>0.83340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0.693775" calcext:value-type="float">
            <text:p>0.693775</text:p>
          </table:table-cell>
          <table:table-cell office:value-type="float" office:value="0.827529" calcext:value-type="float">
            <text:p>0.827529</text:p>
          </table:table-cell>
          <table:table-cell office:value-type="float" office:value="0.839464" calcext:value-type="float">
            <text:p>0.839464</text:p>
          </table:table-cell>
          <table:table-cell office:value-type="float" office:value="0.846294" calcext:value-type="float">
            <text:p>0.846294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67485" calcext:value-type="float">
            <text:p>0.867485</text:p>
          </table:table-cell>
          <table:table-cell table:number-columns-repeated="2" office:value-type="float" office:value="0.867732" calcext:value-type="float">
            <text:p>0.867732</text:p>
          </table:table-cell>
          <table:table-cell office:value-type="float" office:value="0.841217" calcext:value-type="float">
            <text:p>0.84121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0.672765" calcext:value-type="float">
            <text:p>0.672765</text:p>
          </table:table-cell>
          <table:table-cell office:value-type="float" office:value="0.828786" calcext:value-type="float">
            <text:p>0.828786</text:p>
          </table:table-cell>
          <table:table-cell office:value-type="float" office:value="0.840795" calcext:value-type="float">
            <text:p>0.840795</text:p>
          </table:table-cell>
          <table:table-cell office:value-type="float" office:value="0.851496" calcext:value-type="float">
            <text:p>0.851496</text:p>
          </table:table-cell>
          <table:table-cell table:number-columns-repeated="5" office:value-type="float" office:value="0.867472" calcext:value-type="float">
            <text:p>0.867472</text:p>
          </table:table-cell>
          <table:table-cell office:value-type="float" office:value="0.867667" calcext:value-type="float">
            <text:p>0.867667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39887" calcext:value-type="float">
            <text:p>0.83988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0.657904" calcext:value-type="float">
            <text:p>0.657904</text:p>
          </table:table-cell>
          <table:table-cell office:value-type="float" office:value="0.825606" calcext:value-type="float">
            <text:p>0.825606</text:p>
          </table:table-cell>
          <table:table-cell office:value-type="float" office:value="0.838939" calcext:value-type="float">
            <text:p>0.838939</text:p>
          </table:table-cell>
          <table:table-cell office:value-type="float" office:value="0.843357" calcext:value-type="float">
            <text:p>0.843357</text:p>
          </table:table-cell>
          <table:table-cell office:value-type="float" office:value="0.853086" calcext:value-type="float">
            <text:p>0.853086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67667" calcext:value-type="float">
            <text:p>0.867667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35645" calcext:value-type="float">
            <text:p>0.83564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0.56071" calcext:value-type="float">
            <text:p>0.56071</text:p>
          </table:table-cell>
          <table:table-cell office:value-type="float" office:value="0.824051" calcext:value-type="float">
            <text:p>0.824051</text:p>
          </table:table-cell>
          <table:table-cell office:value-type="float" office:value="0.836541" calcext:value-type="float">
            <text:p>0.836541</text:p>
          </table:table-cell>
          <table:table-cell office:value-type="float" office:value="0.843831" calcext:value-type="float">
            <text:p>0.843831</text:p>
          </table:table-cell>
          <table:table-cell office:value-type="float" office:value="0.854752" calcext:value-type="float">
            <text:p>0.854752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67719" calcext:value-type="float">
            <text:p>0.867719</text:p>
          </table:table-cell>
          <table:table-cell office:value-type="float" office:value="0.867732" calcext:value-type="float">
            <text:p>0.867732</text:p>
          </table:table-cell>
          <table:table-cell office:value-type="float" office:value="0.825749" calcext:value-type="float">
            <text:p>0.82574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0.666171" calcext:value-type="float">
            <text:p>0.666171</text:p>
          </table:table-cell>
          <table:table-cell office:value-type="float" office:value="0.825433" calcext:value-type="float">
            <text:p>0.825433</text:p>
          </table:table-cell>
          <table:table-cell office:value-type="float" office:value="0.838398" calcext:value-type="float">
            <text:p>0.838398</text:p>
          </table:table-cell>
          <table:table-cell office:value-type="float" office:value="0.844652" calcext:value-type="float">
            <text:p>0.844652</text:p>
          </table:table-cell>
          <table:table-cell office:value-type="float" office:value="0.860311" calcext:value-type="float">
            <text:p>0.860311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55" calcext:value-type="float">
            <text:p>0.86755</text:p>
          </table:table-cell>
          <table:table-cell table:number-columns-repeated="2" office:value-type="float" office:value="0.867732" calcext:value-type="float">
            <text:p>0.867732</text:p>
          </table:table-cell>
          <table:table-cell office:value-type="float" office:value="0.837266" calcext:value-type="float">
            <text:p>0.83726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0.683185" calcext:value-type="float">
            <text:p>0.683185</text:p>
          </table:table-cell>
          <table:table-cell office:value-type="float" office:value="0.825567" calcext:value-type="float">
            <text:p>0.825567</text:p>
          </table:table-cell>
          <table:table-cell office:value-type="float" office:value="0.84178" calcext:value-type="float">
            <text:p>0.84178</text:p>
          </table:table-cell>
          <table:table-cell office:value-type="float" office:value="0.849877" calcext:value-type="float">
            <text:p>0.849877</text:p>
          </table:table-cell>
          <table:table-cell office:value-type="float" office:value="0.866251" calcext:value-type="float">
            <text:p>0.866251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537" calcext:value-type="float">
            <text:p>0.867537</text:p>
          </table:table-cell>
          <table:table-cell table:number-columns-repeated="2" office:value-type="float" office:value="0.867732" calcext:value-type="float">
            <text:p>0.867732</text:p>
          </table:table-cell>
          <table:table-cell office:value-type="float" office:value="0.840435" calcext:value-type="float">
            <text:p>0.84043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10022" calcext:value-type="float">
            <text:p>0.610022</text:p>
          </table:table-cell>
          <table:table-cell office:value-type="float" office:value="0.736982" calcext:value-type="float">
            <text:p>0.736982</text:p>
          </table:table-cell>
          <table:table-cell office:value-type="float" office:value="0.825561" calcext:value-type="float">
            <text:p>0.825561</text:p>
          </table:table-cell>
          <table:table-cell office:value-type="float" office:value="0.841629" calcext:value-type="float">
            <text:p>0.841629</text:p>
          </table:table-cell>
          <table:table-cell office:value-type="float" office:value="0.85142" calcext:value-type="float">
            <text:p>0.85142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67537" calcext:value-type="float">
            <text:p>0.867537</text:p>
          </table:table-cell>
          <table:table-cell table:number-columns-repeated="2" office:value-type="float" office:value="0.867732" calcext:value-type="float">
            <text:p>0.867732</text:p>
          </table:table-cell>
          <table:table-cell office:value-type="float" office:value="0.846075" calcext:value-type="float">
            <text:p>0.84607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0.627057" calcext:value-type="float">
            <text:p>0.627057</text:p>
          </table:table-cell>
          <table:table-cell office:value-type="float" office:value="0.793604" calcext:value-type="float">
            <text:p>0.793604</text:p>
          </table:table-cell>
          <table:table-cell office:value-type="float" office:value="0.833704" calcext:value-type="float">
            <text:p>0.833704</text:p>
          </table:table-cell>
          <table:table-cell office:value-type="float" office:value="0.848492" calcext:value-type="float">
            <text:p>0.848492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67537" calcext:value-type="float">
            <text:p>0.867537</text:p>
          </table:table-cell>
          <table:table-cell table:number-columns-repeated="2" office:value-type="float" office:value="0.867732" calcext:value-type="float">
            <text:p>0.867732</text:p>
          </table:table-cell>
          <table:table-cell office:value-type="float" office:value="0.830801" calcext:value-type="float">
            <text:p>0.83080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0.498806" calcext:value-type="float">
            <text:p>0.498806</text:p>
          </table:table-cell>
          <table:table-cell office:value-type="float" office:value="0.744011" calcext:value-type="float">
            <text:p>0.744011</text:p>
          </table:table-cell>
          <table:table-cell office:value-type="float" office:value="0.82815" calcext:value-type="float">
            <text:p>0.82815</text:p>
          </table:table-cell>
          <table:table-cell office:value-type="float" office:value="0.844555" calcext:value-type="float">
            <text:p>0.844555</text:p>
          </table:table-cell>
          <table:table-cell office:value-type="float" office:value="0.86442" calcext:value-type="float">
            <text:p>0.86442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563" calcext:value-type="float">
            <text:p>0.867563</text:p>
          </table:table-cell>
          <table:table-cell table:number-columns-repeated="2" office:value-type="float" office:value="0.867732" calcext:value-type="float">
            <text:p>0.867732</text:p>
          </table:table-cell>
          <table:table-cell office:value-type="float" office:value="0.811765" calcext:value-type="float">
            <text:p>0.81176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0.474088" calcext:value-type="float">
            <text:p>0.474088</text:p>
          </table:table-cell>
          <table:table-cell office:value-type="float" office:value="0.753762" calcext:value-type="float">
            <text:p>0.753762</text:p>
          </table:table-cell>
          <table:table-cell office:value-type="float" office:value="0.82704" calcext:value-type="float">
            <text:p>0.82704</text:p>
          </table:table-cell>
          <table:table-cell office:value-type="float" office:value="0.841809" calcext:value-type="float">
            <text:p>0.841809</text:p>
          </table:table-cell>
          <table:table-cell office:value-type="float" office:value="0.854552" calcext:value-type="float">
            <text:p>0.854552</text:p>
          </table:table-cell>
          <table:table-cell table:number-columns-repeated="4" office:value-type="float" office:value="0.867472" calcext:value-type="float">
            <text:p>0.867472</text:p>
          </table:table-cell>
          <table:table-cell table:number-columns-repeated="2" office:value-type="float" office:value="0.867732" calcext:value-type="float">
            <text:p>0.867732</text:p>
          </table:table-cell>
          <table:table-cell office:value-type="float" office:value="0.808887" calcext:value-type="float">
            <text:p>0.80888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0.367319" calcext:value-type="float">
            <text:p>0.367319</text:p>
          </table:table-cell>
          <table:table-cell office:value-type="float" office:value="0.796223" calcext:value-type="float">
            <text:p>0.796223</text:p>
          </table:table-cell>
          <table:table-cell office:value-type="float" office:value="0.835909" calcext:value-type="float">
            <text:p>0.835909</text:p>
          </table:table-cell>
          <table:table-cell office:value-type="float" office:value="0.845037" calcext:value-type="float">
            <text:p>0.845037</text:p>
          </table:table-cell>
          <table:table-cell office:value-type="float" office:value="0.858925" calcext:value-type="float">
            <text:p>0.858925</text:p>
          </table:table-cell>
          <table:table-cell table:number-columns-repeated="4" office:value-type="float" office:value="0.867472" calcext:value-type="float">
            <text:p>0.867472</text:p>
          </table:table-cell>
          <table:table-cell table:number-columns-repeated="2" office:value-type="float" office:value="0.867732" calcext:value-type="float">
            <text:p>0.867732</text:p>
          </table:table-cell>
          <table:table-cell office:value-type="float" office:value="0.804103" calcext:value-type="float">
            <text:p>0.80410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0.610677" calcext:value-type="float">
            <text:p>0.610677</text:p>
          </table:table-cell>
          <table:table-cell office:value-type="float" office:value="0.822952" calcext:value-type="float">
            <text:p>0.822952</text:p>
          </table:table-cell>
          <table:table-cell office:value-type="float" office:value="0.838562" calcext:value-type="float">
            <text:p>0.838562</text:p>
          </table:table-cell>
          <table:table-cell office:value-type="float" office:value="0.847607" calcext:value-type="float">
            <text:p>0.847607</text:p>
          </table:table-cell>
          <table:table-cell office:value-type="float" office:value="0.86442" calcext:value-type="float">
            <text:p>0.86442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654" calcext:value-type="float">
            <text:p>0.867654</text:p>
          </table:table-cell>
          <table:table-cell table:number-columns-repeated="2" office:value-type="float" office:value="0.867732" calcext:value-type="float">
            <text:p>0.867732</text:p>
          </table:table-cell>
          <table:table-cell office:value-type="float" office:value="0.832202" calcext:value-type="float">
            <text:p>0.83220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42247" calcext:value-type="float">
            <text:p>0.42247</text:p>
          </table:table-cell>
          <table:table-cell office:value-type="float" office:value="0.641414" calcext:value-type="float">
            <text:p>0.641414</text:p>
          </table:table-cell>
          <table:table-cell office:value-type="float" office:value="0.818092" calcext:value-type="float">
            <text:p>0.818092</text:p>
          </table:table-cell>
          <table:table-cell office:value-type="float" office:value="0.831864" calcext:value-type="float">
            <text:p>0.831864</text:p>
          </table:table-cell>
          <table:table-cell office:value-type="float" office:value="0.849502" calcext:value-type="float">
            <text:p>0.849502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67602" calcext:value-type="float">
            <text:p>0.867602</text:p>
          </table:table-cell>
          <table:table-cell table:number-columns-repeated="2" office:value-type="float" office:value="0.867732" calcext:value-type="float">
            <text:p>0.867732</text:p>
          </table:table-cell>
          <table:table-cell office:value-type="float" office:value="0.834609" calcext:value-type="float">
            <text:p>0.83460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0.528276" calcext:value-type="float">
            <text:p>0.528276</text:p>
          </table:table-cell>
          <table:table-cell office:value-type="float" office:value="0.822223" calcext:value-type="float">
            <text:p>0.822223</text:p>
          </table:table-cell>
          <table:table-cell office:value-type="float" office:value="0.836037" calcext:value-type="float">
            <text:p>0.836037</text:p>
          </table:table-cell>
          <table:table-cell office:value-type="float" office:value="0.848475" calcext:value-type="float">
            <text:p>0.848475</text:p>
          </table:table-cell>
          <table:table-cell office:value-type="float" office:value="0.865782" calcext:value-type="float">
            <text:p>0.865782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667" calcext:value-type="float">
            <text:p>0.867667</text:p>
          </table:table-cell>
          <table:table-cell table:number-columns-repeated="2" office:value-type="float" office:value="0.867732" calcext:value-type="float">
            <text:p>0.867732</text:p>
          </table:table-cell>
          <table:table-cell office:value-type="float" office:value="0.823861" calcext:value-type="float">
            <text:p>0.82386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519483" calcext:value-type="float">
            <text:p>0.519483</text:p>
          </table:table-cell>
          <table:table-cell office:value-type="float" office:value="0.758517" calcext:value-type="float">
            <text:p>0.758517</text:p>
          </table:table-cell>
          <table:table-cell office:value-type="float" office:value="0.824298" calcext:value-type="float">
            <text:p>0.824298</text:p>
          </table:table-cell>
          <table:table-cell office:value-type="float" office:value="0.840602" calcext:value-type="float">
            <text:p>0.840602</text:p>
          </table:table-cell>
          <table:table-cell office:value-type="float" office:value="0.850661" calcext:value-type="float">
            <text:p>0.850661</text:p>
          </table:table-cell>
          <table:table-cell office:value-type="float" office:value="0.866393" calcext:value-type="float">
            <text:p>0.866393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693" calcext:value-type="float">
            <text:p>0.867693</text:p>
          </table:table-cell>
          <table:table-cell table:number-columns-repeated="2" office:value-type="float" office:value="0.867732" calcext:value-type="float">
            <text:p>0.867732</text:p>
          </table:table-cell>
          <table:table-cell office:value-type="float" office:value="0.847831" calcext:value-type="float">
            <text:p>0.84783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0.414609" calcext:value-type="float">
            <text:p>0.414609</text:p>
          </table:table-cell>
          <table:table-cell office:value-type="float" office:value="0.824168" calcext:value-type="float">
            <text:p>0.824168</text:p>
          </table:table-cell>
          <table:table-cell office:value-type="float" office:value="0.840334" calcext:value-type="float">
            <text:p>0.840334</text:p>
          </table:table-cell>
          <table:table-cell office:value-type="float" office:value="0.848737" calcext:value-type="float">
            <text:p>0.848737</text:p>
          </table:table-cell>
          <table:table-cell office:value-type="float" office:value="0.864561" calcext:value-type="float">
            <text:p>0.864561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654" calcext:value-type="float">
            <text:p>0.867654</text:p>
          </table:table-cell>
          <table:table-cell table:number-columns-repeated="2" office:value-type="float" office:value="0.867732" calcext:value-type="float">
            <text:p>0.867732</text:p>
          </table:table-cell>
          <table:table-cell office:value-type="float" office:value="0.813021" calcext:value-type="float">
            <text:p>0.81302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0.519093" calcext:value-type="float">
            <text:p>0.519093</text:p>
          </table:table-cell>
          <table:table-cell office:value-type="float" office:value="0.826188" calcext:value-type="float">
            <text:p>0.826188</text:p>
          </table:table-cell>
          <table:table-cell office:value-type="float" office:value="0.84263" calcext:value-type="float">
            <text:p>0.84263</text:p>
          </table:table-cell>
          <table:table-cell office:value-type="float" office:value="0.854096" calcext:value-type="float">
            <text:p>0.854096</text:p>
          </table:table-cell>
          <table:table-cell table:number-columns-repeated="4" office:value-type="float" office:value="0.867472" calcext:value-type="float">
            <text:p>0.867472</text:p>
          </table:table-cell>
          <table:table-cell office:value-type="float" office:value="0.867667" calcext:value-type="float">
            <text:p>0.867667</text:p>
          </table:table-cell>
          <table:table-cell table:number-columns-repeated="2" office:value-type="float" office:value="0.867732" calcext:value-type="float">
            <text:p>0.867732</text:p>
          </table:table-cell>
          <table:table-cell office:value-type="float" office:value="0.824729" calcext:value-type="float">
            <text:p>0.82472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0.570671" calcext:value-type="float">
            <text:p>0.570671</text:p>
          </table:table-cell>
          <table:table-cell office:value-type="float" office:value="0.824512" calcext:value-type="float">
            <text:p>0.824512</text:p>
          </table:table-cell>
          <table:table-cell office:value-type="float" office:value="0.834362" calcext:value-type="float">
            <text:p>0.834362</text:p>
          </table:table-cell>
          <table:table-cell office:value-type="float" office:value="0.84614" calcext:value-type="float">
            <text:p>0.84614</text:p>
          </table:table-cell>
          <table:table-cell office:value-type="float" office:value="0.866251" calcext:value-type="float">
            <text:p>0.866251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68" calcext:value-type="float">
            <text:p>0.86768</text:p>
          </table:table-cell>
          <table:table-cell table:number-columns-repeated="2" office:value-type="float" office:value="0.867732" calcext:value-type="float">
            <text:p>0.867732</text:p>
          </table:table-cell>
          <table:table-cell office:value-type="float" office:value="0.827976" calcext:value-type="float">
            <text:p>0.82797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0.514934" calcext:value-type="float">
            <text:p>0.514934</text:p>
          </table:table-cell>
          <table:table-cell office:value-type="float" office:value="0.821365" calcext:value-type="float">
            <text:p>0.821365</text:p>
          </table:table-cell>
          <table:table-cell office:value-type="float" office:value="0.827769" calcext:value-type="float">
            <text:p>0.827769</text:p>
          </table:table-cell>
          <table:table-cell office:value-type="float" office:value="0.842376" calcext:value-type="float">
            <text:p>0.842376</text:p>
          </table:table-cell>
          <table:table-cell office:value-type="float" office:value="0.863364" calcext:value-type="float">
            <text:p>0.863364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641" calcext:value-type="float">
            <text:p>0.867641</text:p>
          </table:table-cell>
          <table:table-cell table:number-columns-repeated="2" office:value-type="float" office:value="0.867732" calcext:value-type="float">
            <text:p>0.867732</text:p>
          </table:table-cell>
          <table:table-cell office:value-type="float" office:value="0.82076" calcext:value-type="float">
            <text:p>0.8207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94041" calcext:value-type="float">
            <text:p>0.494041</text:p>
          </table:table-cell>
          <table:table-cell office:value-type="float" office:value="0.717055" calcext:value-type="float">
            <text:p>0.717055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30819" calcext:value-type="float">
            <text:p>0.830819</text:p>
          </table:table-cell>
          <table:table-cell office:value-type="float" office:value="0.844979" calcext:value-type="float">
            <text:p>0.844979</text:p>
          </table:table-cell>
          <table:table-cell office:value-type="float" office:value="0.865641" calcext:value-type="float">
            <text:p>0.865641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667" calcext:value-type="float">
            <text:p>0.867667</text:p>
          </table:table-cell>
          <table:table-cell table:number-columns-repeated="2" office:value-type="float" office:value="0.867732" calcext:value-type="float">
            <text:p>0.867732</text:p>
          </table:table-cell>
          <table:table-cell office:value-type="float" office:value="0.842081" calcext:value-type="float">
            <text:p>0.84208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float" office:value="0.326912" calcext:value-type="float">
            <text:p>0.326912</text:p>
          </table:table-cell>
          <table:table-cell office:value-type="float" office:value="0.817722" calcext:value-type="float">
            <text:p>0.817722</text:p>
          </table:table-cell>
          <table:table-cell office:value-type="float" office:value="0.824554" calcext:value-type="float">
            <text:p>0.824554</text:p>
          </table:table-cell>
          <table:table-cell office:value-type="float" office:value="0.837222" calcext:value-type="float">
            <text:p>0.837222</text:p>
          </table:table-cell>
          <table:table-cell office:value-type="float" office:value="0.859586" calcext:value-type="float">
            <text:p>0.859586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67589" calcext:value-type="float">
            <text:p>0.867589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00399" calcext:value-type="float">
            <text:p>0.80039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494041" calcext:value-type="float">
            <text:p>0.494041</text:p>
          </table:table-cell>
          <table:table-cell office:value-type="float" office:value="0.707318" calcext:value-type="float">
            <text:p>0.707318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7347" calcext:value-type="float">
            <text:p>0.827347</text:p>
          </table:table-cell>
          <table:table-cell office:value-type="float" office:value="0.84265" calcext:value-type="float">
            <text:p>0.84265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67537" calcext:value-type="float">
            <text:p>0.867537</text:p>
          </table:table-cell>
          <table:table-cell table:number-columns-repeated="4" office:value-type="float" office:value="0.867732" calcext:value-type="float">
            <text:p>0.867732</text:p>
          </table:table-cell>
          <table:table-cell office:value-type="float" office:value="0.84075" calcext:value-type="float">
            <text:p>0.8407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0.452947" calcext:value-type="float">
            <text:p>0.452947</text:p>
          </table:table-cell>
          <table:table-cell office:value-type="float" office:value="0.811374" calcext:value-type="float">
            <text:p>0.811374</text:p>
          </table:table-cell>
          <table:table-cell office:value-type="float" office:value="0.82453" calcext:value-type="float">
            <text:p>0.82453</text:p>
          </table:table-cell>
          <table:table-cell office:value-type="float" office:value="0.834816" calcext:value-type="float">
            <text:p>0.834816</text:p>
          </table:table-cell>
          <table:table-cell office:value-type="float" office:value="0.865361" calcext:value-type="float">
            <text:p>0.865361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867485" calcext:value-type="float">
            <text:p>0.867485</text:p>
          </table:table-cell>
          <table:table-cell table:number-columns-repeated="4" office:value-type="float" office:value="0.867732" calcext:value-type="float">
            <text:p>0.867732</text:p>
          </table:table-cell>
          <table:table-cell office:value-type="float" office:value="0.812718" calcext:value-type="float">
            <text:p>0.81271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0.542898" calcext:value-type="float">
            <text:p>0.542898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548" calcext:value-type="float">
            <text:p>0.824548</text:p>
          </table:table-cell>
          <table:table-cell office:value-type="float" office:value="0.849006" calcext:value-type="float">
            <text:p>0.849006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67511" calcext:value-type="float">
            <text:p>0.867511</text:p>
          </table:table-cell>
          <table:table-cell table:number-columns-repeated="4" office:value-type="float" office:value="0.867732" calcext:value-type="float">
            <text:p>0.867732</text:p>
          </table:table-cell>
          <table:table-cell office:value-type="float" office:value="0.824661" calcext:value-type="float">
            <text:p>0.82466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282096" calcext:value-type="float">
            <text:p>0.282096</text:p>
          </table:table-cell>
          <table:table-cell office:value-type="float" office:value="0.676037" calcext:value-type="float">
            <text:p>0.676037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860678" calcext:value-type="float">
            <text:p>0.860678</text:p>
          </table:table-cell>
          <table:table-cell table:number-columns-repeated="3" office:value-type="float" office:value="0.867472" calcext:value-type="float">
            <text:p>0.867472</text:p>
          </table:table-cell>
          <table:table-cell table:number-columns-repeated="4" office:value-type="float" office:value="0.867732" calcext:value-type="float">
            <text:p>0.867732</text:p>
          </table:table-cell>
          <table:table-cell office:value-type="float" office:value="0.839253" calcext:value-type="float">
            <text:p>0.83925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float" office:value="0.475723" calcext:value-type="float">
            <text:p>0.475723</text:p>
          </table:table-cell>
          <table:table-cell office:value-type="float" office:value="0.78591" calcext:value-type="float">
            <text:p>0.78591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39751" calcext:value-type="float">
            <text:p>0.839751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576" calcext:value-type="float">
            <text:p>0.867576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13135" calcext:value-type="float">
            <text:p>0.81313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0.513064" calcext:value-type="float">
            <text:p>0.513064</text:p>
          </table:table-cell>
          <table:table-cell office:value-type="float" office:value="0.81062" calcext:value-type="float">
            <text:p>0.81062</text:p>
          </table:table-cell>
          <table:table-cell office:value-type="float" office:value="0.824603" calcext:value-type="float">
            <text:p>0.824603</text:p>
          </table:table-cell>
          <table:table-cell office:value-type="float" office:value="0.847345" calcext:value-type="float">
            <text:p>0.847345</text:p>
          </table:table-cell>
          <table:table-cell table:number-columns-repeated="3" office:value-type="float" office:value="0.867472" calcext:value-type="float">
            <text:p>0.867472</text:p>
          </table:table-cell>
          <table:table-cell office:value-type="float" office:value="0.867641" calcext:value-type="float">
            <text:p>0.867641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20115" calcext:value-type="float">
            <text:p>0.82011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0.538118" calcext:value-type="float">
            <text:p>0.538118</text:p>
          </table:table-cell>
          <table:table-cell office:value-type="float" office:value="0.784066" calcext:value-type="float">
            <text:p>0.784066</text:p>
          </table:table-cell>
          <table:table-cell office:value-type="float" office:value="0.824542" calcext:value-type="float">
            <text:p>0.824542</text:p>
          </table:table-cell>
          <table:table-cell office:value-type="float" office:value="0.828995" calcext:value-type="float">
            <text:p>0.828995</text:p>
          </table:table-cell>
          <table:table-cell office:value-type="float" office:value="0.861137" calcext:value-type="float">
            <text:p>0.861137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67615" calcext:value-type="float">
            <text:p>0.867615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17488" calcext:value-type="float">
            <text:p>0.81748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0.589668" calcext:value-type="float">
            <text:p>0.589668</text:p>
          </table:table-cell>
          <table:table-cell office:value-type="float" office:value="0.807997" calcext:value-type="float">
            <text:p>0.807997</text:p>
          </table:table-cell>
          <table:table-cell office:value-type="float" office:value="0.824567" calcext:value-type="float">
            <text:p>0.824567</text:p>
          </table:table-cell>
          <table:table-cell office:value-type="float" office:value="0.827371" calcext:value-type="float">
            <text:p>0.827371</text:p>
          </table:table-cell>
          <table:table-cell office:value-type="float" office:value="0.857878" calcext:value-type="float">
            <text:p>0.857878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67537" calcext:value-type="float">
            <text:p>0.867537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24542" calcext:value-type="float">
            <text:p>0.82454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float" office:value="0.607859" calcext:value-type="float">
            <text:p>0.607859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585" calcext:value-type="float">
            <text:p>0.824585</text:p>
          </table:table-cell>
          <table:table-cell office:value-type="float" office:value="0.833763" calcext:value-type="float">
            <text:p>0.833763</text:p>
          </table:table-cell>
          <table:table-cell office:value-type="float" office:value="0.864305" calcext:value-type="float">
            <text:p>0.864305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67589" calcext:value-type="float">
            <text:p>0.867589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29301" calcext:value-type="float">
            <text:p>0.82930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0.55125" calcext:value-type="float">
            <text:p>0.55125</text:p>
          </table:table-cell>
          <table:table-cell office:value-type="float" office:value="0.822862" calcext:value-type="float">
            <text:p>0.822862</text:p>
          </table:table-cell>
          <table:table-cell office:value-type="float" office:value="0.824554" calcext:value-type="float">
            <text:p>0.824554</text:p>
          </table:table-cell>
          <table:table-cell office:value-type="float" office:value="0.826822" calcext:value-type="float">
            <text:p>0.826822</text:p>
          </table:table-cell>
          <table:table-cell office:value-type="float" office:value="0.856895" calcext:value-type="float">
            <text:p>0.856895</text:p>
          </table:table-cell>
          <table:table-cell table:number-columns-repeated="3" office:value-type="float" office:value="0.867472" calcext:value-type="float">
            <text:p>0.867472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22026" calcext:value-type="float">
            <text:p>0.82202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float" office:value="0.650048" calcext:value-type="float">
            <text:p>0.650048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56" calcext:value-type="float">
            <text:p>0.82456</text:p>
          </table:table-cell>
          <table:table-cell office:value-type="float" office:value="0.827883" calcext:value-type="float">
            <text:p>0.827883</text:p>
          </table:table-cell>
          <table:table-cell office:value-type="float" office:value="0.853688" calcext:value-type="float">
            <text:p>0.853688</text:p>
          </table:table-cell>
          <table:table-cell table:number-columns-repeated="3" office:value-type="float" office:value="0.867472" calcext:value-type="float">
            <text:p>0.867472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31856" calcext:value-type="float">
            <text:p>0.83185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office:value-type="float" office:value="0.645031" calcext:value-type="float">
            <text:p>0.645031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536" calcext:value-type="float">
            <text:p>0.824536</text:p>
          </table:table-cell>
          <table:table-cell office:value-type="float" office:value="0.824645" calcext:value-type="float">
            <text:p>0.824645</text:p>
          </table:table-cell>
          <table:table-cell office:value-type="float" office:value="0.843425" calcext:value-type="float">
            <text:p>0.843425</text:p>
          </table:table-cell>
          <table:table-cell table:number-columns-repeated="3" office:value-type="float" office:value="0.867472" calcext:value-type="float">
            <text:p>0.867472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30002" calcext:value-type="float">
            <text:p>0.83000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17676" calcext:value-type="float">
            <text:p>0.417676</text:p>
          </table:table-cell>
          <table:table-cell office:value-type="float" office:value="0.705789" calcext:value-type="float">
            <text:p>0.705789</text:p>
          </table:table-cell>
          <table:table-cell office:value-type="float" office:value="0.802392" calcext:value-type="float">
            <text:p>0.802392</text:p>
          </table:table-cell>
          <table:table-cell office:value-type="float" office:value="0.824512" calcext:value-type="float">
            <text:p>0.824512</text:p>
          </table:table-cell>
          <table:table-cell office:value-type="float" office:value="0.824627" calcext:value-type="float">
            <text:p>0.824627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856636" calcext:value-type="float">
            <text:p>0.856636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67706" calcext:value-type="float">
            <text:p>0.867706</text:p>
          </table:table-cell>
          <table:table-cell table:number-columns-repeated="2" office:value-type="float" office:value="0.867732" calcext:value-type="float">
            <text:p>0.867732</text:p>
          </table:table-cell>
          <table:table-cell office:value-type="float" office:value="0.831484" calcext:value-type="float">
            <text:p>0.83148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731904" calcext:value-type="float">
            <text:p>0.731904</text:p>
          </table:table-cell>
          <table:table-cell office:value-type="float" office:value="0.731912" calcext:value-type="float">
            <text:p>0.731912</text:p>
          </table:table-cell>
          <table:table-cell office:value-type="float" office:value="0.816346" calcext:value-type="float">
            <text:p>0.816346</text:p>
          </table:table-cell>
          <table:table-cell office:value-type="float" office:value="0.82453" calcext:value-type="float">
            <text:p>0.82453</text:p>
          </table:table-cell>
          <table:table-cell office:value-type="float" office:value="0.824627" calcext:value-type="float">
            <text:p>0.824627</text:p>
          </table:table-cell>
          <table:table-cell office:value-type="float" office:value="0.835319" calcext:value-type="float">
            <text:p>0.835319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67498" calcext:value-type="float">
            <text:p>0.867498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37064" calcext:value-type="float">
            <text:p>0.83706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office:value-type="float" office:value="0.472118" calcext:value-type="float">
            <text:p>0.472118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591" calcext:value-type="float">
            <text:p>0.824591</text:p>
          </table:table-cell>
          <table:table-cell office:value-type="float" office:value="0.827208" calcext:value-type="float">
            <text:p>0.827208</text:p>
          </table:table-cell>
          <table:table-cell office:value-type="float" office:value="0.851536" calcext:value-type="float">
            <text:p>0.851536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67667" calcext:value-type="float">
            <text:p>0.867667</text:p>
          </table:table-cell>
          <table:table-cell table:number-columns-repeated="2" office:value-type="float" office:value="0.867732" calcext:value-type="float">
            <text:p>0.867732</text:p>
          </table:table-cell>
          <table:table-cell office:value-type="float" office:value="0.805315" calcext:value-type="float">
            <text:p>0.805315</text:p>
          </table:table-cell>
          <table:table-cell>
            <draw:frame draw:z-index="0" draw:style-name="gr1" draw:text-style-name="P1" svg:width="22.348cm" svg:height="12.57cm" svg:x="0.004cm" svg:y="0cm">
              <draw:object draw:notify-on-update-of-ranges="mcc.A2:mcc.A301 mcc.C1:mcc.C1 mcc.C2:mcc.C301 mcc.D1:mcc.D1 mcc.D2:mcc.D301 mcc.E1:mcc.E1 mcc.E2:mcc.E301 mcc.F1:mcc.F1 mcc.F2:mcc.F301 mcc.G1:mcc.G1 mcc.G2:mcc.G301 mcc.H1:mcc.H1 mcc.H2:mcc.H301 mcc.I1:mcc.I1 mcc.I2:mcc.I301 mcc.J1:mcc.J1 mcc.J2:mcc.J301 mcc.K1:mcc.K1 mcc.K2:mcc.K301 mcc.L1:mcc.L1 mcc.L2:mcc.L301 mcc.M1:mcc.M1 mcc.M2:mcc.M301 mcc.N1:mcc.N1 mcc.N2:mcc.N3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office:value-type="float" office:value="0.640529" calcext:value-type="float">
            <text:p>0.640529</text:p>
          </table:table-cell>
          <table:table-cell office:value-type="float" office:value="0.821036" calcext:value-type="float">
            <text:p>0.821036</text:p>
          </table:table-cell>
          <table:table-cell office:value-type="float" office:value="0.824512" calcext:value-type="float">
            <text:p>0.824512</text:p>
          </table:table-cell>
          <table:table-cell office:value-type="float" office:value="0.825616" calcext:value-type="float">
            <text:p>0.825616</text:p>
          </table:table-cell>
          <table:table-cell office:value-type="float" office:value="0.839257" calcext:value-type="float">
            <text:p>0.839257</text:p>
          </table:table-cell>
          <table:table-cell office:value-type="float" office:value="0.86105" calcext:value-type="float">
            <text:p>0.86105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867524" calcext:value-type="float">
            <text:p>0.867524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28246" calcext:value-type="float">
            <text:p>0.82824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office:value-type="float" office:value="0.635856" calcext:value-type="float">
            <text:p>0.635856</text:p>
          </table:table-cell>
          <table:table-cell office:value-type="float" office:value="0.818156" calcext:value-type="float">
            <text:p>0.818156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609" calcext:value-type="float">
            <text:p>0.824609</text:p>
          </table:table-cell>
          <table:table-cell office:value-type="float" office:value="0.833846" calcext:value-type="float">
            <text:p>0.833846</text:p>
          </table:table-cell>
          <table:table-cell office:value-type="float" office:value="0.862193" calcext:value-type="float">
            <text:p>0.862193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867602" calcext:value-type="float">
            <text:p>0.867602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2697" calcext:value-type="float">
            <text:p>0.8269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0.648592" calcext:value-type="float">
            <text:p>0.648592</text:p>
          </table:table-cell>
          <table:table-cell office:value-type="float" office:value="0.821036" calcext:value-type="float">
            <text:p>0.821036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585" calcext:value-type="float">
            <text:p>0.824585</text:p>
          </table:table-cell>
          <table:table-cell office:value-type="float" office:value="0.834384" calcext:value-type="float">
            <text:p>0.834384</text:p>
          </table:table-cell>
          <table:table-cell office:value-type="float" office:value="0.866862" calcext:value-type="float">
            <text:p>0.866862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867563" calcext:value-type="float">
            <text:p>0.867563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29046" calcext:value-type="float">
            <text:p>0.82904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office:value-type="float" office:value="0.569671" calcext:value-type="float">
            <text:p>0.569671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518" calcext:value-type="float">
            <text:p>0.824518</text:p>
          </table:table-cell>
          <table:table-cell office:value-type="float" office:value="0.826165" calcext:value-type="float">
            <text:p>0.826165</text:p>
          </table:table-cell>
          <table:table-cell office:value-type="float" office:value="0.849672" calcext:value-type="float">
            <text:p>0.849672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67524" calcext:value-type="float">
            <text:p>0.867524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23246" calcext:value-type="float">
            <text:p>0.82324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office:value-type="float" office:value="0.403446" calcext:value-type="float">
            <text:p>0.403446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579" calcext:value-type="float">
            <text:p>0.824579</text:p>
          </table:table-cell>
          <table:table-cell office:value-type="float" office:value="0.83804" calcext:value-type="float">
            <text:p>0.83804</text:p>
          </table:table-cell>
          <table:table-cell office:value-type="float" office:value="0.863809" calcext:value-type="float">
            <text:p>0.863809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67628" calcext:value-type="float">
            <text:p>0.867628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09242" calcext:value-type="float">
            <text:p>0.80924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0.554817" calcext:value-type="float">
            <text:p>0.554817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542" calcext:value-type="float">
            <text:p>0.824542</text:p>
          </table:table-cell>
          <table:table-cell office:value-type="float" office:value="0.827371" calcext:value-type="float">
            <text:p>0.827371</text:p>
          </table:table-cell>
          <table:table-cell office:value-type="float" office:value="0.851193" calcext:value-type="float">
            <text:p>0.851193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67589" calcext:value-type="float">
            <text:p>0.867589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22042" calcext:value-type="float">
            <text:p>0.82204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office:value-type="float" office:value="0.669256" calcext:value-type="float">
            <text:p>0.669256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591" calcext:value-type="float">
            <text:p>0.824591</text:p>
          </table:table-cell>
          <table:table-cell office:value-type="float" office:value="0.831695" calcext:value-type="float">
            <text:p>0.831695</text:p>
          </table:table-cell>
          <table:table-cell office:value-type="float" office:value="0.86475" calcext:value-type="float">
            <text:p>0.86475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67485" calcext:value-type="float">
            <text:p>0.867485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35269" calcext:value-type="float">
            <text:p>0.83526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office:value-type="float" office:value="0.675957" calcext:value-type="float">
            <text:p>0.675957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609" calcext:value-type="float">
            <text:p>0.824609</text:p>
          </table:table-cell>
          <table:table-cell office:value-type="float" office:value="0.834836" calcext:value-type="float">
            <text:p>0.834836</text:p>
          </table:table-cell>
          <table:table-cell office:value-type="float" office:value="0.860527" calcext:value-type="float">
            <text:p>0.860527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67576" calcext:value-type="float">
            <text:p>0.867576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35842" calcext:value-type="float">
            <text:p>0.83584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office:value-type="float" office:value="0.681298" calcext:value-type="float">
            <text:p>0.681298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597" calcext:value-type="float">
            <text:p>0.824597</text:p>
          </table:table-cell>
          <table:table-cell office:value-type="float" office:value="0.829457" calcext:value-type="float">
            <text:p>0.829457</text:p>
          </table:table-cell>
          <table:table-cell office:value-type="float" office:value="0.856785" calcext:value-type="float">
            <text:p>0.856785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67615" calcext:value-type="float">
            <text:p>0.867615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35467" calcext:value-type="float">
            <text:p>0.835467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0.484199" calcext:value-type="float">
            <text:p>0.484199</text:p>
          </table:table-cell>
          <table:table-cell table:number-columns-repeated="2" office:value-type="float" office:value="0.824506" calcext:value-type="float">
            <text:p>0.824506</text:p>
          </table:table-cell>
          <table:table-cell office:value-type="float" office:value="0.824603" calcext:value-type="float">
            <text:p>0.824603</text:p>
          </table:table-cell>
          <table:table-cell office:value-type="float" office:value="0.840188" calcext:value-type="float">
            <text:p>0.840188</text:p>
          </table:table-cell>
          <table:table-cell table:number-columns-repeated="2" office:value-type="float" office:value="0.867472" calcext:value-type="float">
            <text:p>0.867472</text:p>
          </table:table-cell>
          <table:table-cell office:value-type="float" office:value="0.867628" calcext:value-type="float">
            <text:p>0.867628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13604" calcext:value-type="float">
            <text:p>0.813604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office:value-type="float" office:value="0.638657" calcext:value-type="float">
            <text:p>0.638657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56" calcext:value-type="float">
            <text:p>0.82456</text:p>
          </table:table-cell>
          <table:table-cell office:value-type="float" office:value="0.827262" calcext:value-type="float">
            <text:p>0.827262</text:p>
          </table:table-cell>
          <table:table-cell office:value-type="float" office:value="0.856304" calcext:value-type="float">
            <text:p>0.856304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867563" calcext:value-type="float">
            <text:p>0.867563</text:p>
          </table:table-cell>
          <table:table-cell table:number-columns-repeated="4" office:value-type="float" office:value="0.867732" calcext:value-type="float">
            <text:p>0.867732</text:p>
          </table:table-cell>
          <table:table-cell office:value-type="float" office:value="0.830952" calcext:value-type="float">
            <text:p>0.83095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" calcext:value-type="float">
            <text:p>-1</text:p>
          </table:table-cell>
          <table:table-cell office:value-type="float" office:value="0.582072" calcext:value-type="float">
            <text:p>0.582072</text:p>
          </table:table-cell>
          <table:table-cell office:value-type="float" office:value="0.823338" calcext:value-type="float">
            <text:p>0.823338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591" calcext:value-type="float">
            <text:p>0.824591</text:p>
          </table:table-cell>
          <table:table-cell office:value-type="float" office:value="0.827789" calcext:value-type="float">
            <text:p>0.827789</text:p>
          </table:table-cell>
          <table:table-cell office:value-type="float" office:value="0.856138" calcext:value-type="float">
            <text:p>0.856138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867563" calcext:value-type="float">
            <text:p>0.867563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20893" calcext:value-type="float">
            <text:p>0.820893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" calcext:value-type="float">
            <text:p>-1</text:p>
          </table:table-cell>
          <table:table-cell office:value-type="float" office:value="0.441197" calcext:value-type="float">
            <text:p>0.441197</text:p>
          </table:table-cell>
          <table:table-cell office:value-type="float" office:value="0.822754" calcext:value-type="float">
            <text:p>0.822754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627" calcext:value-type="float">
            <text:p>0.824627</text:p>
          </table:table-cell>
          <table:table-cell office:value-type="float" office:value="0.83632" calcext:value-type="float">
            <text:p>0.83632</text:p>
          </table:table-cell>
          <table:table-cell office:value-type="float" office:value="0.86503" calcext:value-type="float">
            <text:p>0.86503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867615" calcext:value-type="float">
            <text:p>0.867615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08499" calcext:value-type="float">
            <text:p>0.808499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518901" calcext:value-type="float">
            <text:p>0.518901</text:p>
          </table:table-cell>
          <table:table-cell office:value-type="float" office:value="0.744386" calcext:value-type="float">
            <text:p>0.744386</text:p>
          </table:table-cell>
          <table:table-cell table:number-columns-repeated="2" office:value-type="float" office:value="0.824506" calcext:value-type="float">
            <text:p>0.824506</text:p>
          </table:table-cell>
          <table:table-cell office:value-type="float" office:value="0.824579" calcext:value-type="float">
            <text:p>0.824579</text:p>
          </table:table-cell>
          <table:table-cell office:value-type="float" office:value="0.834149" calcext:value-type="float">
            <text:p>0.834149</text:p>
          </table:table-cell>
          <table:table-cell office:value-type="float" office:value="0.860362" calcext:value-type="float">
            <text:p>0.860362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867576" calcext:value-type="float">
            <text:p>0.867576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383" calcext:value-type="float">
            <text:p>0.838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office:value-type="float" office:value="0.71738" calcext:value-type="float">
            <text:p>0.71738</text:p>
          </table:table-cell>
          <table:table-cell table:number-columns-repeated="2" office:value-type="float" office:value="0.824506" calcext:value-type="float">
            <text:p>0.824506</text:p>
          </table:table-cell>
          <table:table-cell office:value-type="float" office:value="0.824591" calcext:value-type="float">
            <text:p>0.824591</text:p>
          </table:table-cell>
          <table:table-cell office:value-type="float" office:value="0.839907" calcext:value-type="float">
            <text:p>0.839907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867485" calcext:value-type="float">
            <text:p>0.867485</text:p>
          </table:table-cell>
          <table:table-cell table:number-columns-repeated="4" office:value-type="float" office:value="0.867732" calcext:value-type="float">
            <text:p>0.867732</text:p>
          </table:table-cell>
          <table:table-cell office:value-type="float" office:value="0.836904" calcext:value-type="float">
            <text:p>0.83690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office:value-type="float" office:value="0.532556" calcext:value-type="float">
            <text:p>0.532556</text:p>
          </table:table-cell>
          <table:table-cell table:number-columns-repeated="2" office:value-type="float" office:value="0.824506" calcext:value-type="float">
            <text:p>0.824506</text:p>
          </table:table-cell>
          <table:table-cell office:value-type="float" office:value="0.824518" calcext:value-type="float">
            <text:p>0.824518</text:p>
          </table:table-cell>
          <table:table-cell office:value-type="float" office:value="0.825616" calcext:value-type="float">
            <text:p>0.825616</text:p>
          </table:table-cell>
          <table:table-cell office:value-type="float" office:value="0.845841" calcext:value-type="float">
            <text:p>0.845841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867641" calcext:value-type="float">
            <text:p>0.867641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14812" calcext:value-type="float">
            <text:p>0.814812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" calcext:value-type="float">
            <text:p>-1</text:p>
          </table:table-cell>
          <table:table-cell office:value-type="float" office:value="0.717768" calcext:value-type="float">
            <text:p>0.717768</text:p>
          </table:table-cell>
          <table:table-cell table:number-columns-repeated="2" office:value-type="float" office:value="0.824506" calcext:value-type="float">
            <text:p>0.824506</text:p>
          </table:table-cell>
          <table:table-cell office:value-type="float" office:value="0.824548" calcext:value-type="float">
            <text:p>0.824548</text:p>
          </table:table-cell>
          <table:table-cell office:value-type="float" office:value="0.828691" calcext:value-type="float">
            <text:p>0.828691</text:p>
          </table:table-cell>
          <table:table-cell office:value-type="float" office:value="0.854573" calcext:value-type="float">
            <text:p>0.854573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86768" calcext:value-type="float">
            <text:p>0.86768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34521" calcext:value-type="float">
            <text:p>0.83452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" calcext:value-type="float">
            <text:p>-1</text:p>
          </table:table-cell>
          <table:table-cell office:value-type="float" office:value="0.726793" calcext:value-type="float">
            <text:p>0.726793</text:p>
          </table:table-cell>
          <table:table-cell table:number-columns-repeated="2" office:value-type="float" office:value="0.824506" calcext:value-type="float">
            <text:p>0.824506</text:p>
          </table:table-cell>
          <table:table-cell office:value-type="float" office:value="0.824609" calcext:value-type="float">
            <text:p>0.824609</text:p>
          </table:table-cell>
          <table:table-cell office:value-type="float" office:value="0.830165" calcext:value-type="float">
            <text:p>0.830165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867706" calcext:value-type="float">
            <text:p>0.867706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35971" calcext:value-type="float">
            <text:p>0.83597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" calcext:value-type="float">
            <text:p>-1</text:p>
          </table:table-cell>
          <table:table-cell office:value-type="float" office:value="0.626453" calcext:value-type="float">
            <text:p>0.626453</text:p>
          </table:table-cell>
          <table:table-cell table:number-columns-repeated="2" office:value-type="float" office:value="0.824506" calcext:value-type="float">
            <text:p>0.824506</text:p>
          </table:table-cell>
          <table:table-cell office:value-type="float" office:value="0.824621" calcext:value-type="float">
            <text:p>0.824621</text:p>
          </table:table-cell>
          <table:table-cell office:value-type="float" office:value="0.824627" calcext:value-type="float">
            <text:p>0.824627</text:p>
          </table:table-cell>
          <table:table-cell office:value-type="float" office:value="0.83853" calcext:value-type="float">
            <text:p>0.83853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867498" calcext:value-type="float">
            <text:p>0.867498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23368" calcext:value-type="float">
            <text:p>0.82336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0.558621" calcext:value-type="float">
            <text:p>0.558621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56" calcext:value-type="float">
            <text:p>0.82456</text:p>
          </table:table-cell>
          <table:table-cell table:number-columns-repeated="2" office:value-type="float" office:value="0.824627" calcext:value-type="float">
            <text:p>0.824627</text:p>
          </table:table-cell>
          <table:table-cell office:value-type="float" office:value="0.845963" calcext:value-type="float">
            <text:p>0.845963</text:p>
          </table:table-cell>
          <table:table-cell table:number-columns-repeated="2" office:value-type="float" office:value="0.867472" calcext:value-type="float">
            <text:p>0.867472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17331" calcext:value-type="float">
            <text:p>0.81733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0.699442" calcext:value-type="float">
            <text:p>0.699442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609" calcext:value-type="float">
            <text:p>0.824609</text:p>
          </table:table-cell>
          <table:table-cell table:number-columns-repeated="2" office:value-type="float" office:value="0.824627" calcext:value-type="float">
            <text:p>0.824627</text:p>
          </table:table-cell>
          <table:table-cell office:value-type="float" office:value="0.848734" calcext:value-type="float">
            <text:p>0.848734</text:p>
          </table:table-cell>
          <table:table-cell table:number-columns-repeated="2" office:value-type="float" office:value="0.867472" calcext:value-type="float">
            <text:p>0.867472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31695" calcext:value-type="float">
            <text:p>0.83169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float" office:value="0.487493" calcext:value-type="float">
            <text:p>0.487493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579" calcext:value-type="float">
            <text:p>0.824579</text:p>
          </table:table-cell>
          <table:table-cell table:number-columns-repeated="2" office:value-type="float" office:value="0.824627" calcext:value-type="float">
            <text:p>0.824627</text:p>
          </table:table-cell>
          <table:table-cell office:value-type="float" office:value="0.838764" calcext:value-type="float">
            <text:p>0.838764</text:p>
          </table:table-cell>
          <table:table-cell office:value-type="float" office:value="0.866862" calcext:value-type="float">
            <text:p>0.866862</text:p>
          </table:table-cell>
          <table:table-cell office:value-type="float" office:value="0.867576" calcext:value-type="float">
            <text:p>0.867576</text:p>
          </table:table-cell>
          <table:table-cell table:number-columns-repeated="3" office:value-type="float" office:value="0.867732" calcext:value-type="float">
            <text:p>0.867732</text:p>
          </table:table-cell>
          <table:table-cell office:value-type="float" office:value="0.80945" calcext:value-type="float">
            <text:p>0.80945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58454" calcext:value-type="float">
            <text:p>0.658454</text:p>
          </table:table-cell>
          <table:table-cell office:value-type="float" office:value="0.792094" calcext:value-type="float">
            <text:p>0.792094</text:p>
          </table:table-cell>
          <table:table-cell office:value-type="float" office:value="0.824506" calcext:value-type="float">
            <text:p>0.824506</text:p>
          </table:table-cell>
          <table:table-cell table:number-columns-repeated="2" office:value-type="float" office:value="0.824627" calcext:value-type="float">
            <text:p>0.824627</text:p>
          </table:table-cell>
          <table:table-cell office:value-type="float" office:value="0.826631" calcext:value-type="float">
            <text:p>0.826631</text:p>
          </table:table-cell>
          <table:table-cell office:value-type="float" office:value="0.863817" calcext:value-type="float">
            <text:p>0.863817</text:p>
          </table:table-cell>
          <table:table-cell office:value-type="float" office:value="0.867511" calcext:value-type="float">
            <text:p>0.867511</text:p>
          </table:table-cell>
          <table:table-cell table:number-columns-repeated="4" office:value-type="float" office:value="0.867732" calcext:value-type="float">
            <text:p>0.867732</text:p>
          </table:table-cell>
          <table:table-cell office:value-type="float" office:value="0.842701" calcext:value-type="float">
            <text:p>0.84270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766899" calcext:value-type="float">
            <text:p>0.766899</text:p>
          </table:table-cell>
          <table:table-cell office:value-type="float" office:value="0.810313" calcext:value-type="float">
            <text:p>0.810313</text:p>
          </table:table-cell>
          <table:table-cell office:value-type="float" office:value="0.824585" calcext:value-type="float">
            <text:p>0.824585</text:p>
          </table:table-cell>
          <table:table-cell table:number-columns-repeated="2" office:value-type="float" office:value="0.824627" calcext:value-type="float">
            <text:p>0.824627</text:p>
          </table:table-cell>
          <table:table-cell office:value-type="float" office:value="0.854627" calcext:value-type="float">
            <text:p>0.854627</text:p>
          </table:table-cell>
          <table:table-cell office:value-type="float" office:value="0.867485" calcext:value-type="float">
            <text:p>0.867485</text:p>
          </table:table-cell>
          <table:table-cell table:number-columns-repeated="5" office:value-type="float" office:value="0.867732" calcext:value-type="float">
            <text:p>0.867732</text:p>
          </table:table-cell>
          <table:table-cell office:value-type="float" office:value="0.847719" calcext:value-type="float">
            <text:p>0.84771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" calcext:value-type="float">
            <text:p>-1</text:p>
          </table:table-cell>
          <table:table-cell office:value-type="float" office:value="0.596686" calcext:value-type="float">
            <text:p>0.596686</text:p>
          </table:table-cell>
          <table:table-cell office:value-type="float" office:value="0.824524" calcext:value-type="float">
            <text:p>0.824524</text:p>
          </table:table-cell>
          <table:table-cell table:number-columns-repeated="2" office:value-type="float" office:value="0.824627" calcext:value-type="float">
            <text:p>0.824627</text:p>
          </table:table-cell>
          <table:table-cell office:value-type="float" office:value="0.838494" calcext:value-type="float">
            <text:p>0.838494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86755" calcext:value-type="float">
            <text:p>0.86755</text:p>
          </table:table-cell>
          <table:table-cell table:number-columns-repeated="4" office:value-type="float" office:value="0.867732" calcext:value-type="float">
            <text:p>0.867732</text:p>
          </table:table-cell>
          <table:table-cell office:value-type="float" office:value="0.824718" calcext:value-type="float">
            <text:p>0.82471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" calcext:value-type="float">
            <text:p>-1</text:p>
          </table:table-cell>
          <table:table-cell office:value-type="float" office:value="0.579757" calcext:value-type="float">
            <text:p>0.579757</text:p>
          </table:table-cell>
          <table:table-cell office:value-type="float" office:value="0.824512" calcext:value-type="float">
            <text:p>0.824512</text:p>
          </table:table-cell>
          <table:table-cell table:number-columns-repeated="2" office:value-type="float" office:value="0.824627" calcext:value-type="float">
            <text:p>0.824627</text:p>
          </table:table-cell>
          <table:table-cell office:value-type="float" office:value="0.837859" calcext:value-type="float">
            <text:p>0.837859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867589" calcext:value-type="float">
            <text:p>0.867589</text:p>
          </table:table-cell>
          <table:table-cell table:number-columns-repeated="4" office:value-type="float" office:value="0.867732" calcext:value-type="float">
            <text:p>0.867732</text:p>
          </table:table-cell>
          <table:table-cell office:value-type="float" office:value="0.822964" calcext:value-type="float">
            <text:p>0.82296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" calcext:value-type="float">
            <text:p>-1</text:p>
          </table:table-cell>
          <table:table-cell office:value-type="float" office:value="0.693066" calcext:value-type="float">
            <text:p>0.693066</text:p>
          </table:table-cell>
          <table:table-cell office:value-type="float" office:value="0.824506" calcext:value-type="float">
            <text:p>0.824506</text:p>
          </table:table-cell>
          <table:table-cell office:value-type="float" office:value="0.824621" calcext:value-type="float">
            <text:p>0.824621</text:p>
          </table:table-cell>
          <table:table-cell office:value-type="float" office:value="0.824627" calcext:value-type="float">
            <text:p>0.824627</text:p>
          </table:table-cell>
          <table:table-cell office:value-type="float" office:value="0.840001" calcext:value-type="float">
            <text:p>0.840001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867719" calcext:value-type="float">
            <text:p>0.867719</text:p>
          </table:table-cell>
          <table:table-cell table:number-columns-repeated="4" office:value-type="float" office:value="0.867732" calcext:value-type="float">
            <text:p>0.867732</text:p>
          </table:table-cell>
          <table:table-cell office:value-type="float" office:value="0.834521" calcext:value-type="float">
            <text:p>0.8345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9T08:38:41.436784041</dc:date>
    <meta:editing-duration>PT1M48S</meta:editing-duration>
    <meta:editing-cycles>1</meta:editing-cycles>
    <meta:document-statistic meta:table-count="1" meta:cell-count="42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05cm" svg:y="3.229cm" style:legend-expansion="high" chart:style-name="ch2"/>
        <chart:plot-area chart:style-name="ch3" table:cell-range-address="mcc.A2:mcc.A301 mcc.C1:mcc.N301" chart:data-source-has-labels="both" svg:x="1.427cm" svg:y="0.251cm" svg:width="17.532cm" svg:height="11.118cm">
          <chart:coordinate-region svg:x="2.298cm" svg:y="0.452cm" svg:width="16.631cm" svg:height="10.717cm"/>
          <chart:axis chart:dimension="x" chart:name="primary-x" chart:style-name="ch4" chartooo:axis-type="auto">
            <chartooo:date-scale/>
            <chart:title svg:x="9.386cm" svg:y="11.62cm" chart:style-name="ch5">
              <text:p>generacija</text:p>
            </chart:title>
            <chart:categories table:cell-range-address="mcc.A2:mcc.A301"/>
          </chart:axis>
          <chart:axis chart:dimension="y" chart:name="primary-y" chart:style-name="ch4">
            <chart:title svg:x="0.451cm" svg:y="6.237cm" chart:style-name="ch6">
              <text:p>MCC</text:p>
            </chart:title>
            <chart:grid chart:style-name="ch7" chart:class="major"/>
          </chart:axis>
          <chart:series chart:style-name="ch8" chart:values-cell-range-address="mcc.C2:mcc.C301" chart:label-cell-address="mcc.C1:mcc.C1" chart:class="chart:line">
            <chart:data-point chart:repeated="300"/>
          </chart:series>
          <chart:series chart:style-name="ch9" chart:values-cell-range-address="mcc.D2:mcc.D301" chart:label-cell-address="mcc.D1:mcc.D1" chart:class="chart:line">
            <chart:data-point chart:repeated="300"/>
          </chart:series>
          <chart:series chart:style-name="ch10" chart:values-cell-range-address="mcc.E2:mcc.E301" chart:label-cell-address="mcc.E1:mcc.E1" chart:class="chart:line">
            <chart:data-point chart:repeated="300"/>
          </chart:series>
          <chart:series chart:style-name="ch11" chart:values-cell-range-address="mcc.F2:mcc.F301" chart:label-cell-address="mcc.F1:mcc.F1" chart:class="chart:line">
            <chart:data-point chart:repeated="300"/>
          </chart:series>
          <chart:series chart:style-name="ch12" chart:values-cell-range-address="mcc.G2:mcc.G301" chart:label-cell-address="mcc.G1:mcc.G1" chart:class="chart:line">
            <chart:data-point chart:repeated="300"/>
          </chart:series>
          <chart:series chart:style-name="ch13" chart:values-cell-range-address="mcc.H2:mcc.H301" chart:label-cell-address="mcc.H1:mcc.H1" chart:class="chart:line">
            <chart:data-point chart:repeated="300"/>
          </chart:series>
          <chart:series chart:style-name="ch14" chart:values-cell-range-address="mcc.I2:mcc.I301" chart:label-cell-address="mcc.I1:mcc.I1" chart:class="chart:line">
            <chart:data-point chart:repeated="300"/>
          </chart:series>
          <chart:series chart:style-name="ch15" chart:values-cell-range-address="mcc.J2:mcc.J301" chart:label-cell-address="mcc.J1:mcc.J1" chart:class="chart:line">
            <chart:data-point chart:repeated="300"/>
          </chart:series>
          <chart:series chart:style-name="ch16" chart:values-cell-range-address="mcc.K2:mcc.K301" chart:label-cell-address="mcc.K1:mcc.K1" chart:class="chart:line">
            <chart:data-point chart:repeated="300"/>
          </chart:series>
          <chart:series chart:style-name="ch17" chart:values-cell-range-address="mcc.L2:mcc.L301" chart:label-cell-address="mcc.L1:mcc.L1" chart:class="chart:line">
            <chart:data-point chart:repeated="300"/>
          </chart:series>
          <chart:series chart:style-name="ch18" chart:values-cell-range-address="mcc.M2:mcc.M301" chart:label-cell-address="mcc.M1:mcc.M1" chart:class="chart:line">
            <chart:data-point chart:repeated="300"/>
          </chart:series>
          <chart:series chart:style-name="ch19" chart:values-cell-range-address="mcc.N2:mcc.N301" chart:label-cell-address="mcc.N1:mcc.N1" chart:class="chart:line">
            <chart:data-point chart:repeated="3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301</svg:desc>
                </draw:g>
              </table:table-cell>
              <table:table-cell office:value-type="float" office:value="-1">
                <text:p>-1</text:p>
                <draw:g>
                  <svg:desc>mcc.C2:mcc.C301</svg:desc>
                </draw:g>
              </table:table-cell>
              <table:table-cell office:value-type="float" office:value="-1">
                <text:p>-1</text:p>
                <draw:g>
                  <svg:desc>mcc.D2:mcc.D301</svg:desc>
                </draw:g>
              </table:table-cell>
              <table:table-cell office:value-type="float" office:value="-1">
                <text:p>-1</text:p>
                <draw:g>
                  <svg:desc>mcc.E2:mcc.E301</svg:desc>
                </draw:g>
              </table:table-cell>
              <table:table-cell office:value-type="float" office:value="-1">
                <text:p>-1</text:p>
                <draw:g>
                  <svg:desc>mcc.F2:mcc.F301</svg:desc>
                </draw:g>
              </table:table-cell>
              <table:table-cell office:value-type="float" office:value="-1">
                <text:p>-1</text:p>
                <draw:g>
                  <svg:desc>mcc.G2:mcc.G301</svg:desc>
                </draw:g>
              </table:table-cell>
              <table:table-cell office:value-type="float" office:value="-1">
                <text:p>-1</text:p>
                <draw:g>
                  <svg:desc>mcc.H2:mcc.H301</svg:desc>
                </draw:g>
              </table:table-cell>
              <table:table-cell office:value-type="float" office:value="-1">
                <text:p>-1</text:p>
                <draw:g>
                  <svg:desc>mcc.I2:mcc.I301</svg:desc>
                </draw:g>
              </table:table-cell>
              <table:table-cell office:value-type="float" office:value="-1">
                <text:p>-1</text:p>
                <draw:g>
                  <svg:desc>mcc.J2:mcc.J301</svg:desc>
                </draw:g>
              </table:table-cell>
              <table:table-cell office:value-type="float" office:value="-1">
                <text:p>-1</text:p>
                <draw:g>
                  <svg:desc>mcc.K2:mcc.K301</svg:desc>
                </draw:g>
              </table:table-cell>
              <table:table-cell office:value-type="float" office:value="-0.27313">
                <text:p>-0.27313</text:p>
                <draw:g>
                  <svg:desc>mcc.L2:mcc.L301</svg:desc>
                </draw:g>
              </table:table-cell>
              <table:table-cell office:value-type="float" office:value="0.374841">
                <text:p>0.374841</text:p>
                <draw:g>
                  <svg:desc>mcc.M2:mcc.M301</svg:desc>
                </draw:g>
              </table:table-cell>
              <table:table-cell office:value-type="float" office:value="-0.927313">
                <text:p>-0.927313</text:p>
                <draw:g>
                  <svg:desc>mcc.N2:mcc.N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671821">
                <text:p>-0.671821</text:p>
              </table:table-cell>
              <table:table-cell office:value-type="float" office:value="-0.33287">
                <text:p>-0.33287</text:p>
              </table:table-cell>
              <table:table-cell office:value-type="float" office:value="-0.095093">
                <text:p>-0.095093</text:p>
              </table:table-cell>
              <table:table-cell office:value-type="float" office:value="0.002824">
                <text:p>0.002824</text:p>
              </table:table-cell>
              <table:table-cell office:value-type="float" office:value="0.026925">
                <text:p>0.026925</text:p>
              </table:table-cell>
              <table:table-cell office:value-type="float" office:value="0.161675">
                <text:p>0.161675</text:p>
              </table:table-cell>
              <table:table-cell office:value-type="float" office:value="0.328921">
                <text:p>0.328921</text:p>
              </table:table-cell>
              <table:table-cell office:value-type="float" office:value="0.499917">
                <text:p>0.499917</text:p>
              </table:table-cell>
              <table:table-cell office:value-type="float" office:value="-0.357944">
                <text:p>-0.35794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24266">
                <text:p>-0.924266</text:p>
              </table:table-cell>
              <table:table-cell office:value-type="float" office:value="-0.336429">
                <text:p>-0.336429</text:p>
              </table:table-cell>
              <table:table-cell office:value-type="float" office:value="-0.092318">
                <text:p>-0.092318</text:p>
              </table:table-cell>
              <table:table-cell office:value-type="float" office:value="-0.003839">
                <text:p>-0.003839</text:p>
              </table:table-cell>
              <table:table-cell office:value-type="float" office:value="0.027587">
                <text:p>0.027587</text:p>
              </table:table-cell>
              <table:table-cell office:value-type="float" office:value="0.133533">
                <text:p>0.133533</text:p>
              </table:table-cell>
              <table:table-cell office:value-type="float" office:value="0.250013">
                <text:p>0.250013</text:p>
              </table:table-cell>
              <table:table-cell office:value-type="float" office:value="0.398468">
                <text:p>0.398468</text:p>
              </table:table-cell>
              <table:table-cell office:value-type="float" office:value="0.499917">
                <text:p>0.499917</text:p>
              </table:table-cell>
              <table:table-cell office:value-type="float" office:value="-0.254725">
                <text:p>-0.2547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782812">
                <text:p>-0.782812</text:p>
              </table:table-cell>
              <table:table-cell office:value-type="float" office:value="-0.115353">
                <text:p>-0.115353</text:p>
              </table:table-cell>
              <table:table-cell office:value-type="float" office:value="-0.001442">
                <text:p>-0.001442</text:p>
              </table:table-cell>
              <table:table-cell office:value-type="float" office:value="0.034219">
                <text:p>0.034219</text:p>
              </table:table-cell>
              <table:table-cell office:value-type="float" office:value="0.154995">
                <text:p>0.154995</text:p>
              </table:table-cell>
              <table:table-cell office:value-type="float" office:value="0.24406">
                <text:p>0.24406</text:p>
              </table:table-cell>
              <table:table-cell office:value-type="float" office:value="0.341653">
                <text:p>0.341653</text:p>
              </table:table-cell>
              <table:table-cell office:value-type="float" office:value="0.436275">
                <text:p>0.436275</text:p>
              </table:table-cell>
              <table:table-cell office:value-type="float" office:value="0.524091">
                <text:p>0.524091</text:p>
              </table:table-cell>
              <table:table-cell office:value-type="float" office:value="-0.16884">
                <text:p>-0.168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709751">
                <text:p>-0.709751</text:p>
              </table:table-cell>
              <table:table-cell office:value-type="float" office:value="-0.062502">
                <text:p>-0.062502</text:p>
              </table:table-cell>
              <table:table-cell office:value-type="float" office:value="0.011856">
                <text:p>0.011856</text:p>
              </table:table-cell>
              <table:table-cell office:value-type="float" office:value="0.088871">
                <text:p>0.088871</text:p>
              </table:table-cell>
              <table:table-cell office:value-type="float" office:value="0.179338">
                <text:p>0.179338</text:p>
              </table:table-cell>
              <table:table-cell office:value-type="float" office:value="0.253205">
                <text:p>0.253205</text:p>
              </table:table-cell>
              <table:table-cell office:value-type="float" office:value="0.3487">
                <text:p>0.3487</text:p>
              </table:table-cell>
              <table:table-cell office:value-type="float" office:value="0.443126">
                <text:p>0.443126</text:p>
              </table:table-cell>
              <table:table-cell office:value-type="float" office:value="0.524091">
                <text:p>0.524091</text:p>
              </table:table-cell>
              <table:table-cell office:value-type="float" office:value="-0.144716">
                <text:p>-0.1447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0.975349">
                <text:p>-0.975349</text:p>
              </table:table-cell>
              <table:table-cell office:value-type="float" office:value="-0.085418">
                <text:p>-0.085418</text:p>
              </table:table-cell>
              <table:table-cell office:value-type="float" office:value="0.018191">
                <text:p>0.018191</text:p>
              </table:table-cell>
              <table:table-cell office:value-type="float" office:value="0.103674">
                <text:p>0.103674</text:p>
              </table:table-cell>
              <table:table-cell office:value-type="float" office:value="0.183269">
                <text:p>0.183269</text:p>
              </table:table-cell>
              <table:table-cell office:value-type="float" office:value="0.243653">
                <text:p>0.243653</text:p>
              </table:table-cell>
              <table:table-cell office:value-type="float" office:value="0.325459">
                <text:p>0.325459</text:p>
              </table:table-cell>
              <table:table-cell office:value-type="float" office:value="0.387897">
                <text:p>0.387897</text:p>
              </table:table-cell>
              <table:table-cell office:value-type="float" office:value="0.53347">
                <text:p>0.53347</text:p>
              </table:table-cell>
              <table:table-cell office:value-type="float" office:value="0.843252">
                <text:p>0.843252</text:p>
              </table:table-cell>
              <table:table-cell office:value-type="float" office:value="-0.026515">
                <text:p>-0.0265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749986">
                <text:p>-0.749986</text:p>
              </table:table-cell>
              <table:table-cell office:value-type="float" office:value="-0.035641">
                <text:p>-0.035641</text:p>
              </table:table-cell>
              <table:table-cell office:value-type="float" office:value="0.070446">
                <text:p>0.070446</text:p>
              </table:table-cell>
              <table:table-cell office:value-type="float" office:value="0.164158">
                <text:p>0.164158</text:p>
              </table:table-cell>
              <table:table-cell office:value-type="float" office:value="0.231595">
                <text:p>0.231595</text:p>
              </table:table-cell>
              <table:table-cell office:value-type="float" office:value="0.316261">
                <text:p>0.316261</text:p>
              </table:table-cell>
              <table:table-cell office:value-type="float" office:value="0.403581">
                <text:p>0.403581</text:p>
              </table:table-cell>
              <table:table-cell office:value-type="float" office:value="0.562474">
                <text:p>0.562474</text:p>
              </table:table-cell>
              <table:table-cell office:value-type="float" office:value="0.843252">
                <text:p>0.843252</text:p>
              </table:table-cell>
              <table:table-cell office:value-type="float" office:value="-0.103711">
                <text:p>-0.1037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623707">
                <text:p>-0.623707</text:p>
              </table:table-cell>
              <table:table-cell office:value-type="float" office:value="-0.010739">
                <text:p>-0.010739</text:p>
              </table:table-cell>
              <table:table-cell office:value-type="float" office:value="0.089262">
                <text:p>0.089262</text:p>
              </table:table-cell>
              <table:table-cell office:value-type="float" office:value="0.167629">
                <text:p>0.167629</text:p>
              </table:table-cell>
              <table:table-cell office:value-type="float" office:value="0.251043">
                <text:p>0.251043</text:p>
              </table:table-cell>
              <table:table-cell office:value-type="float" office:value="0.354804">
                <text:p>0.354804</text:p>
              </table:table-cell>
              <table:table-cell office:value-type="float" office:value="0.439792">
                <text:p>0.439792</text:p>
              </table:table-cell>
              <table:table-cell office:value-type="float" office:value="0.660215">
                <text:p>0.660215</text:p>
              </table:table-cell>
              <table:table-cell office:value-type="float" office:value="0.843252">
                <text:p>0.843252</text:p>
              </table:table-cell>
              <table:table-cell office:value-type="float" office:value="-0.06717">
                <text:p>-0.067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0.843465">
                <text:p>-0.843465</text:p>
              </table:table-cell>
              <table:table-cell office:value-type="float" office:value="-0.018161">
                <text:p>-0.018161</text:p>
              </table:table-cell>
              <table:table-cell office:value-type="float" office:value="0.093046">
                <text:p>0.093046</text:p>
              </table:table-cell>
              <table:table-cell office:value-type="float" office:value="0.18695">
                <text:p>0.18695</text:p>
              </table:table-cell>
              <table:table-cell office:value-type="float" office:value="0.282832">
                <text:p>0.282832</text:p>
              </table:table-cell>
              <table:table-cell office:value-type="float" office:value="0.363169">
                <text:p>0.363169</text:p>
              </table:table-cell>
              <table:table-cell office:value-type="float" office:value="0.43312">
                <text:p>0.43312</text:p>
              </table:table-cell>
              <table:table-cell office:value-type="float" office:value="0.492067">
                <text:p>0.492067</text:p>
              </table:table-cell>
              <table:table-cell office:value-type="float" office:value="0.730375">
                <text:p>0.730375</text:p>
              </table:table-cell>
              <table:table-cell office:value-type="float" office:value="0.843252">
                <text:p>0.843252</text:p>
              </table:table-cell>
              <table:table-cell office:value-type="float" office:value="0.071993">
                <text:p>0.07199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-0.965918">
                <text:p>-0.965918</text:p>
              </table:table-cell>
              <table:table-cell office:value-type="float" office:value="-0.070838">
                <text:p>-0.070838</text:p>
              </table:table-cell>
              <table:table-cell office:value-type="float" office:value="0.097342">
                <text:p>0.097342</text:p>
              </table:table-cell>
              <table:table-cell office:value-type="float" office:value="0.236369">
                <text:p>0.236369</text:p>
              </table:table-cell>
              <table:table-cell office:value-type="float" office:value="0.32081">
                <text:p>0.32081</text:p>
              </table:table-cell>
              <table:table-cell office:value-type="float" office:value="0.373432">
                <text:p>0.373432</text:p>
              </table:table-cell>
              <table:table-cell office:value-type="float" office:value="0.43903">
                <text:p>0.43903</text:p>
              </table:table-cell>
              <table:table-cell office:value-type="float" office:value="0.48466">
                <text:p>0.48466</text:p>
              </table:table-cell>
              <table:table-cell office:value-type="float" office:value="0.721153">
                <text:p>0.721153</text:p>
              </table:table-cell>
              <table:table-cell office:value-type="float" office:value="0.843252">
                <text:p>0.843252</text:p>
              </table:table-cell>
              <table:table-cell office:value-type="float" office:value="0.063604">
                <text:p>0.0636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0.434989">
                <text:p>-0.434989</text:p>
              </table:table-cell>
              <table:table-cell office:value-type="float" office:value="0.060994">
                <text:p>0.060994</text:p>
              </table:table-cell>
              <table:table-cell office:value-type="float" office:value="0.173427">
                <text:p>0.173427</text:p>
              </table:table-cell>
              <table:table-cell office:value-type="float" office:value="0.267691">
                <text:p>0.267691</text:p>
              </table:table-cell>
              <table:table-cell office:value-type="float" office:value="0.333473">
                <text:p>0.333473</text:p>
              </table:table-cell>
              <table:table-cell office:value-type="float" office:value="0.378799">
                <text:p>0.378799</text:p>
              </table:table-cell>
              <table:table-cell office:value-type="float" office:value="0.438559">
                <text:p>0.438559</text:p>
              </table:table-cell>
              <table:table-cell office:value-type="float" office:value="0.494383">
                <text:p>0.494383</text:p>
              </table:table-cell>
              <table:table-cell office:value-type="float" office:value="0.727272">
                <text:p>0.727272</text:p>
              </table:table-cell>
              <table:table-cell office:value-type="float" office:value="0.843252">
                <text:p>0.843252</text:p>
              </table:table-cell>
              <table:table-cell office:value-type="float" office:value="0.143961">
                <text:p>0.14396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0.533993">
                <text:p>-0.533993</text:p>
              </table:table-cell>
              <table:table-cell office:value-type="float" office:value="0.059701">
                <text:p>0.059701</text:p>
              </table:table-cell>
              <table:table-cell office:value-type="float" office:value="0.158681">
                <text:p>0.158681</text:p>
              </table:table-cell>
              <table:table-cell office:value-type="float" office:value="0.261039">
                <text:p>0.261039</text:p>
              </table:table-cell>
              <table:table-cell office:value-type="float" office:value="0.343403">
                <text:p>0.343403</text:p>
              </table:table-cell>
              <table:table-cell office:value-type="float" office:value="0.399668">
                <text:p>0.399668</text:p>
              </table:table-cell>
              <table:table-cell office:value-type="float" office:value="0.473432">
                <text:p>0.473432</text:p>
              </table:table-cell>
              <table:table-cell office:value-type="float" office:value="0.524611">
                <text:p>0.524611</text:p>
              </table:table-cell>
              <table:table-cell office:value-type="float" office:value="0.77826">
                <text:p>0.77826</text:p>
              </table:table-cell>
              <table:table-cell office:value-type="float" office:value="0.843252">
                <text:p>0.843252</text:p>
              </table:table-cell>
              <table:table-cell office:value-type="float" office:value="0.14648">
                <text:p>0.146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-0.319672">
                <text:p>-0.319672</text:p>
              </table:table-cell>
              <table:table-cell office:value-type="float" office:value="0.105445">
                <text:p>0.105445</text:p>
              </table:table-cell>
              <table:table-cell office:value-type="float" office:value="0.187499">
                <text:p>0.187499</text:p>
              </table:table-cell>
              <table:table-cell office:value-type="float" office:value="0.300162">
                <text:p>0.300162</text:p>
              </table:table-cell>
              <table:table-cell office:value-type="float" office:value="0.36882">
                <text:p>0.36882</text:p>
              </table:table-cell>
              <table:table-cell office:value-type="float" office:value="0.43543">
                <text:p>0.43543</text:p>
              </table:table-cell>
              <table:table-cell office:value-type="float" office:value="0.490478">
                <text:p>0.490478</text:p>
              </table:table-cell>
              <table:table-cell office:value-type="float" office:value="0.567235">
                <text:p>0.567235</text:p>
              </table:table-cell>
              <table:table-cell office:value-type="float" office:value="0.789113">
                <text:p>0.789113</text:p>
              </table:table-cell>
              <table:table-cell office:value-type="float" office:value="0.843252">
                <text:p>0.843252</text:p>
              </table:table-cell>
              <table:table-cell office:value-type="float" office:value="0.192451">
                <text:p>0.1924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968255">
                <text:p>-0.968255</text:p>
              </table:table-cell>
              <table:table-cell office:value-type="float" office:value="0.062726">
                <text:p>0.062726</text:p>
              </table:table-cell>
              <table:table-cell office:value-type="float" office:value="0.15515">
                <text:p>0.15515</text:p>
              </table:table-cell>
              <table:table-cell office:value-type="float" office:value="0.246217">
                <text:p>0.246217</text:p>
              </table:table-cell>
              <table:table-cell office:value-type="float" office:value="0.34523">
                <text:p>0.34523</text:p>
              </table:table-cell>
              <table:table-cell office:value-type="float" office:value="0.428246">
                <text:p>0.428246</text:p>
              </table:table-cell>
              <table:table-cell office:value-type="float" office:value="0.480948">
                <text:p>0.480948</text:p>
              </table:table-cell>
              <table:table-cell office:value-type="float" office:value="0.530574">
                <text:p>0.530574</text:p>
              </table:table-cell>
              <table:table-cell office:value-type="float" office:value="0.621975">
                <text:p>0.621975</text:p>
              </table:table-cell>
              <table:table-cell office:value-type="float" office:value="0.79156">
                <text:p>0.79156</text:p>
              </table:table-cell>
              <table:table-cell office:value-type="float" office:value="0.843252">
                <text:p>0.843252</text:p>
              </table:table-cell>
              <table:table-cell office:value-type="float" office:value="0.269437">
                <text:p>0.2694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798123">
                <text:p>-0.798123</text:p>
              </table:table-cell>
              <table:table-cell office:value-type="float" office:value="0.062496">
                <text:p>0.062496</text:p>
              </table:table-cell>
              <table:table-cell office:value-type="float" office:value="0.17225">
                <text:p>0.17225</text:p>
              </table:table-cell>
              <table:table-cell office:value-type="float" office:value="0.280751">
                <text:p>0.280751</text:p>
              </table:table-cell>
              <table:table-cell office:value-type="float" office:value="0.358632">
                <text:p>0.358632</text:p>
              </table:table-cell>
              <table:table-cell office:value-type="float" office:value="0.42709">
                <text:p>0.42709</text:p>
              </table:table-cell>
              <table:table-cell office:value-type="float" office:value="0.476102">
                <text:p>0.476102</text:p>
              </table:table-cell>
              <table:table-cell office:value-type="float" office:value="0.536199">
                <text:p>0.536199</text:p>
              </table:table-cell>
              <table:table-cell office:value-type="float" office:value="0.654613">
                <text:p>0.654613</text:p>
              </table:table-cell>
              <table:table-cell office:value-type="float" office:value="0.795412">
                <text:p>0.795412</text:p>
              </table:table-cell>
              <table:table-cell office:value-type="float" office:value="0.843252">
                <text:p>0.843252</text:p>
              </table:table-cell>
              <table:table-cell office:value-type="float" office:value="0.296542">
                <text:p>0.29654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949781">
                <text:p>-0.949781</text:p>
              </table:table-cell>
              <table:table-cell office:value-type="float" office:value="0.062671">
                <text:p>0.062671</text:p>
              </table:table-cell>
              <table:table-cell office:value-type="float" office:value="0.19136">
                <text:p>0.19136</text:p>
              </table:table-cell>
              <table:table-cell office:value-type="float" office:value="0.299902">
                <text:p>0.299902</text:p>
              </table:table-cell>
              <table:table-cell office:value-type="float" office:value="0.379716">
                <text:p>0.379716</text:p>
              </table:table-cell>
              <table:table-cell office:value-type="float" office:value="0.443667">
                <text:p>0.443667</text:p>
              </table:table-cell>
              <table:table-cell office:value-type="float" office:value="0.49121">
                <text:p>0.49121</text:p>
              </table:table-cell>
              <table:table-cell office:value-type="float" office:value="0.546012">
                <text:p>0.546012</text:p>
              </table:table-cell>
              <table:table-cell office:value-type="float" office:value="0.64189">
                <text:p>0.64189</text:p>
              </table:table-cell>
              <table:table-cell office:value-type="float" office:value="0.797583">
                <text:p>0.797583</text:p>
              </table:table-cell>
              <table:table-cell office:value-type="float" office:value="0.843252">
                <text:p>0.843252</text:p>
              </table:table-cell>
              <table:table-cell office:value-type="float" office:value="0.290423">
                <text:p>0.29042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848092">
                <text:p>-0.848092</text:p>
              </table:table-cell>
              <table:table-cell office:value-type="float" office:value="0.087553">
                <text:p>0.087553</text:p>
              </table:table-cell>
              <table:table-cell office:value-type="float" office:value="0.220724">
                <text:p>0.220724</text:p>
              </table:table-cell>
              <table:table-cell office:value-type="float" office:value="0.338831">
                <text:p>0.338831</text:p>
              </table:table-cell>
              <table:table-cell office:value-type="float" office:value="0.409136">
                <text:p>0.409136</text:p>
              </table:table-cell>
              <table:table-cell office:value-type="float" office:value="0.460963">
                <text:p>0.460963</text:p>
              </table:table-cell>
              <table:table-cell office:value-type="float" office:value="0.515183">
                <text:p>0.515183</text:p>
              </table:table-cell>
              <table:table-cell office:value-type="float" office:value="0.562954">
                <text:p>0.562954</text:p>
              </table:table-cell>
              <table:table-cell office:value-type="float" office:value="0.682803">
                <text:p>0.682803</text:p>
              </table:table-cell>
              <table:table-cell office:value-type="float" office:value="0.820839">
                <text:p>0.820839</text:p>
              </table:table-cell>
              <table:table-cell office:value-type="float" office:value="0.867472">
                <text:p>0.867472</text:p>
              </table:table-cell>
              <table:table-cell office:value-type="float" office:value="0.325089">
                <text:p>0.3250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643637">
                <text:p>-0.643637</text:p>
              </table:table-cell>
              <table:table-cell office:value-type="float" office:value="0.14354">
                <text:p>0.14354</text:p>
              </table:table-cell>
              <table:table-cell office:value-type="float" office:value="0.316555">
                <text:p>0.316555</text:p>
              </table:table-cell>
              <table:table-cell office:value-type="float" office:value="0.395523">
                <text:p>0.395523</text:p>
              </table:table-cell>
              <table:table-cell office:value-type="float" office:value="0.453726">
                <text:p>0.453726</text:p>
              </table:table-cell>
              <table:table-cell office:value-type="float" office:value="0.50645">
                <text:p>0.50645</text:p>
              </table:table-cell>
              <table:table-cell office:value-type="float" office:value="0.556199">
                <text:p>0.556199</text:p>
              </table:table-cell>
              <table:table-cell office:value-type="float" office:value="0.633738">
                <text:p>0.633738</text:p>
              </table:table-cell>
              <table:table-cell office:value-type="float" office:value="0.760143">
                <text:p>0.760143</text:p>
              </table:table-cell>
              <table:table-cell office:value-type="float" office:value="0.837821">
                <text:p>0.837821</text:p>
              </table:table-cell>
              <table:table-cell office:value-type="float" office:value="0.867472">
                <text:p>0.867472</text:p>
              </table:table-cell>
              <table:table-cell office:value-type="float" office:value="0.396006">
                <text:p>0.3960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738895">
                <text:p>-0.738895</text:p>
              </table:table-cell>
              <table:table-cell office:value-type="float" office:value="0.185821">
                <text:p>0.185821</text:p>
              </table:table-cell>
              <table:table-cell office:value-type="float" office:value="0.338542">
                <text:p>0.338542</text:p>
              </table:table-cell>
              <table:table-cell office:value-type="float" office:value="0.411782">
                <text:p>0.411782</text:p>
              </table:table-cell>
              <table:table-cell office:value-type="float" office:value="0.464536">
                <text:p>0.464536</text:p>
              </table:table-cell>
              <table:table-cell office:value-type="float" office:value="0.50795">
                <text:p>0.50795</text:p>
              </table:table-cell>
              <table:table-cell office:value-type="float" office:value="0.562724">
                <text:p>0.562724</text:p>
              </table:table-cell>
              <table:table-cell office:value-type="float" office:value="0.643036">
                <text:p>0.643036</text:p>
              </table:table-cell>
              <table:table-cell office:value-type="float" office:value="0.756768">
                <text:p>0.756768</text:p>
              </table:table-cell>
              <table:table-cell office:value-type="float" office:value="0.837072">
                <text:p>0.837072</text:p>
              </table:table-cell>
              <table:table-cell office:value-type="float" office:value="0.867472">
                <text:p>0.867472</text:p>
              </table:table-cell>
              <table:table-cell office:value-type="float" office:value="0.396934">
                <text:p>0.3969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532578">
                <text:p>-0.532578</text:p>
              </table:table-cell>
              <table:table-cell office:value-type="float" office:value="0.159095">
                <text:p>0.159095</text:p>
              </table:table-cell>
              <table:table-cell office:value-type="float" office:value="0.327581">
                <text:p>0.327581</text:p>
              </table:table-cell>
              <table:table-cell office:value-type="float" office:value="0.418337">
                <text:p>0.418337</text:p>
              </table:table-cell>
              <table:table-cell office:value-type="float" office:value="0.482385">
                <text:p>0.482385</text:p>
              </table:table-cell>
              <table:table-cell office:value-type="float" office:value="0.524966">
                <text:p>0.524966</text:p>
              </table:table-cell>
              <table:table-cell office:value-type="float" office:value="0.591479">
                <text:p>0.591479</text:p>
              </table:table-cell>
              <table:table-cell office:value-type="float" office:value="0.70584">
                <text:p>0.70584</text:p>
              </table:table-cell>
              <table:table-cell office:value-type="float" office:value="0.777194">
                <text:p>0.777194</text:p>
              </table:table-cell>
              <table:table-cell office:value-type="float" office:value="0.84447">
                <text:p>0.84447</text:p>
              </table:table-cell>
              <table:table-cell office:value-type="float" office:value="0.867472">
                <text:p>0.867472</text:p>
              </table:table-cell>
              <table:table-cell office:value-type="float" office:value="0.429877">
                <text:p>0.4298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182836">
                <text:p>-0.182836</text:p>
              </table:table-cell>
              <table:table-cell office:value-type="float" office:value="0.272916">
                <text:p>0.272916</text:p>
              </table:table-cell>
              <table:table-cell office:value-type="float" office:value="0.408954">
                <text:p>0.408954</text:p>
              </table:table-cell>
              <table:table-cell office:value-type="float" office:value="0.480039">
                <text:p>0.480039</text:p>
              </table:table-cell>
              <table:table-cell office:value-type="float" office:value="0.53508">
                <text:p>0.53508</text:p>
              </table:table-cell>
              <table:table-cell office:value-type="float" office:value="0.58838">
                <text:p>0.58838</text:p>
              </table:table-cell>
              <table:table-cell office:value-type="float" office:value="0.664314">
                <text:p>0.664314</text:p>
              </table:table-cell>
              <table:table-cell office:value-type="float" office:value="0.738038">
                <text:p>0.738038</text:p>
              </table:table-cell>
              <table:table-cell office:value-type="float" office:value="0.796318">
                <text:p>0.796318</text:p>
              </table:table-cell>
              <table:table-cell office:value-type="float" office:value="0.854176">
                <text:p>0.854176</text:p>
              </table:table-cell>
              <table:table-cell office:value-type="float" office:value="0.868713">
                <text:p>0.868713</text:p>
              </table:table-cell>
              <table:table-cell office:value-type="float" office:value="0.515538">
                <text:p>0.5155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53829">
                <text:p>-0.53829</text:p>
              </table:table-cell>
              <table:table-cell office:value-type="float" office:value="0.126127">
                <text:p>0.126127</text:p>
              </table:table-cell>
              <table:table-cell office:value-type="float" office:value="0.326891">
                <text:p>0.326891</text:p>
              </table:table-cell>
              <table:table-cell office:value-type="float" office:value="0.438803">
                <text:p>0.438803</text:p>
              </table:table-cell>
              <table:table-cell office:value-type="float" office:value="0.493511">
                <text:p>0.493511</text:p>
              </table:table-cell>
              <table:table-cell office:value-type="float" office:value="0.556723">
                <text:p>0.556723</text:p>
              </table:table-cell>
              <table:table-cell office:value-type="float" office:value="0.618823">
                <text:p>0.618823</text:p>
              </table:table-cell>
              <table:table-cell office:value-type="float" office:value="0.717696">
                <text:p>0.717696</text:p>
              </table:table-cell>
              <table:table-cell office:value-type="float" office:value="0.779858">
                <text:p>0.779858</text:p>
              </table:table-cell>
              <table:table-cell office:value-type="float" office:value="0.849324">
                <text:p>0.849324</text:p>
              </table:table-cell>
              <table:table-cell office:value-type="float" office:value="0.868713">
                <text:p>0.868713</text:p>
              </table:table-cell>
              <table:table-cell office:value-type="float" office:value="0.436946">
                <text:p>0.43694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297434">
                <text:p>-0.297434</text:p>
              </table:table-cell>
              <table:table-cell office:value-type="float" office:value="0.227363">
                <text:p>0.227363</text:p>
              </table:table-cell>
              <table:table-cell office:value-type="float" office:value="0.375697">
                <text:p>0.375697</text:p>
              </table:table-cell>
              <table:table-cell office:value-type="float" office:value="0.45956">
                <text:p>0.45956</text:p>
              </table:table-cell>
              <table:table-cell office:value-type="float" office:value="0.52374">
                <text:p>0.52374</text:p>
              </table:table-cell>
              <table:table-cell office:value-type="float" office:value="0.57756">
                <text:p>0.57756</text:p>
              </table:table-cell>
              <table:table-cell office:value-type="float" office:value="0.626699">
                <text:p>0.626699</text:p>
              </table:table-cell>
              <table:table-cell office:value-type="float" office:value="0.718039">
                <text:p>0.718039</text:p>
              </table:table-cell>
              <table:table-cell office:value-type="float" office:value="0.782774">
                <text:p>0.782774</text:p>
              </table:table-cell>
              <table:table-cell office:value-type="float" office:value="0.85102">
                <text:p>0.85102</text:p>
              </table:table-cell>
              <table:table-cell office:value-type="float" office:value="0.868713">
                <text:p>0.868713</text:p>
              </table:table-cell>
              <table:table-cell office:value-type="float" office:value="0.484502">
                <text:p>0.48450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67413">
                <text:p>0.067413</text:p>
              </table:table-cell>
              <table:table-cell office:value-type="float" office:value="0.331506">
                <text:p>0.331506</text:p>
              </table:table-cell>
              <table:table-cell office:value-type="float" office:value="0.416596">
                <text:p>0.416596</text:p>
              </table:table-cell>
              <table:table-cell office:value-type="float" office:value="0.487056">
                <text:p>0.487056</text:p>
              </table:table-cell>
              <table:table-cell office:value-type="float" office:value="0.5459">
                <text:p>0.5459</text:p>
              </table:table-cell>
              <table:table-cell office:value-type="float" office:value="0.583468">
                <text:p>0.583468</text:p>
              </table:table-cell>
              <table:table-cell office:value-type="float" office:value="0.630033">
                <text:p>0.630033</text:p>
              </table:table-cell>
              <table:table-cell office:value-type="float" office:value="0.738934">
                <text:p>0.738934</text:p>
              </table:table-cell>
              <table:table-cell office:value-type="float" office:value="0.787533">
                <text:p>0.787533</text:p>
              </table:table-cell>
              <table:table-cell office:value-type="float" office:value="0.856031">
                <text:p>0.856031</text:p>
              </table:table-cell>
              <table:table-cell office:value-type="float" office:value="0.868713">
                <text:p>0.868713</text:p>
              </table:table-cell>
              <table:table-cell office:value-type="float" office:value="0.544447">
                <text:p>0.54444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443082">
                <text:p>-0.443082</text:p>
              </table:table-cell>
              <table:table-cell office:value-type="float" office:value="0.345018">
                <text:p>0.345018</text:p>
              </table:table-cell>
              <table:table-cell office:value-type="float" office:value="0.454762">
                <text:p>0.454762</text:p>
              </table:table-cell>
              <table:table-cell office:value-type="float" office:value="0.528828">
                <text:p>0.528828</text:p>
              </table:table-cell>
              <table:table-cell office:value-type="float" office:value="0.571575">
                <text:p>0.571575</text:p>
              </table:table-cell>
              <table:table-cell office:value-type="float" office:value="0.602462">
                <text:p>0.602462</text:p>
              </table:table-cell>
              <table:table-cell office:value-type="float" office:value="0.667998">
                <text:p>0.667998</text:p>
              </table:table-cell>
              <table:table-cell office:value-type="float" office:value="0.757227">
                <text:p>0.757227</text:p>
              </table:table-cell>
              <table:table-cell office:value-type="float" office:value="0.803837">
                <text:p>0.803837</text:p>
              </table:table-cell>
              <table:table-cell office:value-type="float" office:value="0.860257">
                <text:p>0.860257</text:p>
              </table:table-cell>
              <table:table-cell office:value-type="float" office:value="0.868713">
                <text:p>0.868713</text:p>
              </table:table-cell>
              <table:table-cell office:value-type="float" office:value="0.514888">
                <text:p>0.51488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111274">
                <text:p>-0.111274</text:p>
              </table:table-cell>
              <table:table-cell office:value-type="float" office:value="0.449503">
                <text:p>0.449503</text:p>
              </table:table-cell>
              <table:table-cell office:value-type="float" office:value="0.51777">
                <text:p>0.51777</text:p>
              </table:table-cell>
              <table:table-cell office:value-type="float" office:value="0.554768">
                <text:p>0.554768</text:p>
              </table:table-cell>
              <table:table-cell office:value-type="float" office:value="0.59829">
                <text:p>0.59829</text:p>
              </table:table-cell>
              <table:table-cell office:value-type="float" office:value="0.648568">
                <text:p>0.648568</text:p>
              </table:table-cell>
              <table:table-cell office:value-type="float" office:value="0.724457">
                <text:p>0.724457</text:p>
              </table:table-cell>
              <table:table-cell office:value-type="float" office:value="0.778322">
                <text:p>0.778322</text:p>
              </table:table-cell>
              <table:table-cell office:value-type="float" office:value="0.820616">
                <text:p>0.820616</text:p>
              </table:table-cell>
              <table:table-cell office:value-type="float" office:value="0.859677">
                <text:p>0.859677</text:p>
              </table:table-cell>
              <table:table-cell office:value-type="float" office:value="0.868713">
                <text:p>0.868713</text:p>
              </table:table-cell>
              <table:table-cell office:value-type="float" office:value="0.58407">
                <text:p>0.5840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139639">
                <text:p>-0.139639</text:p>
              </table:table-cell>
              <table:table-cell office:value-type="float" office:value="0.433723">
                <text:p>0.433723</text:p>
              </table:table-cell>
              <table:table-cell office:value-type="float" office:value="0.517892">
                <text:p>0.517892</text:p>
              </table:table-cell>
              <table:table-cell office:value-type="float" office:value="0.562734">
                <text:p>0.562734</text:p>
              </table:table-cell>
              <table:table-cell office:value-type="float" office:value="0.602044">
                <text:p>0.602044</text:p>
              </table:table-cell>
              <table:table-cell office:value-type="float" office:value="0.670166">
                <text:p>0.670166</text:p>
              </table:table-cell>
              <table:table-cell office:value-type="float" office:value="0.744137">
                <text:p>0.744137</text:p>
              </table:table-cell>
              <table:table-cell office:value-type="float" office:value="0.775263">
                <text:p>0.775263</text:p>
              </table:table-cell>
              <table:table-cell office:value-type="float" office:value="0.810335">
                <text:p>0.810335</text:p>
              </table:table-cell>
              <table:table-cell office:value-type="float" office:value="0.852269">
                <text:p>0.852269</text:p>
              </table:table-cell>
              <table:table-cell office:value-type="float" office:value="0.868713">
                <text:p>0.868713</text:p>
              </table:table-cell>
              <table:table-cell office:value-type="float" office:value="0.582892">
                <text:p>0.58289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097103">
                <text:p>-0.097103</text:p>
              </table:table-cell>
              <table:table-cell office:value-type="float" office:value="0.475365">
                <text:p>0.475365</text:p>
              </table:table-cell>
              <table:table-cell office:value-type="float" office:value="0.560772">
                <text:p>0.560772</text:p>
              </table:table-cell>
              <table:table-cell office:value-type="float" office:value="0.59545">
                <text:p>0.59545</text:p>
              </table:table-cell>
              <table:table-cell office:value-type="float" office:value="0.655497">
                <text:p>0.655497</text:p>
              </table:table-cell>
              <table:table-cell office:value-type="float" office:value="0.714148">
                <text:p>0.714148</text:p>
              </table:table-cell>
              <table:table-cell office:value-type="float" office:value="0.755463">
                <text:p>0.755463</text:p>
              </table:table-cell>
              <table:table-cell office:value-type="float" office:value="0.788383">
                <text:p>0.788383</text:p>
              </table:table-cell>
              <table:table-cell office:value-type="float" office:value="0.822446">
                <text:p>0.822446</text:p>
              </table:table-cell>
              <table:table-cell office:value-type="float" office:value="0.852203">
                <text:p>0.852203</text:p>
              </table:table-cell>
              <table:table-cell office:value-type="float" office:value="0.868713">
                <text:p>0.868713</text:p>
              </table:table-cell>
              <table:table-cell office:value-type="float" office:value="0.612262">
                <text:p>0.61226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67012">
                <text:p>0.167012</text:p>
              </table:table-cell>
              <table:table-cell office:value-type="float" office:value="0.524991">
                <text:p>0.524991</text:p>
              </table:table-cell>
              <table:table-cell office:value-type="float" office:value="0.573254">
                <text:p>0.573254</text:p>
              </table:table-cell>
              <table:table-cell office:value-type="float" office:value="0.621004">
                <text:p>0.621004</text:p>
              </table:table-cell>
              <table:table-cell office:value-type="float" office:value="0.699394">
                <text:p>0.699394</text:p>
              </table:table-cell>
              <table:table-cell office:value-type="float" office:value="0.744475">
                <text:p>0.744475</text:p>
              </table:table-cell>
              <table:table-cell office:value-type="float" office:value="0.783624">
                <text:p>0.783624</text:p>
              </table:table-cell>
              <table:table-cell office:value-type="float" office:value="0.808383">
                <text:p>0.808383</text:p>
              </table:table-cell>
              <table:table-cell office:value-type="float" office:value="0.837239">
                <text:p>0.837239</text:p>
              </table:table-cell>
              <table:table-cell office:value-type="float" office:value="0.858283">
                <text:p>0.858283</text:p>
              </table:table-cell>
              <table:table-cell office:value-type="float" office:value="0.868713">
                <text:p>0.868713</text:p>
              </table:table-cell>
              <table:table-cell office:value-type="float" office:value="0.661766">
                <text:p>0.6617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13913">
                <text:p>-0.13913</text:p>
              </table:table-cell>
              <table:table-cell office:value-type="float" office:value="0.503093">
                <text:p>0.503093</text:p>
              </table:table-cell>
              <table:table-cell office:value-type="float" office:value="0.603158">
                <text:p>0.603158</text:p>
              </table:table-cell>
              <table:table-cell office:value-type="float" office:value="0.670357">
                <text:p>0.670357</text:p>
              </table:table-cell>
              <table:table-cell office:value-type="float" office:value="0.74268">
                <text:p>0.74268</text:p>
              </table:table-cell>
              <table:table-cell office:value-type="float" office:value="0.778149">
                <text:p>0.778149</text:p>
              </table:table-cell>
              <table:table-cell office:value-type="float" office:value="0.79673">
                <text:p>0.79673</text:p>
              </table:table-cell>
              <table:table-cell office:value-type="float" office:value="0.82393">
                <text:p>0.82393</text:p>
              </table:table-cell>
              <table:table-cell office:value-type="float" office:value="0.837038">
                <text:p>0.837038</text:p>
              </table:table-cell>
              <table:table-cell office:value-type="float" office:value="0.85812">
                <text:p>0.85812</text:p>
              </table:table-cell>
              <table:table-cell office:value-type="float" office:value="0.868713">
                <text:p>0.868713</text:p>
              </table:table-cell>
              <table:table-cell office:value-type="float" office:value="0.647413">
                <text:p>0.64741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95259">
                <text:p>0.095259</text:p>
              </table:table-cell>
              <table:table-cell office:value-type="float" office:value="0.532703">
                <text:p>0.532703</text:p>
              </table:table-cell>
              <table:table-cell office:value-type="float" office:value="0.613585">
                <text:p>0.613585</text:p>
              </table:table-cell>
              <table:table-cell office:value-type="float" office:value="0.665192">
                <text:p>0.665192</text:p>
              </table:table-cell>
              <table:table-cell office:value-type="float" office:value="0.73208">
                <text:p>0.73208</text:p>
              </table:table-cell>
              <table:table-cell office:value-type="float" office:value="0.778953">
                <text:p>0.778953</text:p>
              </table:table-cell>
              <table:table-cell office:value-type="float" office:value="0.796881">
                <text:p>0.796881</text:p>
              </table:table-cell>
              <table:table-cell office:value-type="float" office:value="0.817713">
                <text:p>0.817713</text:p>
              </table:table-cell>
              <table:table-cell office:value-type="float" office:value="0.837502">
                <text:p>0.837502</text:p>
              </table:table-cell>
              <table:table-cell office:value-type="float" office:value="0.861548">
                <text:p>0.861548</text:p>
              </table:table-cell>
              <table:table-cell office:value-type="float" office:value="0.879051">
                <text:p>0.879051</text:p>
              </table:table-cell>
              <table:table-cell office:value-type="float" office:value="0.673142">
                <text:p>0.67314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98465">
                <text:p>0.198465</text:p>
              </table:table-cell>
              <table:table-cell office:value-type="float" office:value="0.552156">
                <text:p>0.552156</text:p>
              </table:table-cell>
              <table:table-cell office:value-type="float" office:value="0.624401">
                <text:p>0.624401</text:p>
              </table:table-cell>
              <table:table-cell office:value-type="float" office:value="0.669151">
                <text:p>0.669151</text:p>
              </table:table-cell>
              <table:table-cell office:value-type="float" office:value="0.731673">
                <text:p>0.731673</text:p>
              </table:table-cell>
              <table:table-cell office:value-type="float" office:value="0.769806">
                <text:p>0.769806</text:p>
              </table:table-cell>
              <table:table-cell office:value-type="float" office:value="0.796606">
                <text:p>0.796606</text:p>
              </table:table-cell>
              <table:table-cell office:value-type="float" office:value="0.826527">
                <text:p>0.826527</text:p>
              </table:table-cell>
              <table:table-cell office:value-type="float" office:value="0.837836">
                <text:p>0.837836</text:p>
              </table:table-cell>
              <table:table-cell office:value-type="float" office:value="0.862285">
                <text:p>0.862285</text:p>
              </table:table-cell>
              <table:table-cell office:value-type="float" office:value="0.879051">
                <text:p>0.879051</text:p>
              </table:table-cell>
              <table:table-cell office:value-type="float" office:value="0.686891">
                <text:p>0.6868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65358">
                <text:p>0.265358</text:p>
              </table:table-cell>
              <table:table-cell office:value-type="float" office:value="0.538417">
                <text:p>0.538417</text:p>
              </table:table-cell>
              <table:table-cell office:value-type="float" office:value="0.596497">
                <text:p>0.596497</text:p>
              </table:table-cell>
              <table:table-cell office:value-type="float" office:value="0.646118">
                <text:p>0.646118</text:p>
              </table:table-cell>
              <table:table-cell office:value-type="float" office:value="0.699297">
                <text:p>0.699297</text:p>
              </table:table-cell>
              <table:table-cell office:value-type="float" office:value="0.75645">
                <text:p>0.75645</text:p>
              </table:table-cell>
              <table:table-cell office:value-type="float" office:value="0.792927">
                <text:p>0.792927</text:p>
              </table:table-cell>
              <table:table-cell office:value-type="float" office:value="0.809018">
                <text:p>0.809018</text:p>
              </table:table-cell>
              <table:table-cell office:value-type="float" office:value="0.836247">
                <text:p>0.836247</text:p>
              </table:table-cell>
              <table:table-cell office:value-type="float" office:value="0.854372">
                <text:p>0.854372</text:p>
              </table:table-cell>
              <table:table-cell office:value-type="float" office:value="0.879051">
                <text:p>0.879051</text:p>
              </table:table-cell>
              <table:table-cell office:value-type="float" office:value="0.67947">
                <text:p>0.6794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427105">
                <text:p>0.427105</text:p>
              </table:table-cell>
              <table:table-cell office:value-type="float" office:value="0.555892">
                <text:p>0.555892</text:p>
              </table:table-cell>
              <table:table-cell office:value-type="float" office:value="0.617295">
                <text:p>0.617295</text:p>
              </table:table-cell>
              <table:table-cell office:value-type="float" office:value="0.669012">
                <text:p>0.669012</text:p>
              </table:table-cell>
              <table:table-cell office:value-type="float" office:value="0.749029">
                <text:p>0.749029</text:p>
              </table:table-cell>
              <table:table-cell office:value-type="float" office:value="0.784638">
                <text:p>0.784638</text:p>
              </table:table-cell>
              <table:table-cell office:value-type="float" office:value="0.801312">
                <text:p>0.801312</text:p>
              </table:table-cell>
              <table:table-cell office:value-type="float" office:value="0.834685">
                <text:p>0.834685</text:p>
              </table:table-cell>
              <table:table-cell office:value-type="float" office:value="0.838611">
                <text:p>0.838611</text:p>
              </table:table-cell>
              <table:table-cell office:value-type="float" office:value="0.859438">
                <text:p>0.859438</text:p>
              </table:table-cell>
              <table:table-cell office:value-type="float" office:value="0.879051">
                <text:p>0.879051</text:p>
              </table:table-cell>
              <table:table-cell office:value-type="float" office:value="0.713702">
                <text:p>0.71370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33896">
                <text:p>0.133896</text:p>
              </table:table-cell>
              <table:table-cell office:value-type="float" office:value="0.568511">
                <text:p>0.568511</text:p>
              </table:table-cell>
              <table:table-cell office:value-type="float" office:value="0.647529">
                <text:p>0.647529</text:p>
              </table:table-cell>
              <table:table-cell office:value-type="float" office:value="0.708943">
                <text:p>0.708943</text:p>
              </table:table-cell>
              <table:table-cell office:value-type="float" office:value="0.756344">
                <text:p>0.756344</text:p>
              </table:table-cell>
              <table:table-cell office:value-type="float" office:value="0.784347">
                <text:p>0.784347</text:p>
              </table:table-cell>
              <table:table-cell office:value-type="float" office:value="0.802566">
                <text:p>0.802566</text:p>
              </table:table-cell>
              <table:table-cell office:value-type="float" office:value="0.835263">
                <text:p>0.835263</text:p>
              </table:table-cell>
              <table:table-cell office:value-type="float" office:value="0.8385">
                <text:p>0.8385</text:p>
              </table:table-cell>
              <table:table-cell office:value-type="float" office:value="0.858484">
                <text:p>0.858484</text:p>
              </table:table-cell>
              <table:table-cell office:value-type="float" office:value="0.879051">
                <text:p>0.879051</text:p>
              </table:table-cell>
              <table:table-cell office:value-type="float" office:value="0.693438">
                <text:p>0.69343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412806">
                <text:p>0.412806</text:p>
              </table:table-cell>
              <table:table-cell office:value-type="float" office:value="0.586134">
                <text:p>0.586134</text:p>
              </table:table-cell>
              <table:table-cell office:value-type="float" office:value="0.682732">
                <text:p>0.682732</text:p>
              </table:table-cell>
              <table:table-cell office:value-type="float" office:value="0.739096">
                <text:p>0.739096</text:p>
              </table:table-cell>
              <table:table-cell office:value-type="float" office:value="0.769353">
                <text:p>0.769353</text:p>
              </table:table-cell>
              <table:table-cell office:value-type="float" office:value="0.793587">
                <text:p>0.793587</text:p>
              </table:table-cell>
              <table:table-cell office:value-type="float" office:value="0.809465">
                <text:p>0.809465</text:p>
              </table:table-cell>
              <table:table-cell office:value-type="float" office:value="0.834486">
                <text:p>0.834486</text:p>
              </table:table-cell>
              <table:table-cell office:value-type="float" office:value="0.838091">
                <text:p>0.838091</text:p>
              </table:table-cell>
              <table:table-cell office:value-type="float" office:value="0.861497">
                <text:p>0.861497</text:p>
              </table:table-cell>
              <table:table-cell office:value-type="float" office:value="0.879051">
                <text:p>0.879051</text:p>
              </table:table-cell>
              <table:table-cell office:value-type="float" office:value="0.732725">
                <text:p>0.73272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28781">
                <text:p>0.428781</text:p>
              </table:table-cell>
              <table:table-cell office:value-type="float" office:value="0.632771">
                <text:p>0.632771</text:p>
              </table:table-cell>
              <table:table-cell office:value-type="float" office:value="0.729161">
                <text:p>0.729161</text:p>
              </table:table-cell>
              <table:table-cell office:value-type="float" office:value="0.760323">
                <text:p>0.760323</text:p>
              </table:table-cell>
              <table:table-cell office:value-type="float" office:value="0.785345">
                <text:p>0.785345</text:p>
              </table:table-cell>
              <table:table-cell office:value-type="float" office:value="0.797749">
                <text:p>0.797749</text:p>
              </table:table-cell>
              <table:table-cell office:value-type="float" office:value="0.81723">
                <text:p>0.81723</text:p>
              </table:table-cell>
              <table:table-cell office:value-type="float" office:value="0.836247">
                <text:p>0.836247</text:p>
              </table:table-cell>
              <table:table-cell office:value-type="float" office:value="0.838098">
                <text:p>0.838098</text:p>
              </table:table-cell>
              <table:table-cell office:value-type="float" office:value="0.861818">
                <text:p>0.861818</text:p>
              </table:table-cell>
              <table:table-cell office:value-type="float" office:value="0.879051">
                <text:p>0.879051</text:p>
              </table:table-cell>
              <table:table-cell office:value-type="float" office:value="0.748752">
                <text:p>0.74875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490302">
                <text:p>0.490302</text:p>
              </table:table-cell>
              <table:table-cell office:value-type="float" office:value="0.632895">
                <text:p>0.632895</text:p>
              </table:table-cell>
              <table:table-cell office:value-type="float" office:value="0.733516">
                <text:p>0.733516</text:p>
              </table:table-cell>
              <table:table-cell office:value-type="float" office:value="0.771785">
                <text:p>0.771785</text:p>
              </table:table-cell>
              <table:table-cell office:value-type="float" office:value="0.788203">
                <text:p>0.788203</text:p>
              </table:table-cell>
              <table:table-cell office:value-type="float" office:value="0.801136">
                <text:p>0.801136</text:p>
              </table:table-cell>
              <table:table-cell office:value-type="float" office:value="0.824905">
                <text:p>0.824905</text:p>
              </table:table-cell>
              <table:table-cell office:value-type="float" office:value="0.836247">
                <text:p>0.836247</text:p>
              </table:table-cell>
              <table:table-cell office:value-type="float" office:value="0.838658">
                <text:p>0.838658</text:p>
              </table:table-cell>
              <table:table-cell office:value-type="float" office:value="0.860428">
                <text:p>0.860428</text:p>
              </table:table-cell>
              <table:table-cell office:value-type="float" office:value="0.867472">
                <text:p>0.867472</text:p>
              </table:table-cell>
              <table:table-cell office:value-type="float" office:value="0.757808">
                <text:p>0.75780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491696">
                <text:p>0.491696</text:p>
              </table:table-cell>
              <table:table-cell office:value-type="float" office:value="0.625219">
                <text:p>0.625219</text:p>
              </table:table-cell>
              <table:table-cell office:value-type="float" office:value="0.720696">
                <text:p>0.720696</text:p>
              </table:table-cell>
              <table:table-cell office:value-type="float" office:value="0.767489">
                <text:p>0.767489</text:p>
              </table:table-cell>
              <table:table-cell office:value-type="float" office:value="0.787888">
                <text:p>0.787888</text:p>
              </table:table-cell>
              <table:table-cell office:value-type="float" office:value="0.804326">
                <text:p>0.804326</text:p>
              </table:table-cell>
              <table:table-cell office:value-type="float" office:value="0.831598">
                <text:p>0.831598</text:p>
              </table:table-cell>
              <table:table-cell office:value-type="float" office:value="0.836247">
                <text:p>0.836247</text:p>
              </table:table-cell>
              <table:table-cell office:value-type="float" office:value="0.843063">
                <text:p>0.843063</text:p>
              </table:table-cell>
              <table:table-cell office:value-type="float" office:value="0.862957">
                <text:p>0.862957</text:p>
              </table:table-cell>
              <table:table-cell office:value-type="float" office:value="0.867472">
                <text:p>0.867472</text:p>
              </table:table-cell>
              <table:table-cell office:value-type="float" office:value="0.757118">
                <text:p>0.75711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27153">
                <text:p>0.527153</text:p>
              </table:table-cell>
              <table:table-cell office:value-type="float" office:value="0.677942">
                <text:p>0.677942</text:p>
              </table:table-cell>
              <table:table-cell office:value-type="float" office:value="0.754329">
                <text:p>0.754329</text:p>
              </table:table-cell>
              <table:table-cell office:value-type="float" office:value="0.779922">
                <text:p>0.779922</text:p>
              </table:table-cell>
              <table:table-cell office:value-type="float" office:value="0.796112">
                <text:p>0.796112</text:p>
              </table:table-cell>
              <table:table-cell office:value-type="float" office:value="0.812601">
                <text:p>0.812601</text:p>
              </table:table-cell>
              <table:table-cell office:value-type="float" office:value="0.833484">
                <text:p>0.833484</text:p>
              </table:table-cell>
              <table:table-cell office:value-type="float" office:value="0.836247">
                <text:p>0.836247</text:p>
              </table:table-cell>
              <table:table-cell office:value-type="float" office:value="0.843638">
                <text:p>0.843638</text:p>
              </table:table-cell>
              <table:table-cell office:value-type="float" office:value="0.863199">
                <text:p>0.863199</text:p>
              </table:table-cell>
              <table:table-cell office:value-type="float" office:value="0.867472">
                <text:p>0.867472</text:p>
              </table:table-cell>
              <table:table-cell office:value-type="float" office:value="0.772463">
                <text:p>0.7724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74617">
                <text:p>0.474617</text:p>
              </table:table-cell>
              <table:table-cell office:value-type="float" office:value="0.612624">
                <text:p>0.612624</text:p>
              </table:table-cell>
              <table:table-cell office:value-type="float" office:value="0.717519">
                <text:p>0.717519</text:p>
              </table:table-cell>
              <table:table-cell office:value-type="float" office:value="0.771587">
                <text:p>0.771587</text:p>
              </table:table-cell>
              <table:table-cell office:value-type="float" office:value="0.794155">
                <text:p>0.794155</text:p>
              </table:table-cell>
              <table:table-cell office:value-type="float" office:value="0.814252">
                <text:p>0.814252</text:p>
              </table:table-cell>
              <table:table-cell office:value-type="float" office:value="0.833802">
                <text:p>0.833802</text:p>
              </table:table-cell>
              <table:table-cell office:value-type="float" office:value="0.837457">
                <text:p>0.837457</text:p>
              </table:table-cell>
              <table:table-cell office:value-type="float" office:value="0.85139">
                <text:p>0.85139</text:p>
              </table:table-cell>
              <table:table-cell office:value-type="float" office:value="0.866662">
                <text:p>0.866662</text:p>
              </table:table-cell>
              <table:table-cell office:value-type="float" office:value="0.868713">
                <text:p>0.868713</text:p>
              </table:table-cell>
              <table:table-cell office:value-type="float" office:value="0.757407">
                <text:p>0.75740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09869">
                <text:p>0.409869</text:p>
              </table:table-cell>
              <table:table-cell office:value-type="float" office:value="0.591131">
                <text:p>0.591131</text:p>
              </table:table-cell>
              <table:table-cell office:value-type="float" office:value="0.695225">
                <text:p>0.695225</text:p>
              </table:table-cell>
              <table:table-cell office:value-type="float" office:value="0.768807">
                <text:p>0.768807</text:p>
              </table:table-cell>
              <table:table-cell office:value-type="float" office:value="0.789404">
                <text:p>0.789404</text:p>
              </table:table-cell>
              <table:table-cell office:value-type="float" office:value="0.811789">
                <text:p>0.811789</text:p>
              </table:table-cell>
              <table:table-cell office:value-type="float" office:value="0.832942">
                <text:p>0.832942</text:p>
              </table:table-cell>
              <table:table-cell office:value-type="float" office:value="0.83957">
                <text:p>0.83957</text:p>
              </table:table-cell>
              <table:table-cell office:value-type="float" office:value="0.852545">
                <text:p>0.852545</text:p>
              </table:table-cell>
              <table:table-cell office:value-type="float" office:value="0.864918">
                <text:p>0.864918</text:p>
              </table:table-cell>
              <table:table-cell office:value-type="float" office:value="0.868713">
                <text:p>0.868713</text:p>
              </table:table-cell>
              <table:table-cell office:value-type="float" office:value="0.74562">
                <text:p>0.7456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65339">
                <text:p>0.365339</text:p>
              </table:table-cell>
              <table:table-cell office:value-type="float" office:value="0.623912">
                <text:p>0.623912</text:p>
              </table:table-cell>
              <table:table-cell office:value-type="float" office:value="0.72221">
                <text:p>0.72221</text:p>
              </table:table-cell>
              <table:table-cell office:value-type="float" office:value="0.775776">
                <text:p>0.775776</text:p>
              </table:table-cell>
              <table:table-cell office:value-type="float" office:value="0.792946">
                <text:p>0.792946</text:p>
              </table:table-cell>
              <table:table-cell office:value-type="float" office:value="0.809685">
                <text:p>0.809685</text:p>
              </table:table-cell>
              <table:table-cell office:value-type="float" office:value="0.832496">
                <text:p>0.832496</text:p>
              </table:table-cell>
              <table:table-cell office:value-type="float" office:value="0.838294">
                <text:p>0.838294</text:p>
              </table:table-cell>
              <table:table-cell office:value-type="float" office:value="0.851901">
                <text:p>0.851901</text:p>
              </table:table-cell>
              <table:table-cell office:value-type="float" office:value="0.863574">
                <text:p>0.863574</text:p>
              </table:table-cell>
              <table:table-cell office:value-type="float" office:value="0.867732">
                <text:p>0.867732</text:p>
              </table:table-cell>
              <table:table-cell office:value-type="float" office:value="0.747613">
                <text:p>0.7476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45039">
                <text:p>0.445039</text:p>
              </table:table-cell>
              <table:table-cell office:value-type="float" office:value="0.668467">
                <text:p>0.668467</text:p>
              </table:table-cell>
              <table:table-cell office:value-type="float" office:value="0.772016">
                <text:p>0.772016</text:p>
              </table:table-cell>
              <table:table-cell office:value-type="float" office:value="0.789044">
                <text:p>0.789044</text:p>
              </table:table-cell>
              <table:table-cell office:value-type="float" office:value="0.804928">
                <text:p>0.804928</text:p>
              </table:table-cell>
              <table:table-cell office:value-type="float" office:value="0.824712">
                <text:p>0.824712</text:p>
              </table:table-cell>
              <table:table-cell office:value-type="float" office:value="0.836247">
                <text:p>0.836247</text:p>
              </table:table-cell>
              <table:table-cell office:value-type="float" office:value="0.839648">
                <text:p>0.839648</text:p>
              </table:table-cell>
              <table:table-cell office:value-type="float" office:value="0.852498">
                <text:p>0.852498</text:p>
              </table:table-cell>
              <table:table-cell office:value-type="float" office:value="0.864931">
                <text:p>0.864931</text:p>
              </table:table-cell>
              <table:table-cell office:value-type="float" office:value="0.868713">
                <text:p>0.868713</text:p>
              </table:table-cell>
              <table:table-cell office:value-type="float" office:value="0.769753">
                <text:p>0.76975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46619">
                <text:p>0.446619</text:p>
              </table:table-cell>
              <table:table-cell office:value-type="float" office:value="0.694361">
                <text:p>0.694361</text:p>
              </table:table-cell>
              <table:table-cell office:value-type="float" office:value="0.773888">
                <text:p>0.773888</text:p>
              </table:table-cell>
              <table:table-cell office:value-type="float" office:value="0.794744">
                <text:p>0.794744</text:p>
              </table:table-cell>
              <table:table-cell office:value-type="float" office:value="0.810168">
                <text:p>0.810168</text:p>
              </table:table-cell>
              <table:table-cell office:value-type="float" office:value="0.827502">
                <text:p>0.827502</text:p>
              </table:table-cell>
              <table:table-cell office:value-type="float" office:value="0.836247">
                <text:p>0.836247</text:p>
              </table:table-cell>
              <table:table-cell office:value-type="float" office:value="0.838687">
                <text:p>0.838687</text:p>
              </table:table-cell>
              <table:table-cell office:value-type="float" office:value="0.850251">
                <text:p>0.850251</text:p>
              </table:table-cell>
              <table:table-cell office:value-type="float" office:value="0.864884">
                <text:p>0.864884</text:p>
              </table:table-cell>
              <table:table-cell office:value-type="float" office:value="0.870624">
                <text:p>0.870624</text:p>
              </table:table-cell>
              <table:table-cell office:value-type="float" office:value="0.773735">
                <text:p>0.77373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18327">
                <text:p>0.518327</text:p>
              </table:table-cell>
              <table:table-cell office:value-type="float" office:value="0.692049">
                <text:p>0.692049</text:p>
              </table:table-cell>
              <table:table-cell office:value-type="float" office:value="0.77059">
                <text:p>0.77059</text:p>
              </table:table-cell>
              <table:table-cell office:value-type="float" office:value="0.785908">
                <text:p>0.785908</text:p>
              </table:table-cell>
              <table:table-cell office:value-type="float" office:value="0.798708">
                <text:p>0.798708</text:p>
              </table:table-cell>
              <table:table-cell office:value-type="float" office:value="0.813057">
                <text:p>0.813057</text:p>
              </table:table-cell>
              <table:table-cell office:value-type="float" office:value="0.834181">
                <text:p>0.834181</text:p>
              </table:table-cell>
              <table:table-cell office:value-type="float" office:value="0.837991">
                <text:p>0.837991</text:p>
              </table:table-cell>
              <table:table-cell office:value-type="float" office:value="0.851537">
                <text:p>0.851537</text:p>
              </table:table-cell>
              <table:table-cell office:value-type="float" office:value="0.864936">
                <text:p>0.864936</text:p>
              </table:table-cell>
              <table:table-cell office:value-type="float" office:value="0.870624">
                <text:p>0.870624</text:p>
              </table:table-cell>
              <table:table-cell office:value-type="float" office:value="0.776728">
                <text:p>0.77672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535719">
                <text:p>0.535719</text:p>
              </table:table-cell>
              <table:table-cell office:value-type="float" office:value="0.728557">
                <text:p>0.728557</text:p>
              </table:table-cell>
              <table:table-cell office:value-type="float" office:value="0.775407">
                <text:p>0.775407</text:p>
              </table:table-cell>
              <table:table-cell office:value-type="float" office:value="0.789795">
                <text:p>0.789795</text:p>
              </table:table-cell>
              <table:table-cell office:value-type="float" office:value="0.801192">
                <text:p>0.801192</text:p>
              </table:table-cell>
              <table:table-cell office:value-type="float" office:value="0.818847">
                <text:p>0.818847</text:p>
              </table:table-cell>
              <table:table-cell office:value-type="float" office:value="0.836247">
                <text:p>0.836247</text:p>
              </table:table-cell>
              <table:table-cell office:value-type="float" office:value="0.841493">
                <text:p>0.841493</text:p>
              </table:table-cell>
              <table:table-cell office:value-type="float" office:value="0.853796">
                <text:p>0.853796</text:p>
              </table:table-cell>
              <table:table-cell office:value-type="float" office:value="0.865767">
                <text:p>0.865767</text:p>
              </table:table-cell>
              <table:table-cell office:value-type="float" office:value="0.867732">
                <text:p>0.867732</text:p>
              </table:table-cell>
              <table:table-cell office:value-type="float" office:value="0.784682">
                <text:p>0.78468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61665">
                <text:p>0.661665</text:p>
              </table:table-cell>
              <table:table-cell office:value-type="float" office:value="0.776137">
                <text:p>0.776137</text:p>
              </table:table-cell>
              <table:table-cell office:value-type="float" office:value="0.791002">
                <text:p>0.791002</text:p>
              </table:table-cell>
              <table:table-cell office:value-type="float" office:value="0.80198">
                <text:p>0.80198</text:p>
              </table:table-cell>
              <table:table-cell office:value-type="float" office:value="0.818607">
                <text:p>0.818607</text:p>
              </table:table-cell>
              <table:table-cell office:value-type="float" office:value="0.835747">
                <text:p>0.835747</text:p>
              </table:table-cell>
              <table:table-cell office:value-type="float" office:value="0.83637">
                <text:p>0.83637</text:p>
              </table:table-cell>
              <table:table-cell office:value-type="float" office:value="0.843457">
                <text:p>0.843457</text:p>
              </table:table-cell>
              <table:table-cell office:value-type="float" office:value="0.856547">
                <text:p>0.856547</text:p>
              </table:table-cell>
              <table:table-cell office:value-type="float" office:value="0.867036">
                <text:p>0.867036</text:p>
              </table:table-cell>
              <table:table-cell office:value-type="float" office:value="0.867472">
                <text:p>0.867472</text:p>
              </table:table-cell>
              <table:table-cell office:value-type="float" office:value="0.808855">
                <text:p>0.80885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33086">
                <text:p>0.433086</text:p>
              </table:table-cell>
              <table:table-cell office:value-type="float" office:value="0.77212">
                <text:p>0.77212</text:p>
              </table:table-cell>
              <table:table-cell office:value-type="float" office:value="0.787052">
                <text:p>0.787052</text:p>
              </table:table-cell>
              <table:table-cell office:value-type="float" office:value="0.798065">
                <text:p>0.798065</text:p>
              </table:table-cell>
              <table:table-cell office:value-type="float" office:value="0.809863">
                <text:p>0.809863</text:p>
              </table:table-cell>
              <table:table-cell office:value-type="float" office:value="0.831552">
                <text:p>0.831552</text:p>
              </table:table-cell>
              <table:table-cell office:value-type="float" office:value="0.836535">
                <text:p>0.836535</text:p>
              </table:table-cell>
              <table:table-cell office:value-type="float" office:value="0.842589">
                <text:p>0.842589</text:p>
              </table:table-cell>
              <table:table-cell office:value-type="float" office:value="0.857876">
                <text:p>0.85787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783621">
                <text:p>0.78362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71799">
                <text:p>0.571799</text:p>
              </table:table-cell>
              <table:table-cell office:value-type="float" office:value="0.770859">
                <text:p>0.770859</text:p>
              </table:table-cell>
              <table:table-cell office:value-type="float" office:value="0.788347">
                <text:p>0.788347</text:p>
              </table:table-cell>
              <table:table-cell office:value-type="float" office:value="0.799147">
                <text:p>0.799147</text:p>
              </table:table-cell>
              <table:table-cell office:value-type="float" office:value="0.815513">
                <text:p>0.815513</text:p>
              </table:table-cell>
              <table:table-cell office:value-type="float" office:value="0.83417">
                <text:p>0.83417</text:p>
              </table:table-cell>
              <table:table-cell office:value-type="float" office:value="0.8364">
                <text:p>0.8364</text:p>
              </table:table-cell>
              <table:table-cell office:value-type="float" office:value="0.842662">
                <text:p>0.842662</text:p>
              </table:table-cell>
              <table:table-cell office:value-type="float" office:value="0.859003">
                <text:p>0.859003</text:p>
              </table:table-cell>
              <table:table-cell office:value-type="float" office:value="0.867787">
                <text:p>0.867787</text:p>
              </table:table-cell>
              <table:table-cell office:value-type="float" office:value="0.870624">
                <text:p>0.870624</text:p>
              </table:table-cell>
              <table:table-cell office:value-type="float" office:value="0.798569">
                <text:p>0.7985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90946">
                <text:p>0.590946</text:p>
              </table:table-cell>
              <table:table-cell office:value-type="float" office:value="0.775464">
                <text:p>0.775464</text:p>
              </table:table-cell>
              <table:table-cell office:value-type="float" office:value="0.793847">
                <text:p>0.793847</text:p>
              </table:table-cell>
              <table:table-cell office:value-type="float" office:value="0.804664">
                <text:p>0.804664</text:p>
              </table:table-cell>
              <table:table-cell office:value-type="float" office:value="0.821234">
                <text:p>0.821234</text:p>
              </table:table-cell>
              <table:table-cell office:value-type="float" office:value="0.835046">
                <text:p>0.835046</text:p>
              </table:table-cell>
              <table:table-cell office:value-type="float" office:value="0.836936">
                <text:p>0.836936</text:p>
              </table:table-cell>
              <table:table-cell office:value-type="float" office:value="0.845659">
                <text:p>0.845659</text:p>
              </table:table-cell>
              <table:table-cell office:value-type="float" office:value="0.862304">
                <text:p>0.862304</text:p>
              </table:table-cell>
              <table:table-cell office:value-type="float" office:value="0.867849">
                <text:p>0.867849</text:p>
              </table:table-cell>
              <table:table-cell office:value-type="float" office:value="0.870624">
                <text:p>0.870624</text:p>
              </table:table-cell>
              <table:table-cell office:value-type="float" office:value="0.803395">
                <text:p>0.80339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01189">
                <text:p>0.601189</text:p>
              </table:table-cell>
              <table:table-cell office:value-type="float" office:value="0.777115">
                <text:p>0.777115</text:p>
              </table:table-cell>
              <table:table-cell office:value-type="float" office:value="0.794871">
                <text:p>0.794871</text:p>
              </table:table-cell>
              <table:table-cell office:value-type="float" office:value="0.80684">
                <text:p>0.80684</text:p>
              </table:table-cell>
              <table:table-cell office:value-type="float" office:value="0.822985">
                <text:p>0.822985</text:p>
              </table:table-cell>
              <table:table-cell office:value-type="float" office:value="0.835403">
                <text:p>0.835403</text:p>
              </table:table-cell>
              <table:table-cell office:value-type="float" office:value="0.836423">
                <text:p>0.836423</text:p>
              </table:table-cell>
              <table:table-cell office:value-type="float" office:value="0.843007">
                <text:p>0.843007</text:p>
              </table:table-cell>
              <table:table-cell office:value-type="float" office:value="0.853498">
                <text:p>0.853498</text:p>
              </table:table-cell>
              <table:table-cell office:value-type="float" office:value="0.867787">
                <text:p>0.867787</text:p>
              </table:table-cell>
              <table:table-cell office:value-type="float" office:value="0.870624">
                <text:p>0.870624</text:p>
              </table:table-cell>
              <table:table-cell office:value-type="float" office:value="0.803912">
                <text:p>0.80391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39608">
                <text:p>0.639608</text:p>
              </table:table-cell>
              <table:table-cell office:value-type="float" office:value="0.77883">
                <text:p>0.77883</text:p>
              </table:table-cell>
              <table:table-cell office:value-type="float" office:value="0.796175">
                <text:p>0.796175</text:p>
              </table:table-cell>
              <table:table-cell office:value-type="float" office:value="0.808038">
                <text:p>0.808038</text:p>
              </table:table-cell>
              <table:table-cell office:value-type="float" office:value="0.824173">
                <text:p>0.824173</text:p>
              </table:table-cell>
              <table:table-cell office:value-type="float" office:value="0.835549">
                <text:p>0.835549</text:p>
              </table:table-cell>
              <table:table-cell office:value-type="float" office:value="0.83867">
                <text:p>0.83867</text:p>
              </table:table-cell>
              <table:table-cell office:value-type="float" office:value="0.846855">
                <text:p>0.846855</text:p>
              </table:table-cell>
              <table:table-cell office:value-type="float" office:value="0.858595">
                <text:p>0.858595</text:p>
              </table:table-cell>
              <table:table-cell office:value-type="float" office:value="0.867787">
                <text:p>0.867787</text:p>
              </table:table-cell>
              <table:table-cell office:value-type="float" office:value="0.870624">
                <text:p>0.870624</text:p>
              </table:table-cell>
              <table:table-cell office:value-type="float" office:value="0.809428">
                <text:p>0.80942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73535">
                <text:p>0.73535</text:p>
              </table:table-cell>
              <table:table-cell office:value-type="float" office:value="0.787242">
                <text:p>0.787242</text:p>
              </table:table-cell>
              <table:table-cell office:value-type="float" office:value="0.802072">
                <text:p>0.802072</text:p>
              </table:table-cell>
              <table:table-cell office:value-type="float" office:value="0.814844">
                <text:p>0.814844</text:p>
              </table:table-cell>
              <table:table-cell office:value-type="float" office:value="0.829319">
                <text:p>0.829319</text:p>
              </table:table-cell>
              <table:table-cell office:value-type="float" office:value="0.836247">
                <text:p>0.836247</text:p>
              </table:table-cell>
              <table:table-cell office:value-type="float" office:value="0.842025">
                <text:p>0.842025</text:p>
              </table:table-cell>
              <table:table-cell office:value-type="float" office:value="0.847842">
                <text:p>0.847842</text:p>
              </table:table-cell>
              <table:table-cell office:value-type="float" office:value="0.858171">
                <text:p>0.858171</text:p>
              </table:table-cell>
              <table:table-cell office:value-type="float" office:value="0.867787">
                <text:p>0.867787</text:p>
              </table:table-cell>
              <table:table-cell office:value-type="float" office:value="0.870624">
                <text:p>0.870624</text:p>
              </table:table-cell>
              <table:table-cell office:value-type="float" office:value="0.82209">
                <text:p>0.8220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62193">
                <text:p>0.662193</text:p>
              </table:table-cell>
              <table:table-cell office:value-type="float" office:value="0.784089">
                <text:p>0.784089</text:p>
              </table:table-cell>
              <table:table-cell office:value-type="float" office:value="0.79629">
                <text:p>0.79629</text:p>
              </table:table-cell>
              <table:table-cell office:value-type="float" office:value="0.808016">
                <text:p>0.808016</text:p>
              </table:table-cell>
              <table:table-cell office:value-type="float" office:value="0.820775">
                <text:p>0.820775</text:p>
              </table:table-cell>
              <table:table-cell office:value-type="float" office:value="0.831391">
                <text:p>0.831391</text:p>
              </table:table-cell>
              <table:table-cell office:value-type="float" office:value="0.836247">
                <text:p>0.836247</text:p>
              </table:table-cell>
              <table:table-cell office:value-type="float" office:value="0.842053">
                <text:p>0.842053</text:p>
              </table:table-cell>
              <table:table-cell office:value-type="float" office:value="0.852728">
                <text:p>0.852728</text:p>
              </table:table-cell>
              <table:table-cell office:value-type="float" office:value="0.864578">
                <text:p>0.864578</text:p>
              </table:table-cell>
              <table:table-cell office:value-type="float" office:value="0.870624">
                <text:p>0.870624</text:p>
              </table:table-cell>
              <table:table-cell office:value-type="float" office:value="0.809836">
                <text:p>0.80983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2822">
                <text:p>0.62822</text:p>
              </table:table-cell>
              <table:table-cell office:value-type="float" office:value="0.778169">
                <text:p>0.778169</text:p>
              </table:table-cell>
              <table:table-cell office:value-type="float" office:value="0.793579">
                <text:p>0.793579</text:p>
              </table:table-cell>
              <table:table-cell office:value-type="float" office:value="0.807409">
                <text:p>0.807409</text:p>
              </table:table-cell>
              <table:table-cell office:value-type="float" office:value="0.820711">
                <text:p>0.820711</text:p>
              </table:table-cell>
              <table:table-cell office:value-type="float" office:value="0.832275">
                <text:p>0.832275</text:p>
              </table:table-cell>
              <table:table-cell office:value-type="float" office:value="0.836247">
                <text:p>0.836247</text:p>
              </table:table-cell>
              <table:table-cell office:value-type="float" office:value="0.840485">
                <text:p>0.840485</text:p>
              </table:table-cell>
              <table:table-cell office:value-type="float" office:value="0.850592">
                <text:p>0.850592</text:p>
              </table:table-cell>
              <table:table-cell office:value-type="float" office:value="0.865229">
                <text:p>0.865229</text:p>
              </table:table-cell>
              <table:table-cell office:value-type="float" office:value="0.867472">
                <text:p>0.867472</text:p>
              </table:table-cell>
              <table:table-cell office:value-type="float" office:value="0.805292">
                <text:p>0.80529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94545">
                <text:p>0.694545</text:p>
              </table:table-cell>
              <table:table-cell office:value-type="float" office:value="0.772215">
                <text:p>0.772215</text:p>
              </table:table-cell>
              <table:table-cell office:value-type="float" office:value="0.788449">
                <text:p>0.788449</text:p>
              </table:table-cell>
              <table:table-cell office:value-type="float" office:value="0.79559">
                <text:p>0.79559</text:p>
              </table:table-cell>
              <table:table-cell office:value-type="float" office:value="0.810371">
                <text:p>0.810371</text:p>
              </table:table-cell>
              <table:table-cell office:value-type="float" office:value="0.821715">
                <text:p>0.821715</text:p>
              </table:table-cell>
              <table:table-cell office:value-type="float" office:value="0.83364">
                <text:p>0.83364</text:p>
              </table:table-cell>
              <table:table-cell office:value-type="float" office:value="0.839762">
                <text:p>0.839762</text:p>
              </table:table-cell>
              <table:table-cell office:value-type="float" office:value="0.85088">
                <text:p>0.8508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07464">
                <text:p>0.80746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619431">
                <text:p>0.619431</text:p>
              </table:table-cell>
              <table:table-cell office:value-type="float" office:value="0.775775">
                <text:p>0.775775</text:p>
              </table:table-cell>
              <table:table-cell office:value-type="float" office:value="0.792687">
                <text:p>0.792687</text:p>
              </table:table-cell>
              <table:table-cell office:value-type="float" office:value="0.80342">
                <text:p>0.80342</text:p>
              </table:table-cell>
              <table:table-cell office:value-type="float" office:value="0.820605">
                <text:p>0.820605</text:p>
              </table:table-cell>
              <table:table-cell office:value-type="float" office:value="0.82692">
                <text:p>0.82692</text:p>
              </table:table-cell>
              <table:table-cell office:value-type="float" office:value="0.836732">
                <text:p>0.836732</text:p>
              </table:table-cell>
              <table:table-cell office:value-type="float" office:value="0.845828">
                <text:p>0.845828</text:p>
              </table:table-cell>
              <table:table-cell office:value-type="float" office:value="0.854556">
                <text:p>0.854556</text:p>
              </table:table-cell>
              <table:table-cell office:value-type="float" office:value="0.867534">
                <text:p>0.867534</text:p>
              </table:table-cell>
              <table:table-cell office:value-type="float" office:value="0.868713">
                <text:p>0.868713</text:p>
              </table:table-cell>
              <table:table-cell office:value-type="float" office:value="0.804349">
                <text:p>0.80434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97728">
                <text:p>0.697728</text:p>
              </table:table-cell>
              <table:table-cell office:value-type="float" office:value="0.774465">
                <text:p>0.774465</text:p>
              </table:table-cell>
              <table:table-cell office:value-type="float" office:value="0.792228">
                <text:p>0.792228</text:p>
              </table:table-cell>
              <table:table-cell office:value-type="float" office:value="0.80039">
                <text:p>0.80039</text:p>
              </table:table-cell>
              <table:table-cell office:value-type="float" office:value="0.815346">
                <text:p>0.815346</text:p>
              </table:table-cell>
              <table:table-cell office:value-type="float" office:value="0.826334">
                <text:p>0.826334</text:p>
              </table:table-cell>
              <table:table-cell office:value-type="float" office:value="0.836343">
                <text:p>0.836343</text:p>
              </table:table-cell>
              <table:table-cell office:value-type="float" office:value="0.846072">
                <text:p>0.846072</text:p>
              </table:table-cell>
              <table:table-cell office:value-type="float" office:value="0.859953">
                <text:p>0.859953</text:p>
              </table:table-cell>
              <table:table-cell office:value-type="float" office:value="0.867692">
                <text:p>0.867692</text:p>
              </table:table-cell>
              <table:table-cell office:value-type="float" office:value="0.870624">
                <text:p>0.870624</text:p>
              </table:table-cell>
              <table:table-cell office:value-type="float" office:value="0.811655">
                <text:p>0.81165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01921">
                <text:p>0.601921</text:p>
              </table:table-cell>
              <table:table-cell office:value-type="float" office:value="0.772214">
                <text:p>0.772214</text:p>
              </table:table-cell>
              <table:table-cell office:value-type="float" office:value="0.791478">
                <text:p>0.791478</text:p>
              </table:table-cell>
              <table:table-cell office:value-type="float" office:value="0.807062">
                <text:p>0.807062</text:p>
              </table:table-cell>
              <table:table-cell office:value-type="float" office:value="0.821057">
                <text:p>0.821057</text:p>
              </table:table-cell>
              <table:table-cell office:value-type="float" office:value="0.8343">
                <text:p>0.8343</text:p>
              </table:table-cell>
              <table:table-cell office:value-type="float" office:value="0.841286">
                <text:p>0.841286</text:p>
              </table:table-cell>
              <table:table-cell office:value-type="float" office:value="0.851152">
                <text:p>0.851152</text:p>
              </table:table-cell>
              <table:table-cell office:value-type="float" office:value="0.862613">
                <text:p>0.862613</text:p>
              </table:table-cell>
              <table:table-cell office:value-type="float" office:value="0.867787">
                <text:p>0.867787</text:p>
              </table:table-cell>
              <table:table-cell office:value-type="float" office:value="0.870624">
                <text:p>0.870624</text:p>
              </table:table-cell>
              <table:table-cell office:value-type="float" office:value="0.805087">
                <text:p>0.8050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91374">
                <text:p>0.691374</text:p>
              </table:table-cell>
              <table:table-cell office:value-type="float" office:value="0.773223">
                <text:p>0.773223</text:p>
              </table:table-cell>
              <table:table-cell office:value-type="float" office:value="0.790251">
                <text:p>0.790251</text:p>
              </table:table-cell>
              <table:table-cell office:value-type="float" office:value="0.80846">
                <text:p>0.80846</text:p>
              </table:table-cell>
              <table:table-cell office:value-type="float" office:value="0.822153">
                <text:p>0.822153</text:p>
              </table:table-cell>
              <table:table-cell office:value-type="float" office:value="0.834484">
                <text:p>0.834484</text:p>
              </table:table-cell>
              <table:table-cell office:value-type="float" office:value="0.838214">
                <text:p>0.838214</text:p>
              </table:table-cell>
              <table:table-cell office:value-type="float" office:value="0.849139">
                <text:p>0.849139</text:p>
              </table:table-cell>
              <table:table-cell office:value-type="float" office:value="0.861067">
                <text:p>0.861067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13584">
                <text:p>0.81358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48836">
                <text:p>0.648836</text:p>
              </table:table-cell>
              <table:table-cell office:value-type="float" office:value="0.776282">
                <text:p>0.776282</text:p>
              </table:table-cell>
              <table:table-cell office:value-type="float" office:value="0.792649">
                <text:p>0.792649</text:p>
              </table:table-cell>
              <table:table-cell office:value-type="float" office:value="0.80803">
                <text:p>0.80803</text:p>
              </table:table-cell>
              <table:table-cell office:value-type="float" office:value="0.821572">
                <text:p>0.821572</text:p>
              </table:table-cell>
              <table:table-cell office:value-type="float" office:value="0.834874">
                <text:p>0.834874</text:p>
              </table:table-cell>
              <table:table-cell office:value-type="float" office:value="0.8425">
                <text:p>0.8425</text:p>
              </table:table-cell>
              <table:table-cell office:value-type="float" office:value="0.854938">
                <text:p>0.854938</text:p>
              </table:table-cell>
              <table:table-cell office:value-type="float" office:value="0.86442">
                <text:p>0.8644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11157">
                <text:p>0.81115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747716">
                <text:p>0.747716</text:p>
              </table:table-cell>
              <table:table-cell office:value-type="float" office:value="0.779667">
                <text:p>0.779667</text:p>
              </table:table-cell>
              <table:table-cell office:value-type="float" office:value="0.797062">
                <text:p>0.797062</text:p>
              </table:table-cell>
              <table:table-cell office:value-type="float" office:value="0.814513">
                <text:p>0.814513</text:p>
              </table:table-cell>
              <table:table-cell office:value-type="float" office:value="0.823456">
                <text:p>0.823456</text:p>
              </table:table-cell>
              <table:table-cell office:value-type="float" office:value="0.834975">
                <text:p>0.834975</text:p>
              </table:table-cell>
              <table:table-cell office:value-type="float" office:value="0.843795">
                <text:p>0.843795</text:p>
              </table:table-cell>
              <table:table-cell office:value-type="float" office:value="0.855858">
                <text:p>0.855858</text:p>
              </table:table-cell>
              <table:table-cell office:value-type="float" office:value="0.864856">
                <text:p>0.86485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2937">
                <text:p>0.82293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724912">
                <text:p>0.724912</text:p>
              </table:table-cell>
              <table:table-cell office:value-type="float" office:value="0.780607">
                <text:p>0.780607</text:p>
              </table:table-cell>
              <table:table-cell office:value-type="float" office:value="0.795495">
                <text:p>0.795495</text:p>
              </table:table-cell>
              <table:table-cell office:value-type="float" office:value="0.812398">
                <text:p>0.812398</text:p>
              </table:table-cell>
              <table:table-cell office:value-type="float" office:value="0.823219">
                <text:p>0.823219</text:p>
              </table:table-cell>
              <table:table-cell office:value-type="float" office:value="0.835397">
                <text:p>0.835397</text:p>
              </table:table-cell>
              <table:table-cell office:value-type="float" office:value="0.847004">
                <text:p>0.847004</text:p>
              </table:table-cell>
              <table:table-cell office:value-type="float" office:value="0.855455">
                <text:p>0.855455</text:p>
              </table:table-cell>
              <table:table-cell office:value-type="float" office:value="0.862486">
                <text:p>0.86248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0444">
                <text:p>0.8204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81868">
                <text:p>0.481868</text:p>
              </table:table-cell>
              <table:table-cell office:value-type="float" office:value="0.774733">
                <text:p>0.774733</text:p>
              </table:table-cell>
              <table:table-cell office:value-type="float" office:value="0.785349">
                <text:p>0.785349</text:p>
              </table:table-cell>
              <table:table-cell office:value-type="float" office:value="0.804957">
                <text:p>0.804957</text:p>
              </table:table-cell>
              <table:table-cell office:value-type="float" office:value="0.822853">
                <text:p>0.822853</text:p>
              </table:table-cell>
              <table:table-cell office:value-type="float" office:value="0.835059">
                <text:p>0.835059</text:p>
              </table:table-cell>
              <table:table-cell office:value-type="float" office:value="0.851257">
                <text:p>0.851257</text:p>
              </table:table-cell>
              <table:table-cell office:value-type="float" office:value="0.856783">
                <text:p>0.856783</text:p>
              </table:table-cell>
              <table:table-cell office:value-type="float" office:value="0.863548">
                <text:p>0.863548</text:p>
              </table:table-cell>
              <table:table-cell office:value-type="float" office:value="0.86763">
                <text:p>0.86763</text:p>
              </table:table-cell>
              <table:table-cell office:value-type="float" office:value="0.870624">
                <text:p>0.870624</text:p>
              </table:table-cell>
              <table:table-cell office:value-type="float" office:value="0.794404">
                <text:p>0.79440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47992">
                <text:p>0.547992</text:p>
              </table:table-cell>
              <table:table-cell office:value-type="float" office:value="0.776614">
                <text:p>0.776614</text:p>
              </table:table-cell>
              <table:table-cell office:value-type="float" office:value="0.78793">
                <text:p>0.78793</text:p>
              </table:table-cell>
              <table:table-cell office:value-type="float" office:value="0.809306">
                <text:p>0.809306</text:p>
              </table:table-cell>
              <table:table-cell office:value-type="float" office:value="0.824282">
                <text:p>0.824282</text:p>
              </table:table-cell>
              <table:table-cell office:value-type="float" office:value="0.837528">
                <text:p>0.837528</text:p>
              </table:table-cell>
              <table:table-cell office:value-type="float" office:value="0.852201">
                <text:p>0.852201</text:p>
              </table:table-cell>
              <table:table-cell office:value-type="float" office:value="0.855898">
                <text:p>0.855898</text:p>
              </table:table-cell>
              <table:table-cell office:value-type="float" office:value="0.861014">
                <text:p>0.861014</text:p>
              </table:table-cell>
              <table:table-cell office:value-type="float" office:value="0.867534">
                <text:p>0.867534</text:p>
              </table:table-cell>
              <table:table-cell office:value-type="float" office:value="0.868713">
                <text:p>0.868713</text:p>
              </table:table-cell>
              <table:table-cell office:value-type="float" office:value="0.80203">
                <text:p>0.8020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45125">
                <text:p>0.645125</text:p>
              </table:table-cell>
              <table:table-cell office:value-type="float" office:value="0.778106">
                <text:p>0.778106</text:p>
              </table:table-cell>
              <table:table-cell office:value-type="float" office:value="0.792582">
                <text:p>0.792582</text:p>
              </table:table-cell>
              <table:table-cell office:value-type="float" office:value="0.805661">
                <text:p>0.805661</text:p>
              </table:table-cell>
              <table:table-cell office:value-type="float" office:value="0.822052">
                <text:p>0.822052</text:p>
              </table:table-cell>
              <table:table-cell office:value-type="float" office:value="0.833447">
                <text:p>0.833447</text:p>
              </table:table-cell>
              <table:table-cell office:value-type="float" office:value="0.849901">
                <text:p>0.849901</text:p>
              </table:table-cell>
              <table:table-cell office:value-type="float" office:value="0.855718">
                <text:p>0.855718</text:p>
              </table:table-cell>
              <table:table-cell office:value-type="float" office:value="0.858911">
                <text:p>0.858911</text:p>
              </table:table-cell>
              <table:table-cell office:value-type="float" office:value="0.867534">
                <text:p>0.867534</text:p>
              </table:table-cell>
              <table:table-cell office:value-type="float" office:value="0.868713">
                <text:p>0.868713</text:p>
              </table:table-cell>
              <table:table-cell office:value-type="float" office:value="0.810904">
                <text:p>0.81090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16317">
                <text:p>0.516317</text:p>
              </table:table-cell>
              <table:table-cell office:value-type="float" office:value="0.769958">
                <text:p>0.769958</text:p>
              </table:table-cell>
              <table:table-cell office:value-type="float" office:value="0.785213">
                <text:p>0.785213</text:p>
              </table:table-cell>
              <table:table-cell office:value-type="float" office:value="0.797958">
                <text:p>0.797958</text:p>
              </table:table-cell>
              <table:table-cell office:value-type="float" office:value="0.816129">
                <text:p>0.816129</text:p>
              </table:table-cell>
              <table:table-cell office:value-type="float" office:value="0.827537">
                <text:p>0.827537</text:p>
              </table:table-cell>
              <table:table-cell office:value-type="float" office:value="0.836247">
                <text:p>0.836247</text:p>
              </table:table-cell>
              <table:table-cell office:value-type="float" office:value="0.850452">
                <text:p>0.850452</text:p>
              </table:table-cell>
              <table:table-cell office:value-type="float" office:value="0.858842">
                <text:p>0.85884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792613">
                <text:p>0.79261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709308">
                <text:p>0.709308</text:p>
              </table:table-cell>
              <table:table-cell office:value-type="float" office:value="0.778133">
                <text:p>0.778133</text:p>
              </table:table-cell>
              <table:table-cell office:value-type="float" office:value="0.793268">
                <text:p>0.793268</text:p>
              </table:table-cell>
              <table:table-cell office:value-type="float" office:value="0.803588">
                <text:p>0.803588</text:p>
              </table:table-cell>
              <table:table-cell office:value-type="float" office:value="0.821148">
                <text:p>0.821148</text:p>
              </table:table-cell>
              <table:table-cell office:value-type="float" office:value="0.830794">
                <text:p>0.830794</text:p>
              </table:table-cell>
              <table:table-cell office:value-type="float" office:value="0.839453">
                <text:p>0.839453</text:p>
              </table:table-cell>
              <table:table-cell office:value-type="float" office:value="0.854321">
                <text:p>0.854321</text:p>
              </table:table-cell>
              <table:table-cell office:value-type="float" office:value="0.859557">
                <text:p>0.859557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15704">
                <text:p>0.81570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73434">
                <text:p>0.73434</text:p>
              </table:table-cell>
              <table:table-cell office:value-type="float" office:value="0.786627">
                <text:p>0.786627</text:p>
              </table:table-cell>
              <table:table-cell office:value-type="float" office:value="0.798552">
                <text:p>0.798552</text:p>
              </table:table-cell>
              <table:table-cell office:value-type="float" office:value="0.814133">
                <text:p>0.814133</text:p>
              </table:table-cell>
              <table:table-cell office:value-type="float" office:value="0.824263">
                <text:p>0.824263</text:p>
              </table:table-cell>
              <table:table-cell office:value-type="float" office:value="0.835354">
                <text:p>0.835354</text:p>
              </table:table-cell>
              <table:table-cell office:value-type="float" office:value="0.844527">
                <text:p>0.844527</text:p>
              </table:table-cell>
              <table:table-cell office:value-type="float" office:value="0.855519">
                <text:p>0.855519</text:p>
              </table:table-cell>
              <table:table-cell office:value-type="float" office:value="0.861585">
                <text:p>0.86158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2237">
                <text:p>0.8222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65689">
                <text:p>0.565689</text:p>
              </table:table-cell>
              <table:table-cell office:value-type="float" office:value="0.784523">
                <text:p>0.784523</text:p>
              </table:table-cell>
              <table:table-cell office:value-type="float" office:value="0.796449">
                <text:p>0.796449</text:p>
              </table:table-cell>
              <table:table-cell office:value-type="float" office:value="0.811546">
                <text:p>0.811546</text:p>
              </table:table-cell>
              <table:table-cell office:value-type="float" office:value="0.822973">
                <text:p>0.822973</text:p>
              </table:table-cell>
              <table:table-cell office:value-type="float" office:value="0.831587">
                <text:p>0.831587</text:p>
              </table:table-cell>
              <table:table-cell office:value-type="float" office:value="0.839822">
                <text:p>0.839822</text:p>
              </table:table-cell>
              <table:table-cell office:value-type="float" office:value="0.853251">
                <text:p>0.853251</text:p>
              </table:table-cell>
              <table:table-cell office:value-type="float" office:value="0.860571">
                <text:p>0.860571</text:p>
              </table:table-cell>
              <table:table-cell office:value-type="float" office:value="0.867534">
                <text:p>0.867534</text:p>
              </table:table-cell>
              <table:table-cell office:value-type="float" office:value="0.868713">
                <text:p>0.868713</text:p>
              </table:table-cell>
              <table:table-cell office:value-type="float" office:value="0.803394">
                <text:p>0.80339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71768">
                <text:p>0.671768</text:p>
              </table:table-cell>
              <table:table-cell office:value-type="float" office:value="0.775785">
                <text:p>0.775785</text:p>
              </table:table-cell>
              <table:table-cell office:value-type="float" office:value="0.793501">
                <text:p>0.793501</text:p>
              </table:table-cell>
              <table:table-cell office:value-type="float" office:value="0.805634">
                <text:p>0.805634</text:p>
              </table:table-cell>
              <table:table-cell office:value-type="float" office:value="0.821019">
                <text:p>0.821019</text:p>
              </table:table-cell>
              <table:table-cell office:value-type="float" office:value="0.830322">
                <text:p>0.830322</text:p>
              </table:table-cell>
              <table:table-cell office:value-type="float" office:value="0.840639">
                <text:p>0.840639</text:p>
              </table:table-cell>
              <table:table-cell office:value-type="float" office:value="0.856015">
                <text:p>0.856015</text:p>
              </table:table-cell>
              <table:table-cell office:value-type="float" office:value="0.865728">
                <text:p>0.865728</text:p>
              </table:table-cell>
              <table:table-cell office:value-type="float" office:value="0.867547">
                <text:p>0.867547</text:p>
              </table:table-cell>
              <table:table-cell office:value-type="float" office:value="0.868713">
                <text:p>0.868713</text:p>
              </table:table-cell>
              <table:table-cell office:value-type="float" office:value="0.812796">
                <text:p>0.81279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52434">
                <text:p>0.552434</text:p>
              </table:table-cell>
              <table:table-cell office:value-type="float" office:value="0.774424">
                <text:p>0.774424</text:p>
              </table:table-cell>
              <table:table-cell office:value-type="float" office:value="0.793618">
                <text:p>0.793618</text:p>
              </table:table-cell>
              <table:table-cell office:value-type="float" office:value="0.80637">
                <text:p>0.80637</text:p>
              </table:table-cell>
              <table:table-cell office:value-type="float" office:value="0.82137">
                <text:p>0.82137</text:p>
              </table:table-cell>
              <table:table-cell office:value-type="float" office:value="0.83011">
                <text:p>0.83011</text:p>
              </table:table-cell>
              <table:table-cell office:value-type="float" office:value="0.838574">
                <text:p>0.838574</text:p>
              </table:table-cell>
              <table:table-cell office:value-type="float" office:value="0.855194">
                <text:p>0.855194</text:p>
              </table:table-cell>
              <table:table-cell office:value-type="float" office:value="0.864856">
                <text:p>0.864856</text:p>
              </table:table-cell>
              <table:table-cell office:value-type="float" office:value="0.867485">
                <text:p>0.867485</text:p>
              </table:table-cell>
              <table:table-cell office:value-type="float" office:value="0.867732">
                <text:p>0.867732</text:p>
              </table:table-cell>
              <table:table-cell office:value-type="float" office:value="0.800444">
                <text:p>0.80044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338691">
                <text:p>0.338691</text:p>
              </table:table-cell>
              <table:table-cell office:value-type="float" office:value="0.757157">
                <text:p>0.757157</text:p>
              </table:table-cell>
              <table:table-cell office:value-type="float" office:value="0.780698">
                <text:p>0.780698</text:p>
              </table:table-cell>
              <table:table-cell office:value-type="float" office:value="0.797111">
                <text:p>0.797111</text:p>
              </table:table-cell>
              <table:table-cell office:value-type="float" office:value="0.81555">
                <text:p>0.81555</text:p>
              </table:table-cell>
              <table:table-cell office:value-type="float" office:value="0.827173">
                <text:p>0.827173</text:p>
              </table:table-cell>
              <table:table-cell office:value-type="float" office:value="0.839849">
                <text:p>0.839849</text:p>
              </table:table-cell>
              <table:table-cell office:value-type="float" office:value="0.857549">
                <text:p>0.857549</text:p>
              </table:table-cell>
              <table:table-cell office:value-type="float" office:value="0.86442">
                <text:p>0.8644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774567">
                <text:p>0.77456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382803">
                <text:p>0.382803</text:p>
              </table:table-cell>
              <table:table-cell office:value-type="float" office:value="0.725293">
                <text:p>0.725293</text:p>
              </table:table-cell>
              <table:table-cell office:value-type="float" office:value="0.775198">
                <text:p>0.775198</text:p>
              </table:table-cell>
              <table:table-cell office:value-type="float" office:value="0.792973">
                <text:p>0.792973</text:p>
              </table:table-cell>
              <table:table-cell office:value-type="float" office:value="0.811626">
                <text:p>0.811626</text:p>
              </table:table-cell>
              <table:table-cell office:value-type="float" office:value="0.825018">
                <text:p>0.825018</text:p>
              </table:table-cell>
              <table:table-cell office:value-type="float" office:value="0.836747">
                <text:p>0.836747</text:p>
              </table:table-cell>
              <table:table-cell office:value-type="float" office:value="0.851939">
                <text:p>0.851939</text:p>
              </table:table-cell>
              <table:table-cell office:value-type="float" office:value="0.863112">
                <text:p>0.86311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773218">
                <text:p>0.77321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4941">
                <text:p>0.44941</text:p>
              </table:table-cell>
              <table:table-cell office:value-type="float" office:value="0.74105">
                <text:p>0.74105</text:p>
              </table:table-cell>
              <table:table-cell office:value-type="float" office:value="0.776811">
                <text:p>0.776811</text:p>
              </table:table-cell>
              <table:table-cell office:value-type="float" office:value="0.787717">
                <text:p>0.787717</text:p>
              </table:table-cell>
              <table:table-cell office:value-type="float" office:value="0.803475">
                <text:p>0.803475</text:p>
              </table:table-cell>
              <table:table-cell office:value-type="float" office:value="0.820663">
                <text:p>0.820663</text:p>
              </table:table-cell>
              <table:table-cell office:value-type="float" office:value="0.830382">
                <text:p>0.830382</text:p>
              </table:table-cell>
              <table:table-cell office:value-type="float" office:value="0.845281">
                <text:p>0.845281</text:p>
              </table:table-cell>
              <table:table-cell office:value-type="float" office:value="0.863008">
                <text:p>0.86300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778527">
                <text:p>0.77852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501966">
                <text:p>0.501966</text:p>
              </table:table-cell>
              <table:table-cell office:value-type="float" office:value="0.762702">
                <text:p>0.762702</text:p>
              </table:table-cell>
              <table:table-cell office:value-type="float" office:value="0.780632">
                <text:p>0.780632</text:p>
              </table:table-cell>
              <table:table-cell office:value-type="float" office:value="0.795565">
                <text:p>0.795565</text:p>
              </table:table-cell>
              <table:table-cell office:value-type="float" office:value="0.816912">
                <text:p>0.816912</text:p>
              </table:table-cell>
              <table:table-cell office:value-type="float" office:value="0.828619">
                <text:p>0.828619</text:p>
              </table:table-cell>
              <table:table-cell office:value-type="float" office:value="0.840415">
                <text:p>0.840415</text:p>
              </table:table-cell>
              <table:table-cell office:value-type="float" office:value="0.855061">
                <text:p>0.855061</text:p>
              </table:table-cell>
              <table:table-cell office:value-type="float" office:value="0.867036">
                <text:p>0.86703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791638">
                <text:p>0.79163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11763">
                <text:p>0.611763</text:p>
              </table:table-cell>
              <table:table-cell office:value-type="float" office:value="0.767587">
                <text:p>0.767587</text:p>
              </table:table-cell>
              <table:table-cell office:value-type="float" office:value="0.782667">
                <text:p>0.782667</text:p>
              </table:table-cell>
              <table:table-cell office:value-type="float" office:value="0.798201">
                <text:p>0.798201</text:p>
              </table:table-cell>
              <table:table-cell office:value-type="float" office:value="0.81718">
                <text:p>0.81718</text:p>
              </table:table-cell>
              <table:table-cell office:value-type="float" office:value="0.827518">
                <text:p>0.827518</text:p>
              </table:table-cell>
              <table:table-cell office:value-type="float" office:value="0.839393">
                <text:p>0.839393</text:p>
              </table:table-cell>
              <table:table-cell office:value-type="float" office:value="0.85439">
                <text:p>0.85439</text:p>
              </table:table-cell>
              <table:table-cell office:value-type="float" office:value="0.8666">
                <text:p>0.866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03277">
                <text:p>0.80327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526004">
                <text:p>0.526004</text:p>
              </table:table-cell>
              <table:table-cell office:value-type="float" office:value="0.774262">
                <text:p>0.774262</text:p>
              </table:table-cell>
              <table:table-cell office:value-type="float" office:value="0.784662">
                <text:p>0.784662</text:p>
              </table:table-cell>
              <table:table-cell office:value-type="float" office:value="0.801151">
                <text:p>0.801151</text:p>
              </table:table-cell>
              <table:table-cell office:value-type="float" office:value="0.819138">
                <text:p>0.819138</text:p>
              </table:table-cell>
              <table:table-cell office:value-type="float" office:value="0.82738">
                <text:p>0.82738</text:p>
              </table:table-cell>
              <table:table-cell office:value-type="float" office:value="0.841491">
                <text:p>0.841491</text:p>
              </table:table-cell>
              <table:table-cell office:value-type="float" office:value="0.857641">
                <text:p>0.857641</text:p>
              </table:table-cell>
              <table:table-cell office:value-type="float" office:value="0.867036">
                <text:p>0.86703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796624">
                <text:p>0.79662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23408">
                <text:p>0.523408</text:p>
              </table:table-cell>
              <table:table-cell office:value-type="float" office:value="0.77444">
                <text:p>0.77444</text:p>
              </table:table-cell>
              <table:table-cell office:value-type="float" office:value="0.788892">
                <text:p>0.788892</text:p>
              </table:table-cell>
              <table:table-cell office:value-type="float" office:value="0.807262">
                <text:p>0.807262</text:p>
              </table:table-cell>
              <table:table-cell office:value-type="float" office:value="0.820102">
                <text:p>0.820102</text:p>
              </table:table-cell>
              <table:table-cell office:value-type="float" office:value="0.829728">
                <text:p>0.829728</text:p>
              </table:table-cell>
              <table:table-cell office:value-type="float" office:value="0.84098">
                <text:p>0.84098</text:p>
              </table:table-cell>
              <table:table-cell office:value-type="float" office:value="0.855384">
                <text:p>0.855384</text:p>
              </table:table-cell>
              <table:table-cell office:value-type="float" office:value="0.865728">
                <text:p>0.865728</text:p>
              </table:table-cell>
              <table:table-cell office:value-type="float" office:value="0.86763">
                <text:p>0.86763</text:p>
              </table:table-cell>
              <table:table-cell office:value-type="float" office:value="0.870624">
                <text:p>0.870624</text:p>
              </table:table-cell>
              <table:table-cell office:value-type="float" office:value="0.797355">
                <text:p>0.7973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08857">
                <text:p>0.608857</text:p>
              </table:table-cell>
              <table:table-cell office:value-type="float" office:value="0.770766">
                <text:p>0.770766</text:p>
              </table:table-cell>
              <table:table-cell office:value-type="float" office:value="0.780612">
                <text:p>0.780612</text:p>
              </table:table-cell>
              <table:table-cell office:value-type="float" office:value="0.799048">
                <text:p>0.799048</text:p>
              </table:table-cell>
              <table:table-cell office:value-type="float" office:value="0.814742">
                <text:p>0.814742</text:p>
              </table:table-cell>
              <table:table-cell office:value-type="float" office:value="0.824369">
                <text:p>0.824369</text:p>
              </table:table-cell>
              <table:table-cell office:value-type="float" office:value="0.838712">
                <text:p>0.838712</text:p>
              </table:table-cell>
              <table:table-cell office:value-type="float" office:value="0.854907">
                <text:p>0.854907</text:p>
              </table:table-cell>
              <table:table-cell office:value-type="float" office:value="0.86442">
                <text:p>0.86442</text:p>
              </table:table-cell>
              <table:table-cell office:value-type="float" office:value="0.867958">
                <text:p>0.867958</text:p>
              </table:table-cell>
              <table:table-cell office:value-type="float" office:value="0.870624">
                <text:p>0.870624</text:p>
              </table:table-cell>
              <table:table-cell office:value-type="float" office:value="0.802439">
                <text:p>0.80243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97056">
                <text:p>0.497056</text:p>
              </table:table-cell>
              <table:table-cell office:value-type="float" office:value="0.776869">
                <text:p>0.776869</text:p>
              </table:table-cell>
              <table:table-cell office:value-type="float" office:value="0.79106">
                <text:p>0.79106</text:p>
              </table:table-cell>
              <table:table-cell office:value-type="float" office:value="0.808238">
                <text:p>0.808238</text:p>
              </table:table-cell>
              <table:table-cell office:value-type="float" office:value="0.818986">
                <text:p>0.818986</text:p>
              </table:table-cell>
              <table:table-cell office:value-type="float" office:value="0.83088">
                <text:p>0.83088</text:p>
              </table:table-cell>
              <table:table-cell office:value-type="float" office:value="0.841919">
                <text:p>0.841919</text:p>
              </table:table-cell>
              <table:table-cell office:value-type="float" office:value="0.857659">
                <text:p>0.857659</text:p>
              </table:table-cell>
              <table:table-cell office:value-type="float" office:value="0.864856">
                <text:p>0.864856</text:p>
              </table:table-cell>
              <table:table-cell office:value-type="float" office:value="0.867656">
                <text:p>0.867656</text:p>
              </table:table-cell>
              <table:table-cell office:value-type="float" office:value="0.870624">
                <text:p>0.870624</text:p>
              </table:table-cell>
              <table:table-cell office:value-type="float" office:value="0.795518">
                <text:p>0.79551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15777">
                <text:p>0.615777</text:p>
              </table:table-cell>
              <table:table-cell office:value-type="float" office:value="0.787001">
                <text:p>0.787001</text:p>
              </table:table-cell>
              <table:table-cell office:value-type="float" office:value="0.80084">
                <text:p>0.80084</text:p>
              </table:table-cell>
              <table:table-cell office:value-type="float" office:value="0.818314">
                <text:p>0.818314</text:p>
              </table:table-cell>
              <table:table-cell office:value-type="float" office:value="0.821125">
                <text:p>0.821125</text:p>
              </table:table-cell>
              <table:table-cell office:value-type="float" office:value="0.835802">
                <text:p>0.835802</text:p>
              </table:table-cell>
              <table:table-cell office:value-type="float" office:value="0.85028">
                <text:p>0.85028</text:p>
              </table:table-cell>
              <table:table-cell office:value-type="float" office:value="0.857342">
                <text:p>0.857342</text:p>
              </table:table-cell>
              <table:table-cell office:value-type="float" office:value="0.867036">
                <text:p>0.867036</text:p>
              </table:table-cell>
              <table:table-cell office:value-type="float" office:value="0.86763">
                <text:p>0.86763</text:p>
              </table:table-cell>
              <table:table-cell office:value-type="float" office:value="0.870624">
                <text:p>0.870624</text:p>
              </table:table-cell>
              <table:table-cell office:value-type="float" office:value="0.812115">
                <text:p>0.81211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737132">
                <text:p>0.737132</text:p>
              </table:table-cell>
              <table:table-cell office:value-type="float" office:value="0.782604">
                <text:p>0.782604</text:p>
              </table:table-cell>
              <table:table-cell office:value-type="float" office:value="0.799876">
                <text:p>0.799876</text:p>
              </table:table-cell>
              <table:table-cell office:value-type="float" office:value="0.817809">
                <text:p>0.817809</text:p>
              </table:table-cell>
              <table:table-cell office:value-type="float" office:value="0.823098">
                <text:p>0.823098</text:p>
              </table:table-cell>
              <table:table-cell office:value-type="float" office:value="0.835371">
                <text:p>0.835371</text:p>
              </table:table-cell>
              <table:table-cell office:value-type="float" office:value="0.851017">
                <text:p>0.851017</text:p>
              </table:table-cell>
              <table:table-cell office:value-type="float" office:value="0.857898">
                <text:p>0.85789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3975">
                <text:p>0.82397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87628">
                <text:p>0.587628</text:p>
              </table:table-cell>
              <table:table-cell office:value-type="float" office:value="0.782058">
                <text:p>0.782058</text:p>
              </table:table-cell>
              <table:table-cell office:value-type="float" office:value="0.798846">
                <text:p>0.798846</text:p>
              </table:table-cell>
              <table:table-cell office:value-type="float" office:value="0.818394">
                <text:p>0.818394</text:p>
              </table:table-cell>
              <table:table-cell office:value-type="float" office:value="0.827674">
                <text:p>0.827674</text:p>
              </table:table-cell>
              <table:table-cell office:value-type="float" office:value="0.838854">
                <text:p>0.838854</text:p>
              </table:table-cell>
              <table:table-cell office:value-type="float" office:value="0.851785">
                <text:p>0.851785</text:p>
              </table:table-cell>
              <table:table-cell office:value-type="float" office:value="0.858412">
                <text:p>0.85841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09859">
                <text:p>0.80985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763092">
                <text:p>0.763092</text:p>
              </table:table-cell>
              <table:table-cell office:value-type="float" office:value="0.78156">
                <text:p>0.78156</text:p>
              </table:table-cell>
              <table:table-cell office:value-type="float" office:value="0.80355">
                <text:p>0.80355</text:p>
              </table:table-cell>
              <table:table-cell office:value-type="float" office:value="0.819311">
                <text:p>0.819311</text:p>
              </table:table-cell>
              <table:table-cell office:value-type="float" office:value="0.831333">
                <text:p>0.831333</text:p>
              </table:table-cell>
              <table:table-cell office:value-type="float" office:value="0.839317">
                <text:p>0.839317</text:p>
              </table:table-cell>
              <table:table-cell office:value-type="float" office:value="0.852347">
                <text:p>0.852347</text:p>
              </table:table-cell>
              <table:table-cell office:value-type="float" office:value="0.858357">
                <text:p>0.858357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8381">
                <text:p>0.82838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62753">
                <text:p>0.662753</text:p>
              </table:table-cell>
              <table:table-cell office:value-type="float" office:value="0.778904">
                <text:p>0.778904</text:p>
              </table:table-cell>
              <table:table-cell office:value-type="float" office:value="0.7927">
                <text:p>0.7927</text:p>
              </table:table-cell>
              <table:table-cell office:value-type="float" office:value="0.810631">
                <text:p>0.810631</text:p>
              </table:table-cell>
              <table:table-cell office:value-type="float" office:value="0.81879">
                <text:p>0.81879</text:p>
              </table:table-cell>
              <table:table-cell office:value-type="float" office:value="0.835156">
                <text:p>0.835156</text:p>
              </table:table-cell>
              <table:table-cell office:value-type="float" office:value="0.8447">
                <text:p>0.8447</text:p>
              </table:table-cell>
              <table:table-cell office:value-type="float" office:value="0.855675">
                <text:p>0.855675</text:p>
              </table:table-cell>
              <table:table-cell office:value-type="float" office:value="0.863548">
                <text:p>0.86354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13033">
                <text:p>0.81303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51725">
                <text:p>0.551725</text:p>
              </table:table-cell>
              <table:table-cell office:value-type="float" office:value="0.782221">
                <text:p>0.782221</text:p>
              </table:table-cell>
              <table:table-cell office:value-type="float" office:value="0.803458">
                <text:p>0.803458</text:p>
              </table:table-cell>
              <table:table-cell office:value-type="float" office:value="0.818314">
                <text:p>0.818314</text:p>
              </table:table-cell>
              <table:table-cell office:value-type="float" office:value="0.82744">
                <text:p>0.82744</text:p>
              </table:table-cell>
              <table:table-cell office:value-type="float" office:value="0.836247">
                <text:p>0.836247</text:p>
              </table:table-cell>
              <table:table-cell office:value-type="float" office:value="0.844883">
                <text:p>0.844883</text:p>
              </table:table-cell>
              <table:table-cell office:value-type="float" office:value="0.856516">
                <text:p>0.856516</text:p>
              </table:table-cell>
              <table:table-cell office:value-type="float" office:value="0.8666">
                <text:p>0.866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05488">
                <text:p>0.80548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42542">
                <text:p>0.442542</text:p>
              </table:table-cell>
              <table:table-cell office:value-type="float" office:value="0.77868">
                <text:p>0.77868</text:p>
              </table:table-cell>
              <table:table-cell office:value-type="float" office:value="0.80186">
                <text:p>0.80186</text:p>
              </table:table-cell>
              <table:table-cell office:value-type="float" office:value="0.817117">
                <text:p>0.817117</text:p>
              </table:table-cell>
              <table:table-cell office:value-type="float" office:value="0.831752">
                <text:p>0.831752</text:p>
              </table:table-cell>
              <table:table-cell office:value-type="float" office:value="0.836247">
                <text:p>0.836247</text:p>
              </table:table-cell>
              <table:table-cell office:value-type="float" office:value="0.846457">
                <text:p>0.846457</text:p>
              </table:table-cell>
              <table:table-cell office:value-type="float" office:value="0.85849">
                <text:p>0.85849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794809">
                <text:p>0.79480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595979">
                <text:p>0.595979</text:p>
              </table:table-cell>
              <table:table-cell office:value-type="float" office:value="0.794638">
                <text:p>0.794638</text:p>
              </table:table-cell>
              <table:table-cell office:value-type="float" office:value="0.808929">
                <text:p>0.808929</text:p>
              </table:table-cell>
              <table:table-cell office:value-type="float" office:value="0.823435">
                <text:p>0.823435</text:p>
              </table:table-cell>
              <table:table-cell office:value-type="float" office:value="0.836247">
                <text:p>0.836247</text:p>
              </table:table-cell>
              <table:table-cell office:value-type="float" office:value="0.836247">
                <text:p>0.836247</text:p>
              </table:table-cell>
              <table:table-cell office:value-type="float" office:value="0.844464">
                <text:p>0.844464</text:p>
              </table:table-cell>
              <table:table-cell office:value-type="float" office:value="0.858664">
                <text:p>0.85866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13355">
                <text:p>0.81335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55606">
                <text:p>0.755606</text:p>
              </table:table-cell>
              <table:table-cell office:value-type="float" office:value="0.799385">
                <text:p>0.799385</text:p>
              </table:table-cell>
              <table:table-cell office:value-type="float" office:value="0.815826">
                <text:p>0.815826</text:p>
              </table:table-cell>
              <table:table-cell office:value-type="float" office:value="0.828951">
                <text:p>0.828951</text:p>
              </table:table-cell>
              <table:table-cell office:value-type="float" office:value="0.836247">
                <text:p>0.836247</text:p>
              </table:table-cell>
              <table:table-cell office:value-type="float" office:value="0.838903">
                <text:p>0.838903</text:p>
              </table:table-cell>
              <table:table-cell office:value-type="float" office:value="0.852879">
                <text:p>0.852879</text:p>
              </table:table-cell>
              <table:table-cell office:value-type="float" office:value="0.861661">
                <text:p>0.861661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244">
                <text:p>0.8324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49855">
                <text:p>0.649855</text:p>
              </table:table-cell>
              <table:table-cell office:value-type="float" office:value="0.791696">
                <text:p>0.791696</text:p>
              </table:table-cell>
              <table:table-cell office:value-type="float" office:value="0.807805">
                <text:p>0.807805</text:p>
              </table:table-cell>
              <table:table-cell office:value-type="float" office:value="0.821864">
                <text:p>0.821864</text:p>
              </table:table-cell>
              <table:table-cell office:value-type="float" office:value="0.835901">
                <text:p>0.835901</text:p>
              </table:table-cell>
              <table:table-cell office:value-type="float" office:value="0.839061">
                <text:p>0.839061</text:p>
              </table:table-cell>
              <table:table-cell office:value-type="float" office:value="0.855262">
                <text:p>0.855262</text:p>
              </table:table-cell>
              <table:table-cell office:value-type="float" office:value="0.863025">
                <text:p>0.86302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19941">
                <text:p>0.81994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537226">
                <text:p>0.537226</text:p>
              </table:table-cell>
              <table:table-cell office:value-type="float" office:value="0.793402">
                <text:p>0.793402</text:p>
              </table:table-cell>
              <table:table-cell office:value-type="float" office:value="0.813307">
                <text:p>0.813307</text:p>
              </table:table-cell>
              <table:table-cell office:value-type="float" office:value="0.82861">
                <text:p>0.82861</text:p>
              </table:table-cell>
              <table:table-cell office:value-type="float" office:value="0.836247">
                <text:p>0.836247</text:p>
              </table:table-cell>
              <table:table-cell office:value-type="float" office:value="0.837512">
                <text:p>0.837512</text:p>
              </table:table-cell>
              <table:table-cell office:value-type="float" office:value="0.852091">
                <text:p>0.852091</text:p>
              </table:table-cell>
              <table:table-cell office:value-type="float" office:value="0.857792">
                <text:p>0.85779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09113">
                <text:p>0.80911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716855">
                <text:p>0.716855</text:p>
              </table:table-cell>
              <table:table-cell office:value-type="float" office:value="0.810366">
                <text:p>0.810366</text:p>
              </table:table-cell>
              <table:table-cell office:value-type="float" office:value="0.825172">
                <text:p>0.825172</text:p>
              </table:table-cell>
              <table:table-cell office:value-type="float" office:value="0.836247">
                <text:p>0.836247</text:p>
              </table:table-cell>
              <table:table-cell office:value-type="float" office:value="0.836247">
                <text:p>0.836247</text:p>
              </table:table-cell>
              <table:table-cell office:value-type="float" office:value="0.846242">
                <text:p>0.846242</text:p>
              </table:table-cell>
              <table:table-cell office:value-type="float" office:value="0.855611">
                <text:p>0.855611</text:p>
              </table:table-cell>
              <table:table-cell office:value-type="float" office:value="0.86224">
                <text:p>0.8622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2393">
                <text:p>0.83239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767517">
                <text:p>0.767517</text:p>
              </table:table-cell>
              <table:table-cell office:value-type="float" office:value="0.816345">
                <text:p>0.816345</text:p>
              </table:table-cell>
              <table:table-cell office:value-type="float" office:value="0.832391">
                <text:p>0.832391</text:p>
              </table:table-cell>
              <table:table-cell office:value-type="float" office:value="0.836247">
                <text:p>0.836247</text:p>
              </table:table-cell>
              <table:table-cell office:value-type="float" office:value="0.841889">
                <text:p>0.841889</text:p>
              </table:table-cell>
              <table:table-cell office:value-type="float" office:value="0.855262">
                <text:p>0.855262</text:p>
              </table:table-cell>
              <table:table-cell office:value-type="float" office:value="0.856658">
                <text:p>0.856658</text:p>
              </table:table-cell>
              <table:table-cell office:value-type="float" office:value="0.8666">
                <text:p>0.866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0786">
                <text:p>0.84078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95141">
                <text:p>0.695141</text:p>
              </table:table-cell>
              <table:table-cell office:value-type="float" office:value="0.818235">
                <text:p>0.818235</text:p>
              </table:table-cell>
              <table:table-cell office:value-type="float" office:value="0.83326">
                <text:p>0.83326</text:p>
              </table:table-cell>
              <table:table-cell office:value-type="float" office:value="0.836247">
                <text:p>0.836247</text:p>
              </table:table-cell>
              <table:table-cell office:value-type="float" office:value="0.850853">
                <text:p>0.850853</text:p>
              </table:table-cell>
              <table:table-cell office:value-type="float" office:value="0.855262">
                <text:p>0.855262</text:p>
              </table:table-cell>
              <table:table-cell office:value-type="float" office:value="0.855786">
                <text:p>0.855786</text:p>
              </table:table-cell>
              <table:table-cell office:value-type="float" office:value="0.863548">
                <text:p>0.86354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4328">
                <text:p>0.83432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97307">
                <text:p>0.597307</text:p>
              </table:table-cell>
              <table:table-cell office:value-type="float" office:value="0.818904">
                <text:p>0.818904</text:p>
              </table:table-cell>
              <table:table-cell office:value-type="float" office:value="0.836161">
                <text:p>0.836161</text:p>
              </table:table-cell>
              <table:table-cell office:value-type="float" office:value="0.838014">
                <text:p>0.838014</text:p>
              </table:table-cell>
              <table:table-cell office:value-type="float" office:value="0.853388">
                <text:p>0.853388</text:p>
              </table:table-cell>
              <table:table-cell office:value-type="float" office:value="0.855262">
                <text:p>0.855262</text:p>
              </table:table-cell>
              <table:table-cell office:value-type="float" office:value="0.855786">
                <text:p>0.855786</text:p>
              </table:table-cell>
              <table:table-cell office:value-type="float" office:value="0.864856">
                <text:p>0.86485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5462">
                <text:p>0.82546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11479">
                <text:p>0.611479</text:p>
              </table:table-cell>
              <table:table-cell office:value-type="float" office:value="0.818314">
                <text:p>0.818314</text:p>
              </table:table-cell>
              <table:table-cell office:value-type="float" office:value="0.834334">
                <text:p>0.834334</text:p>
              </table:table-cell>
              <table:table-cell office:value-type="float" office:value="0.843005">
                <text:p>0.843005</text:p>
              </table:table-cell>
              <table:table-cell office:value-type="float" office:value="0.855262">
                <text:p>0.855262</text:p>
              </table:table-cell>
              <table:table-cell office:value-type="float" office:value="0.855262">
                <text:p>0.855262</text:p>
              </table:table-cell>
              <table:table-cell office:value-type="float" office:value="0.857705">
                <text:p>0.857705</text:p>
              </table:table-cell>
              <table:table-cell office:value-type="float" office:value="0.8666">
                <text:p>0.866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7691">
                <text:p>0.82769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14188">
                <text:p>0.614188</text:p>
              </table:table-cell>
              <table:table-cell office:value-type="float" office:value="0.817795">
                <text:p>0.817795</text:p>
              </table:table-cell>
              <table:table-cell office:value-type="float" office:value="0.836247">
                <text:p>0.836247</text:p>
              </table:table-cell>
              <table:table-cell office:value-type="float" office:value="0.838814">
                <text:p>0.838814</text:p>
              </table:table-cell>
              <table:table-cell office:value-type="float" office:value="0.855262">
                <text:p>0.855262</text:p>
              </table:table-cell>
              <table:table-cell office:value-type="float" office:value="0.855262">
                <text:p>0.855262</text:p>
              </table:table-cell>
              <table:table-cell office:value-type="float" office:value="0.858054">
                <text:p>0.85805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7804">
                <text:p>0.82780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79098">
                <text:p>0.79098</text:p>
              </table:table-cell>
              <table:table-cell office:value-type="float" office:value="0.816598">
                <text:p>0.816598</text:p>
              </table:table-cell>
              <table:table-cell office:value-type="float" office:value="0.835268">
                <text:p>0.835268</text:p>
              </table:table-cell>
              <table:table-cell office:value-type="float" office:value="0.836247">
                <text:p>0.836247</text:p>
              </table:table-cell>
              <table:table-cell office:value-type="float" office:value="0.842308">
                <text:p>0.842308</text:p>
              </table:table-cell>
              <table:table-cell office:value-type="float" office:value="0.855262">
                <text:p>0.855262</text:p>
              </table:table-cell>
              <table:table-cell office:value-type="float" office:value="0.85788">
                <text:p>0.85788</text:p>
              </table:table-cell>
              <table:table-cell office:value-type="float" office:value="0.866164">
                <text:p>0.86616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3565">
                <text:p>0.8435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21585">
                <text:p>0.521585</text:p>
              </table:table-cell>
              <table:table-cell office:value-type="float" office:value="0.814709">
                <text:p>0.814709</text:p>
              </table:table-cell>
              <table:table-cell office:value-type="float" office:value="0.831784">
                <text:p>0.831784</text:p>
              </table:table-cell>
              <table:table-cell office:value-type="float" office:value="0.836247">
                <text:p>0.836247</text:p>
              </table:table-cell>
              <table:table-cell office:value-type="float" office:value="0.844321">
                <text:p>0.844321</text:p>
              </table:table-cell>
              <table:table-cell office:value-type="float" office:value="0.855262">
                <text:p>0.855262</text:p>
              </table:table-cell>
              <table:table-cell office:value-type="float" office:value="0.857531">
                <text:p>0.857531</text:p>
              </table:table-cell>
              <table:table-cell office:value-type="float" office:value="0.8666">
                <text:p>0.866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16298">
                <text:p>0.81629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70399">
                <text:p>0.570399</text:p>
              </table:table-cell>
              <table:table-cell office:value-type="float" office:value="0.813417">
                <text:p>0.813417</text:p>
              </table:table-cell>
              <table:table-cell office:value-type="float" office:value="0.825535">
                <text:p>0.825535</text:p>
              </table:table-cell>
              <table:table-cell office:value-type="float" office:value="0.836247">
                <text:p>0.836247</text:p>
              </table:table-cell>
              <table:table-cell office:value-type="float" office:value="0.841183">
                <text:p>0.841183</text:p>
              </table:table-cell>
              <table:table-cell office:value-type="float" office:value="0.853202">
                <text:p>0.853202</text:p>
              </table:table-cell>
              <table:table-cell office:value-type="float" office:value="0.857007">
                <text:p>0.857007</text:p>
              </table:table-cell>
              <table:table-cell office:value-type="float" office:value="0.865728">
                <text:p>0.86572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19766">
                <text:p>0.81976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96748">
                <text:p>0.696748</text:p>
              </table:table-cell>
              <table:table-cell office:value-type="float" office:value="0.821072">
                <text:p>0.821072</text:p>
              </table:table-cell>
              <table:table-cell office:value-type="float" office:value="0.836247">
                <text:p>0.836247</text:p>
              </table:table-cell>
              <table:table-cell office:value-type="float" office:value="0.839329">
                <text:p>0.839329</text:p>
              </table:table-cell>
              <table:table-cell office:value-type="float" office:value="0.851643">
                <text:p>0.851643</text:p>
              </table:table-cell>
              <table:table-cell office:value-type="float" office:value="0.856484">
                <text:p>0.856484</text:p>
              </table:table-cell>
              <table:table-cell office:value-type="float" office:value="0.863548">
                <text:p>0.86354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85">
                <text:p>0.867485</text:p>
              </table:table-cell>
              <table:table-cell office:value-type="float" office:value="0.867732">
                <text:p>0.867732</text:p>
              </table:table-cell>
              <table:table-cell office:value-type="float" office:value="0.83675">
                <text:p>0.8367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54564">
                <text:p>0.554564</text:p>
              </table:table-cell>
              <table:table-cell office:value-type="float" office:value="0.82186">
                <text:p>0.82186</text:p>
              </table:table-cell>
              <table:table-cell office:value-type="float" office:value="0.836247">
                <text:p>0.836247</text:p>
              </table:table-cell>
              <table:table-cell office:value-type="float" office:value="0.842022">
                <text:p>0.842022</text:p>
              </table:table-cell>
              <table:table-cell office:value-type="float" office:value="0.854528">
                <text:p>0.854528</text:p>
              </table:table-cell>
              <table:table-cell office:value-type="float" office:value="0.861019">
                <text:p>0.861019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24">
                <text:p>0.867524</text:p>
              </table:table-cell>
              <table:table-cell office:value-type="float" office:value="0.867732">
                <text:p>0.867732</text:p>
              </table:table-cell>
              <table:table-cell office:value-type="float" office:value="0.824018">
                <text:p>0.82401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798174">
                <text:p>0.798174</text:p>
              </table:table-cell>
              <table:table-cell office:value-type="float" office:value="0.834462">
                <text:p>0.834462</text:p>
              </table:table-cell>
              <table:table-cell office:value-type="float" office:value="0.840557">
                <text:p>0.840557</text:p>
              </table:table-cell>
              <table:table-cell office:value-type="float" office:value="0.853659">
                <text:p>0.853659</text:p>
              </table:table-cell>
              <table:table-cell office:value-type="float" office:value="0.856309">
                <text:p>0.856309</text:p>
              </table:table-cell>
              <table:table-cell office:value-type="float" office:value="0.86224">
                <text:p>0.8622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5">
                <text:p>0.86755</text:p>
              </table:table-cell>
              <table:table-cell office:value-type="float" office:value="0.867732">
                <text:p>0.867732</text:p>
              </table:table-cell>
              <table:table-cell office:value-type="float" office:value="0.851537">
                <text:p>0.85153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709583">
                <text:p>0.709583</text:p>
              </table:table-cell>
              <table:table-cell office:value-type="float" office:value="0.831962">
                <text:p>0.831962</text:p>
              </table:table-cell>
              <table:table-cell office:value-type="float" office:value="0.838402">
                <text:p>0.838402</text:p>
              </table:table-cell>
              <table:table-cell office:value-type="float" office:value="0.853614">
                <text:p>0.853614</text:p>
              </table:table-cell>
              <table:table-cell office:value-type="float" office:value="0.857182">
                <text:p>0.857182</text:p>
              </table:table-cell>
              <table:table-cell office:value-type="float" office:value="0.863112">
                <text:p>0.86311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11">
                <text:p>0.867511</text:p>
              </table:table-cell>
              <table:table-cell office:value-type="float" office:value="0.867732">
                <text:p>0.867732</text:p>
              </table:table-cell>
              <table:table-cell office:value-type="float" office:value="0.842378">
                <text:p>0.84237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707911">
                <text:p>0.707911</text:p>
              </table:table-cell>
              <table:table-cell office:value-type="float" office:value="0.834462">
                <text:p>0.834462</text:p>
              </table:table-cell>
              <table:table-cell office:value-type="float" office:value="0.840602">
                <text:p>0.840602</text:p>
              </table:table-cell>
              <table:table-cell office:value-type="float" office:value="0.855262">
                <text:p>0.855262</text:p>
              </table:table-cell>
              <table:table-cell office:value-type="float" office:value="0.858054">
                <text:p>0.858054</text:p>
              </table:table-cell>
              <table:table-cell office:value-type="float" office:value="0.86224">
                <text:p>0.8622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37">
                <text:p>0.867537</text:p>
              </table:table-cell>
              <table:table-cell office:value-type="float" office:value="0.867732">
                <text:p>0.867732</text:p>
              </table:table-cell>
              <table:table-cell office:value-type="float" office:value="0.842849">
                <text:p>0.84284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73028">
                <text:p>0.673028</text:p>
              </table:table-cell>
              <table:table-cell office:value-type="float" office:value="0.836247">
                <text:p>0.836247</text:p>
              </table:table-cell>
              <table:table-cell office:value-type="float" office:value="0.841254">
                <text:p>0.841254</text:p>
              </table:table-cell>
              <table:table-cell office:value-type="float" office:value="0.855611">
                <text:p>0.855611</text:p>
              </table:table-cell>
              <table:table-cell office:value-type="float" office:value="0.858752">
                <text:p>0.858752</text:p>
              </table:table-cell>
              <table:table-cell office:value-type="float" office:value="0.8666">
                <text:p>0.866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76">
                <text:p>0.867576</text:p>
              </table:table-cell>
              <table:table-cell office:value-type="float" office:value="0.867732">
                <text:p>0.867732</text:p>
              </table:table-cell>
              <table:table-cell office:value-type="float" office:value="0.840149">
                <text:p>0.84014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26741">
                <text:p>0.626741</text:p>
              </table:table-cell>
              <table:table-cell office:value-type="float" office:value="0.836247">
                <text:p>0.836247</text:p>
              </table:table-cell>
              <table:table-cell office:value-type="float" office:value="0.851929">
                <text:p>0.851929</text:p>
              </table:table-cell>
              <table:table-cell office:value-type="float" office:value="0.857356">
                <text:p>0.857356</text:p>
              </table:table-cell>
              <table:table-cell office:value-type="float" office:value="0.861804">
                <text:p>0.86180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37">
                <text:p>0.867537</text:p>
              </table:table-cell>
              <table:table-cell office:value-type="float" office:value="0.867732">
                <text:p>0.867732</text:p>
              </table:table-cell>
              <table:table-cell office:value-type="float" office:value="0.83715">
                <text:p>0.8371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71257">
                <text:p>0.71257</text:p>
              </table:table-cell>
              <table:table-cell office:value-type="float" office:value="0.836247">
                <text:p>0.836247</text:p>
              </table:table-cell>
              <table:table-cell office:value-type="float" office:value="0.841838">
                <text:p>0.841838</text:p>
              </table:table-cell>
              <table:table-cell office:value-type="float" office:value="0.856135">
                <text:p>0.856135</text:p>
              </table:table-cell>
              <table:table-cell office:value-type="float" office:value="0.861368">
                <text:p>0.86136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11">
                <text:p>0.867511</text:p>
              </table:table-cell>
              <table:table-cell office:value-type="float" office:value="0.867732">
                <text:p>0.867732</text:p>
              </table:table-cell>
              <table:table-cell office:value-type="float" office:value="0.844556">
                <text:p>0.84455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806587">
                <text:p>0.806587</text:p>
              </table:table-cell>
              <table:table-cell office:value-type="float" office:value="0.836247">
                <text:p>0.836247</text:p>
              </table:table-cell>
              <table:table-cell office:value-type="float" office:value="0.842143">
                <text:p>0.842143</text:p>
              </table:table-cell>
              <table:table-cell office:value-type="float" office:value="0.855786">
                <text:p>0.855786</text:p>
              </table:table-cell>
              <table:table-cell office:value-type="float" office:value="0.863548">
                <text:p>0.86354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5">
                <text:p>0.86755</text:p>
              </table:table-cell>
              <table:table-cell office:value-type="float" office:value="0.867732">
                <text:p>0.867732</text:p>
              </table:table-cell>
              <table:table-cell office:value-type="float" office:value="0.854175">
                <text:p>0.85417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68016">
                <text:p>0.668016</text:p>
              </table:table-cell>
              <table:table-cell office:value-type="float" office:value="0.835837">
                <text:p>0.835837</text:p>
              </table:table-cell>
              <table:table-cell office:value-type="float" office:value="0.836247">
                <text:p>0.836247</text:p>
              </table:table-cell>
              <table:table-cell office:value-type="float" office:value="0.852924">
                <text:p>0.852924</text:p>
              </table:table-cell>
              <table:table-cell office:value-type="float" office:value="0.857182">
                <text:p>0.85718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98">
                <text:p>0.867498</text:p>
              </table:table-cell>
              <table:table-cell office:value-type="float" office:value="0.867732">
                <text:p>0.867732</text:p>
              </table:table-cell>
              <table:table-cell office:value-type="float" office:value="0.838759">
                <text:p>0.83875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31796">
                <text:p>0.631796</text:p>
              </table:table-cell>
              <table:table-cell office:value-type="float" office:value="0.836247">
                <text:p>0.836247</text:p>
              </table:table-cell>
              <table:table-cell office:value-type="float" office:value="0.848044">
                <text:p>0.848044</text:p>
              </table:table-cell>
              <table:table-cell office:value-type="float" office:value="0.85596">
                <text:p>0.85596</text:p>
              </table:table-cell>
              <table:table-cell office:value-type="float" office:value="0.86006">
                <text:p>0.8600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85">
                <text:p>0.867485</text:p>
              </table:table-cell>
              <table:table-cell office:value-type="float" office:value="0.867732">
                <text:p>0.867732</text:p>
              </table:table-cell>
              <table:table-cell office:value-type="float" office:value="0.836948">
                <text:p>0.83694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820822">
                <text:p>0.820822</text:p>
              </table:table-cell>
              <table:table-cell office:value-type="float" office:value="0.849811">
                <text:p>0.849811</text:p>
              </table:table-cell>
              <table:table-cell office:value-type="float" office:value="0.855262">
                <text:p>0.855262</text:p>
              </table:table-cell>
              <table:table-cell office:value-type="float" office:value="0.857705">
                <text:p>0.857705</text:p>
              </table:table-cell>
              <table:table-cell office:value-type="float" office:value="0.866164">
                <text:p>0.86616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58713">
                <text:p>0.85871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728236">
                <text:p>0.728236</text:p>
              </table:table-cell>
              <table:table-cell office:value-type="float" office:value="0.845057">
                <text:p>0.845057</text:p>
              </table:table-cell>
              <table:table-cell office:value-type="float" office:value="0.855262">
                <text:p>0.855262</text:p>
              </table:table-cell>
              <table:table-cell office:value-type="float" office:value="0.858752">
                <text:p>0.85875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9214">
                <text:p>0.84921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704928">
                <text:p>0.704928</text:p>
              </table:table-cell>
              <table:table-cell office:value-type="float" office:value="0.845881">
                <text:p>0.845881</text:p>
              </table:table-cell>
              <table:table-cell office:value-type="float" office:value="0.855262">
                <text:p>0.855262</text:p>
              </table:table-cell>
              <table:table-cell office:value-type="float" office:value="0.858578">
                <text:p>0.858578</text:p>
              </table:table-cell>
              <table:table-cell office:value-type="float" office:value="0.86442">
                <text:p>0.8644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6643">
                <text:p>0.84664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13893">
                <text:p>0.413893</text:p>
              </table:table-cell>
              <table:table-cell office:value-type="float" office:value="0.844519">
                <text:p>0.844519</text:p>
              </table:table-cell>
              <table:table-cell office:value-type="float" office:value="0.855437">
                <text:p>0.855437</text:p>
              </table:table-cell>
              <table:table-cell office:value-type="float" office:value="0.861804">
                <text:p>0.86180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18049">
                <text:p>0.81804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587663">
                <text:p>0.587663</text:p>
              </table:table-cell>
              <table:table-cell office:value-type="float" office:value="0.841842">
                <text:p>0.841842</text:p>
              </table:table-cell>
              <table:table-cell office:value-type="float" office:value="0.855262">
                <text:p>0.855262</text:p>
              </table:table-cell>
              <table:table-cell office:value-type="float" office:value="0.858054">
                <text:p>0.85805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4766">
                <text:p>0.83476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72918">
                <text:p>0.672918</text:p>
              </table:table-cell>
              <table:table-cell office:value-type="float" office:value="0.845881">
                <text:p>0.845881</text:p>
              </table:table-cell>
              <table:table-cell office:value-type="float" office:value="0.857356">
                <text:p>0.857356</text:p>
              </table:table-cell>
              <table:table-cell office:value-type="float" office:value="0.863112">
                <text:p>0.86311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441">
                <text:p>0.8444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19731">
                <text:p>0.619731</text:p>
              </table:table-cell>
              <table:table-cell office:value-type="float" office:value="0.849146">
                <text:p>0.849146</text:p>
              </table:table-cell>
              <table:table-cell office:value-type="float" office:value="0.85788">
                <text:p>0.85788</text:p>
              </table:table-cell>
              <table:table-cell office:value-type="float" office:value="0.863548">
                <text:p>0.86354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9514">
                <text:p>0.83951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96868">
                <text:p>0.596868</text:p>
              </table:table-cell>
              <table:table-cell office:value-type="float" office:value="0.836247">
                <text:p>0.836247</text:p>
              </table:table-cell>
              <table:table-cell office:value-type="float" office:value="0.85201">
                <text:p>0.85201</text:p>
              </table:table-cell>
              <table:table-cell office:value-type="float" office:value="0.858752">
                <text:p>0.858752</text:p>
              </table:table-cell>
              <table:table-cell office:value-type="float" office:value="0.867036">
                <text:p>0.86703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4828">
                <text:p>0.83482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708623">
                <text:p>0.708623</text:p>
              </table:table-cell>
              <table:table-cell office:value-type="float" office:value="0.836937">
                <text:p>0.836937</text:p>
              </table:table-cell>
              <table:table-cell office:value-type="float" office:value="0.856258">
                <text:p>0.856258</text:p>
              </table:table-cell>
              <table:table-cell office:value-type="float" office:value="0.861368">
                <text:p>0.86136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6802">
                <text:p>0.84680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58984">
                <text:p>0.658984</text:p>
              </table:table-cell>
              <table:table-cell office:value-type="float" office:value="0.835728">
                <text:p>0.835728</text:p>
              </table:table-cell>
              <table:table-cell office:value-type="float" office:value="0.853239">
                <text:p>0.853239</text:p>
              </table:table-cell>
              <table:table-cell office:value-type="float" office:value="0.860496">
                <text:p>0.86049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1328">
                <text:p>0.84132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727726">
                <text:p>0.727726</text:p>
              </table:table-cell>
              <table:table-cell office:value-type="float" office:value="0.841262">
                <text:p>0.841262</text:p>
              </table:table-cell>
              <table:table-cell office:value-type="float" office:value="0.857776">
                <text:p>0.857776</text:p>
              </table:table-cell>
              <table:table-cell office:value-type="float" office:value="0.861804">
                <text:p>0.86180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934">
                <text:p>0.8493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85607">
                <text:p>0.685607</text:p>
              </table:table-cell>
              <table:table-cell office:value-type="float" office:value="0.844914">
                <text:p>0.844914</text:p>
              </table:table-cell>
              <table:table-cell office:value-type="float" office:value="0.858752">
                <text:p>0.858752</text:p>
              </table:table-cell>
              <table:table-cell office:value-type="float" office:value="0.8666">
                <text:p>0.866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6071">
                <text:p>0.84607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47977">
                <text:p>0.647977</text:p>
              </table:table-cell>
              <table:table-cell office:value-type="float" office:value="0.840004">
                <text:p>0.840004</text:p>
              </table:table-cell>
              <table:table-cell office:value-type="float" office:value="0.856658">
                <text:p>0.856658</text:p>
              </table:table-cell>
              <table:table-cell office:value-type="float" office:value="0.863112">
                <text:p>0.86311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1259">
                <text:p>0.84125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716613">
                <text:p>0.716613</text:p>
              </table:table-cell>
              <table:table-cell office:value-type="float" office:value="0.840974">
                <text:p>0.840974</text:p>
              </table:table-cell>
              <table:table-cell office:value-type="float" office:value="0.857356">
                <text:p>0.857356</text:p>
              </table:table-cell>
              <table:table-cell office:value-type="float" office:value="0.863112">
                <text:p>0.86311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8289">
                <text:p>0.84828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722116">
                <text:p>0.722116</text:p>
              </table:table-cell>
              <table:table-cell office:value-type="float" office:value="0.838676">
                <text:p>0.838676</text:p>
              </table:table-cell>
              <table:table-cell office:value-type="float" office:value="0.858054">
                <text:p>0.858054</text:p>
              </table:table-cell>
              <table:table-cell office:value-type="float" office:value="0.8666">
                <text:p>0.866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9028">
                <text:p>0.84902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798587">
                <text:p>0.798587</text:p>
              </table:table-cell>
              <table:table-cell office:value-type="float" office:value="0.841593">
                <text:p>0.841593</text:p>
              </table:table-cell>
              <table:table-cell office:value-type="float" office:value="0.858054">
                <text:p>0.858054</text:p>
              </table:table-cell>
              <table:table-cell office:value-type="float" office:value="0.86442">
                <text:p>0.8644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56749">
                <text:p>0.85674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551519">
                <text:p>0.551519</text:p>
              </table:table-cell>
              <table:table-cell office:value-type="float" office:value="0.849242">
                <text:p>0.849242</text:p>
              </table:table-cell>
              <table:table-cell office:value-type="float" office:value="0.860496">
                <text:p>0.86049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3356">
                <text:p>0.83335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36938">
                <text:p>0.736938</text:p>
              </table:table-cell>
              <table:table-cell office:value-type="float" office:value="0.856358">
                <text:p>0.856358</text:p>
              </table:table-cell>
              <table:table-cell office:value-type="float" office:value="0.863112">
                <text:p>0.86311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52871">
                <text:p>0.85287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52059">
                <text:p>0.52059</text:p>
              </table:table-cell>
              <table:table-cell office:value-type="float" office:value="0.84493">
                <text:p>0.84493</text:p>
              </table:table-cell>
              <table:table-cell office:value-type="float" office:value="0.858752">
                <text:p>0.858752</text:p>
              </table:table-cell>
              <table:table-cell office:value-type="float" office:value="0.865728">
                <text:p>0.86572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85">
                <text:p>0.867485</text:p>
              </table:table-cell>
              <table:table-cell office:value-type="float" office:value="0.867732">
                <text:p>0.867732</text:p>
              </table:table-cell>
              <table:table-cell office:value-type="float" office:value="0.829485">
                <text:p>0.82948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724648">
                <text:p>0.724648</text:p>
              </table:table-cell>
              <table:table-cell office:value-type="float" office:value="0.837604">
                <text:p>0.837604</text:p>
              </table:table-cell>
              <table:table-cell office:value-type="float" office:value="0.859624">
                <text:p>0.85962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9418">
                <text:p>0.84941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718655">
                <text:p>0.718655</text:p>
              </table:table-cell>
              <table:table-cell office:value-type="float" office:value="0.826854">
                <text:p>0.826854</text:p>
              </table:table-cell>
              <table:table-cell office:value-type="float" office:value="0.856336">
                <text:p>0.85633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7415">
                <text:p>0.84741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796693">
                <text:p>0.796693</text:p>
              </table:table-cell>
              <table:table-cell office:value-type="float" office:value="0.830832">
                <text:p>0.830832</text:p>
              </table:table-cell>
              <table:table-cell office:value-type="float" office:value="0.863112">
                <text:p>0.86311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56294">
                <text:p>0.85629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81516">
                <text:p>0.681516</text:p>
              </table:table-cell>
              <table:table-cell office:value-type="float" office:value="0.829119">
                <text:p>0.829119</text:p>
              </table:table-cell>
              <table:table-cell office:value-type="float" office:value="0.858229">
                <text:p>0.858229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4117">
                <text:p>0.84411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90192">
                <text:p>0.390192</text:p>
              </table:table-cell>
              <table:table-cell office:value-type="float" office:value="0.824506">
                <text:p>0.824506</text:p>
              </table:table-cell>
              <table:table-cell office:value-type="float" office:value="0.851261">
                <text:p>0.851261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13826">
                <text:p>0.81382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769824">
                <text:p>0.769824</text:p>
              </table:table-cell>
              <table:table-cell office:value-type="float" office:value="0.844008">
                <text:p>0.844008</text:p>
              </table:table-cell>
              <table:table-cell office:value-type="float" office:value="0.860932">
                <text:p>0.86093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54707">
                <text:p>0.85470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780648">
                <text:p>0.780648</text:p>
              </table:table-cell>
              <table:table-cell office:value-type="float" office:value="0.838112">
                <text:p>0.838112</text:p>
              </table:table-cell>
              <table:table-cell office:value-type="float" office:value="0.860932">
                <text:p>0.86093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552">
                <text:p>0.855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3793">
                <text:p>0.63793</text:p>
              </table:table-cell>
              <table:table-cell office:value-type="float" office:value="0.824506">
                <text:p>0.824506</text:p>
              </table:table-cell>
              <table:table-cell office:value-type="float" office:value="0.853721">
                <text:p>0.853721</text:p>
              </table:table-cell>
              <table:table-cell office:value-type="float" office:value="0.8666">
                <text:p>0.866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8759">
                <text:p>0.83875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498251">
                <text:p>0.498251</text:p>
              </table:table-cell>
              <table:table-cell office:value-type="float" office:value="0.824506">
                <text:p>0.824506</text:p>
              </table:table-cell>
              <table:table-cell office:value-type="float" office:value="0.835286">
                <text:p>0.835286</text:p>
              </table:table-cell>
              <table:table-cell office:value-type="float" office:value="0.859275">
                <text:p>0.85927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2215">
                <text:p>0.82221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28705">
                <text:p>0.628705</text:p>
              </table:table-cell>
              <table:table-cell office:value-type="float" office:value="0.825006">
                <text:p>0.825006</text:p>
              </table:table-cell>
              <table:table-cell office:value-type="float" office:value="0.848136">
                <text:p>0.848136</text:p>
              </table:table-cell>
              <table:table-cell office:value-type="float" office:value="0.860932">
                <text:p>0.86093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6761">
                <text:p>0.83676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99795">
                <text:p>0.699795</text:p>
              </table:table-cell>
              <table:table-cell office:value-type="float" office:value="0.826508">
                <text:p>0.826508</text:p>
              </table:table-cell>
              <table:table-cell office:value-type="float" office:value="0.849203">
                <text:p>0.849203</text:p>
              </table:table-cell>
              <table:table-cell office:value-type="float" office:value="0.86006">
                <text:p>0.8600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85">
                <text:p>0.867485</text:p>
              </table:table-cell>
              <table:table-cell office:value-type="float" office:value="0.867732">
                <text:p>0.867732</text:p>
              </table:table-cell>
              <table:table-cell office:value-type="float" office:value="0.844041">
                <text:p>0.84404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772016">
                <text:p>0.772016</text:p>
              </table:table-cell>
              <table:table-cell office:value-type="float" office:value="0.824506">
                <text:p>0.824506</text:p>
              </table:table-cell>
              <table:table-cell office:value-type="float" office:value="0.842161">
                <text:p>0.842161</text:p>
              </table:table-cell>
              <table:table-cell office:value-type="float" office:value="0.858752">
                <text:p>0.858752</text:p>
              </table:table-cell>
              <table:table-cell office:value-type="float" office:value="0.86442">
                <text:p>0.8644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9922">
                <text:p>0.84992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91692">
                <text:p>0.691692</text:p>
              </table:table-cell>
              <table:table-cell office:value-type="float" office:value="0.824506">
                <text:p>0.824506</text:p>
              </table:table-cell>
              <table:table-cell office:value-type="float" office:value="0.826508">
                <text:p>0.826508</text:p>
              </table:table-cell>
              <table:table-cell office:value-type="float" office:value="0.843842">
                <text:p>0.843842</text:p>
              </table:table-cell>
              <table:table-cell office:value-type="float" office:value="0.861804">
                <text:p>0.86180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8571">
                <text:p>0.83857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81745">
                <text:p>0.681745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79">
                <text:p>0.824579</text:p>
              </table:table-cell>
              <table:table-cell office:value-type="float" office:value="0.835272">
                <text:p>0.835272</text:p>
              </table:table-cell>
              <table:table-cell office:value-type="float" office:value="0.859955">
                <text:p>0.85995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6342">
                <text:p>0.83634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527307">
                <text:p>0.527307</text:p>
              </table:table-cell>
              <table:table-cell office:value-type="float" office:value="0.824506">
                <text:p>0.824506</text:p>
              </table:table-cell>
              <table:table-cell office:value-type="float" office:value="0.826007">
                <text:p>0.826007</text:p>
              </table:table-cell>
              <table:table-cell office:value-type="float" office:value="0.84488">
                <text:p>0.84488</text:p>
              </table:table-cell>
              <table:table-cell office:value-type="float" office:value="0.863112">
                <text:p>0.86311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2317">
                <text:p>0.82231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707772">
                <text:p>0.707772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06">
                <text:p>0.824506</text:p>
              </table:table-cell>
              <table:table-cell office:value-type="float" office:value="0.836685">
                <text:p>0.836685</text:p>
              </table:table-cell>
              <table:table-cell office:value-type="float" office:value="0.862676">
                <text:p>0.86267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9351">
                <text:p>0.83935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21531">
                <text:p>0.621531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06">
                <text:p>0.824506</text:p>
              </table:table-cell>
              <table:table-cell office:value-type="float" office:value="0.832123">
                <text:p>0.832123</text:p>
              </table:table-cell>
              <table:table-cell office:value-type="float" office:value="0.862676">
                <text:p>0.86267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027">
                <text:p>0.8302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35161">
                <text:p>0.635161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06">
                <text:p>0.824506</text:p>
              </table:table-cell>
              <table:table-cell office:value-type="float" office:value="0.829731">
                <text:p>0.829731</text:p>
              </table:table-cell>
              <table:table-cell office:value-type="float" office:value="0.85625">
                <text:p>0.8562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0752">
                <text:p>0.83075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811399">
                <text:p>0.811399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06">
                <text:p>0.824506</text:p>
              </table:table-cell>
              <table:table-cell office:value-type="float" office:value="0.830158">
                <text:p>0.830158</text:p>
              </table:table-cell>
              <table:table-cell office:value-type="float" office:value="0.846634">
                <text:p>0.84663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7456">
                <text:p>0.84745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720216">
                <text:p>0.720216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799">
                <text:p>0.824799</text:p>
              </table:table-cell>
              <table:table-cell office:value-type="float" office:value="0.832807">
                <text:p>0.832807</text:p>
              </table:table-cell>
              <table:table-cell office:value-type="float" office:value="0.848029">
                <text:p>0.848029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8772">
                <text:p>0.83877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718024">
                <text:p>0.718024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06">
                <text:p>0.824506</text:p>
              </table:table-cell>
              <table:table-cell office:value-type="float" office:value="0.825239">
                <text:p>0.825239</text:p>
              </table:table-cell>
              <table:table-cell office:value-type="float" office:value="0.834516">
                <text:p>0.834516</text:p>
              </table:table-cell>
              <table:table-cell office:value-type="float" office:value="0.860007">
                <text:p>0.860007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5669">
                <text:p>0.83566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03023">
                <text:p>0.603023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06">
                <text:p>0.824506</text:p>
              </table:table-cell>
              <table:table-cell office:value-type="float" office:value="0.827815">
                <text:p>0.827815</text:p>
              </table:table-cell>
              <table:table-cell office:value-type="float" office:value="0.834516">
                <text:p>0.834516</text:p>
              </table:table-cell>
              <table:table-cell office:value-type="float" office:value="0.854023">
                <text:p>0.854023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3828">
                <text:p>0.82382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714261">
                <text:p>0.714261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873">
                <text:p>0.824873</text:p>
              </table:table-cell>
              <table:table-cell office:value-type="float" office:value="0.830671">
                <text:p>0.830671</text:p>
              </table:table-cell>
              <table:table-cell office:value-type="float" office:value="0.834689">
                <text:p>0.834689</text:p>
              </table:table-cell>
              <table:table-cell office:value-type="float" office:value="0.859059">
                <text:p>0.859059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5795">
                <text:p>0.83579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95439">
                <text:p>0.695439</text:p>
              </table:table-cell>
              <table:table-cell office:value-type="float" office:value="0.824506">
                <text:p>0.824506</text:p>
              </table:table-cell>
              <table:table-cell office:value-type="float" office:value="0.825313">
                <text:p>0.825313</text:p>
              </table:table-cell>
              <table:table-cell office:value-type="float" office:value="0.829817">
                <text:p>0.829817</text:p>
              </table:table-cell>
              <table:table-cell office:value-type="float" office:value="0.834516">
                <text:p>0.834516</text:p>
              </table:table-cell>
              <table:table-cell office:value-type="float" office:value="0.858627">
                <text:p>0.858627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3811">
                <text:p>0.83381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769791">
                <text:p>0.769791</text:p>
              </table:table-cell>
              <table:table-cell office:value-type="float" office:value="0.824506">
                <text:p>0.824506</text:p>
              </table:table-cell>
              <table:table-cell office:value-type="float" office:value="0.825533">
                <text:p>0.825533</text:p>
              </table:table-cell>
              <table:table-cell office:value-type="float" office:value="0.82939">
                <text:p>0.82939</text:p>
              </table:table-cell>
              <table:table-cell office:value-type="float" office:value="0.834516">
                <text:p>0.834516</text:p>
              </table:table-cell>
              <table:table-cell office:value-type="float" office:value="0.849893">
                <text:p>0.849893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0352">
                <text:p>0.84035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518309">
                <text:p>0.518309</text:p>
              </table:table-cell>
              <table:table-cell office:value-type="float" office:value="0.82379">
                <text:p>0.82379</text:p>
              </table:table-cell>
              <table:table-cell office:value-type="float" office:value="0.825166">
                <text:p>0.825166</text:p>
              </table:table-cell>
              <table:table-cell office:value-type="float" office:value="0.82939">
                <text:p>0.82939</text:p>
              </table:table-cell>
              <table:table-cell office:value-type="float" office:value="0.834862">
                <text:p>0.834862</text:p>
              </table:table-cell>
              <table:table-cell office:value-type="float" office:value="0.858385">
                <text:p>0.85838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15979">
                <text:p>0.81597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592282">
                <text:p>0.592282</text:p>
              </table:table-cell>
              <table:table-cell office:value-type="float" office:value="0.812303">
                <text:p>0.812303</text:p>
              </table:table-cell>
              <table:table-cell office:value-type="float" office:value="0.824726">
                <text:p>0.824726</text:p>
              </table:table-cell>
              <table:table-cell office:value-type="float" office:value="0.827254">
                <text:p>0.827254</text:p>
              </table:table-cell>
              <table:table-cell office:value-type="float" office:value="0.834689">
                <text:p>0.834689</text:p>
              </table:table-cell>
              <table:table-cell office:value-type="float" office:value="0.851679">
                <text:p>0.851679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1282">
                <text:p>0.82128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73859">
                <text:p>0.673859</text:p>
              </table:table-cell>
              <table:table-cell office:value-type="float" office:value="0.794928">
                <text:p>0.794928</text:p>
              </table:table-cell>
              <table:table-cell office:value-type="float" office:value="0.824506">
                <text:p>0.824506</text:p>
              </table:table-cell>
              <table:table-cell office:value-type="float" office:value="0.825753">
                <text:p>0.825753</text:p>
              </table:table-cell>
              <table:table-cell office:value-type="float" office:value="0.831526">
                <text:p>0.831526</text:p>
              </table:table-cell>
              <table:table-cell office:value-type="float" office:value="0.838407">
                <text:p>0.838407</text:p>
              </table:table-cell>
              <table:table-cell office:value-type="float" office:value="0.86388">
                <text:p>0.8638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5528">
                <text:p>0.82552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4533">
                <text:p>0.784533</text:p>
              </table:table-cell>
              <table:table-cell office:value-type="float" office:value="0.810713">
                <text:p>0.810713</text:p>
              </table:table-cell>
              <table:table-cell office:value-type="float" office:value="0.825239">
                <text:p>0.825239</text:p>
              </table:table-cell>
              <table:table-cell office:value-type="float" office:value="0.82939">
                <text:p>0.82939</text:p>
              </table:table-cell>
              <table:table-cell office:value-type="float" office:value="0.835382">
                <text:p>0.835382</text:p>
              </table:table-cell>
              <table:table-cell office:value-type="float" office:value="0.85981">
                <text:p>0.85981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1496">
                <text:p>0.84149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02971">
                <text:p>0.602971</text:p>
              </table:table-cell>
              <table:table-cell office:value-type="float" office:value="0.816518">
                <text:p>0.816518</text:p>
              </table:table-cell>
              <table:table-cell office:value-type="float" office:value="0.825313">
                <text:p>0.825313</text:p>
              </table:table-cell>
              <table:table-cell office:value-type="float" office:value="0.8264">
                <text:p>0.8264</text:p>
              </table:table-cell>
              <table:table-cell office:value-type="float" office:value="0.834516">
                <text:p>0.834516</text:p>
              </table:table-cell>
              <table:table-cell office:value-type="float" office:value="0.846913">
                <text:p>0.846913</text:p>
              </table:table-cell>
              <table:table-cell office:value-type="float" office:value="0.866164">
                <text:p>0.86616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2121">
                <text:p>0.82212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497092">
                <text:p>0.497092</text:p>
              </table:table-cell>
              <table:table-cell office:value-type="float" office:value="0.824506">
                <text:p>0.824506</text:p>
              </table:table-cell>
              <table:table-cell office:value-type="float" office:value="0.825753">
                <text:p>0.825753</text:p>
              </table:table-cell>
              <table:table-cell office:value-type="float" office:value="0.830203">
                <text:p>0.830203</text:p>
              </table:table-cell>
              <table:table-cell office:value-type="float" office:value="0.834602">
                <text:p>0.834602</text:p>
              </table:table-cell>
              <table:table-cell office:value-type="float" office:value="0.846586">
                <text:p>0.846586</text:p>
              </table:table-cell>
              <table:table-cell office:value-type="float" office:value="0.866393">
                <text:p>0.866393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12755">
                <text:p>0.81275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71456">
                <text:p>0.71456</text:p>
              </table:table-cell>
              <table:table-cell office:value-type="float" office:value="0.824799">
                <text:p>0.824799</text:p>
              </table:table-cell>
              <table:table-cell office:value-type="float" office:value="0.826359">
                <text:p>0.826359</text:p>
              </table:table-cell>
              <table:table-cell office:value-type="float" office:value="0.834474">
                <text:p>0.834474</text:p>
              </table:table-cell>
              <table:table-cell office:value-type="float" office:value="0.834516">
                <text:p>0.834516</text:p>
              </table:table-cell>
              <table:table-cell office:value-type="float" office:value="0.844473">
                <text:p>0.844473</text:p>
              </table:table-cell>
              <table:table-cell office:value-type="float" office:value="0.863585">
                <text:p>0.86358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4518">
                <text:p>0.83451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60203">
                <text:p>0.660203</text:p>
              </table:table-cell>
              <table:table-cell office:value-type="float" office:value="0.824506">
                <text:p>0.824506</text:p>
              </table:table-cell>
              <table:table-cell office:value-type="float" office:value="0.82568">
                <text:p>0.82568</text:p>
              </table:table-cell>
              <table:table-cell office:value-type="float" office:value="0.831484">
                <text:p>0.831484</text:p>
              </table:table-cell>
              <table:table-cell office:value-type="float" office:value="0.834516">
                <text:p>0.834516</text:p>
              </table:table-cell>
              <table:table-cell office:value-type="float" office:value="0.842589">
                <text:p>0.842589</text:p>
              </table:table-cell>
              <table:table-cell office:value-type="float" office:value="0.86165">
                <text:p>0.8616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8304">
                <text:p>0.82830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542545">
                <text:p>0.542545</text:p>
              </table:table-cell>
              <table:table-cell office:value-type="float" office:value="0.821967">
                <text:p>0.821967</text:p>
              </table:table-cell>
              <table:table-cell office:value-type="float" office:value="0.824726">
                <text:p>0.824726</text:p>
              </table:table-cell>
              <table:table-cell office:value-type="float" office:value="0.830244">
                <text:p>0.830244</text:p>
              </table:table-cell>
              <table:table-cell office:value-type="float" office:value="0.834516">
                <text:p>0.834516</text:p>
              </table:table-cell>
              <table:table-cell office:value-type="float" office:value="0.841977">
                <text:p>0.841977</text:p>
              </table:table-cell>
              <table:table-cell office:value-type="float" office:value="0.860429">
                <text:p>0.860429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15882">
                <text:p>0.81588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472701">
                <text:p>0.472701</text:p>
              </table:table-cell>
              <table:table-cell office:value-type="float" office:value="0.82445">
                <text:p>0.82445</text:p>
              </table:table-cell>
              <table:table-cell office:value-type="float" office:value="0.825239">
                <text:p>0.825239</text:p>
              </table:table-cell>
              <table:table-cell office:value-type="float" office:value="0.83238">
                <text:p>0.83238</text:p>
              </table:table-cell>
              <table:table-cell office:value-type="float" office:value="0.834516">
                <text:p>0.834516</text:p>
              </table:table-cell>
              <table:table-cell office:value-type="float" office:value="0.842125">
                <text:p>0.842125</text:p>
              </table:table-cell>
              <table:table-cell office:value-type="float" office:value="0.858805">
                <text:p>0.85880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09263">
                <text:p>0.80926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80457">
                <text:p>0.580457</text:p>
              </table:table-cell>
              <table:table-cell office:value-type="float" office:value="0.824506">
                <text:p>0.824506</text:p>
              </table:table-cell>
              <table:table-cell office:value-type="float" office:value="0.825019">
                <text:p>0.825019</text:p>
              </table:table-cell>
              <table:table-cell office:value-type="float" office:value="0.831953">
                <text:p>0.831953</text:p>
              </table:table-cell>
              <table:table-cell office:value-type="float" office:value="0.834516">
                <text:p>0.834516</text:p>
              </table:table-cell>
              <table:table-cell office:value-type="float" office:value="0.842783">
                <text:p>0.842783</text:p>
              </table:table-cell>
              <table:table-cell office:value-type="float" office:value="0.859922">
                <text:p>0.85992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0157">
                <text:p>0.82015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645642">
                <text:p>0.645642</text:p>
              </table:table-cell>
              <table:table-cell office:value-type="float" office:value="0.824215">
                <text:p>0.824215</text:p>
              </table:table-cell>
              <table:table-cell office:value-type="float" office:value="0.825093">
                <text:p>0.825093</text:p>
              </table:table-cell>
              <table:table-cell office:value-type="float" office:value="0.833661">
                <text:p>0.833661</text:p>
              </table:table-cell>
              <table:table-cell office:value-type="float" office:value="0.834949">
                <text:p>0.834949</text:p>
              </table:table-cell>
              <table:table-cell office:value-type="float" office:value="0.85045">
                <text:p>0.8504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839">
                <text:p>0.8283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83648">
                <text:p>0.583648</text:p>
              </table:table-cell>
              <table:table-cell office:value-type="float" office:value="0.824506">
                <text:p>0.824506</text:p>
              </table:table-cell>
              <table:table-cell office:value-type="float" office:value="0.828596">
                <text:p>0.828596</text:p>
              </table:table-cell>
              <table:table-cell office:value-type="float" office:value="0.834516">
                <text:p>0.834516</text:p>
              </table:table-cell>
              <table:table-cell office:value-type="float" office:value="0.835269">
                <text:p>0.835269</text:p>
              </table:table-cell>
              <table:table-cell office:value-type="float" office:value="0.85078">
                <text:p>0.85078</text:p>
              </table:table-cell>
              <table:table-cell office:value-type="float" office:value="0.86503">
                <text:p>0.86503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85">
                <text:p>0.867485</text:p>
              </table:table-cell>
              <table:table-cell office:value-type="float" office:value="0.867732">
                <text:p>0.867732</text:p>
              </table:table-cell>
              <table:table-cell office:value-type="float" office:value="0.822477">
                <text:p>0.8224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412715">
                <text:p>0.412715</text:p>
              </table:table-cell>
              <table:table-cell office:value-type="float" office:value="0.824726">
                <text:p>0.824726</text:p>
              </table:table-cell>
              <table:table-cell office:value-type="float" office:value="0.832807">
                <text:p>0.832807</text:p>
              </table:table-cell>
              <table:table-cell office:value-type="float" office:value="0.834775">
                <text:p>0.834775</text:p>
              </table:table-cell>
              <table:table-cell office:value-type="float" office:value="0.843324">
                <text:p>0.843324</text:p>
              </table:table-cell>
              <table:table-cell office:value-type="float" office:value="0.855262">
                <text:p>0.855262</text:p>
              </table:table-cell>
              <table:table-cell office:value-type="float" office:value="0.867036">
                <text:p>0.86703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07306">
                <text:p>0.80730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29967">
                <text:p>0.629967</text:p>
              </table:table-cell>
              <table:table-cell office:value-type="float" office:value="0.825239">
                <text:p>0.825239</text:p>
              </table:table-cell>
              <table:table-cell office:value-type="float" office:value="0.834089">
                <text:p>0.834089</text:p>
              </table:table-cell>
              <table:table-cell office:value-type="float" office:value="0.835122">
                <text:p>0.835122</text:p>
              </table:table-cell>
              <table:table-cell office:value-type="float" office:value="0.847543">
                <text:p>0.847543</text:p>
              </table:table-cell>
              <table:table-cell office:value-type="float" office:value="0.858664">
                <text:p>0.85866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0051">
                <text:p>0.83005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443964">
                <text:p>0.443964</text:p>
              </table:table-cell>
              <table:table-cell office:value-type="float" office:value="0.824726">
                <text:p>0.824726</text:p>
              </table:table-cell>
              <table:table-cell office:value-type="float" office:value="0.832807">
                <text:p>0.832807</text:p>
              </table:table-cell>
              <table:table-cell office:value-type="float" office:value="0.837724">
                <text:p>0.837724</text:p>
              </table:table-cell>
              <table:table-cell office:value-type="float" office:value="0.851254">
                <text:p>0.851254</text:p>
              </table:table-cell>
              <table:table-cell office:value-type="float" office:value="0.857094">
                <text:p>0.85709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11746">
                <text:p>0.81174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528867">
                <text:p>0.528867</text:p>
              </table:table-cell>
              <table:table-cell office:value-type="float" office:value="0.826301">
                <text:p>0.826301</text:p>
              </table:table-cell>
              <table:table-cell office:value-type="float" office:value="0.834516">
                <text:p>0.834516</text:p>
              </table:table-cell>
              <table:table-cell office:value-type="float" office:value="0.840338">
                <text:p>0.840338</text:p>
              </table:table-cell>
              <table:table-cell office:value-type="float" office:value="0.854372">
                <text:p>0.854372</text:p>
              </table:table-cell>
              <table:table-cell office:value-type="float" office:value="0.858315">
                <text:p>0.85831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126">
                <text:p>0.8212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523489">
                <text:p>0.523489</text:p>
              </table:table-cell>
              <table:table-cell office:value-type="float" office:value="0.82873">
                <text:p>0.82873</text:p>
              </table:table-cell>
              <table:table-cell office:value-type="float" office:value="0.834516">
                <text:p>0.834516</text:p>
              </table:table-cell>
              <table:table-cell office:value-type="float" office:value="0.842404">
                <text:p>0.842404</text:p>
              </table:table-cell>
              <table:table-cell office:value-type="float" office:value="0.855262">
                <text:p>0.855262</text:p>
              </table:table-cell>
              <table:table-cell office:value-type="float" office:value="0.863199">
                <text:p>0.863199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1749">
                <text:p>0.82174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08641">
                <text:p>0.708641</text:p>
              </table:table-cell>
              <table:table-cell office:value-type="float" office:value="0.829804">
                <text:p>0.829804</text:p>
              </table:table-cell>
              <table:table-cell office:value-type="float" office:value="0.835066">
                <text:p>0.835066</text:p>
              </table:table-cell>
              <table:table-cell office:value-type="float" office:value="0.849859">
                <text:p>0.849859</text:p>
              </table:table-cell>
              <table:table-cell office:value-type="float" office:value="0.857704">
                <text:p>0.85770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1844">
                <text:p>0.84184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621983">
                <text:p>0.621983</text:p>
              </table:table-cell>
              <table:table-cell office:value-type="float" office:value="0.830451">
                <text:p>0.830451</text:p>
              </table:table-cell>
              <table:table-cell office:value-type="float" office:value="0.837699">
                <text:p>0.837699</text:p>
              </table:table-cell>
              <table:table-cell office:value-type="float" office:value="0.85259">
                <text:p>0.85259</text:p>
              </table:table-cell>
              <table:table-cell office:value-type="float" office:value="0.86442">
                <text:p>0.8644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445">
                <text:p>0.8344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728276">
                <text:p>0.728276</text:p>
              </table:table-cell>
              <table:table-cell office:value-type="float" office:value="0.833234">
                <text:p>0.833234</text:p>
              </table:table-cell>
              <table:table-cell office:value-type="float" office:value="0.842149">
                <text:p>0.842149</text:p>
              </table:table-cell>
              <table:table-cell office:value-type="float" office:value="0.8591">
                <text:p>0.8591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6759">
                <text:p>0.84675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542842">
                <text:p>0.542842</text:p>
              </table:table-cell>
              <table:table-cell office:value-type="float" office:value="0.824579">
                <text:p>0.824579</text:p>
              </table:table-cell>
              <table:table-cell office:value-type="float" office:value="0.834496">
                <text:p>0.834496</text:p>
              </table:table-cell>
              <table:table-cell office:value-type="float" office:value="0.85263">
                <text:p>0.85263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5938">
                <text:p>0.82593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48586">
                <text:p>0.548586</text:p>
              </table:table-cell>
              <table:table-cell office:value-type="float" office:value="0.831659">
                <text:p>0.831659</text:p>
              </table:table-cell>
              <table:table-cell office:value-type="float" office:value="0.835819">
                <text:p>0.835819</text:p>
              </table:table-cell>
              <table:table-cell office:value-type="float" office:value="0.853514">
                <text:p>0.853514</text:p>
              </table:table-cell>
              <table:table-cell office:value-type="float" office:value="0.865554">
                <text:p>0.86555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7249">
                <text:p>0.82724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2831">
                <text:p>0.62831</text:p>
              </table:table-cell>
              <table:table-cell office:value-type="float" office:value="0.829731">
                <text:p>0.829731</text:p>
              </table:table-cell>
              <table:table-cell office:value-type="float" office:value="0.839542">
                <text:p>0.839542</text:p>
              </table:table-cell>
              <table:table-cell office:value-type="float" office:value="0.854579">
                <text:p>0.854579</text:p>
              </table:table-cell>
              <table:table-cell office:value-type="float" office:value="0.867036">
                <text:p>0.86703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5656">
                <text:p>0.83565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85614">
                <text:p>0.585614</text:p>
              </table:table-cell>
              <table:table-cell office:value-type="float" office:value="0.827729">
                <text:p>0.827729</text:p>
              </table:table-cell>
              <table:table-cell office:value-type="float" office:value="0.846017">
                <text:p>0.846017</text:p>
              </table:table-cell>
              <table:table-cell office:value-type="float" office:value="0.85596">
                <text:p>0.85596</text:p>
              </table:table-cell>
              <table:table-cell office:value-type="float" office:value="0.865728">
                <text:p>0.86572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1841">
                <text:p>0.83184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808205">
                <text:p>0.808205</text:p>
              </table:table-cell>
              <table:table-cell office:value-type="float" office:value="0.827802">
                <text:p>0.827802</text:p>
              </table:table-cell>
              <table:table-cell office:value-type="float" office:value="0.843658">
                <text:p>0.843658</text:p>
              </table:table-cell>
              <table:table-cell office:value-type="float" office:value="0.856484">
                <text:p>0.856484</text:p>
              </table:table-cell>
              <table:table-cell office:value-type="float" office:value="0.8666">
                <text:p>0.866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54011">
                <text:p>0.85401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522996">
                <text:p>0.522996</text:p>
              </table:table-cell>
              <table:table-cell office:value-type="float" office:value="0.828683">
                <text:p>0.828683</text:p>
              </table:table-cell>
              <table:table-cell office:value-type="float" office:value="0.841269">
                <text:p>0.841269</text:p>
              </table:table-cell>
              <table:table-cell office:value-type="float" office:value="0.856309">
                <text:p>0.856309</text:p>
              </table:table-cell>
              <table:table-cell office:value-type="float" office:value="0.865292">
                <text:p>0.86529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5191">
                <text:p>0.82519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15466">
                <text:p>0.615466</text:p>
              </table:table-cell>
              <table:table-cell office:value-type="float" office:value="0.831545">
                <text:p>0.831545</text:p>
              </table:table-cell>
              <table:table-cell office:value-type="float" office:value="0.850518">
                <text:p>0.850518</text:p>
              </table:table-cell>
              <table:table-cell office:value-type="float" office:value="0.861368">
                <text:p>0.86136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6373">
                <text:p>0.83637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512855">
                <text:p>0.512855</text:p>
              </table:table-cell>
              <table:table-cell office:value-type="float" office:value="0.829008">
                <text:p>0.829008</text:p>
              </table:table-cell>
              <table:table-cell office:value-type="float" office:value="0.842855">
                <text:p>0.842855</text:p>
              </table:table-cell>
              <table:table-cell office:value-type="float" office:value="0.857181">
                <text:p>0.857181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4673">
                <text:p>0.82467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75309">
                <text:p>0.675309</text:p>
              </table:table-cell>
              <table:table-cell office:value-type="float" office:value="0.822074">
                <text:p>0.822074</text:p>
              </table:table-cell>
              <table:table-cell office:value-type="float" office:value="0.838387">
                <text:p>0.838387</text:p>
              </table:table-cell>
              <table:table-cell office:value-type="float" office:value="0.853926">
                <text:p>0.853926</text:p>
              </table:table-cell>
              <table:table-cell office:value-type="float" office:value="0.863722">
                <text:p>0.86372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9078">
                <text:p>0.839078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726504">
                <text:p>0.726504</text:p>
              </table:table-cell>
              <table:table-cell office:value-type="float" office:value="0.824281">
                <text:p>0.824281</text:p>
              </table:table-cell>
              <table:table-cell office:value-type="float" office:value="0.841045">
                <text:p>0.841045</text:p>
              </table:table-cell>
              <table:table-cell office:value-type="float" office:value="0.855262">
                <text:p>0.855262</text:p>
              </table:table-cell>
              <table:table-cell office:value-type="float" office:value="0.864158">
                <text:p>0.86415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4861">
                <text:p>0.84486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585735">
                <text:p>0.585735</text:p>
              </table:table-cell>
              <table:table-cell office:value-type="float" office:value="0.81313">
                <text:p>0.81313</text:p>
              </table:table-cell>
              <table:table-cell office:value-type="float" office:value="0.837595">
                <text:p>0.837595</text:p>
              </table:table-cell>
              <table:table-cell office:value-type="float" office:value="0.853993">
                <text:p>0.853993</text:p>
              </table:table-cell>
              <table:table-cell office:value-type="float" office:value="0.863548">
                <text:p>0.86354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9136">
                <text:p>0.82913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240523">
                <text:p>0.240523</text:p>
              </table:table-cell>
              <table:table-cell office:value-type="float" office:value="0.829843">
                <text:p>0.829843</text:p>
              </table:table-cell>
              <table:table-cell office:value-type="float" office:value="0.842077">
                <text:p>0.842077</text:p>
              </table:table-cell>
              <table:table-cell office:value-type="float" office:value="0.855262">
                <text:p>0.855262</text:p>
              </table:table-cell>
              <table:table-cell office:value-type="float" office:value="0.865411">
                <text:p>0.865411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797048">
                <text:p>0.79704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57893">
                <text:p>0.757893</text:p>
              </table:table-cell>
              <table:table-cell office:value-type="float" office:value="0.829875">
                <text:p>0.829875</text:p>
              </table:table-cell>
              <table:table-cell office:value-type="float" office:value="0.839902">
                <text:p>0.839902</text:p>
              </table:table-cell>
              <table:table-cell office:value-type="float" office:value="0.853581">
                <text:p>0.853581</text:p>
              </table:table-cell>
              <table:table-cell office:value-type="float" office:value="0.857911">
                <text:p>0.857911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7652">
                <text:p>0.84765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539693">
                <text:p>0.539693</text:p>
              </table:table-cell>
              <table:table-cell office:value-type="float" office:value="0.825212">
                <text:p>0.825212</text:p>
              </table:table-cell>
              <table:table-cell office:value-type="float" office:value="0.834516">
                <text:p>0.834516</text:p>
              </table:table-cell>
              <table:table-cell office:value-type="float" office:value="0.849598">
                <text:p>0.849598</text:p>
              </table:table-cell>
              <table:table-cell office:value-type="float" office:value="0.855262">
                <text:p>0.855262</text:p>
              </table:table-cell>
              <table:table-cell office:value-type="float" office:value="0.862969">
                <text:p>0.862969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3714">
                <text:p>0.82371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705937">
                <text:p>0.705937</text:p>
              </table:table-cell>
              <table:table-cell office:value-type="float" office:value="0.833403">
                <text:p>0.833403</text:p>
              </table:table-cell>
              <table:table-cell office:value-type="float" office:value="0.836658">
                <text:p>0.836658</text:p>
              </table:table-cell>
              <table:table-cell office:value-type="float" office:value="0.85043">
                <text:p>0.85043</text:p>
              </table:table-cell>
              <table:table-cell office:value-type="float" office:value="0.855437">
                <text:p>0.855437</text:p>
              </table:table-cell>
              <table:table-cell office:value-type="float" office:value="0.8666">
                <text:p>0.866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1836">
                <text:p>0.84183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72036">
                <text:p>0.72036</text:p>
              </table:table-cell>
              <table:table-cell office:value-type="float" office:value="0.834516">
                <text:p>0.834516</text:p>
              </table:table-cell>
              <table:table-cell office:value-type="float" office:value="0.8437">
                <text:p>0.8437</text:p>
              </table:table-cell>
              <table:table-cell office:value-type="float" office:value="0.853614">
                <text:p>0.853614</text:p>
              </table:table-cell>
              <table:table-cell office:value-type="float" office:value="0.856047">
                <text:p>0.856047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456">
                <text:p>0.8445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797547">
                <text:p>0.797547</text:p>
              </table:table-cell>
              <table:table-cell office:value-type="float" office:value="0.834516">
                <text:p>0.834516</text:p>
              </table:table-cell>
              <table:table-cell office:value-type="float" office:value="0.842487">
                <text:p>0.842487</text:p>
              </table:table-cell>
              <table:table-cell office:value-type="float" office:value="0.855262">
                <text:p>0.855262</text:p>
              </table:table-cell>
              <table:table-cell office:value-type="float" office:value="0.863199">
                <text:p>0.863199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53037">
                <text:p>0.85303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03784">
                <text:p>0.603784</text:p>
              </table:table-cell>
              <table:table-cell office:value-type="float" office:value="0.834516">
                <text:p>0.834516</text:p>
              </table:table-cell>
              <table:table-cell office:value-type="float" office:value="0.838787">
                <text:p>0.838787</text:p>
              </table:table-cell>
              <table:table-cell office:value-type="float" office:value="0.853036">
                <text:p>0.853036</text:p>
              </table:table-cell>
              <table:table-cell office:value-type="float" office:value="0.858315">
                <text:p>0.85831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258">
                <text:p>0.8325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818391">
                <text:p>0.818391</text:p>
              </table:table-cell>
              <table:table-cell office:value-type="float" office:value="0.834516">
                <text:p>0.834516</text:p>
              </table:table-cell>
              <table:table-cell office:value-type="float" office:value="0.838236">
                <text:p>0.838236</text:p>
              </table:table-cell>
              <table:table-cell office:value-type="float" office:value="0.853926">
                <text:p>0.853926</text:p>
              </table:table-cell>
              <table:table-cell office:value-type="float" office:value="0.86442">
                <text:p>0.8644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54685">
                <text:p>0.85468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786364">
                <text:p>0.786364</text:p>
              </table:table-cell>
              <table:table-cell office:value-type="float" office:value="0.833959">
                <text:p>0.833959</text:p>
              </table:table-cell>
              <table:table-cell office:value-type="float" office:value="0.834516">
                <text:p>0.834516</text:p>
              </table:table-cell>
              <table:table-cell office:value-type="float" office:value="0.845061">
                <text:p>0.845061</text:p>
              </table:table-cell>
              <table:table-cell office:value-type="float" office:value="0.862588">
                <text:p>0.86258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9985">
                <text:p>0.84998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56024">
                <text:p>0.56024</text:p>
              </table:table-cell>
              <table:table-cell office:value-type="float" office:value="0.834516">
                <text:p>0.834516</text:p>
              </table:table-cell>
              <table:table-cell office:value-type="float" office:value="0.834516">
                <text:p>0.834516</text:p>
              </table:table-cell>
              <table:table-cell office:value-type="float" office:value="0.838655">
                <text:p>0.838655</text:p>
              </table:table-cell>
              <table:table-cell office:value-type="float" office:value="0.853884">
                <text:p>0.853884</text:p>
              </table:table-cell>
              <table:table-cell office:value-type="float" office:value="0.86503">
                <text:p>0.86503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5673">
                <text:p>0.82567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721503">
                <text:p>0.721503</text:p>
              </table:table-cell>
              <table:table-cell office:value-type="float" office:value="0.834516">
                <text:p>0.834516</text:p>
              </table:table-cell>
              <table:table-cell office:value-type="float" office:value="0.844627">
                <text:p>0.844627</text:p>
              </table:table-cell>
              <table:table-cell office:value-type="float" office:value="0.855262">
                <text:p>0.855262</text:p>
              </table:table-cell>
              <table:table-cell office:value-type="float" office:value="0.86503">
                <text:p>0.86503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583">
                <text:p>0.8458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33024">
                <text:p>0.533024</text:p>
              </table:table-cell>
              <table:table-cell office:value-type="float" office:value="0.834689">
                <text:p>0.834689</text:p>
              </table:table-cell>
              <table:table-cell office:value-type="float" office:value="0.846212">
                <text:p>0.846212</text:p>
              </table:table-cell>
              <table:table-cell office:value-type="float" office:value="0.856483">
                <text:p>0.856483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7524">
                <text:p>0.82752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811019">
                <text:p>0.811019</text:p>
              </table:table-cell>
              <table:table-cell office:value-type="float" office:value="0.834689">
                <text:p>0.834689</text:p>
              </table:table-cell>
              <table:table-cell office:value-type="float" office:value="0.845375">
                <text:p>0.845375</text:p>
              </table:table-cell>
              <table:table-cell office:value-type="float" office:value="0.856483">
                <text:p>0.856483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5524">
                <text:p>0.85524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715755">
                <text:p>0.715755</text:p>
              </table:table-cell>
              <table:table-cell office:value-type="float" office:value="0.834516">
                <text:p>0.834516</text:p>
              </table:table-cell>
              <table:table-cell office:value-type="float" office:value="0.835994">
                <text:p>0.835994</text:p>
              </table:table-cell>
              <table:table-cell office:value-type="float" office:value="0.850336">
                <text:p>0.850336</text:p>
              </table:table-cell>
              <table:table-cell office:value-type="float" office:value="0.861367">
                <text:p>0.861367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3533">
                <text:p>0.843533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820557">
                <text:p>0.820557</text:p>
              </table:table-cell>
              <table:table-cell office:value-type="float" office:value="0.834516">
                <text:p>0.834516</text:p>
              </table:table-cell>
              <table:table-cell office:value-type="float" office:value="0.835426">
                <text:p>0.835426</text:p>
              </table:table-cell>
              <table:table-cell office:value-type="float" office:value="0.846772">
                <text:p>0.846772</text:p>
              </table:table-cell>
              <table:table-cell office:value-type="float" office:value="0.858925">
                <text:p>0.85892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85">
                <text:p>0.867485</text:p>
              </table:table-cell>
              <table:table-cell office:value-type="float" office:value="0.867732">
                <text:p>0.867732</text:p>
              </table:table-cell>
              <table:table-cell office:value-type="float" office:value="0.853357">
                <text:p>0.853357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792511">
                <text:p>0.792511</text:p>
              </table:table-cell>
              <table:table-cell office:value-type="float" office:value="0.834516">
                <text:p>0.834516</text:p>
              </table:table-cell>
              <table:table-cell office:value-type="float" office:value="0.834516">
                <text:p>0.834516</text:p>
              </table:table-cell>
              <table:table-cell office:value-type="float" office:value="0.838223">
                <text:p>0.838223</text:p>
              </table:table-cell>
              <table:table-cell office:value-type="float" office:value="0.848944">
                <text:p>0.848944</text:p>
              </table:table-cell>
              <table:table-cell office:value-type="float" office:value="0.860146">
                <text:p>0.86014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98">
                <text:p>0.867498</text:p>
              </table:table-cell>
              <table:table-cell office:value-type="float" office:value="0.867732">
                <text:p>0.867732</text:p>
              </table:table-cell>
              <table:table-cell office:value-type="float" office:value="0.847877">
                <text:p>0.84787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628195">
                <text:p>0.628195</text:p>
              </table:table-cell>
              <table:table-cell office:value-type="float" office:value="0.832935">
                <text:p>0.832935</text:p>
              </table:table-cell>
              <table:table-cell office:value-type="float" office:value="0.834516">
                <text:p>0.834516</text:p>
              </table:table-cell>
              <table:table-cell office:value-type="float" office:value="0.840745">
                <text:p>0.840745</text:p>
              </table:table-cell>
              <table:table-cell office:value-type="float" office:value="0.849751">
                <text:p>0.849751</text:p>
              </table:table-cell>
              <table:table-cell office:value-type="float" office:value="0.858315">
                <text:p>0.85831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24">
                <text:p>0.867524</text:p>
              </table:table-cell>
              <table:table-cell office:value-type="float" office:value="0.867732">
                <text:p>0.867732</text:p>
              </table:table-cell>
              <table:table-cell office:value-type="float" office:value="0.83144">
                <text:p>0.83144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615943">
                <text:p>0.615943</text:p>
              </table:table-cell>
              <table:table-cell office:value-type="float" office:value="0.834516">
                <text:p>0.834516</text:p>
              </table:table-cell>
              <table:table-cell office:value-type="float" office:value="0.834516">
                <text:p>0.834516</text:p>
              </table:table-cell>
              <table:table-cell office:value-type="float" office:value="0.840146">
                <text:p>0.840146</text:p>
              </table:table-cell>
              <table:table-cell office:value-type="float" office:value="0.848944">
                <text:p>0.848944</text:p>
              </table:table-cell>
              <table:table-cell office:value-type="float" office:value="0.855873">
                <text:p>0.855873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9983">
                <text:p>0.82998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69602">
                <text:p>0.69602</text:p>
              </table:table-cell>
              <table:table-cell office:value-type="float" office:value="0.834516">
                <text:p>0.834516</text:p>
              </table:table-cell>
              <table:table-cell office:value-type="float" office:value="0.834516">
                <text:p>0.834516</text:p>
              </table:table-cell>
              <table:table-cell office:value-type="float" office:value="0.838947">
                <text:p>0.838947</text:p>
              </table:table-cell>
              <table:table-cell office:value-type="float" office:value="0.848583">
                <text:p>0.848583</text:p>
              </table:table-cell>
              <table:table-cell office:value-type="float" office:value="0.858925">
                <text:p>0.85892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814">
                <text:p>0.8381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718068">
                <text:p>0.718068</text:p>
              </table:table-cell>
              <table:table-cell office:value-type="float" office:value="0.834516">
                <text:p>0.834516</text:p>
              </table:table-cell>
              <table:table-cell office:value-type="float" office:value="0.834867">
                <text:p>0.834867</text:p>
              </table:table-cell>
              <table:table-cell office:value-type="float" office:value="0.84481">
                <text:p>0.84481</text:p>
              </table:table-cell>
              <table:table-cell office:value-type="float" office:value="0.8517">
                <text:p>0.8517</text:p>
              </table:table-cell>
              <table:table-cell office:value-type="float" office:value="0.862588">
                <text:p>0.86258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85">
                <text:p>0.867485</text:p>
              </table:table-cell>
              <table:table-cell office:value-type="float" office:value="0.867732">
                <text:p>0.867732</text:p>
              </table:table-cell>
              <table:table-cell office:value-type="float" office:value="0.841645">
                <text:p>0.84164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596998">
                <text:p>0.596998</text:p>
              </table:table-cell>
              <table:table-cell office:value-type="float" office:value="0.834433">
                <text:p>0.834433</text:p>
              </table:table-cell>
              <table:table-cell office:value-type="float" office:value="0.834516">
                <text:p>0.834516</text:p>
              </table:table-cell>
              <table:table-cell office:value-type="float" office:value="0.837992">
                <text:p>0.837992</text:p>
              </table:table-cell>
              <table:table-cell office:value-type="float" office:value="0.849919">
                <text:p>0.849919</text:p>
              </table:table-cell>
              <table:table-cell office:value-type="float" office:value="0.858315">
                <text:p>0.85831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98">
                <text:p>0.867498</text:p>
              </table:table-cell>
              <table:table-cell office:value-type="float" office:value="0.867732">
                <text:p>0.867732</text:p>
              </table:table-cell>
              <table:table-cell office:value-type="float" office:value="0.828209">
                <text:p>0.82820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666119">
                <text:p>0.666119</text:p>
              </table:table-cell>
              <table:table-cell office:value-type="float" office:value="0.831926">
                <text:p>0.831926</text:p>
              </table:table-cell>
              <table:table-cell office:value-type="float" office:value="0.834516">
                <text:p>0.834516</text:p>
              </table:table-cell>
              <table:table-cell office:value-type="float" office:value="0.84345">
                <text:p>0.84345</text:p>
              </table:table-cell>
              <table:table-cell office:value-type="float" office:value="0.854372">
                <text:p>0.854372</text:p>
              </table:table-cell>
              <table:table-cell office:value-type="float" office:value="0.863199">
                <text:p>0.863199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24">
                <text:p>0.867524</text:p>
              </table:table-cell>
              <table:table-cell office:value-type="float" office:value="0.867732">
                <text:p>0.867732</text:p>
              </table:table-cell>
              <table:table-cell office:value-type="float" office:value="0.836352">
                <text:p>0.83635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74384">
                <text:p>0.74384</text:p>
              </table:table-cell>
              <table:table-cell office:value-type="float" office:value="0.831498">
                <text:p>0.831498</text:p>
              </table:table-cell>
              <table:table-cell office:value-type="float" office:value="0.834602">
                <text:p>0.834602</text:p>
              </table:table-cell>
              <table:table-cell office:value-type="float" office:value="0.844233">
                <text:p>0.844233</text:p>
              </table:table-cell>
              <table:table-cell office:value-type="float" office:value="0.855923">
                <text:p>0.855923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85">
                <text:p>0.867485</text:p>
              </table:table-cell>
              <table:table-cell office:value-type="float" office:value="0.867732">
                <text:p>0.867732</text:p>
              </table:table-cell>
              <table:table-cell office:value-type="float" office:value="0.844747">
                <text:p>0.844747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35706">
                <text:p>0.35706</text:p>
              </table:table-cell>
              <table:table-cell office:value-type="float" office:value="0.827381">
                <text:p>0.827381</text:p>
              </table:table-cell>
              <table:table-cell office:value-type="float" office:value="0.835095">
                <text:p>0.835095</text:p>
              </table:table-cell>
              <table:table-cell office:value-type="float" office:value="0.846146">
                <text:p>0.846146</text:p>
              </table:table-cell>
              <table:table-cell office:value-type="float" office:value="0.861367">
                <text:p>0.861367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06441">
                <text:p>0.80644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662584">
                <text:p>0.662584</text:p>
              </table:table-cell>
              <table:table-cell office:value-type="float" office:value="0.83266">
                <text:p>0.83266</text:p>
              </table:table-cell>
              <table:table-cell office:value-type="float" office:value="0.83779">
                <text:p>0.83779</text:p>
              </table:table-cell>
              <table:table-cell office:value-type="float" office:value="0.845277">
                <text:p>0.845277</text:p>
              </table:table-cell>
              <table:table-cell office:value-type="float" office:value="0.859536">
                <text:p>0.85953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7521">
                <text:p>0.83752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675174">
                <text:p>0.675174</text:p>
              </table:table-cell>
              <table:table-cell office:value-type="float" office:value="0.833588">
                <text:p>0.833588</text:p>
              </table:table-cell>
              <table:table-cell office:value-type="float" office:value="0.836142">
                <text:p>0.836142</text:p>
              </table:table-cell>
              <table:table-cell office:value-type="float" office:value="0.843779">
                <text:p>0.843779</text:p>
              </table:table-cell>
              <table:table-cell office:value-type="float" office:value="0.849551">
                <text:p>0.849551</text:p>
              </table:table-cell>
              <table:table-cell office:value-type="float" office:value="0.866251">
                <text:p>0.866251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7437">
                <text:p>0.83743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52979">
                <text:p>0.52979</text:p>
              </table:table-cell>
              <table:table-cell office:value-type="float" office:value="0.834516">
                <text:p>0.834516</text:p>
              </table:table-cell>
              <table:table-cell office:value-type="float" office:value="0.836921">
                <text:p>0.836921</text:p>
              </table:table-cell>
              <table:table-cell office:value-type="float" office:value="0.843779">
                <text:p>0.843779</text:p>
              </table:table-cell>
              <table:table-cell office:value-type="float" office:value="0.847121">
                <text:p>0.847121</text:p>
              </table:table-cell>
              <table:table-cell office:value-type="float" office:value="0.859536">
                <text:p>0.85953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2155">
                <text:p>0.82215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636017">
                <text:p>0.636017</text:p>
              </table:table-cell>
              <table:table-cell office:value-type="float" office:value="0.834516">
                <text:p>0.834516</text:p>
              </table:table-cell>
              <table:table-cell office:value-type="float" office:value="0.834867">
                <text:p>0.834867</text:p>
              </table:table-cell>
              <table:table-cell office:value-type="float" office:value="0.842882">
                <text:p>0.842882</text:p>
              </table:table-cell>
              <table:table-cell office:value-type="float" office:value="0.845946">
                <text:p>0.845946</text:p>
              </table:table-cell>
              <table:table-cell office:value-type="float" office:value="0.856699">
                <text:p>0.856699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2082">
                <text:p>0.83208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628524">
                <text:p>0.628524</text:p>
              </table:table-cell>
              <table:table-cell office:value-type="float" office:value="0.834516">
                <text:p>0.834516</text:p>
              </table:table-cell>
              <table:table-cell office:value-type="float" office:value="0.834633">
                <text:p>0.834633</text:p>
              </table:table-cell>
              <table:table-cell office:value-type="float" office:value="0.842882">
                <text:p>0.842882</text:p>
              </table:table-cell>
              <table:table-cell office:value-type="float" office:value="0.845946">
                <text:p>0.845946</text:p>
              </table:table-cell>
              <table:table-cell office:value-type="float" office:value="0.853366">
                <text:p>0.85336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0976">
                <text:p>0.83097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700106">
                <text:p>0.700106</text:p>
              </table:table-cell>
              <table:table-cell office:value-type="float" office:value="0.834516">
                <text:p>0.834516</text:p>
              </table:table-cell>
              <table:table-cell office:value-type="float" office:value="0.83976">
                <text:p>0.83976</text:p>
              </table:table-cell>
              <table:table-cell office:value-type="float" office:value="0.845157">
                <text:p>0.845157</text:p>
              </table:table-cell>
              <table:table-cell office:value-type="float" office:value="0.85231">
                <text:p>0.85231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0921">
                <text:p>0.840921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529063">
                <text:p>0.529063</text:p>
              </table:table-cell>
              <table:table-cell office:value-type="float" office:value="0.834392">
                <text:p>0.834392</text:p>
              </table:table-cell>
              <table:table-cell office:value-type="float" office:value="0.837355">
                <text:p>0.837355</text:p>
              </table:table-cell>
              <table:table-cell office:value-type="float" office:value="0.843821">
                <text:p>0.843821</text:p>
              </table:table-cell>
              <table:table-cell office:value-type="float" office:value="0.852641">
                <text:p>0.852641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3463">
                <text:p>0.82346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6312">
                <text:p>0.776312</text:p>
              </table:table-cell>
              <table:table-cell office:value-type="float" office:value="0.834392">
                <text:p>0.834392</text:p>
              </table:table-cell>
              <table:table-cell office:value-type="float" office:value="0.839526">
                <text:p>0.839526</text:p>
              </table:table-cell>
              <table:table-cell office:value-type="float" office:value="0.843779">
                <text:p>0.843779</text:p>
              </table:table-cell>
              <table:table-cell office:value-type="float" office:value="0.848902">
                <text:p>0.848902</text:p>
              </table:table-cell>
              <table:table-cell office:value-type="float" office:value="0.86442">
                <text:p>0.8644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7722">
                <text:p>0.84772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635107">
                <text:p>0.635107</text:p>
              </table:table-cell>
              <table:table-cell office:value-type="float" office:value="0.834516">
                <text:p>0.834516</text:p>
              </table:table-cell>
              <table:table-cell office:value-type="float" office:value="0.842998">
                <text:p>0.842998</text:p>
              </table:table-cell>
              <table:table-cell office:value-type="float" office:value="0.845978">
                <text:p>0.845978</text:p>
              </table:table-cell>
              <table:table-cell office:value-type="float" office:value="0.853036">
                <text:p>0.853036</text:p>
              </table:table-cell>
              <table:table-cell office:value-type="float" office:value="0.86503">
                <text:p>0.86503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4655">
                <text:p>0.834655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796697">
                <text:p>0.796697</text:p>
              </table:table-cell>
              <table:table-cell office:value-type="float" office:value="0.834433">
                <text:p>0.834433</text:p>
              </table:table-cell>
              <table:table-cell office:value-type="float" office:value="0.839136">
                <text:p>0.839136</text:p>
              </table:table-cell>
              <table:table-cell office:value-type="float" office:value="0.84401">
                <text:p>0.84401</text:p>
              </table:table-cell>
              <table:table-cell office:value-type="float" office:value="0.850725">
                <text:p>0.850725</text:p>
              </table:table-cell>
              <table:table-cell office:value-type="float" office:value="0.862588">
                <text:p>0.86258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9748">
                <text:p>0.849748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711242">
                <text:p>0.711242</text:p>
              </table:table-cell>
              <table:table-cell office:value-type="float" office:value="0.831498">
                <text:p>0.831498</text:p>
              </table:table-cell>
              <table:table-cell office:value-type="float" office:value="0.838975">
                <text:p>0.838975</text:p>
              </table:table-cell>
              <table:table-cell office:value-type="float" office:value="0.84369">
                <text:p>0.84369</text:p>
              </table:table-cell>
              <table:table-cell office:value-type="float" office:value="0.855198">
                <text:p>0.85519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1796">
                <text:p>0.84179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607216">
                <text:p>0.607216</text:p>
              </table:table-cell>
              <table:table-cell office:value-type="float" office:value="0.828228">
                <text:p>0.828228</text:p>
              </table:table-cell>
              <table:table-cell office:value-type="float" office:value="0.839378">
                <text:p>0.839378</text:p>
              </table:table-cell>
              <table:table-cell office:value-type="float" office:value="0.843663">
                <text:p>0.843663</text:p>
              </table:table-cell>
              <table:table-cell office:value-type="float" office:value="0.854388">
                <text:p>0.85438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1023">
                <text:p>0.83102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71145">
                <text:p>0.71145</text:p>
              </table:table-cell>
              <table:table-cell office:value-type="float" office:value="0.834602">
                <text:p>0.834602</text:p>
              </table:table-cell>
              <table:table-cell office:value-type="float" office:value="0.843199">
                <text:p>0.843199</text:p>
              </table:table-cell>
              <table:table-cell office:value-type="float" office:value="0.844089">
                <text:p>0.844089</text:p>
              </table:table-cell>
              <table:table-cell office:value-type="float" office:value="0.854587">
                <text:p>0.854587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2529">
                <text:p>0.84252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767482">
                <text:p>0.767482</text:p>
              </table:table-cell>
              <table:table-cell office:value-type="float" office:value="0.833876">
                <text:p>0.833876</text:p>
              </table:table-cell>
              <table:table-cell office:value-type="float" office:value="0.843199">
                <text:p>0.843199</text:p>
              </table:table-cell>
              <table:table-cell office:value-type="float" office:value="0.844905">
                <text:p>0.844905</text:p>
              </table:table-cell>
              <table:table-cell office:value-type="float" office:value="0.857029">
                <text:p>0.857029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48385">
                <text:p>0.848385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547097">
                <text:p>0.547097</text:p>
              </table:table-cell>
              <table:table-cell office:value-type="float" office:value="0.826917">
                <text:p>0.826917</text:p>
              </table:table-cell>
              <table:table-cell office:value-type="float" office:value="0.841549">
                <text:p>0.841549</text:p>
              </table:table-cell>
              <table:table-cell office:value-type="float" office:value="0.84442">
                <text:p>0.84442</text:p>
              </table:table-cell>
              <table:table-cell office:value-type="float" office:value="0.858608">
                <text:p>0.85860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25595">
                <text:p>0.825595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589795">
                <text:p>0.589795</text:p>
              </table:table-cell>
              <table:table-cell office:value-type="float" office:value="0.830171">
                <text:p>0.830171</text:p>
              </table:table-cell>
              <table:table-cell office:value-type="float" office:value="0.839582">
                <text:p>0.839582</text:p>
              </table:table-cell>
              <table:table-cell office:value-type="float" office:value="0.844578">
                <text:p>0.844578</text:p>
              </table:table-cell>
              <table:table-cell office:value-type="float" office:value="0.864585">
                <text:p>0.86458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0607">
                <text:p>0.830607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684081">
                <text:p>0.684081</text:p>
              </table:table-cell>
              <table:table-cell office:value-type="float" office:value="0.828615">
                <text:p>0.828615</text:p>
              </table:table-cell>
              <table:table-cell office:value-type="float" office:value="0.837901">
                <text:p>0.837901</text:p>
              </table:table-cell>
              <table:table-cell office:value-type="float" office:value="0.844146">
                <text:p>0.844146</text:p>
              </table:table-cell>
              <table:table-cell office:value-type="float" office:value="0.865273">
                <text:p>0.865273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39738">
                <text:p>0.83973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10718">
                <text:p>0.710718</text:p>
              </table:table-cell>
              <table:table-cell office:value-type="float" office:value="0.823293">
                <text:p>0.823293</text:p>
              </table:table-cell>
              <table:table-cell office:value-type="float" office:value="0.8403">
                <text:p>0.8403</text:p>
              </table:table-cell>
              <table:table-cell office:value-type="float" office:value="0.851797">
                <text:p>0.851797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85">
                <text:p>0.867485</text:p>
              </table:table-cell>
              <table:table-cell office:value-type="float" office:value="0.867732">
                <text:p>0.867732</text:p>
              </table:table-cell>
              <table:table-cell office:value-type="float" office:value="0.843095">
                <text:p>0.84309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606198">
                <text:p>0.606198</text:p>
              </table:table-cell>
              <table:table-cell office:value-type="float" office:value="0.823966">
                <text:p>0.823966</text:p>
              </table:table-cell>
              <table:table-cell office:value-type="float" office:value="0.839551">
                <text:p>0.839551</text:p>
              </table:table-cell>
              <table:table-cell office:value-type="float" office:value="0.845904">
                <text:p>0.84590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24">
                <text:p>0.867524</text:p>
              </table:table-cell>
              <table:table-cell office:value-type="float" office:value="0.867732">
                <text:p>0.867732</text:p>
              </table:table-cell>
              <table:table-cell office:value-type="float" office:value="0.832051">
                <text:p>0.832051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595522">
                <text:p>0.595522</text:p>
              </table:table-cell>
              <table:table-cell office:value-type="float" office:value="0.826526">
                <text:p>0.826526</text:p>
              </table:table-cell>
              <table:table-cell office:value-type="float" office:value="0.839982">
                <text:p>0.839982</text:p>
              </table:table-cell>
              <table:table-cell office:value-type="float" office:value="0.851579">
                <text:p>0.851579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02">
                <text:p>0.867602</text:p>
              </table:table-cell>
              <table:table-cell office:value-type="float" office:value="0.867732">
                <text:p>0.867732</text:p>
              </table:table-cell>
              <table:table-cell office:value-type="float" office:value="0.831857">
                <text:p>0.831857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667408">
                <text:p>0.667408</text:p>
              </table:table-cell>
              <table:table-cell office:value-type="float" office:value="0.827561">
                <text:p>0.827561</text:p>
              </table:table-cell>
              <table:table-cell office:value-type="float" office:value="0.838905">
                <text:p>0.838905</text:p>
              </table:table-cell>
              <table:table-cell office:value-type="float" office:value="0.848383">
                <text:p>0.848383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54">
                <text:p>0.867654</text:p>
              </table:table-cell>
              <table:table-cell office:value-type="float" office:value="0.867732">
                <text:p>0.867732</text:p>
              </table:table-cell>
              <table:table-cell office:value-type="float" office:value="0.838727">
                <text:p>0.83872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788178">
                <text:p>0.788178</text:p>
              </table:table-cell>
              <table:table-cell office:value-type="float" office:value="0.825119">
                <text:p>0.825119</text:p>
              </table:table-cell>
              <table:table-cell office:value-type="float" office:value="0.836094">
                <text:p>0.836094</text:p>
              </table:table-cell>
              <table:table-cell office:value-type="float" office:value="0.842658">
                <text:p>0.842658</text:p>
              </table:table-cell>
              <table:table-cell office:value-type="float" office:value="0.857805">
                <text:p>0.85780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93">
                <text:p>0.867693</text:p>
              </table:table-cell>
              <table:table-cell office:value-type="float" office:value="0.867732">
                <text:p>0.867732</text:p>
              </table:table-cell>
              <table:table-cell office:value-type="float" office:value="0.848744">
                <text:p>0.84874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667635">
                <text:p>0.667635</text:p>
              </table:table-cell>
              <table:table-cell office:value-type="float" office:value="0.824512">
                <text:p>0.824512</text:p>
              </table:table-cell>
              <table:table-cell office:value-type="float" office:value="0.833584">
                <text:p>0.833584</text:p>
              </table:table-cell>
              <table:table-cell office:value-type="float" office:value="0.842144">
                <text:p>0.842144</text:p>
              </table:table-cell>
              <table:table-cell office:value-type="float" office:value="0.85797">
                <text:p>0.85797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719">
                <text:p>0.867719</text:p>
              </table:table-cell>
              <table:table-cell office:value-type="float" office:value="0.867732">
                <text:p>0.867732</text:p>
              </table:table-cell>
              <table:table-cell office:value-type="float" office:value="0.836345">
                <text:p>0.83634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63428">
                <text:p>0.63428</text:p>
              </table:table-cell>
              <table:table-cell office:value-type="float" office:value="0.824512">
                <text:p>0.824512</text:p>
              </table:table-cell>
              <table:table-cell office:value-type="float" office:value="0.833577">
                <text:p>0.833577</text:p>
              </table:table-cell>
              <table:table-cell office:value-type="float" office:value="0.842014">
                <text:p>0.842014</text:p>
              </table:table-cell>
              <table:table-cell office:value-type="float" office:value="0.862028">
                <text:p>0.86202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98">
                <text:p>0.867498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33406">
                <text:p>0.83340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693775">
                <text:p>0.693775</text:p>
              </table:table-cell>
              <table:table-cell office:value-type="float" office:value="0.827529">
                <text:p>0.827529</text:p>
              </table:table-cell>
              <table:table-cell office:value-type="float" office:value="0.839464">
                <text:p>0.839464</text:p>
              </table:table-cell>
              <table:table-cell office:value-type="float" office:value="0.846294">
                <text:p>0.84629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85">
                <text:p>0.867485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41217">
                <text:p>0.84121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672765">
                <text:p>0.672765</text:p>
              </table:table-cell>
              <table:table-cell office:value-type="float" office:value="0.828786">
                <text:p>0.828786</text:p>
              </table:table-cell>
              <table:table-cell office:value-type="float" office:value="0.840795">
                <text:p>0.840795</text:p>
              </table:table-cell>
              <table:table-cell office:value-type="float" office:value="0.851496">
                <text:p>0.85149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67">
                <text:p>0.867667</text:p>
              </table:table-cell>
              <table:table-cell office:value-type="float" office:value="0.867732">
                <text:p>0.867732</text:p>
              </table:table-cell>
              <table:table-cell office:value-type="float" office:value="0.839887">
                <text:p>0.83988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657904">
                <text:p>0.657904</text:p>
              </table:table-cell>
              <table:table-cell office:value-type="float" office:value="0.825606">
                <text:p>0.825606</text:p>
              </table:table-cell>
              <table:table-cell office:value-type="float" office:value="0.838939">
                <text:p>0.838939</text:p>
              </table:table-cell>
              <table:table-cell office:value-type="float" office:value="0.843357">
                <text:p>0.843357</text:p>
              </table:table-cell>
              <table:table-cell office:value-type="float" office:value="0.853086">
                <text:p>0.85308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67">
                <text:p>0.867667</text:p>
              </table:table-cell>
              <table:table-cell office:value-type="float" office:value="0.867732">
                <text:p>0.867732</text:p>
              </table:table-cell>
              <table:table-cell office:value-type="float" office:value="0.835645">
                <text:p>0.83564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56071">
                <text:p>0.56071</text:p>
              </table:table-cell>
              <table:table-cell office:value-type="float" office:value="0.824051">
                <text:p>0.824051</text:p>
              </table:table-cell>
              <table:table-cell office:value-type="float" office:value="0.836541">
                <text:p>0.836541</text:p>
              </table:table-cell>
              <table:table-cell office:value-type="float" office:value="0.843831">
                <text:p>0.843831</text:p>
              </table:table-cell>
              <table:table-cell office:value-type="float" office:value="0.854752">
                <text:p>0.85475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719">
                <text:p>0.867719</text:p>
              </table:table-cell>
              <table:table-cell office:value-type="float" office:value="0.867732">
                <text:p>0.867732</text:p>
              </table:table-cell>
              <table:table-cell office:value-type="float" office:value="0.825749">
                <text:p>0.82574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666171">
                <text:p>0.666171</text:p>
              </table:table-cell>
              <table:table-cell office:value-type="float" office:value="0.825433">
                <text:p>0.825433</text:p>
              </table:table-cell>
              <table:table-cell office:value-type="float" office:value="0.838398">
                <text:p>0.838398</text:p>
              </table:table-cell>
              <table:table-cell office:value-type="float" office:value="0.844652">
                <text:p>0.844652</text:p>
              </table:table-cell>
              <table:table-cell office:value-type="float" office:value="0.860311">
                <text:p>0.860311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5">
                <text:p>0.86755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37266">
                <text:p>0.837266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683185">
                <text:p>0.683185</text:p>
              </table:table-cell>
              <table:table-cell office:value-type="float" office:value="0.825567">
                <text:p>0.825567</text:p>
              </table:table-cell>
              <table:table-cell office:value-type="float" office:value="0.84178">
                <text:p>0.84178</text:p>
              </table:table-cell>
              <table:table-cell office:value-type="float" office:value="0.849877">
                <text:p>0.849877</text:p>
              </table:table-cell>
              <table:table-cell office:value-type="float" office:value="0.866251">
                <text:p>0.866251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37">
                <text:p>0.867537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40435">
                <text:p>0.84043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736982">
                <text:p>0.736982</text:p>
              </table:table-cell>
              <table:table-cell office:value-type="float" office:value="0.825561">
                <text:p>0.825561</text:p>
              </table:table-cell>
              <table:table-cell office:value-type="float" office:value="0.841629">
                <text:p>0.841629</text:p>
              </table:table-cell>
              <table:table-cell office:value-type="float" office:value="0.85142">
                <text:p>0.8514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37">
                <text:p>0.867537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46075">
                <text:p>0.84607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627057">
                <text:p>0.627057</text:p>
              </table:table-cell>
              <table:table-cell office:value-type="float" office:value="0.793604">
                <text:p>0.793604</text:p>
              </table:table-cell>
              <table:table-cell office:value-type="float" office:value="0.833704">
                <text:p>0.833704</text:p>
              </table:table-cell>
              <table:table-cell office:value-type="float" office:value="0.848492">
                <text:p>0.84849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37">
                <text:p>0.867537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30801">
                <text:p>0.83080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498806">
                <text:p>0.498806</text:p>
              </table:table-cell>
              <table:table-cell office:value-type="float" office:value="0.744011">
                <text:p>0.744011</text:p>
              </table:table-cell>
              <table:table-cell office:value-type="float" office:value="0.82815">
                <text:p>0.82815</text:p>
              </table:table-cell>
              <table:table-cell office:value-type="float" office:value="0.844555">
                <text:p>0.844555</text:p>
              </table:table-cell>
              <table:table-cell office:value-type="float" office:value="0.86442">
                <text:p>0.8644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63">
                <text:p>0.867563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11765">
                <text:p>0.811765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474088">
                <text:p>0.474088</text:p>
              </table:table-cell>
              <table:table-cell office:value-type="float" office:value="0.753762">
                <text:p>0.753762</text:p>
              </table:table-cell>
              <table:table-cell office:value-type="float" office:value="0.82704">
                <text:p>0.82704</text:p>
              </table:table-cell>
              <table:table-cell office:value-type="float" office:value="0.841809">
                <text:p>0.841809</text:p>
              </table:table-cell>
              <table:table-cell office:value-type="float" office:value="0.854552">
                <text:p>0.85455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08887">
                <text:p>0.80888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367319">
                <text:p>0.367319</text:p>
              </table:table-cell>
              <table:table-cell office:value-type="float" office:value="0.796223">
                <text:p>0.796223</text:p>
              </table:table-cell>
              <table:table-cell office:value-type="float" office:value="0.835909">
                <text:p>0.835909</text:p>
              </table:table-cell>
              <table:table-cell office:value-type="float" office:value="0.845037">
                <text:p>0.845037</text:p>
              </table:table-cell>
              <table:table-cell office:value-type="float" office:value="0.858925">
                <text:p>0.85892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04103">
                <text:p>0.80410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610677">
                <text:p>0.610677</text:p>
              </table:table-cell>
              <table:table-cell office:value-type="float" office:value="0.822952">
                <text:p>0.822952</text:p>
              </table:table-cell>
              <table:table-cell office:value-type="float" office:value="0.838562">
                <text:p>0.838562</text:p>
              </table:table-cell>
              <table:table-cell office:value-type="float" office:value="0.847607">
                <text:p>0.847607</text:p>
              </table:table-cell>
              <table:table-cell office:value-type="float" office:value="0.86442">
                <text:p>0.8644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54">
                <text:p>0.867654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32202">
                <text:p>0.83220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641414">
                <text:p>0.641414</text:p>
              </table:table-cell>
              <table:table-cell office:value-type="float" office:value="0.818092">
                <text:p>0.818092</text:p>
              </table:table-cell>
              <table:table-cell office:value-type="float" office:value="0.831864">
                <text:p>0.831864</text:p>
              </table:table-cell>
              <table:table-cell office:value-type="float" office:value="0.849502">
                <text:p>0.84950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02">
                <text:p>0.86760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34609">
                <text:p>0.83460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28276">
                <text:p>0.528276</text:p>
              </table:table-cell>
              <table:table-cell office:value-type="float" office:value="0.822223">
                <text:p>0.822223</text:p>
              </table:table-cell>
              <table:table-cell office:value-type="float" office:value="0.836037">
                <text:p>0.836037</text:p>
              </table:table-cell>
              <table:table-cell office:value-type="float" office:value="0.848475">
                <text:p>0.848475</text:p>
              </table:table-cell>
              <table:table-cell office:value-type="float" office:value="0.865782">
                <text:p>0.86578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67">
                <text:p>0.867667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23861">
                <text:p>0.823861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758517">
                <text:p>0.758517</text:p>
              </table:table-cell>
              <table:table-cell office:value-type="float" office:value="0.824298">
                <text:p>0.824298</text:p>
              </table:table-cell>
              <table:table-cell office:value-type="float" office:value="0.840602">
                <text:p>0.840602</text:p>
              </table:table-cell>
              <table:table-cell office:value-type="float" office:value="0.850661">
                <text:p>0.850661</text:p>
              </table:table-cell>
              <table:table-cell office:value-type="float" office:value="0.866393">
                <text:p>0.866393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93">
                <text:p>0.867693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47831">
                <text:p>0.847831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414609">
                <text:p>0.414609</text:p>
              </table:table-cell>
              <table:table-cell office:value-type="float" office:value="0.824168">
                <text:p>0.824168</text:p>
              </table:table-cell>
              <table:table-cell office:value-type="float" office:value="0.840334">
                <text:p>0.840334</text:p>
              </table:table-cell>
              <table:table-cell office:value-type="float" office:value="0.848737">
                <text:p>0.848737</text:p>
              </table:table-cell>
              <table:table-cell office:value-type="float" office:value="0.864561">
                <text:p>0.864561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54">
                <text:p>0.867654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13021">
                <text:p>0.813021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519093">
                <text:p>0.519093</text:p>
              </table:table-cell>
              <table:table-cell office:value-type="float" office:value="0.826188">
                <text:p>0.826188</text:p>
              </table:table-cell>
              <table:table-cell office:value-type="float" office:value="0.84263">
                <text:p>0.84263</text:p>
              </table:table-cell>
              <table:table-cell office:value-type="float" office:value="0.854096">
                <text:p>0.85409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67">
                <text:p>0.867667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24729">
                <text:p>0.82472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570671">
                <text:p>0.570671</text:p>
              </table:table-cell>
              <table:table-cell office:value-type="float" office:value="0.824512">
                <text:p>0.824512</text:p>
              </table:table-cell>
              <table:table-cell office:value-type="float" office:value="0.834362">
                <text:p>0.834362</text:p>
              </table:table-cell>
              <table:table-cell office:value-type="float" office:value="0.84614">
                <text:p>0.84614</text:p>
              </table:table-cell>
              <table:table-cell office:value-type="float" office:value="0.866251">
                <text:p>0.866251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8">
                <text:p>0.86768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27976">
                <text:p>0.82797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514934">
                <text:p>0.514934</text:p>
              </table:table-cell>
              <table:table-cell office:value-type="float" office:value="0.821365">
                <text:p>0.821365</text:p>
              </table:table-cell>
              <table:table-cell office:value-type="float" office:value="0.827769">
                <text:p>0.827769</text:p>
              </table:table-cell>
              <table:table-cell office:value-type="float" office:value="0.842376">
                <text:p>0.842376</text:p>
              </table:table-cell>
              <table:table-cell office:value-type="float" office:value="0.863364">
                <text:p>0.86336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41">
                <text:p>0.867641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2076">
                <text:p>0.8207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717055">
                <text:p>0.717055</text:p>
              </table:table-cell>
              <table:table-cell office:value-type="float" office:value="0.824506">
                <text:p>0.824506</text:p>
              </table:table-cell>
              <table:table-cell office:value-type="float" office:value="0.830819">
                <text:p>0.830819</text:p>
              </table:table-cell>
              <table:table-cell office:value-type="float" office:value="0.844979">
                <text:p>0.844979</text:p>
              </table:table-cell>
              <table:table-cell office:value-type="float" office:value="0.865641">
                <text:p>0.865641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67">
                <text:p>0.867667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42081">
                <text:p>0.84208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326912">
                <text:p>0.326912</text:p>
              </table:table-cell>
              <table:table-cell office:value-type="float" office:value="0.817722">
                <text:p>0.817722</text:p>
              </table:table-cell>
              <table:table-cell office:value-type="float" office:value="0.824554">
                <text:p>0.824554</text:p>
              </table:table-cell>
              <table:table-cell office:value-type="float" office:value="0.837222">
                <text:p>0.837222</text:p>
              </table:table-cell>
              <table:table-cell office:value-type="float" office:value="0.859586">
                <text:p>0.85958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89">
                <text:p>0.867589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00399">
                <text:p>0.80039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707318">
                <text:p>0.707318</text:p>
              </table:table-cell>
              <table:table-cell office:value-type="float" office:value="0.824506">
                <text:p>0.824506</text:p>
              </table:table-cell>
              <table:table-cell office:value-type="float" office:value="0.827347">
                <text:p>0.827347</text:p>
              </table:table-cell>
              <table:table-cell office:value-type="float" office:value="0.84265">
                <text:p>0.8426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37">
                <text:p>0.867537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4075">
                <text:p>0.8407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452947">
                <text:p>0.452947</text:p>
              </table:table-cell>
              <table:table-cell office:value-type="float" office:value="0.811374">
                <text:p>0.811374</text:p>
              </table:table-cell>
              <table:table-cell office:value-type="float" office:value="0.82453">
                <text:p>0.82453</text:p>
              </table:table-cell>
              <table:table-cell office:value-type="float" office:value="0.834816">
                <text:p>0.834816</text:p>
              </table:table-cell>
              <table:table-cell office:value-type="float" office:value="0.865361">
                <text:p>0.865361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85">
                <text:p>0.867485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12718">
                <text:p>0.81271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542898">
                <text:p>0.542898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48">
                <text:p>0.824548</text:p>
              </table:table-cell>
              <table:table-cell office:value-type="float" office:value="0.849006">
                <text:p>0.84900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11">
                <text:p>0.867511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24661">
                <text:p>0.824661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676037">
                <text:p>0.676037</text:p>
              </table:table-cell>
              <table:table-cell office:value-type="float" office:value="0.824506">
                <text:p>0.824506</text:p>
              </table:table-cell>
              <table:table-cell office:value-type="float" office:value="0.8257">
                <text:p>0.8257</text:p>
              </table:table-cell>
              <table:table-cell office:value-type="float" office:value="0.860678">
                <text:p>0.86067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39253">
                <text:p>0.83925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475723">
                <text:p>0.475723</text:p>
              </table:table-cell>
              <table:table-cell office:value-type="float" office:value="0.78591">
                <text:p>0.78591</text:p>
              </table:table-cell>
              <table:table-cell office:value-type="float" office:value="0.824506">
                <text:p>0.824506</text:p>
              </table:table-cell>
              <table:table-cell office:value-type="float" office:value="0.839751">
                <text:p>0.839751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76">
                <text:p>0.867576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13135">
                <text:p>0.813135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513064">
                <text:p>0.513064</text:p>
              </table:table-cell>
              <table:table-cell office:value-type="float" office:value="0.81062">
                <text:p>0.81062</text:p>
              </table:table-cell>
              <table:table-cell office:value-type="float" office:value="0.824603">
                <text:p>0.824603</text:p>
              </table:table-cell>
              <table:table-cell office:value-type="float" office:value="0.847345">
                <text:p>0.84734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41">
                <text:p>0.867641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20115">
                <text:p>0.820115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538118">
                <text:p>0.538118</text:p>
              </table:table-cell>
              <table:table-cell office:value-type="float" office:value="0.784066">
                <text:p>0.784066</text:p>
              </table:table-cell>
              <table:table-cell office:value-type="float" office:value="0.824542">
                <text:p>0.824542</text:p>
              </table:table-cell>
              <table:table-cell office:value-type="float" office:value="0.828995">
                <text:p>0.828995</text:p>
              </table:table-cell>
              <table:table-cell office:value-type="float" office:value="0.861137">
                <text:p>0.861137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15">
                <text:p>0.867615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17488">
                <text:p>0.817488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589668">
                <text:p>0.589668</text:p>
              </table:table-cell>
              <table:table-cell office:value-type="float" office:value="0.807997">
                <text:p>0.807997</text:p>
              </table:table-cell>
              <table:table-cell office:value-type="float" office:value="0.824567">
                <text:p>0.824567</text:p>
              </table:table-cell>
              <table:table-cell office:value-type="float" office:value="0.827371">
                <text:p>0.827371</text:p>
              </table:table-cell>
              <table:table-cell office:value-type="float" office:value="0.857878">
                <text:p>0.85787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37">
                <text:p>0.867537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24542">
                <text:p>0.82454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607859">
                <text:p>0.607859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85">
                <text:p>0.824585</text:p>
              </table:table-cell>
              <table:table-cell office:value-type="float" office:value="0.833763">
                <text:p>0.833763</text:p>
              </table:table-cell>
              <table:table-cell office:value-type="float" office:value="0.864305">
                <text:p>0.86430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89">
                <text:p>0.867589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29301">
                <text:p>0.829301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55125">
                <text:p>0.55125</text:p>
              </table:table-cell>
              <table:table-cell office:value-type="float" office:value="0.822862">
                <text:p>0.822862</text:p>
              </table:table-cell>
              <table:table-cell office:value-type="float" office:value="0.824554">
                <text:p>0.824554</text:p>
              </table:table-cell>
              <table:table-cell office:value-type="float" office:value="0.826822">
                <text:p>0.826822</text:p>
              </table:table-cell>
              <table:table-cell office:value-type="float" office:value="0.856895">
                <text:p>0.85689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22026">
                <text:p>0.82202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650048">
                <text:p>0.650048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6">
                <text:p>0.82456</text:p>
              </table:table-cell>
              <table:table-cell office:value-type="float" office:value="0.827883">
                <text:p>0.827883</text:p>
              </table:table-cell>
              <table:table-cell office:value-type="float" office:value="0.853688">
                <text:p>0.85368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31856">
                <text:p>0.831856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645031">
                <text:p>0.645031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36">
                <text:p>0.824536</text:p>
              </table:table-cell>
              <table:table-cell office:value-type="float" office:value="0.824645">
                <text:p>0.824645</text:p>
              </table:table-cell>
              <table:table-cell office:value-type="float" office:value="0.843425">
                <text:p>0.84342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30002">
                <text:p>0.83000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05789">
                <text:p>0.705789</text:p>
              </table:table-cell>
              <table:table-cell office:value-type="float" office:value="0.802392">
                <text:p>0.802392</text:p>
              </table:table-cell>
              <table:table-cell office:value-type="float" office:value="0.824512">
                <text:p>0.824512</text:p>
              </table:table-cell>
              <table:table-cell office:value-type="float" office:value="0.824627">
                <text:p>0.824627</text:p>
              </table:table-cell>
              <table:table-cell office:value-type="float" office:value="0.8305">
                <text:p>0.8305</text:p>
              </table:table-cell>
              <table:table-cell office:value-type="float" office:value="0.856636">
                <text:p>0.85663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706">
                <text:p>0.867706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31484">
                <text:p>0.83148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731912">
                <text:p>0.731912</text:p>
              </table:table-cell>
              <table:table-cell office:value-type="float" office:value="0.816346">
                <text:p>0.816346</text:p>
              </table:table-cell>
              <table:table-cell office:value-type="float" office:value="0.82453">
                <text:p>0.82453</text:p>
              </table:table-cell>
              <table:table-cell office:value-type="float" office:value="0.824627">
                <text:p>0.824627</text:p>
              </table:table-cell>
              <table:table-cell office:value-type="float" office:value="0.835319">
                <text:p>0.835319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98">
                <text:p>0.867498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37064">
                <text:p>0.83706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472118">
                <text:p>0.472118</text:p>
              </table:table-cell>
              <table:table-cell office:value-type="float" office:value="0.782848">
                <text:p>0.782848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91">
                <text:p>0.824591</text:p>
              </table:table-cell>
              <table:table-cell office:value-type="float" office:value="0.827208">
                <text:p>0.827208</text:p>
              </table:table-cell>
              <table:table-cell office:value-type="float" office:value="0.851536">
                <text:p>0.851536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67">
                <text:p>0.867667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05315">
                <text:p>0.80531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640529">
                <text:p>0.640529</text:p>
              </table:table-cell>
              <table:table-cell office:value-type="float" office:value="0.821036">
                <text:p>0.821036</text:p>
              </table:table-cell>
              <table:table-cell office:value-type="float" office:value="0.824512">
                <text:p>0.824512</text:p>
              </table:table-cell>
              <table:table-cell office:value-type="float" office:value="0.825616">
                <text:p>0.825616</text:p>
              </table:table-cell>
              <table:table-cell office:value-type="float" office:value="0.839257">
                <text:p>0.839257</text:p>
              </table:table-cell>
              <table:table-cell office:value-type="float" office:value="0.86105">
                <text:p>0.8610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24">
                <text:p>0.867524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28246">
                <text:p>0.828246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635856">
                <text:p>0.635856</text:p>
              </table:table-cell>
              <table:table-cell office:value-type="float" office:value="0.818156">
                <text:p>0.818156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609">
                <text:p>0.824609</text:p>
              </table:table-cell>
              <table:table-cell office:value-type="float" office:value="0.833846">
                <text:p>0.833846</text:p>
              </table:table-cell>
              <table:table-cell office:value-type="float" office:value="0.862193">
                <text:p>0.862193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02">
                <text:p>0.86760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2697">
                <text:p>0.82697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648592">
                <text:p>0.648592</text:p>
              </table:table-cell>
              <table:table-cell office:value-type="float" office:value="0.821036">
                <text:p>0.821036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85">
                <text:p>0.824585</text:p>
              </table:table-cell>
              <table:table-cell office:value-type="float" office:value="0.834384">
                <text:p>0.834384</text:p>
              </table:table-cell>
              <table:table-cell office:value-type="float" office:value="0.866862">
                <text:p>0.86686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63">
                <text:p>0.867563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29046">
                <text:p>0.829046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569671">
                <text:p>0.569671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18">
                <text:p>0.824518</text:p>
              </table:table-cell>
              <table:table-cell office:value-type="float" office:value="0.826165">
                <text:p>0.826165</text:p>
              </table:table-cell>
              <table:table-cell office:value-type="float" office:value="0.849672">
                <text:p>0.8496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24">
                <text:p>0.867524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23246">
                <text:p>0.82324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403446">
                <text:p>0.403446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79">
                <text:p>0.824579</text:p>
              </table:table-cell>
              <table:table-cell office:value-type="float" office:value="0.83804">
                <text:p>0.83804</text:p>
              </table:table-cell>
              <table:table-cell office:value-type="float" office:value="0.863809">
                <text:p>0.863809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28">
                <text:p>0.867628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09242">
                <text:p>0.809242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554817">
                <text:p>0.554817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42">
                <text:p>0.824542</text:p>
              </table:table-cell>
              <table:table-cell office:value-type="float" office:value="0.827371">
                <text:p>0.827371</text:p>
              </table:table-cell>
              <table:table-cell office:value-type="float" office:value="0.851193">
                <text:p>0.851193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89">
                <text:p>0.867589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22042">
                <text:p>0.82204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669256">
                <text:p>0.669256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91">
                <text:p>0.824591</text:p>
              </table:table-cell>
              <table:table-cell office:value-type="float" office:value="0.831695">
                <text:p>0.831695</text:p>
              </table:table-cell>
              <table:table-cell office:value-type="float" office:value="0.86475">
                <text:p>0.8647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85">
                <text:p>0.867485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35269">
                <text:p>0.8352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75957">
                <text:p>0.675957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609">
                <text:p>0.824609</text:p>
              </table:table-cell>
              <table:table-cell office:value-type="float" office:value="0.834836">
                <text:p>0.834836</text:p>
              </table:table-cell>
              <table:table-cell office:value-type="float" office:value="0.860527">
                <text:p>0.860527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76">
                <text:p>0.867576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35842">
                <text:p>0.83584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681298">
                <text:p>0.681298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97">
                <text:p>0.824597</text:p>
              </table:table-cell>
              <table:table-cell office:value-type="float" office:value="0.829457">
                <text:p>0.829457</text:p>
              </table:table-cell>
              <table:table-cell office:value-type="float" office:value="0.856785">
                <text:p>0.856785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15">
                <text:p>0.867615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35467">
                <text:p>0.835467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484199">
                <text:p>0.484199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603">
                <text:p>0.824603</text:p>
              </table:table-cell>
              <table:table-cell office:value-type="float" office:value="0.840188">
                <text:p>0.84018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28">
                <text:p>0.867628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13604">
                <text:p>0.813604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638657">
                <text:p>0.638657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6">
                <text:p>0.82456</text:p>
              </table:table-cell>
              <table:table-cell office:value-type="float" office:value="0.827262">
                <text:p>0.827262</text:p>
              </table:table-cell>
              <table:table-cell office:value-type="float" office:value="0.856304">
                <text:p>0.85630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63">
                <text:p>0.867563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30952">
                <text:p>0.830952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582072">
                <text:p>0.582072</text:p>
              </table:table-cell>
              <table:table-cell office:value-type="float" office:value="0.823338">
                <text:p>0.823338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91">
                <text:p>0.824591</text:p>
              </table:table-cell>
              <table:table-cell office:value-type="float" office:value="0.827789">
                <text:p>0.827789</text:p>
              </table:table-cell>
              <table:table-cell office:value-type="float" office:value="0.856138">
                <text:p>0.85613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63">
                <text:p>0.867563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20893">
                <text:p>0.820893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441197">
                <text:p>0.441197</text:p>
              </table:table-cell>
              <table:table-cell office:value-type="float" office:value="0.822754">
                <text:p>0.822754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627">
                <text:p>0.824627</text:p>
              </table:table-cell>
              <table:table-cell office:value-type="float" office:value="0.83632">
                <text:p>0.83632</text:p>
              </table:table-cell>
              <table:table-cell office:value-type="float" office:value="0.86503">
                <text:p>0.86503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15">
                <text:p>0.867615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08499">
                <text:p>0.80849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744386">
                <text:p>0.744386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79">
                <text:p>0.824579</text:p>
              </table:table-cell>
              <table:table-cell office:value-type="float" office:value="0.834149">
                <text:p>0.834149</text:p>
              </table:table-cell>
              <table:table-cell office:value-type="float" office:value="0.860362">
                <text:p>0.86036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76">
                <text:p>0.867576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383">
                <text:p>0.8383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71738">
                <text:p>0.71738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91">
                <text:p>0.824591</text:p>
              </table:table-cell>
              <table:table-cell office:value-type="float" office:value="0.839907">
                <text:p>0.839907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85">
                <text:p>0.867485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36904">
                <text:p>0.83690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532556">
                <text:p>0.532556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18">
                <text:p>0.824518</text:p>
              </table:table-cell>
              <table:table-cell office:value-type="float" office:value="0.825616">
                <text:p>0.825616</text:p>
              </table:table-cell>
              <table:table-cell office:value-type="float" office:value="0.845841">
                <text:p>0.845841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41">
                <text:p>0.867641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14812">
                <text:p>0.81481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717768">
                <text:p>0.717768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48">
                <text:p>0.824548</text:p>
              </table:table-cell>
              <table:table-cell office:value-type="float" office:value="0.828691">
                <text:p>0.828691</text:p>
              </table:table-cell>
              <table:table-cell office:value-type="float" office:value="0.854573">
                <text:p>0.854573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68">
                <text:p>0.86768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34521">
                <text:p>0.83452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26793">
                <text:p>0.726793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609">
                <text:p>0.824609</text:p>
              </table:table-cell>
              <table:table-cell office:value-type="float" office:value="0.830165">
                <text:p>0.830165</text:p>
              </table:table-cell>
              <table:table-cell office:value-type="float" office:value="0.858488">
                <text:p>0.858488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706">
                <text:p>0.867706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35971">
                <text:p>0.83597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626453">
                <text:p>0.626453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621">
                <text:p>0.824621</text:p>
              </table:table-cell>
              <table:table-cell office:value-type="float" office:value="0.824627">
                <text:p>0.824627</text:p>
              </table:table-cell>
              <table:table-cell office:value-type="float" office:value="0.83853">
                <text:p>0.83853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98">
                <text:p>0.867498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23368">
                <text:p>0.823368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558621">
                <text:p>0.558621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6">
                <text:p>0.82456</text:p>
              </table:table-cell>
              <table:table-cell office:value-type="float" office:value="0.824627">
                <text:p>0.824627</text:p>
              </table:table-cell>
              <table:table-cell office:value-type="float" office:value="0.824627">
                <text:p>0.824627</text:p>
              </table:table-cell>
              <table:table-cell office:value-type="float" office:value="0.845963">
                <text:p>0.845963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17331">
                <text:p>0.81733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699442">
                <text:p>0.699442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609">
                <text:p>0.824609</text:p>
              </table:table-cell>
              <table:table-cell office:value-type="float" office:value="0.824627">
                <text:p>0.824627</text:p>
              </table:table-cell>
              <table:table-cell office:value-type="float" office:value="0.824627">
                <text:p>0.824627</text:p>
              </table:table-cell>
              <table:table-cell office:value-type="float" office:value="0.848734">
                <text:p>0.84873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31695">
                <text:p>0.83169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487493">
                <text:p>0.487493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579">
                <text:p>0.824579</text:p>
              </table:table-cell>
              <table:table-cell office:value-type="float" office:value="0.824627">
                <text:p>0.824627</text:p>
              </table:table-cell>
              <table:table-cell office:value-type="float" office:value="0.824627">
                <text:p>0.824627</text:p>
              </table:table-cell>
              <table:table-cell office:value-type="float" office:value="0.838764">
                <text:p>0.838764</text:p>
              </table:table-cell>
              <table:table-cell office:value-type="float" office:value="0.866862">
                <text:p>0.866862</text:p>
              </table:table-cell>
              <table:table-cell office:value-type="float" office:value="0.867576">
                <text:p>0.867576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0945">
                <text:p>0.80945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792094">
                <text:p>0.792094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627">
                <text:p>0.824627</text:p>
              </table:table-cell>
              <table:table-cell office:value-type="float" office:value="0.824627">
                <text:p>0.824627</text:p>
              </table:table-cell>
              <table:table-cell office:value-type="float" office:value="0.826631">
                <text:p>0.826631</text:p>
              </table:table-cell>
              <table:table-cell office:value-type="float" office:value="0.863817">
                <text:p>0.863817</text:p>
              </table:table-cell>
              <table:table-cell office:value-type="float" office:value="0.867511">
                <text:p>0.867511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42701">
                <text:p>0.842701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810313">
                <text:p>0.810313</text:p>
              </table:table-cell>
              <table:table-cell office:value-type="float" office:value="0.824585">
                <text:p>0.824585</text:p>
              </table:table-cell>
              <table:table-cell office:value-type="float" office:value="0.824627">
                <text:p>0.824627</text:p>
              </table:table-cell>
              <table:table-cell office:value-type="float" office:value="0.824627">
                <text:p>0.824627</text:p>
              </table:table-cell>
              <table:table-cell office:value-type="float" office:value="0.854627">
                <text:p>0.854627</text:p>
              </table:table-cell>
              <table:table-cell office:value-type="float" office:value="0.867485">
                <text:p>0.867485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47719">
                <text:p>0.84771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596686">
                <text:p>0.596686</text:p>
              </table:table-cell>
              <table:table-cell office:value-type="float" office:value="0.824524">
                <text:p>0.824524</text:p>
              </table:table-cell>
              <table:table-cell office:value-type="float" office:value="0.824627">
                <text:p>0.824627</text:p>
              </table:table-cell>
              <table:table-cell office:value-type="float" office:value="0.824627">
                <text:p>0.824627</text:p>
              </table:table-cell>
              <table:table-cell office:value-type="float" office:value="0.838494">
                <text:p>0.838494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5">
                <text:p>0.86755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24718">
                <text:p>0.82471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579757">
                <text:p>0.579757</text:p>
              </table:table-cell>
              <table:table-cell office:value-type="float" office:value="0.824512">
                <text:p>0.824512</text:p>
              </table:table-cell>
              <table:table-cell office:value-type="float" office:value="0.824627">
                <text:p>0.824627</text:p>
              </table:table-cell>
              <table:table-cell office:value-type="float" office:value="0.824627">
                <text:p>0.824627</text:p>
              </table:table-cell>
              <table:table-cell office:value-type="float" office:value="0.837859">
                <text:p>0.837859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589">
                <text:p>0.867589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22964">
                <text:p>0.822964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693066">
                <text:p>0.693066</text:p>
              </table:table-cell>
              <table:table-cell office:value-type="float" office:value="0.824506">
                <text:p>0.824506</text:p>
              </table:table-cell>
              <table:table-cell office:value-type="float" office:value="0.824621">
                <text:p>0.824621</text:p>
              </table:table-cell>
              <table:table-cell office:value-type="float" office:value="0.824627">
                <text:p>0.824627</text:p>
              </table:table-cell>
              <table:table-cell office:value-type="float" office:value="0.840001">
                <text:p>0.840001</text:p>
              </table:table-cell>
              <table:table-cell office:value-type="float" office:value="0.867472">
                <text:p>0.867472</text:p>
              </table:table-cell>
              <table:table-cell office:value-type="float" office:value="0.867719">
                <text:p>0.867719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67732">
                <text:p>0.867732</text:p>
              </table:table-cell>
              <table:table-cell office:value-type="float" office:value="0.834521">
                <text:p>0.834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